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19.25pt"/>
    </style:style>
    <style:style style:name="co12" style:family="table-column">
      <style:table-column-properties fo:break-before="auto" style:column-width="39.34pt"/>
    </style:style>
    <style:style style:name="co13" style:family="table-column">
      <style:table-column-properties fo:break-before="auto" style:column-width="28.54pt"/>
    </style:style>
    <style:style style:name="co14" style:family="table-column">
      <style:table-column-properties fo:break-before="auto" style:column-width="29.31pt"/>
    </style:style>
    <style:style style:name="co15" style:family="table-column">
      <style:table-column-properties fo:break-before="auto" style:column-width="97.99pt"/>
    </style:style>
    <style:style style:name="co16" style:family="table-column">
      <style:table-column-properties fo:break-before="auto" style:column-width="109.59pt"/>
    </style:style>
    <style:style style:name="co17" style:family="table-column">
      <style:table-column-properties fo:break-before="auto" style:column-width="36.26pt"/>
    </style:style>
    <style:style style:name="co18" style:family="table-column">
      <style:table-column-properties fo:break-before="auto" style:column-width="93.4pt"/>
    </style:style>
    <style:style style:name="co19" style:family="table-column">
      <style:table-column-properties fo:break-before="auto" style:column-width="37.81pt"/>
    </style:style>
    <style:style style:name="co20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b2b2b2" fo:font-weight="bold" style:font-weight-asian="bold" style:font-weight-complex="bold"/>
    </style:style>
    <style:style style:name="ce55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4"/>
      <style:map style:condition="cell-content()&lt;=0" style:apply-style-name="Good" style:base-cell-address="priority.H4"/>
    </style:style>
    <style:style style:name="ce60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19"/>
      <style:map style:condition="cell-content()&lt;=0" style:apply-style-name="Good" style:base-cell-address="priority.H19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L4"/>
      <style:map style:condition="cell-content()&lt;=0" style:apply-style-name="Good" style:base-cell-address="priority.L4"/>
    </style:style>
    <style:style style:name="ce62" style:family="table-cell" style:parent-style-name="Default" style:data-style-name="N1">
      <style:text-properties fo:color="#0066b3" fo:font-weight="bold" style:font-weight-asian="bold" style:font-weight-complex="bold"/>
    </style:style>
    <style:style style:name="ce63" style:family="table-cell" style:parent-style-name="Default" style:data-style-name="N1">
      <style:text-properties fo:font-weight="bold" style:font-weight-asian="bold" style:font-weight-complex="bold"/>
    </style:style>
    <style:style style:name="ce64" style:family="table-cell" style:parent-style-name="Default" style:data-style-name="N2">
      <style:text-properties fo:color="#ed1c24" fo:font-weight="bold" style:font-weight-asian="bold" style:font-weight-complex="bold"/>
    </style:style>
    <style:style style:name="ce65" style:family="table-cell" style:parent-style-name="Default" style:data-style-name="N1">
      <style:text-properties fo:color="#ed1c24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cccccc"/>
      <style:text-properties fo:color="#ed1c24" fo:font-weight="bold" style:font-weight-asian="bold" style:font-weight-complex="bold"/>
    </style:style>
    <style:style style:name="ce6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68" style:family="table-cell" style:parent-style-name="Default" style:data-style-name="N1">
      <style:table-cell-properties fo:background-color="#cccccc"/>
      <style:text-properties fo:font-weight="bold" style:font-weight-asian="bold" style:font-weight-complex="bold"/>
    </style:style>
    <style:style style:name="ce69" style:family="table-cell" style:parent-style-name="Default" style:data-style-name="N1">
      <style:text-properties fo:color="#000000" fo:font-weight="bold" style:font-weight-asian="bold" style:font-weight-complex="bold"/>
    </style:style>
    <style:style style:name="ce70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color="#0066b3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transparent"/>
      <style:text-properties fo:color="#ed1c24" fo:font-weight="bold" style:font-weight-asian="bold" style:font-weight-complex="bold"/>
    </style:style>
    <style:style style:name="ce7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66b3" fo:font-weight="bold" style:font-weight-asian="bold" style:font-weight-complex="bold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58220" fo:font-weight="bold" style:font-weight-asian="bold" style:font-weight-complex="bold"/>
    </style:style>
    <style:style style:name="ce7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color="#f58220" fo:font-weight="bold" style:font-weight-asian="bold" style:font-weight-complex="bold"/>
    </style:style>
    <style:style style:name="ce89" style:family="table-cell" style:parent-style-name="Default">
      <style:table-cell-properties fo:border="0.06pt solid #999999"/>
      <style:text-properties fo:color="#000000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999999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order="0.06pt solid #999999"/>
      <style:text-properties fo:color="#a3238e" fo:font-weight="bold" style:font-weight-asian="bold" style:font-weight-complex="bold"/>
    </style:style>
    <style:style style:name="ce92" style:family="table-cell" style:parent-style-name="Default">
      <style:table-cell-properties fo:border="0.06pt solid #999999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999999"/>
      <style:text-properties fo:color="#0066b3" fo:font-weight="bold" style:font-weight-asian="bold" style:font-weight-complex="bold"/>
    </style:style>
    <style:style style:name="ce95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96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97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98" style:family="table-cell" style:parent-style-name="Default">
      <style:table-cell-properties fo:background-color="#fffbcc" fo:border="0.06pt solid #999999"/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100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101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102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</style:style>
    <style:style style:name="ce103" style:family="table-cell" style:parent-style-name="Default" style:data-style-name="N1">
      <style:table-cell-properties fo:background-color="#fffb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4" style:family="table-cell" style:parent-style-name="Default">
      <style:text-properties fo:font-weight="bold" style:font-weight-asian="bold" style:font-weight-complex="bold"/>
    </style:style>
    <style:style style:name="ce105" style:family="table-cell" style:parent-style-name="Default">
      <style:text-properties fo:color="#a3238e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7" style:family="table-cell" style:parent-style-name="Default">
      <style:text-properties fo:color="#0066b3" fo:font-weight="bold" style:font-weight-asian="bold" style:font-weight-complex="bold"/>
    </style:style>
    <style:style style:name="ce108" style:family="table-cell" style:parent-style-name="Default">
      <style:text-properties fo:color="#ed1c24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xplo&amp;cart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s" table:style-name="ta1">
        <table:table-column table:style-name="co5" table:default-cell-style-name="Default"/>
        <table:table-column table:style-name="co8" table:default-cell-style-name="ce16"/>
        <table:table-column table:style-name="co9" table:number-columns-repeated="5" table:default-cell-style-name="ce2"/>
        <table:table-column table:style-name="co9" table:default-cell-style-name="ce19"/>
        <table:table-row table:style-name="ro1">
          <table:table-cell table:number-columns-repeated="2"/>
          <table:table-cell table:style-name="ce17" office:value-type="string" calcext:value-type="string">
            <text:p>Glacial</text:p>
          </table:table-cell>
          <table:table-cell table:style-name="ce17" office:value-type="string" calcext:value-type="string">
            <text:p>Froid</text:p>
          </table:table-cell>
          <table:table-cell table:style-name="ce17" office:value-type="string" calcext:value-type="string">
            <text:p>Tempéré</text:p>
          </table:table-cell>
          <table:table-cell table:style-name="ce17" office:value-type="string" calcext:value-type="string">
            <text:p>Sub-Tropical</text:p>
          </table:table-cell>
          <table:table-cell table:style-name="ce17" office:value-type="string" calcext:value-type="string">
            <text:p>Tropica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col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haut plate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/>
          <table:table-cell table:style-name="ce18" office:value-type="string" calcext:value-type="string">
            <text:p>piémont</text:p>
          </table:table-cell>
          <table:table-cell table:style-name="ce18" office:value-type="string" calcext:value-type="string">
            <text:p>maquis</text:p>
          </table:table-cell>
          <table:table-cell table:style-name="ce18" office:value-type="string" calcext:value-type="string">
            <text:p>caatinga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 table:number-columns-repeated="2"/>
          <table:table-cell table:style-name="ce18" office:value-type="string" calcext:value-type="string">
            <text:p>collines boisées</text:p>
          </table:table-cell>
          <table:table-cell table:style-name="ce18" office:value-type="string" calcext:value-type="string">
            <text:p>chaparral</text:p>
          </table:table-cell>
          <table:table-cell table:style-name="ce18" office:value-type="string" calcext:value-type="string">
            <text:p>miomb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futai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pinèd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 office:value-type="string" calcext:value-type="string">
            <text:p>taiga</text:p>
          </table:table-cell>
          <table:table-cell table:style-name="ce18" office:value-type="string" calcext:value-type="string">
            <text:p>forêt mixte</text:p>
          </table:table-cell>
          <table:table-cell table:style-name="ce18" office:value-type="string" calcext:value-type="string">
            <text:p>forêt sèche</text:p>
          </table:table-cell>
          <table:table-cell table:style-name="ce18" office:value-type="string" calcext:value-type="string">
            <text:p>jung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fagne</text:p>
          </table:table-cell>
          <table:table-cell table:style-name="ce18" office:value-type="string" calcext:value-type="string">
            <text:p>marécage</text:p>
          </table:table-cell>
          <table:table-cell table:style-name="ce18" office:value-type="string" calcext:value-type="string">
            <text:p>panta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pré-salé</text:p>
          </table:table-cell>
          <table:table-cell table:style-name="ce18" office:value-type="string" calcext:value-type="string">
            <text:p>tourbiè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ais / forêt</text:p>
          </table:table-cell>
          <table:table-cell table:number-columns-repeated="2"/>
          <table:table-cell table:style-name="ce18" office:value-type="string" calcext:value-type="string">
            <text:p>palud</text:p>
          </table:table-cell>
          <table:table-cell table:style-name="ce18" office:value-type="string" calcext:value-type="string">
            <text:p>bayou</text:p>
          </table:table-cell>
          <table:table-cell table:style-name="ce18" office:value-type="string" calcext:value-type="string">
            <text:p>mangr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gnes</text:p>
          </table:table-cell>
          <table:table-cell table:style-name="ce18" office:value-type="string" calcext:value-type="string">
            <text:p>neiges éternelles</text:p>
          </table:table-cell>
          <table:table-cell/>
          <table:table-cell table:style-name="ce18" office:value-type="string" calcext:value-type="string">
            <text:p>montag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gnes / forêt</text:p>
          </table:table-cell>
          <table:table-cell table:number-columns-repeated="3"/>
          <table:table-cell table:style-name="ce18" office:value-type="string" calcext:value-type="string">
            <text:p>laurisylve</text:p>
          </table:table-cell>
          <table:table-cell table:style-name="ce18" office:value-type="string" calcext:value-type="string">
            <text:p>forêt de n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banquise</text:p>
          </table:table-cell>
          <table:table-cell table:style-name="ce18" office:value-type="string" calcext:value-type="string">
            <text:p>toundra</text:p>
          </table:table-cell>
          <table:table-cell/>
          <table:table-cell table:style-name="ce18" office:value-type="string" calcext:value-type="string">
            <text:p>pampa</text:p>
          </table:table-cell>
          <table:table-cell table:style-name="ce18" office:value-type="string" calcext:value-type="string">
            <text:p>désert de s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désert polaire</text:p>
          </table:table-cell>
          <table:table-cell table:style-name="ce18" office:value-type="string" calcext:value-type="string">
            <text:p>steppe</text:p>
          </table:table-cell>
          <table:table-cell table:style-name="ce18" office:value-type="string" calcext:value-type="string">
            <text:p>plaine</text:p>
          </table:table-cell>
          <table:table-cell table:style-name="ce18" office:value-type="string" calcext:value-type="string">
            <text:p>vel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number-columns-repeated="2"/>
          <table:table-cell table:style-name="ce18" office:value-type="string" calcext:value-type="string">
            <text:p>prairie</text:p>
          </table:table-cell>
          <table:table-cell table:style-name="ce18" office:value-type="string" calcext:value-type="string">
            <text:p>sav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inlandsis</text:p>
          </table:table-cell>
          <table:table-cell/>
          <table:table-cell table:style-name="ce18" office:value-type="string" calcext:value-type="string">
            <text:p>pâturages</text:p>
          </table:table-cell>
          <table:table-cell/>
          <table:table-cell table:style-name="ce18" office:value-type="string" calcext:value-type="string">
            <text:p>oa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quis</text:p>
          </table:table-cell>
          <table:table-cell/>
          <table:table-cell table:style-name="ce18" office:value-type="string" calcext:value-type="string">
            <text:p>lande</text:p>
          </table:table-cell>
          <table:table-cell table:style-name="ce18" office:value-type="string" calcext:value-type="string">
            <text:p>garrigue</text:p>
          </table:table-cell>
          <table:table-cell table:style-name="ce18" office:value-type="string" calcext:value-type="string">
            <text:p>bush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 table:number-columns-repeated="2"/>
          <table:table-cell table:style-name="ce16"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table:style-name="ce18" office:value-type="string" calcext:value-type="string">
            <text:p>récifs</text:p>
          </table:table-cell>
          <table:table-cell table:style-name="ce18" office:value-type="string" calcext:value-type="string">
            <text:p>mer</text:p>
          </table:table-cell>
          <table:table-cell table:style-name="ce18" office:value-type="string" calcext:value-type="string">
            <text:p>océan</text:p>
          </table:table-cell>
          <table:table-cell table:style-name="ce18" office:value-type="string" calcext:value-type="string">
            <text:p>aby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</text:p>
          </table:table-cell>
          <table:table-cell table:style-name="ce18" table:number-columns-repeated="2"/>
          <table:table-cell table:style-name="ce18" office:value-type="string" calcext:value-type="string">
            <text:p>lac</text:p>
          </table:table-cell>
          <table:table-cell table:style-name="ce18"/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lcTerrains" table:style-name="ta1">
        <table:table-column table:style-name="co10" table:number-columns-repeated="2" table:default-cell-style-name="ce4"/>
        <table:table-column table:style-name="co5" table:number-columns-repeated="1022" table:default-cell-style-name="ce4"/>
        <table:table-row table:style-name="ro1">
          <table:table-cell table:style-name="ce45"/>
          <table:table-cell table:style-name="ce45" office:value-type="string" calcext:value-type="string">
            <text:p>veget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style-name="ce4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2])*([.B2])/50" office:value-type="float" office:value="0.5" calcext:value-type="float">
            <text:p>1</text:p>
          </table:table-cell>
          <table:table-cell/>
          <table:table-cell table:formula="of:=[.B2]*[.B2]/123" office:value-type="float" office:value="0.203252032520325" calcext:value-type="float">
            <text:p>0</text:p>
          </table:table-cell>
          <table:table-cell table:formula="of:=[.B2]*[.B2]*[.B2]/1500" office:value-type="float" office:value="0.0833333333333333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])*([.B3])/50" office:value-type="float" office:value="2" calcext:value-type="float">
            <text:p>2</text:p>
          </table:table-cell>
          <table:table-cell/>
          <table:table-cell table:formula="of:=[.B3]*[.B3]/123" office:value-type="float" office:value="0.813008130081301" calcext:value-type="float">
            <text:p>1</text:p>
          </table:table-cell>
          <table:table-cell table:formula="of:=[.B3]*[.B3]*[.B3]/1500" office:value-type="float" office:value="0.666666666666667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])*([.B4])/50" office:value-type="float" office:value="4.5" calcext:value-type="float">
            <text:p>5</text:p>
          </table:table-cell>
          <table:table-cell table:formula="of:=([.B4]+5)*([.B4]+5)/32" office:value-type="float" office:value="12.5" calcext:value-type="float">
            <text:p>13</text:p>
          </table:table-cell>
          <table:table-cell table:formula="of:=[.B4]*[.B4]/123" office:value-type="float" office:value="1.82926829268293" calcext:value-type="float">
            <text:p>2</text:p>
          </table:table-cell>
          <table:table-cell table:formula="of:=[.B4]*[.B4]*[.B4]/1500" office:value-type="float" office:value="2.25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5])*([.B5])/50" office:value-type="float" office:value="8" calcext:value-type="float">
            <text:p>8</text:p>
          </table:table-cell>
          <table:table-cell table:formula="of:=([.B5]+5)*([.B5]+5)/32" office:value-type="float" office:value="19.53125" calcext:value-type="float">
            <text:p>20</text:p>
          </table:table-cell>
          <table:table-cell table:formula="of:=[.B5]*[.B5]/123" office:value-type="float" office:value="3.2520325203252" calcext:value-type="float">
            <text:p>3</text:p>
          </table:table-cell>
          <table:table-cell table:formula="of:=[.B5]*[.B5]*[.B5]/1500" office:value-type="float" office:value="5.33333333333333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6])*([.B6])/50" office:value-type="float" office:value="12.5" calcext:value-type="float">
            <text:p>13</text:p>
          </table:table-cell>
          <table:table-cell table:formula="of:=([.B6]+5)*([.B6]+5)/32" office:value-type="float" office:value="28.125" calcext:value-type="float">
            <text:p>28</text:p>
          </table:table-cell>
          <table:table-cell table:formula="of:=[.B6]*[.B6]/123" office:value-type="float" office:value="5.08130081300813" calcext:value-type="float">
            <text:p>5</text:p>
          </table:table-cell>
          <table:table-cell table:formula="of:=[.B6]*[.B6]*[.B6]/1500" office:value-type="float" office:value="10.4166666666667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7])*([.B7])/50" office:value-type="float" office:value="18" calcext:value-type="float">
            <text:p>18</text:p>
          </table:table-cell>
          <table:table-cell table:formula="of:=([.B7]+5)*([.B7]+5)/32" office:value-type="float" office:value="38.28125" calcext:value-type="float">
            <text:p>38</text:p>
          </table:table-cell>
          <table:table-cell table:formula="of:=[.B7]*[.B7]/123" office:value-type="float" office:value="7.31707317073171" calcext:value-type="float">
            <text:p>7</text:p>
          </table:table-cell>
          <table:table-cell table:formula="of:=[.B7]*[.B7]*[.B7]/1500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8])*([.B8])/50" office:value-type="float" office:value="24.5" calcext:value-type="float">
            <text:p>25</text:p>
          </table:table-cell>
          <table:table-cell table:formula="of:=([.B8]+5)*([.B8]+5)/32" office:value-type="float" office:value="50" calcext:value-type="float">
            <text:p>50</text:p>
          </table:table-cell>
          <table:table-cell table:formula="of:=[.B8]*[.B8]/123" office:value-type="float" office:value="9.95934959349593" calcext:value-type="float">
            <text:p>10</text:p>
          </table:table-cell>
          <table:table-cell table:formula="of:=[.B8]*[.B8]*[.B8]/1500" office:value-type="float" office:value="28.5833333333333" calcext:value-type="float">
            <text:p>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9])*([.B9])/50" office:value-type="float" office:value="32" calcext:value-type="float">
            <text:p>32</text:p>
          </table:table-cell>
          <table:table-cell table:formula="of:=[.B9]+15" office:value-type="float" office:value="55" calcext:value-type="float">
            <text:p>55</text:p>
          </table:table-cell>
          <table:table-cell table:formula="of:=[.B9]*[.B9]/123" office:value-type="float" office:value="13.0081300813008" calcext:value-type="float">
            <text:p>13</text:p>
          </table:table-cell>
          <table:table-cell table:formula="of:=[.B9]*[.B9]*[.B9]/1500" office:value-type="float" office:value="42.6666666666667" calcext:value-type="float">
            <text:p>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0])*([.B10])/50" office:value-type="float" office:value="40.5" calcext:value-type="float">
            <text:p>41</text:p>
          </table:table-cell>
          <table:table-cell table:formula="of:=[.B10]+15" office:value-type="float" office:value="60" calcext:value-type="float">
            <text:p>60</text:p>
          </table:table-cell>
          <table:table-cell table:formula="of:=[.B10]*[.B10]/123" office:value-type="float" office:value="16.4634146341463" calcext:value-type="float">
            <text:p>16</text:p>
          </table:table-cell>
          <table:table-cell table:formula="of:=[.B10]*[.B10]*[.B10]/1500" office:value-type="float" office:value="60.75" calcext:value-type="float">
            <text:p>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1])*([.B11])/50" office:value-type="float" office:value="50" calcext:value-type="float">
            <text:p>50</text:p>
          </table:table-cell>
          <table:table-cell table:formula="of:=[.B11]+15" office:value-type="float" office:value="65" calcext:value-type="float">
            <text:p>65</text:p>
          </table:table-cell>
          <table:table-cell table:formula="of:=[.B11]*[.B11]/123" office:value-type="float" office:value="20.3252032520325" calcext:value-type="float">
            <text:p>20</text:p>
          </table:table-cell>
          <table:table-cell table:formula="of:=[.B11]*[.B11]*[.B11]/1500" office:value-type="float" office:value="83.3333333333333" calcext:value-type="float">
            <text:p>83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escarpement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3])*([.B13])/16" office:value-type="float" office:value="1.5625" calcext:value-type="float">
            <text:p>2</text:p>
          </table:table-cell>
          <table:table-cell table:number-columns-repeated="2"/>
          <table:table-cell table:formula="of:=[.B13]*[.B13]*[.B13]/200" office:value-type="float" office:value="0.625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4])*([.B14])/16" office:value-type="float" office:value="6.25" calcext:value-type="float">
            <text:p>6</text:p>
          </table:table-cell>
          <table:table-cell table:number-columns-repeated="2"/>
          <table:table-cell table:formula="of:=[.B14]*[.B14]*[.B14]/200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5])*([.B15])/16" office:value-type="float" office:value="14.0625" calcext:value-type="float">
            <text:p>14</text:p>
          </table:table-cell>
          <table:table-cell table:formula="of:=SQRT([.B26]-15)*5" office:value-type="float" office:value="0" calcext:value-type="float">
            <text:p>0</text:p>
          </table:table-cell>
          <table:table-cell table:formula="of:=(([.B15]-10)*5/4)+1" office:value-type="float" office:value="7.25" calcext:value-type="float">
            <text:p>7</text:p>
          </table:table-cell>
          <table:table-cell table:formula="of:=[.B15]*[.B15]*[.B15]/200" office:value-type="float" office:value="16.875" calcext:value-type="float">
            <text:p>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6])*([.B16])/16" office:value-type="float" office:value="25" calcext:value-type="float">
            <text:p>25</text:p>
          </table:table-cell>
          <table:table-cell table:formula="of:=SQRT([.B27]-15)*5" office:value-type="float" office:value="11.180339887499" calcext:value-type="float">
            <text:p>11</text:p>
          </table:table-cell>
          <table:table-cell table:formula="of:=(([.B16]-10)*5/4)+1" office:value-type="float" office:value="13.5" calcext:value-type="float">
            <text:p>14</text:p>
          </table:table-cell>
          <table:table-cell table:formula="of:=[.B16]*[.B16]*[.B16]/200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7])*([.B17])/16" office:value-type="float" office:value="39.0625" calcext:value-type="float">
            <text:p>39</text:p>
          </table:table-cell>
          <table:table-cell table:formula="of:=SQRT([.B28]-15)*5" office:value-type="float" office:value="15.8113883008419" calcext:value-type="float">
            <text:p>16</text:p>
          </table:table-cell>
          <table:table-cell table:formula="of:=(([.B17]-10)*5/4)+1" office:value-type="float" office:value="19.75" calcext:value-type="float">
            <text:p>20</text:p>
          </table:table-cell>
          <table:table-cell table:formula="of:=[.B17]*[.B17]*[.B17]/200" office:value-type="float" office:value="78.125" calcext:value-type="float">
            <text:p>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18])*([.B18])/16" office:value-type="float" office:value="56.25" calcext:value-type="float">
            <text:p>56</text:p>
          </table:table-cell>
          <table:table-cell table:formula="of:=SQRT([.B29]-15)*5" office:value-type="float" office:value="19.3649167310371" calcext:value-type="float">
            <text:p>19</text:p>
          </table:table-cell>
          <table:table-cell table:formula="of:=(([.B18]-10)*5/4)+1" office:value-type="float" office:value="26" calcext:value-type="float">
            <text:p>26</text:p>
          </table:table-cell>
          <table:table-cell table:formula="of:=[.B18]*[.B18]*[.B18]/200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19])*([.B19])/16" office:value-type="float" office:value="76.5625" calcext:value-type="float">
            <text:p>77</text:p>
          </table:table-cell>
          <table:table-cell table:formula="of:=SQRT([.B30]-15)*5" office:value-type="float" office:value="22.3606797749979" calcext:value-type="float">
            <text:p>22</text:p>
          </table:table-cell>
          <table:table-cell table:formula="of:=(([.B19]-10)*5/4)+1" office:value-type="float" office:value="32.25" calcext:value-type="float">
            <text:p>32</text:p>
          </table:table-cell>
          <table:table-cell table:formula="of:=[.B19]*[.B19]*[.B19]/200" office:value-type="float" office:value="214.375" calcext:value-type="float">
            <text:p>2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20])*([.B20])/16" office:value-type="float" office:value="100" calcext:value-type="float">
            <text:p>100</text:p>
          </table:table-cell>
          <table:table-cell table:formula="of:=SQRT([.B31]-15)*5" office:value-type="float" office:value="25" calcext:value-type="float">
            <text:p>25</text:p>
          </table:table-cell>
          <table:table-cell table:formula="of:=(([.B20]-10)*5/4)+1" office:value-type="float" office:value="38.5" calcext:value-type="float">
            <text:p>39</text:p>
          </table:table-cell>
          <table:table-cell table:formula="of:=[.B20]*[.B20]*[.B20]/2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21])*([.B21])/16" office:value-type="float" office:value="126.5625" calcext:value-type="float">
            <text:p>127</text:p>
          </table:table-cell>
          <table:table-cell table:formula="of:=SQRT([.B32]-15)*5" office:value-type="float" office:value="27.3861278752583" calcext:value-type="float">
            <text:p>27</text:p>
          </table:table-cell>
          <table:table-cell table:formula="of:=(([.B21]-10)*5/4)+1" office:value-type="float" office:value="44.75" calcext:value-type="float">
            <text:p>45</text:p>
          </table:table-cell>
          <table:table-cell table:formula="of:=[.B21]*[.B21]*[.B21]/200" office:value-type="float" office:value="455.625" calcext:value-type="float">
            <text:p>4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22])*([.B22])/16" office:value-type="float" office:value="156.25" calcext:value-type="float">
            <text:p>156</text:p>
          </table:table-cell>
          <table:table-cell table:formula="of:=SQRT([.B33]-15)*5" office:value-type="float" office:value="29.5803989154981" calcext:value-type="float">
            <text:p>30</text:p>
          </table:table-cell>
          <table:table-cell table:formula="of:=(([.B22]-10)*5/4)+1" office:value-type="float" office:value="51" calcext:value-type="float">
            <text:p>51</text:p>
          </table:table-cell>
          <table:table-cell table:formula="of:=[.B22]*[.B22]*[.B22]/200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innond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4]*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5]*2" office:value-type="float" office:value="20" calcext:value-type="float">
            <text:p>20</text:p>
          </table:table-cell>
          <table:table-cell/>
          <table:table-cell table:formula="of:=([.B25]-5)*4/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6]*2" office:value-type="float" office:value="30" calcext:value-type="float">
            <text:p>30</text:p>
          </table:table-cell>
          <table:table-cell table:style-name="Default"/>
          <table:table-cell table:formula="of:=([.B26]-5)*4/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7]*2" office:value-type="float" office:value="40" calcext:value-type="float">
            <text:p>40</text:p>
          </table:table-cell>
          <table:table-cell table:style-name="Default"/>
          <table:table-cell table:formula="of:=([.B27]-5)*4/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8]*2" office:value-type="float" office:value="50" calcext:value-type="float">
            <text:p>50</text:p>
          </table:table-cell>
          <table:table-cell table:style-name="Default"/>
          <table:table-cell table:formula="of:=([.B28]-5)*4/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29]*2" office:value-type="float" office:value="60" calcext:value-type="float">
            <text:p>60</text:p>
          </table:table-cell>
          <table:table-cell table:style-name="Default"/>
          <table:table-cell table:formula="of:=([.B29]-5)*4/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0]*2" office:value-type="float" office:value="70" calcext:value-type="float">
            <text:p>70</text:p>
          </table:table-cell>
          <table:table-cell table:style-name="Default"/>
          <table:table-cell table:formula="of:=([.B30]-5)*4/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31]*2" office:value-type="float" office:value="80" calcext:value-type="float">
            <text:p>80</text:p>
          </table:table-cell>
          <table:table-cell table:style-name="Default"/>
          <table:table-cell table:formula="of:=([.B31]-5)*4/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32]*2" office:value-type="float" office:value="90" calcext:value-type="float">
            <text:p>90</text:p>
          </table:table-cell>
          <table:table-cell table:style-name="Default"/>
          <table:table-cell table:formula="of:=([.B32]-5)*4/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33]*2" office:value-type="float" office:value="100" calcext:value-type="float">
            <text:p>100</text:p>
          </table:table-cell>
          <table:table-cell table:style-name="Default"/>
          <table:table-cell table:formula="of:=([.B33]-5)*4/5" office:value-type="float" office:value="36" calcext:value-type="float">
            <text:p>36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s" table:style-name="ta1">
        <table:table-column table:style-name="co5" table:default-cell-style-name="Default"/>
        <table:table-row table:style-name="ro1"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illu</text:p>
          </table:table-cell>
        </table:table-row>
        <table:table-row table:style-name="ro1">
          <table:table-cell office:value-type="string" calcext:value-type="string">
            <text:p>attitude</text:p>
          </table:table-cell>
        </table:table-row>
        <table:table-row table:style-name="ro1">
          <table:table-cell office:value-type="string" calcext:value-type="string">
            <text:p>appui</text:p>
          </table:table-cell>
        </table:table-row>
        <table:table-row table:style-name="ro1">
          <table:table-cell office:value-type="string" calcext:value-type="string">
            <text:p>hp</text:p>
          </table:table-cell>
        </table:table-row>
        <table:table-row table:style-name="ro1">
          <table:table-cell office:value-type="string" calcext:value-type="string">
            <text:p>stature</text:p>
          </table:table-cell>
        </table:table-row>
        <table:table-row table:style-name="ro1"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domaine</text:p>
          </table:table-cell>
        </table:table-row>
        <table:table-row table:style-name="ro1">
          <table:table-cell office:value-type="string" calcext:value-type="string">
            <text:p>categorie</text:p>
          </table:table-cell>
        </table:table-row>
        <table:table-row table:style-name="ro1">
          <table:table-cell office:value-type="string" calcext:value-type="string">
            <text:p>armure</text:p>
          </table:table-cell>
        </table:table-row>
        <table:table-row table:style-name="ro1">
          <table:table-cell office:value-type="string" calcext:value-type="string">
            <text:p>esquive</text:p>
          </table:table-cell>
        </table:table-row>
        <table:table-row table:style-name="ro1">
          <table:table-cell office:value-type="string" calcext:value-type="string">
            <text:p>parade</text:p>
          </table:table-cell>
        </table:table-row>
        <table:table-row table:style-name="ro1">
          <table:table-cell office:value-type="string" calcext:value-type="string">
            <text:p>coverAdj</text:p>
          </table:table-cell>
        </table:table-row>
        <table:table-row table:style-name="ro1">
          <table:table-cell office:value-type="string" calcext:value-type="string">
            <text:p>rapidite</text:p>
          </table:table-cell>
        </table:table-row>
        <table:table-row table:style-name="ro1">
          <table:table-cell office:value-type="string" calcext:value-type="string">
            <text:p>actions</text:p>
          </table:table-cell>
        </table:table-row>
        <table:table-row table:style-name="ro1">
          <table:table-cell office:value-type="string" calcext:value-type="string">
            <text:p>portee</text:p>
          </table:table-cell>
        </table:table-row>
        <table:table-row table:style-name="ro1">
          <table:table-cell office:value-type="string" calcext:value-type="string">
            <text:p>puissance</text:p>
          </table:table-cell>
        </table:table-row>
        <table:table-row table:style-name="ro1">
          <table:table-cell office:value-type="string" calcext:value-type="string">
            <text:p>penetration</text:p>
          </table:table-cell>
        </table:table-row>
        <table:table-row table:style-name="ro1">
          <table:table-cell office:value-type="string" calcext:value-type="string">
            <text:p>attaque</text:p>
          </table:table-cell>
        </table:table-row>
        <table:table-row table:style-name="ro1">
          <table:table-cell office:value-type="string" calcext:value-type="string">
            <text:p>defense</text:p>
          </table:table-cell>
        </table:table-row>
        <table:table-row table:style-name="ro1">
          <table:table-cell office:value-type="string" calcext:value-type="string">
            <text:p>degatsSurNatures</text:p>
          </table:table-cell>
        </table:table-row>
        <table:table-row table:style-name="ro1">
          <table:table-cell office:value-type="string" calcext:value-type="string">
            <text:p>degatsSurDomaines</text:p>
          </table:table-cell>
        </table:table-row>
        <table:table-row table:style-name="ro1">
          <table:table-cell office:value-type="string" calcext:value-type="string">
            <text:p>combatBoost</text:p>
          </table:table-cell>
        </table:table-row>
        <table:table-row table:style-name="ro1">
          <table:table-cell office:value-type="string" calcext:value-type="string">
            <text:p>endurance</text:p>
          </table:table-cell>
        </table:table-row>
        <table:table-row table:style-name="ro1">
          <table:table-cell office:value-type="string" calcext:value-type="string">
            <text:p>moral</text:p>
          </table:table-cell>
        </table:table-row>
        <table:table-row table:style-name="ro1">
          <table:table-cell office:value-type="string" calcext:value-type="string">
            <text:p>loyaute</text:p>
          </table:table-cell>
        </table:table-row>
        <table:table-row table:style-name="ro1"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moveAdj</text:p>
          </table:table-cell>
        </table:table-row>
        <table:table-row table:style-name="ro1">
          <table:table-cell office:value-type="string" calcext:value-type="string">
            <text:p>moveType</text:p>
          </table:table-cell>
        </table:table-row>
        <table:table-row table:style-name="ro1">
          <table:table-cell office:value-type="string" calcext:value-type="string">
            <text:p>vegetAdj</text:p>
          </table:table-cell>
        </table:table-row>
        <table:table-row table:style-name="ro1">
          <table:table-cell office:value-type="string" calcext:value-type="string">
            <text:p>escarpAdj</text:p>
          </table:table-cell>
        </table:table-row>
        <table:table-row table:style-name="ro1">
          <table:table-cell office:value-type="string" calcext:value-type="string">
            <text:p>innondAdj</text:p>
          </table:table-cell>
        </table:table-row>
        <table:table-row table:style-name="ro1">
          <table:table-cell office:value-type="string" calcext:value-type="string">
            <text:p>contenu</text:p>
          </table:table-cell>
        </table:table-row>
        <table:table-row table:style-name="ro1">
          <table:table-cell office:value-type="string" calcext:value-type="string">
            <text:p>fardeau</text:p>
          </table:table-cell>
        </table:table-row>
        <table:table-row table:style-name="ro1"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enk</text:p>
          </table:table-cell>
        </table:table-row>
        <table:table-row table:style-name="ro1">
          <table:table-cell office:value-type="string" calcext:value-type="string">
            <text:p>detection</text:p>
          </table:table-cell>
        </table:table-row>
        <table:table-row table:style-name="ro1">
          <table:table-cell office:value-type="string" calcext:value-type="string">
            <text:p>discretion</text:p>
          </table:table-cell>
        </table:table-row>
        <table:table-row table:style-name="ro1">
          <table:table-cell office:value-type="string" calcext:value-type="string">
            <text:p>skills</text:p>
          </table:table-cell>
        </table:table-row>
      </table:table>
      <table:table table:name="priority" table:style-name="ta1">
        <table:table-column table:style-name="co5" table:number-columns-repeated="6" table:default-cell-style-name="ce4"/>
        <table:table-column table:style-name="co11" table:default-cell-style-name="ce4"/>
        <table:table-column table:style-name="co5" table:number-columns-repeated="1017" table:default-cell-style-name="ce4"/>
        <table:table-row table:style-name="ro1">
          <table:table-cell table:style-name="ce52" office:value-type="string" calcext:value-type="string">
            <text:p>NoProt</text:p>
          </table:table-cell>
          <table:table-cell table:style-name="ce52" office:value-type="float" office:value="230" calcext:value-type="float">
            <text:p>230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185" calcext:value-type="float">
            <text:p>185</text:p>
          </table:table-cell>
          <table:table-cell table:number-columns-repeated="2"/>
          <table:table-cell table:style-name="ce52"/>
          <table:table-cell table:style-name="ce56" table:number-columns-repeated="3"/>
          <table:table-cell table:number-columns-repeated="10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4]*[.B$2])+((100-[.$A4])*[.B$1]))/100" office:value-type="float" office:value="208" calcext:value-type="float">
            <text:p>208</text:p>
          </table:table-cell>
          <table:table-cell table:formula="of:=(([.$A4]*[.C$2])+((100-[.$A4])*[.C$1]))/100" office:value-type="float" office:value="196.5" calcext:value-type="float">
            <text:p>197</text:p>
          </table:table-cell>
          <table:table-cell table:formula="of:=(([.$A4]*[.D$2])+((100-[.$A4])*[.D$1]))/100" office:value-type="float" office:value="185" calcext:value-type="float">
            <text:p>185</text:p>
          </table:table-cell>
          <table:table-cell table:formula="of:=(([.$A4]*[.E$2])+((100-[.$A4])*[.E$1]))/100" office:value-type="float" office:value="176.5" calcext:value-type="float">
            <text:p>17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4]*[.H$2])+((100-[.$A4])*[.B$1]))/100)-50" office:value-type="float" office:value="158" calcext:value-type="float">
            <text:p>158</text:p>
          </table:table-cell>
          <table:table-cell table:style-name="ce59" table:formula="of:=((([.$A4]*[.I$2])+((100-[.$A4])*[.C$1]))/100)-50" office:value-type="float" office:value="146.5" calcext:value-type="float">
            <text:p>147</text:p>
          </table:table-cell>
          <table:table-cell table:style-name="ce59" table:formula="of:=((([.$A4]*[.J$2])+((100-[.$A4])*[.D$1]))/100)-50" office:value-type="float" office:value="135" calcext:value-type="float">
            <text:p>135</text:p>
          </table:table-cell>
          <table:table-cell table:style-name="ce59" table:formula="of:=((([.$A4]*[.K$2])+((100-[.$A4])*[.E$1]))/100)-50" office:value-type="float" office:value="126.5" calcext:value-type="float">
            <text:p>12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5]*[.B$2])+((100-[.$A5])*[.B$1]))/100" office:value-type="float" office:value="186" calcext:value-type="float">
            <text:p>186</text:p>
          </table:table-cell>
          <table:table-cell table:formula="of:=(([.$A5]*[.C$2])+((100-[.$A5])*[.C$1]))/100" office:value-type="float" office:value="178" calcext:value-type="float">
            <text:p>178</text:p>
          </table:table-cell>
          <table:table-cell table:formula="of:=(([.$A5]*[.D$2])+((100-[.$A5])*[.D$1]))/100" office:value-type="float" office:value="170" calcext:value-type="float">
            <text:p>170</text:p>
          </table:table-cell>
          <table:table-cell table:formula="of:=(([.$A5]*[.E$2])+((100-[.$A5])*[.E$1]))/100" office:value-type="float" office:value="168" calcext:value-type="float">
            <text:p>168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5]*[.H$2])+((100-[.$A5])*[.B$1]))/100)-50" office:value-type="float" office:value="136" calcext:value-type="float">
            <text:p>136</text:p>
          </table:table-cell>
          <table:table-cell table:style-name="ce59" table:formula="of:=((([.$A5]*[.I$2])+((100-[.$A5])*[.C$1]))/100)-50" office:value-type="float" office:value="128" calcext:value-type="float">
            <text:p>128</text:p>
          </table:table-cell>
          <table:table-cell table:style-name="ce59" table:formula="of:=((([.$A5]*[.J$2])+((100-[.$A5])*[.D$1]))/100)-50" office:value-type="float" office:value="120" calcext:value-type="float">
            <text:p>120</text:p>
          </table:table-cell>
          <table:table-cell table:style-name="ce59" table:formula="of:=((([.$A5]*[.K$2])+((100-[.$A5])*[.E$1]))/100)-50" office:value-type="float" office:value="118" calcext:value-type="float">
            <text:p>118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6]*[.B$2])+((100-[.$A6])*[.B$1]))/100" office:value-type="float" office:value="164" calcext:value-type="float">
            <text:p>164</text:p>
          </table:table-cell>
          <table:table-cell table:formula="of:=(([.$A6]*[.C$2])+((100-[.$A6])*[.C$1]))/100" office:value-type="float" office:value="159.5" calcext:value-type="float">
            <text:p>160</text:p>
          </table:table-cell>
          <table:table-cell table:formula="of:=(([.$A6]*[.D$2])+((100-[.$A6])*[.D$1]))/100" office:value-type="float" office:value="155" calcext:value-type="float">
            <text:p>155</text:p>
          </table:table-cell>
          <table:table-cell table:formula="of:=(([.$A6]*[.E$2])+((100-[.$A6])*[.E$1]))/100" office:value-type="float" office:value="159.5" calcext:value-type="float">
            <text:p>160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6]*[.H$2])+((100-[.$A6])*[.B$1]))/100)-50" office:value-type="float" office:value="114" calcext:value-type="float">
            <text:p>114</text:p>
          </table:table-cell>
          <table:table-cell table:style-name="ce59" table:formula="of:=((([.$A6]*[.I$2])+((100-[.$A6])*[.C$1]))/100)-50" office:value-type="float" office:value="109.5" calcext:value-type="float">
            <text:p>110</text:p>
          </table:table-cell>
          <table:table-cell table:style-name="ce59" table:formula="of:=((([.$A6]*[.J$2])+((100-[.$A6])*[.D$1]))/100)-50" office:value-type="float" office:value="105" calcext:value-type="float">
            <text:p>105</text:p>
          </table:table-cell>
          <table:table-cell table:style-name="ce59" table:formula="of:=((([.$A6]*[.K$2])+((100-[.$A6])*[.E$1]))/100)-50" office:value-type="float" office:value="109.5" calcext:value-type="float">
            <text:p>11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7]*[.B$2])+((100-[.$A7])*[.B$1]))/100" office:value-type="float" office:value="142" calcext:value-type="float">
            <text:p>142</text:p>
          </table:table-cell>
          <table:table-cell table:formula="of:=(([.$A7]*[.C$2])+((100-[.$A7])*[.C$1]))/100" office:value-type="float" office:value="141" calcext:value-type="float">
            <text:p>141</text:p>
          </table:table-cell>
          <table:table-cell table:formula="of:=(([.$A7]*[.D$2])+((100-[.$A7])*[.D$1]))/100" office:value-type="float" office:value="140" calcext:value-type="float">
            <text:p>140</text:p>
          </table:table-cell>
          <table:table-cell table:formula="of:=(([.$A7]*[.E$2])+((100-[.$A7])*[.E$1]))/100" office:value-type="float" office:value="151" calcext:value-type="float">
            <text:p>151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7]*[.H$2])+((100-[.$A7])*[.B$1]))/100)-50" office:value-type="float" office:value="92" calcext:value-type="float">
            <text:p>92</text:p>
          </table:table-cell>
          <table:table-cell table:style-name="ce59" table:formula="of:=((([.$A7]*[.I$2])+((100-[.$A7])*[.C$1]))/100)-50" office:value-type="float" office:value="91" calcext:value-type="float">
            <text:p>91</text:p>
          </table:table-cell>
          <table:table-cell table:style-name="ce59" table:formula="of:=((([.$A7]*[.J$2])+((100-[.$A7])*[.D$1]))/100)-50" office:value-type="float" office:value="90" calcext:value-type="float">
            <text:p>90</text:p>
          </table:table-cell>
          <table:table-cell table:style-name="ce59" table:formula="of:=((([.$A7]*[.K$2])+((100-[.$A7])*[.E$1]))/100)-50" office:value-type="float" office:value="101" calcext:value-type="float">
            <text:p>101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8]*[.B$2])+((100-[.$A8])*[.B$1]))/100" office:value-type="float" office:value="120" calcext:value-type="float">
            <text:p>120</text:p>
          </table:table-cell>
          <table:table-cell table:formula="of:=(([.$A8]*[.C$2])+((100-[.$A8])*[.C$1]))/100" office:value-type="float" office:value="122.5" calcext:value-type="float">
            <text:p>123</text:p>
          </table:table-cell>
          <table:table-cell table:formula="of:=(([.$A8]*[.D$2])+((100-[.$A8])*[.D$1]))/100" office:value-type="float" office:value="125" calcext:value-type="float">
            <text:p>125</text:p>
          </table:table-cell>
          <table:table-cell table:formula="of:=(([.$A8]*[.E$2])+((100-[.$A8])*[.E$1]))/100" office:value-type="float" office:value="142.5" calcext:value-type="float">
            <text:p>143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8]*[.H$2])+((100-[.$A8])*[.B$1]))/100)-50" office:value-type="float" office:value="70" calcext:value-type="float">
            <text:p>70</text:p>
          </table:table-cell>
          <table:table-cell table:style-name="ce59" table:formula="of:=((([.$A8]*[.I$2])+((100-[.$A8])*[.C$1]))/100)-50" office:value-type="float" office:value="72.5" calcext:value-type="float">
            <text:p>73</text:p>
          </table:table-cell>
          <table:table-cell table:style-name="ce59" table:formula="of:=((([.$A8]*[.J$2])+((100-[.$A8])*[.D$1]))/100)-50" office:value-type="float" office:value="75" calcext:value-type="float">
            <text:p>75</text:p>
          </table:table-cell>
          <table:table-cell table:style-name="ce59" table:formula="of:=((([.$A8]*[.K$2])+((100-[.$A8])*[.E$1]))/100)-50" office:value-type="float" office:value="92.5" calcext:value-type="float">
            <text:p>93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9]*[.B$2])+((100-[.$A9])*[.B$1]))/100" office:value-type="float" office:value="98" calcext:value-type="float">
            <text:p>98</text:p>
          </table:table-cell>
          <table:table-cell table:formula="of:=(([.$A9]*[.C$2])+((100-[.$A9])*[.C$1]))/100" office:value-type="float" office:value="104" calcext:value-type="float">
            <text:p>104</text:p>
          </table:table-cell>
          <table:table-cell table:formula="of:=(([.$A9]*[.D$2])+((100-[.$A9])*[.D$1]))/100" office:value-type="float" office:value="110" calcext:value-type="float">
            <text:p>110</text:p>
          </table:table-cell>
          <table:table-cell table:formula="of:=(([.$A9]*[.E$2])+((100-[.$A9])*[.E$1]))/100" office:value-type="float" office:value="134" calcext:value-type="float">
            <text:p>134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9]*[.H$2])+((100-[.$A9])*[.B$1]))/100)-50" office:value-type="float" office:value="48" calcext:value-type="float">
            <text:p>48</text:p>
          </table:table-cell>
          <table:table-cell table:style-name="ce59" table:formula="of:=((([.$A9]*[.I$2])+((100-[.$A9])*[.C$1]))/100)-50" office:value-type="float" office:value="54" calcext:value-type="float">
            <text:p>54</text:p>
          </table:table-cell>
          <table:table-cell table:style-name="ce59" table:formula="of:=((([.$A9]*[.J$2])+((100-[.$A9])*[.D$1]))/100)-50" office:value-type="float" office:value="60" calcext:value-type="float">
            <text:p>60</text:p>
          </table:table-cell>
          <table:table-cell table:style-name="ce59" table:formula="of:=((([.$A9]*[.K$2])+((100-[.$A9])*[.E$1]))/100)-50" office:value-type="float" office:value="84" calcext:value-type="float">
            <text:p>84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10]*[.B$2])+((100-[.$A10])*[.B$1]))/100" office:value-type="float" office:value="76" calcext:value-type="float">
            <text:p>76</text:p>
          </table:table-cell>
          <table:table-cell table:formula="of:=(([.$A10]*[.C$2])+((100-[.$A10])*[.C$1]))/100" office:value-type="float" office:value="85.5" calcext:value-type="float">
            <text:p>86</text:p>
          </table:table-cell>
          <table:table-cell table:formula="of:=(([.$A10]*[.D$2])+((100-[.$A10])*[.D$1]))/100" office:value-type="float" office:value="95" calcext:value-type="float">
            <text:p>95</text:p>
          </table:table-cell>
          <table:table-cell table:formula="of:=(([.$A10]*[.E$2])+((100-[.$A10])*[.E$1]))/100" office:value-type="float" office:value="125.5" calcext:value-type="float">
            <text:p>126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0]*[.H$2])+((100-[.$A10])*[.B$1]))/100)-50" office:value-type="float" office:value="26" calcext:value-type="float">
            <text:p>26</text:p>
          </table:table-cell>
          <table:table-cell table:style-name="ce59" table:formula="of:=((([.$A10]*[.I$2])+((100-[.$A10])*[.C$1]))/100)-50" office:value-type="float" office:value="35.5" calcext:value-type="float">
            <text:p>36</text:p>
          </table:table-cell>
          <table:table-cell table:style-name="ce59" table:formula="of:=((([.$A10]*[.J$2])+((100-[.$A10])*[.D$1]))/100)-50" office:value-type="float" office:value="45" calcext:value-type="float">
            <text:p>45</text:p>
          </table:table-cell>
          <table:table-cell table:style-name="ce59" table:formula="of:=((([.$A10]*[.K$2])+((100-[.$A10])*[.E$1]))/100)-50" office:value-type="float" office:value="75.5" calcext:value-type="float">
            <text:p>76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11]*[.B$2])+((100-[.$A11])*[.B$1]))/100" office:value-type="float" office:value="54" calcext:value-type="float">
            <text:p>54</text:p>
          </table:table-cell>
          <table:table-cell table:formula="of:=(([.$A11]*[.C$2])+((100-[.$A11])*[.C$1]))/100" office:value-type="float" office:value="67" calcext:value-type="float">
            <text:p>67</text:p>
          </table:table-cell>
          <table:table-cell table:formula="of:=(([.$A11]*[.D$2])+((100-[.$A11])*[.D$1]))/100" office:value-type="float" office:value="80" calcext:value-type="float">
            <text:p>80</text:p>
          </table:table-cell>
          <table:table-cell table:formula="of:=(([.$A11]*[.E$2])+((100-[.$A11])*[.E$1]))/100" office:value-type="float" office:value="117" calcext:value-type="float">
            <text:p>11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1]*[.H$2])+((100-[.$A11])*[.B$1]))/100)-50" office:value-type="float" office:value="4" calcext:value-type="float">
            <text:p>4</text:p>
          </table:table-cell>
          <table:table-cell table:style-name="ce59" table:formula="of:=((([.$A11]*[.I$2])+((100-[.$A11])*[.C$1]))/100)-50" office:value-type="float" office:value="17" calcext:value-type="float">
            <text:p>17</text:p>
          </table:table-cell>
          <table:table-cell table:style-name="ce59" table:formula="of:=((([.$A11]*[.J$2])+((100-[.$A11])*[.D$1]))/100)-50" office:value-type="float" office:value="30" calcext:value-type="float">
            <text:p>30</text:p>
          </table:table-cell>
          <table:table-cell table:style-name="ce59" table:formula="of:=((([.$A11]*[.K$2])+((100-[.$A11])*[.E$1]))/100)-50" office:value-type="float" office:value="67" calcext:value-type="float">
            <text:p>6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12]*[.B$2])+((100-[.$A12])*[.B$1]))/100" office:value-type="float" office:value="32" calcext:value-type="float">
            <text:p>32</text:p>
          </table:table-cell>
          <table:table-cell table:formula="of:=(([.$A12]*[.C$2])+((100-[.$A12])*[.C$1]))/100" office:value-type="float" office:value="48.5" calcext:value-type="float">
            <text:p>49</text:p>
          </table:table-cell>
          <table:table-cell table:formula="of:=(([.$A12]*[.D$2])+((100-[.$A12])*[.D$1]))/100" office:value-type="float" office:value="65" calcext:value-type="float">
            <text:p>65</text:p>
          </table:table-cell>
          <table:table-cell table:formula="of:=(([.$A12]*[.E$2])+((100-[.$A12])*[.E$1]))/100" office:value-type="float" office:value="108.5" calcext:value-type="float">
            <text:p>109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2]*[.H$2])+((100-[.$A12])*[.B$1]))/100)-50" office:value-type="float" office:value="-18" calcext:value-type="float">
            <text:p>-18</text:p>
          </table:table-cell>
          <table:table-cell table:style-name="ce59" table:formula="of:=((([.$A12]*[.I$2])+((100-[.$A12])*[.C$1]))/100)-50" office:value-type="float" office:value="-1.5" calcext:value-type="float">
            <text:p>-2</text:p>
          </table:table-cell>
          <table:table-cell table:style-name="ce59" table:formula="of:=((([.$A12]*[.J$2])+((100-[.$A12])*[.D$1]))/100)-50" office:value-type="float" office:value="15" calcext:value-type="float">
            <text:p>15</text:p>
          </table:table-cell>
          <table:table-cell table:style-name="ce59" table:formula="of:=((([.$A12]*[.K$2])+((100-[.$A12])*[.E$1]))/100)-50" office:value-type="float" office:value="58.5" calcext:value-type="float">
            <text:p>59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53" office:value-type="float" office:value="100" calcext:value-type="float">
            <text:p>100</text:p>
          </table:table-cell>
          <table:table-cell table:formula="of:=(([.$A13]*[.B$2])+((100-[.$A13])*[.B$1]))/100" office:value-type="float" office:value="10" calcext:value-type="float">
            <text:p>10</text:p>
          </table:table-cell>
          <table:table-cell table:formula="of:=(([.$A13]*[.C$2])+((100-[.$A13])*[.C$1]))/100" office:value-type="float" office:value="30" calcext:value-type="float">
            <text:p>30</text:p>
          </table:table-cell>
          <table:table-cell table:formula="of:=(([.$A13]*[.D$2])+((100-[.$A13])*[.D$1]))/100" office:value-type="float" office:value="50" calcext:value-type="float">
            <text:p>50</text:p>
          </table:table-cell>
          <table:table-cell table:formula="of:=(([.$A13]*[.E$2])+((100-[.$A13])*[.E$1]))/100" office:value-type="float" office:value="100" calcext:value-type="float">
            <text:p>100</text:p>
          </table:table-cell>
          <table:table-cell table:style-name="ce53" table:formula="of:=[.F$2]" office:value-type="float" office:value="150" calcext:value-type="float">
            <text:p>150</text:p>
          </table:table-cell>
          <table:table-cell table:style-name="ce53"/>
          <table:table-cell table:style-name="ce59" table:formula="of:=((([.$A13]*[.H$2])+((100-[.$A13])*[.B$1]))/100)-50" office:value-type="float" office:value="-40" calcext:value-type="float">
            <text:p>-40</text:p>
          </table:table-cell>
          <table:table-cell table:style-name="ce59" table:formula="of:=((([.$A13]*[.I$2])+((100-[.$A13])*[.C$1]))/100)-50" office:value-type="float" office:value="-20" calcext:value-type="float">
            <text:p>-20</text:p>
          </table:table-cell>
          <table:table-cell table:style-name="ce59" table:formula="of:=((([.$A13]*[.J$2])+((100-[.$A13])*[.D$1]))/100)-50" office:value-type="float" office:value="0" calcext:value-type="float">
            <text:p>0</text:p>
          </table:table-cell>
          <table:table-cell table:style-name="ce59" table:formula="of:=((([.$A13]*[.K$2])+((100-[.$A13])*[.E$1]))/100)-50" office:value-type="float" office:value="50" calcext:value-type="float">
            <text:p>5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style-name="ce53" table:number-columns-repeated="1012"/>
        </table:table-row>
        <table:table-row table:style-name="ro1">
          <table:table-cell table:style-name="ce54" table:number-columns-repeated="7"/>
          <table:table-cell table:number-columns-repeated="4"/>
          <table:table-cell table:style-name="ce54" table:number-columns-repeated="1013"/>
        </table:table-row>
        <table:table-row table:style-name="ro1">
          <table:table-cell table:style-name="ce55" table:number-columns-repeated="1024"/>
        </table:table-row>
        <table:table-row table:style-name="ro1">
          <table:table-cell table:style-name="ce56" office:value-type="string" calcext:value-type="string">
            <text:p>prioP2</text:p>
          </table:table-cell>
          <table:table-cell table:style-name="ce55" table:number-columns-repeated="102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5"/>
          <table:table-cell table:style-name="ce55"/>
          <table:table-cell table:number-columns-repeated="5"/>
          <table:table-cell table:style-name="ce55"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19]*[.B$17])+((100-[.$A19])*[.B$1]))/100" office:value-type="float" office:value="211" calcext:value-type="float">
            <text:p>211</text:p>
          </table:table-cell>
          <table:table-cell table:formula="of:=(([.$A19]*[.C$17])+((100-[.$A19])*[.C$1]))/100" office:value-type="float" office:value="200.5" calcext:value-type="float">
            <text:p>201</text:p>
          </table:table-cell>
          <table:table-cell table:formula="of:=(([.$A19]*[.D$17])+((100-[.$A19])*[.D$1]))/100" office:value-type="float" office:value="190" calcext:value-type="float">
            <text:p>190</text:p>
          </table:table-cell>
          <table:table-cell table:formula="of:=(([.$A19]*[.E$17])+((100-[.$A19])*[.E$1]))/100" office:value-type="float" office:value="178.5" calcext:value-type="float">
            <text:p>17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19]*[.H$17])+((100-[.$A19])*[.B$1]))/100)-50" office:value-type="float" office:value="161" calcext:value-type="float">
            <text:p>161</text:p>
          </table:table-cell>
          <table:table-cell table:style-name="ce60" table:formula="of:=((([.$A19]*[.I$17])+((100-[.$A19])*[.C$1]))/100)-50" office:value-type="float" office:value="150.5" calcext:value-type="float">
            <text:p>151</text:p>
          </table:table-cell>
          <table:table-cell table:style-name="ce60" table:formula="of:=((([.$A19]*[.J$17])+((100-[.$A19])*[.D$1]))/100)-50" office:value-type="float" office:value="140" calcext:value-type="float">
            <text:p>140</text:p>
          </table:table-cell>
          <table:table-cell table:style-name="ce60" table:formula="of:=((([.$A19]*[.K$17])+((100-[.$A19])*[.E$1]))/100)-50" office:value-type="float" office:value="128.5" calcext:value-type="float">
            <text:p>12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20]*[.B$17])+((100-[.$A20])*[.B$1]))/100" office:value-type="float" office:value="192" calcext:value-type="float">
            <text:p>192</text:p>
          </table:table-cell>
          <table:table-cell table:formula="of:=(([.$A20]*[.C$17])+((100-[.$A20])*[.C$1]))/100" office:value-type="float" office:value="186" calcext:value-type="float">
            <text:p>186</text:p>
          </table:table-cell>
          <table:table-cell table:formula="of:=(([.$A20]*[.D$17])+((100-[.$A20])*[.D$1]))/100" office:value-type="float" office:value="180" calcext:value-type="float">
            <text:p>180</text:p>
          </table:table-cell>
          <table:table-cell table:formula="of:=(([.$A20]*[.E$17])+((100-[.$A20])*[.E$1]))/100" office:value-type="float" office:value="172" calcext:value-type="float">
            <text:p>172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0]*[.H$17])+((100-[.$A20])*[.B$1]))/100)-50" office:value-type="float" office:value="142" calcext:value-type="float">
            <text:p>142</text:p>
          </table:table-cell>
          <table:table-cell table:style-name="ce60" table:formula="of:=((([.$A20]*[.I$17])+((100-[.$A20])*[.C$1]))/100)-50" office:value-type="float" office:value="136" calcext:value-type="float">
            <text:p>136</text:p>
          </table:table-cell>
          <table:table-cell table:style-name="ce60" table:formula="of:=((([.$A20]*[.J$17])+((100-[.$A20])*[.D$1]))/100)-50" office:value-type="float" office:value="130" calcext:value-type="float">
            <text:p>130</text:p>
          </table:table-cell>
          <table:table-cell table:style-name="ce60" table:formula="of:=((([.$A20]*[.K$17])+((100-[.$A20])*[.E$1]))/100)-50" office:value-type="float" office:value="122" calcext:value-type="float">
            <text:p>122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21]*[.B$17])+((100-[.$A21])*[.B$1]))/100" office:value-type="float" office:value="173" calcext:value-type="float">
            <text:p>173</text:p>
          </table:table-cell>
          <table:table-cell table:formula="of:=(([.$A21]*[.C$17])+((100-[.$A21])*[.C$1]))/100" office:value-type="float" office:value="171.5" calcext:value-type="float">
            <text:p>172</text:p>
          </table:table-cell>
          <table:table-cell table:formula="of:=(([.$A21]*[.D$17])+((100-[.$A21])*[.D$1]))/100" office:value-type="float" office:value="170" calcext:value-type="float">
            <text:p>170</text:p>
          </table:table-cell>
          <table:table-cell table:formula="of:=(([.$A21]*[.E$17])+((100-[.$A21])*[.E$1]))/100" office:value-type="float" office:value="165.5" calcext:value-type="float">
            <text:p>16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1]*[.H$17])+((100-[.$A21])*[.B$1]))/100)-50" office:value-type="float" office:value="123" calcext:value-type="float">
            <text:p>123</text:p>
          </table:table-cell>
          <table:table-cell table:style-name="ce60" table:formula="of:=((([.$A21]*[.I$17])+((100-[.$A21])*[.C$1]))/100)-50" office:value-type="float" office:value="121.5" calcext:value-type="float">
            <text:p>122</text:p>
          </table:table-cell>
          <table:table-cell table:style-name="ce60" table:formula="of:=((([.$A21]*[.J$17])+((100-[.$A21])*[.D$1]))/100)-50" office:value-type="float" office:value="120" calcext:value-type="float">
            <text:p>120</text:p>
          </table:table-cell>
          <table:table-cell table:style-name="ce60" table:formula="of:=((([.$A21]*[.K$17])+((100-[.$A21])*[.E$1]))/100)-50" office:value-type="float" office:value="115.5" calcext:value-type="float">
            <text:p>11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22]*[.B$17])+((100-[.$A22])*[.B$1]))/100" office:value-type="float" office:value="154" calcext:value-type="float">
            <text:p>154</text:p>
          </table:table-cell>
          <table:table-cell table:formula="of:=(([.$A22]*[.C$17])+((100-[.$A22])*[.C$1]))/100" office:value-type="float" office:value="157" calcext:value-type="float">
            <text:p>157</text:p>
          </table:table-cell>
          <table:table-cell table:formula="of:=(([.$A22]*[.D$17])+((100-[.$A22])*[.D$1]))/100" office:value-type="float" office:value="160" calcext:value-type="float">
            <text:p>160</text:p>
          </table:table-cell>
          <table:table-cell table:formula="of:=(([.$A22]*[.E$17])+((100-[.$A22])*[.E$1]))/100" office:value-type="float" office:value="159" calcext:value-type="float">
            <text:p>15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2]*[.H$17])+((100-[.$A22])*[.B$1]))/100)-50" office:value-type="float" office:value="104" calcext:value-type="float">
            <text:p>104</text:p>
          </table:table-cell>
          <table:table-cell table:style-name="ce60" table:formula="of:=((([.$A22]*[.I$17])+((100-[.$A22])*[.C$1]))/100)-50" office:value-type="float" office:value="107" calcext:value-type="float">
            <text:p>107</text:p>
          </table:table-cell>
          <table:table-cell table:style-name="ce60" table:formula="of:=((([.$A22]*[.J$17])+((100-[.$A22])*[.D$1]))/100)-50" office:value-type="float" office:value="110" calcext:value-type="float">
            <text:p>110</text:p>
          </table:table-cell>
          <table:table-cell table:style-name="ce60" table:formula="of:=((([.$A22]*[.K$17])+((100-[.$A22])*[.E$1]))/100)-50" office:value-type="float" office:value="109" calcext:value-type="float">
            <text:p>10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23]*[.B$17])+((100-[.$A23])*[.B$1]))/100" office:value-type="float" office:value="135" calcext:value-type="float">
            <text:p>135</text:p>
          </table:table-cell>
          <table:table-cell table:formula="of:=(([.$A23]*[.C$17])+((100-[.$A23])*[.C$1]))/100" office:value-type="float" office:value="142.5" calcext:value-type="float">
            <text:p>143</text:p>
          </table:table-cell>
          <table:table-cell table:formula="of:=(([.$A23]*[.D$17])+((100-[.$A23])*[.D$1]))/100" office:value-type="float" office:value="150" calcext:value-type="float">
            <text:p>150</text:p>
          </table:table-cell>
          <table:table-cell table:formula="of:=(([.$A23]*[.E$17])+((100-[.$A23])*[.E$1]))/100" office:value-type="float" office:value="152.5" calcext:value-type="float">
            <text:p>15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3]*[.H$17])+((100-[.$A23])*[.B$1]))/100)-50" office:value-type="float" office:value="85" calcext:value-type="float">
            <text:p>85</text:p>
          </table:table-cell>
          <table:table-cell table:style-name="ce60" table:formula="of:=((([.$A23]*[.I$17])+((100-[.$A23])*[.C$1]))/100)-50" office:value-type="float" office:value="92.5" calcext:value-type="float">
            <text:p>93</text:p>
          </table:table-cell>
          <table:table-cell table:style-name="ce60" table:formula="of:=((([.$A23]*[.J$17])+((100-[.$A23])*[.D$1]))/100)-50" office:value-type="float" office:value="100" calcext:value-type="float">
            <text:p>100</text:p>
          </table:table-cell>
          <table:table-cell table:style-name="ce60" table:formula="of:=((([.$A23]*[.K$17])+((100-[.$A23])*[.E$1]))/100)-50" office:value-type="float" office:value="102.5" calcext:value-type="float">
            <text:p>10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24]*[.B$17])+((100-[.$A24])*[.B$1]))/100" office:value-type="float" office:value="116" calcext:value-type="float">
            <text:p>116</text:p>
          </table:table-cell>
          <table:table-cell table:formula="of:=(([.$A24]*[.C$17])+((100-[.$A24])*[.C$1]))/100" office:value-type="float" office:value="128" calcext:value-type="float">
            <text:p>128</text:p>
          </table:table-cell>
          <table:table-cell table:formula="of:=(([.$A24]*[.D$17])+((100-[.$A24])*[.D$1]))/100" office:value-type="float" office:value="140" calcext:value-type="float">
            <text:p>140</text:p>
          </table:table-cell>
          <table:table-cell table:formula="of:=(([.$A24]*[.E$17])+((100-[.$A24])*[.E$1]))/100" office:value-type="float" office:value="146" calcext:value-type="float">
            <text:p>14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4]*[.H$17])+((100-[.$A24])*[.B$1]))/100)-50" office:value-type="float" office:value="66" calcext:value-type="float">
            <text:p>66</text:p>
          </table:table-cell>
          <table:table-cell table:style-name="ce60" table:formula="of:=((([.$A24]*[.I$17])+((100-[.$A24])*[.C$1]))/100)-50" office:value-type="float" office:value="78" calcext:value-type="float">
            <text:p>78</text:p>
          </table:table-cell>
          <table:table-cell table:style-name="ce60" table:formula="of:=((([.$A24]*[.J$17])+((100-[.$A24])*[.D$1]))/100)-50" office:value-type="float" office:value="90" calcext:value-type="float">
            <text:p>90</text:p>
          </table:table-cell>
          <table:table-cell table:style-name="ce60" table:formula="of:=((([.$A24]*[.K$17])+((100-[.$A24])*[.E$1]))/100)-50" office:value-type="float" office:value="96" calcext:value-type="float">
            <text:p>9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25]*[.B$17])+((100-[.$A25])*[.B$1]))/100" office:value-type="float" office:value="97" calcext:value-type="float">
            <text:p>97</text:p>
          </table:table-cell>
          <table:table-cell table:formula="of:=(([.$A25]*[.C$17])+((100-[.$A25])*[.C$1]))/100" office:value-type="float" office:value="113.5" calcext:value-type="float">
            <text:p>114</text:p>
          </table:table-cell>
          <table:table-cell table:formula="of:=(([.$A25]*[.D$17])+((100-[.$A25])*[.D$1]))/100" office:value-type="float" office:value="130" calcext:value-type="float">
            <text:p>130</text:p>
          </table:table-cell>
          <table:table-cell table:formula="of:=(([.$A25]*[.E$17])+((100-[.$A25])*[.E$1]))/100" office:value-type="float" office:value="139.5" calcext:value-type="float">
            <text:p>140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5]*[.H$17])+((100-[.$A25])*[.B$1]))/100)-50" office:value-type="float" office:value="47" calcext:value-type="float">
            <text:p>47</text:p>
          </table:table-cell>
          <table:table-cell table:style-name="ce60" table:formula="of:=((([.$A25]*[.I$17])+((100-[.$A25])*[.C$1]))/100)-50" office:value-type="float" office:value="63.5" calcext:value-type="float">
            <text:p>64</text:p>
          </table:table-cell>
          <table:table-cell table:style-name="ce60" table:formula="of:=((([.$A25]*[.J$17])+((100-[.$A25])*[.D$1]))/100)-50" office:value-type="float" office:value="80" calcext:value-type="float">
            <text:p>80</text:p>
          </table:table-cell>
          <table:table-cell table:style-name="ce60" table:formula="of:=((([.$A25]*[.K$17])+((100-[.$A25])*[.E$1]))/100)-50" office:value-type="float" office:value="89.5" calcext:value-type="float">
            <text:p>9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26]*[.B$17])+((100-[.$A26])*[.B$1]))/100" office:value-type="float" office:value="78" calcext:value-type="float">
            <text:p>78</text:p>
          </table:table-cell>
          <table:table-cell table:formula="of:=(([.$A26]*[.C$17])+((100-[.$A26])*[.C$1]))/100" office:value-type="float" office:value="99" calcext:value-type="float">
            <text:p>99</text:p>
          </table:table-cell>
          <table:table-cell table:formula="of:=(([.$A26]*[.D$17])+((100-[.$A26])*[.D$1]))/100" office:value-type="float" office:value="120" calcext:value-type="float">
            <text:p>120</text:p>
          </table:table-cell>
          <table:table-cell table:formula="of:=(([.$A26]*[.E$17])+((100-[.$A26])*[.E$1]))/100" office:value-type="float" office:value="133" calcext:value-type="float">
            <text:p>13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6]*[.H$17])+((100-[.$A26])*[.B$1]))/100)-50" office:value-type="float" office:value="28" calcext:value-type="float">
            <text:p>28</text:p>
          </table:table-cell>
          <table:table-cell table:style-name="ce60" table:formula="of:=((([.$A26]*[.I$17])+((100-[.$A26])*[.C$1]))/100)-50" office:value-type="float" office:value="49" calcext:value-type="float">
            <text:p>49</text:p>
          </table:table-cell>
          <table:table-cell table:style-name="ce60" table:formula="of:=((([.$A26]*[.J$17])+((100-[.$A26])*[.D$1]))/100)-50" office:value-type="float" office:value="70" calcext:value-type="float">
            <text:p>70</text:p>
          </table:table-cell>
          <table:table-cell table:style-name="ce60" table:formula="of:=((([.$A26]*[.K$17])+((100-[.$A26])*[.E$1]))/100)-50" office:value-type="float" office:value="83" calcext:value-type="float">
            <text:p>8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27]*[.B$17])+((100-[.$A27])*[.B$1]))/100" office:value-type="float" office:value="59" calcext:value-type="float">
            <text:p>59</text:p>
          </table:table-cell>
          <table:table-cell table:formula="of:=(([.$A27]*[.C$17])+((100-[.$A27])*[.C$1]))/100" office:value-type="float" office:value="84.5" calcext:value-type="float">
            <text:p>85</text:p>
          </table:table-cell>
          <table:table-cell table:formula="of:=(([.$A27]*[.D$17])+((100-[.$A27])*[.D$1]))/100" office:value-type="float" office:value="110" calcext:value-type="float">
            <text:p>110</text:p>
          </table:table-cell>
          <table:table-cell table:formula="of:=(([.$A27]*[.E$17])+((100-[.$A27])*[.E$1]))/100" office:value-type="float" office:value="126.5" calcext:value-type="float">
            <text:p>127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7]*[.H$17])+((100-[.$A27])*[.B$1]))/100)-50" office:value-type="float" office:value="9" calcext:value-type="float">
            <text:p>9</text:p>
          </table:table-cell>
          <table:table-cell table:style-name="ce60" table:formula="of:=((([.$A27]*[.I$17])+((100-[.$A27])*[.C$1]))/100)-50" office:value-type="float" office:value="34.5" calcext:value-type="float">
            <text:p>35</text:p>
          </table:table-cell>
          <table:table-cell table:style-name="ce60" table:formula="of:=((([.$A27]*[.J$17])+((100-[.$A27])*[.D$1]))/100)-50" office:value-type="float" office:value="60" calcext:value-type="float">
            <text:p>60</text:p>
          </table:table-cell>
          <table:table-cell table:style-name="ce60" table:formula="of:=((([.$A27]*[.K$17])+((100-[.$A27])*[.E$1]))/100)-50" office:value-type="float" office:value="76.5" calcext:value-type="float">
            <text:p>77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table:style-name="ce57" office:value-type="float" office:value="100" calcext:value-type="float">
            <text:p>100</text:p>
          </table:table-cell>
          <table:table-cell table:formula="of:=(([.$A28]*[.B$17])+((100-[.$A28])*[.B$1]))/100" office:value-type="float" office:value="40" calcext:value-type="float">
            <text:p>40</text:p>
          </table:table-cell>
          <table:table-cell table:formula="of:=(([.$A28]*[.C$17])+((100-[.$A28])*[.C$1]))/100" office:value-type="float" office:value="70" calcext:value-type="float">
            <text:p>70</text:p>
          </table:table-cell>
          <table:table-cell table:formula="of:=(([.$A28]*[.D$17])+((100-[.$A28])*[.D$1]))/100" office:value-type="float" office:value="100" calcext:value-type="float">
            <text:p>100</text:p>
          </table:table-cell>
          <table:table-cell table:formula="of:=(([.$A28]*[.E$17])+((100-[.$A28])*[.E$1]))/100" office:value-type="float" office:value="120" calcext:value-type="float">
            <text:p>120</text:p>
          </table:table-cell>
          <table:table-cell table:style-name="ce57" table:formula="of:=[.F$2]" office:value-type="float" office:value="150" calcext:value-type="float">
            <text:p>150</text:p>
          </table:table-cell>
          <table:table-cell table:style-name="ce58"/>
          <table:table-cell table:style-name="ce60" table:formula="of:=((([.$A28]*[.H$17])+((100-[.$A28])*[.B$1]))/100)-50" office:value-type="float" office:value="-10" calcext:value-type="float">
            <text:p>-10</text:p>
          </table:table-cell>
          <table:table-cell table:style-name="ce60" table:formula="of:=((([.$A28]*[.I$17])+((100-[.$A28])*[.C$1]))/100)-50" office:value-type="float" office:value="20" calcext:value-type="float">
            <text:p>20</text:p>
          </table:table-cell>
          <table:table-cell table:style-name="ce60" table:formula="of:=((([.$A28]*[.J$17])+((100-[.$A28])*[.D$1]))/100)-50" office:value-type="float" office:value="50" calcext:value-type="float">
            <text:p>50</text:p>
          </table:table-cell>
          <table:table-cell table:style-name="ce60" table:formula="of:=((([.$A28]*[.K$17])+((100-[.$A28])*[.E$1]))/100)-50" office:value-type="float" office:value="70" calcext:value-type="float">
            <text:p>7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8" table:number-columns-repeated="1012"/>
        </table:table-row>
        <table:table-row table:style-name="ro1" table:number-rows-repeated="6">
          <table:table-cell table:style-name="ce55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iority.H4:priority.K13">
            <calcext:condition calcext:apply-style-name="Bad" calcext:value="&gt;=100" calcext:base-cell-address="priority.H4"/>
            <calcext:condition calcext:apply-style-name="Good" calcext:value="&lt;=0" calcext:base-cell-address="priority.H4"/>
          </calcext:conditional-format>
          <calcext:conditional-format calcext:target-range-address="priority.H19:priority.L28">
            <calcext:condition calcext:apply-style-name="Bad" calcext:value="&gt;=100" calcext:base-cell-address="priority.H19"/>
            <calcext:condition calcext:apply-style-name="Good" calcext:value="&lt;=0" calcext:base-cell-address="priority.H19"/>
          </calcext:conditional-format>
          <calcext:conditional-format calcext:target-range-address="priority.L4:priority.L13">
            <calcext:condition calcext:apply-style-name="Bad" calcext:value="&gt;=100" calcext:base-cell-address="priority.L4"/>
            <calcext:condition calcext:apply-style-name="Good" calcext:value="&lt;=0" calcext:base-cell-address="priority.L4"/>
          </calcext:conditional-format>
        </calcext:conditional-formats>
      </table:table>
      <table:table table:name="protection" table:style-name="ta1">
        <table:table-column table:style-name="co2" table:default-cell-style-name="ce63"/>
        <table:table-column table:style-name="co12" table:number-columns-repeated="12" table:default-cell-style-name="ce63"/>
        <table:table-column table:style-name="co5" table:number-columns-repeated="5" table:default-cell-style-name="ce63"/>
        <table:table-column table:style-name="co5" table:number-columns-repeated="2" table:default-cell-style-name="ce4"/>
        <table:table-column table:style-name="co5" table:number-columns-repeated="1004" table:default-cell-style-name="ce63"/>
        <table:table-row table:style-name="ro1">
          <table:table-cell table:style-name="ce62" office:value-type="string" calcext:value-type="string">
            <text:p>A Couvrir</text:p>
          </table:table-cell>
          <table:table-cell table:style-name="ce62" office:value-type="float" office:value="25" calcext:value-type="float">
            <text:p>25</text:p>
          </table:table-cell>
          <table:table-cell table:style-name="ce69" table:formula="of:=100*(100-[.B1])*(100-[.B1])/[.F1]" office:value-type="float" office:value="87.890625" calcext:value-type="float">
            <text:p>88</text:p>
          </table:table-cell>
          <table:table-cell table:style-name="ce62"/>
          <table:table-cell table:style-name="ce70" office:value-type="string" calcext:value-type="string">
            <text:p>Fac</text:p>
          </table:table-cell>
          <table:table-cell table:style-name="ce62" office:value-type="float" office:value="6400" calcext:value-type="float">
            <text:p>6400</text:p>
          </table:table-cell>
          <table:table-cell table:style-name="ce62" table:number-columns-repeated="12"/>
          <table:table-cell table:style-name="ce72" table:number-columns-repeated="2"/>
          <table:table-cell table:style-name="ce62" table:number-columns-repeated="1004"/>
        </table:table-row>
        <table:table-row table:style-name="ro1">
          <table:table-cell table:style-name="ce62" office:value-type="string" calcext:value-type="string">
            <text:p>Fortif</text:p>
          </table:table-cell>
          <table:table-cell table:style-name="ce62" office:value-type="float" office:value="0" calcext:value-type="float">
            <text:p>0</text:p>
          </table:table-cell>
          <table:table-cell table:formula="of:=SQRT(SQRT([.B2]+10))*47" office:value-type="float" office:value="83.5791322718294" calcext:value-type="float">
            <text:p>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Org</text:p>
          </table:table-cell>
          <table:table-cell table:style-name="ce64" office:value-type="float" office:value="0.33" calcext:value-type="float">
            <text:p>0.33</text:p>
          </table:table-cell>
          <table:table-cell table:style-name="ce64" office:value-type="float" office:value="0.5" calcext:value-type="float">
            <text:p>0.50</text:p>
          </table:table-cell>
          <table:table-cell table:style-name="ce64" office:value-type="float" office:value="0.75" calcext:value-type="float">
            <text:p>0.75</text:p>
          </table:table-cell>
          <table:table-cell table:style-name="ce64" office:value-type="float" office:value="1" calcext:value-type="float">
            <text:p>1.00</text:p>
          </table:table-cell>
          <table:table-cell table:style-name="ce64" office:value-type="float" office:value="1.25" calcext:value-type="float">
            <text:p>1.25</text:p>
          </table:table-cell>
          <table:table-cell table:style-name="ce64" office:value-type="float" office:value="1.5" calcext:value-type="float">
            <text:p>1.50</text:p>
          </table:table-cell>
          <table:table-cell table:style-name="ce64" office:value-type="float" office:value="1.75" calcext:value-type="float">
            <text:p>1.75</text:p>
          </table:table-cell>
          <table:table-cell table:style-name="ce64" office:value-type="float" office:value="2" calcext:value-type="float">
            <text:p>2.00</text:p>
          </table:table-cell>
          <table:table-cell table:style-name="ce64" office:value-type="float" office:value="2.5" calcext:value-type="float">
            <text:p>2.50</text:p>
          </table:table-cell>
          <table:table-cell table:style-name="ce64" office:value-type="float" office:value="3" calcext:value-type="float">
            <text:p>3.00</text:p>
          </table:table-cell>
          <table:table-cell table:style-name="ce64" office:value-type="float" office:value="4" calcext:value-type="float">
            <text:p>4.00</text:p>
          </table:table-cell>
          <table:table-cell table:style-name="ce64" office:value-type="float" office:value="5" calcext:value-type="float">
            <text:p>5.00</text:p>
          </table:table-cell>
          <table:table-cell table:style-name="ce64"/>
          <table:table-cell table:style-name="ce64" office:value-type="string" calcext:value-type="string">
            <text:p>A Couvrir</text:p>
          </table:table-cell>
          <table:table-cell table:style-name="ce64" table:number-columns-repeated="2"/>
          <table:table-cell table:style-name="ce64" office:value-type="string" calcext:value-type="string">
            <text:p>Fortif</text:p>
          </table:table-cell>
          <table:table-cell table:style-name="ce73" table:number-columns-repeated="2"/>
          <table:table-cell table:style-name="ce64" table:number-columns-repeated="1004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formula="of:=[.$A5]*2/[.B$4]*[.$C$1]*[.$C$2]/10000" office:value-type="float" office:value="44.52013437775" calcext:value-type="float">
            <text:p>45</text:p>
          </table:table-cell>
          <table:table-cell table:style-name="ce67" table:formula="of:=[.$A5]*2/[.C$4]*[.$C$1]*[.$C$2]/10000" office:value-type="float" office:value="29.383288689315" calcext:value-type="float">
            <text:p>29</text:p>
          </table:table-cell>
          <table:table-cell table:style-name="ce67" table:formula="of:=[.$A5]*2/[.D$4]*[.$C$1]*[.$C$2]/10000" office:value-type="float" office:value="19.58885912621" calcext:value-type="float">
            <text:p>20</text:p>
          </table:table-cell>
          <table:table-cell table:style-name="ce67" table:formula="of:=[.$A5]*2/[.E$4]*[.$C$1]*[.$C$2]/10000" office:value-type="float" office:value="14.6916443446575" calcext:value-type="float">
            <text:p>15</text:p>
          </table:table-cell>
          <table:table-cell table:style-name="ce67" table:formula="of:=[.$A5]*2/[.F$4]*[.$C$1]*[.$C$2]/10000" office:value-type="float" office:value="11.753315475726" calcext:value-type="float">
            <text:p>12</text:p>
          </table:table-cell>
          <table:table-cell table:style-name="ce67" table:formula="of:=[.$A5]*2/[.G$4]*[.$C$1]*[.$C$2]/10000" office:value-type="float" office:value="9.79442956310501" calcext:value-type="float">
            <text:p>10</text:p>
          </table:table-cell>
          <table:table-cell table:style-name="ce67" table:formula="of:=[.$A5]*2/[.H$4]*[.$C$1]*[.$C$2]/10000" office:value-type="float" office:value="8.39522533980429" calcext:value-type="float">
            <text:p>8</text:p>
          </table:table-cell>
          <table:table-cell table:style-name="ce67" table:formula="of:=[.$A5]*2/[.I$4]*[.$C$1]*[.$C$2]/10000" office:value-type="float" office:value="7.34582217232875" calcext:value-type="float">
            <text:p>7</text:p>
          </table:table-cell>
          <table:table-cell table:style-name="ce67" table:formula="of:=[.$A5]*2/[.J$4]*[.$C$1]*[.$C$2]/10000" office:value-type="float" office:value="5.876657737863" calcext:value-type="float">
            <text:p>6</text:p>
          </table:table-cell>
          <table:table-cell table:style-name="ce67" table:formula="of:=[.$A5]*2/[.K$4]*[.$C$1]*[.$C$2]/10000" office:value-type="float" office:value="4.8972147815525" calcext:value-type="float">
            <text:p>5</text:p>
          </table:table-cell>
          <table:table-cell table:style-name="ce67" table:formula="of:=[.$A5]*2/[.L$4]*[.$C$1]*[.$C$2]/10000" office:value-type="float" office:value="3.67291108616438" calcext:value-type="float">
            <text:p>4</text:p>
          </table:table-cell>
          <table:table-cell table:style-name="ce67" table:formula="of:=[.$A5]*2/[.M$4]*[.$C$1]*[.$C$2]/10000" office:value-type="float" office:value="2.9383288689315" calcext:value-type="float">
            <text:p>3</text:p>
          </table:table-cell>
          <table:table-cell/>
          <table:table-cell table:style-name="ce65" office:value-type="float" office:value="5" calcext:value-type="float">
            <text:p>5</text:p>
          </table:table-cell>
          <table:table-cell table:formula="of:=100*(100-[.O5])*(100-[.O5])/[.$F$1]" office:value-type="float" office:value="141.015625" calcext:value-type="float">
            <text:p>141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3" table:formula="of:=SQRT(SQRT([.R5]+10))*47" office:value-type="float" office:value="83.5791322718294" calcext:value-type="float">
            <text:p>84</text:p>
          </table:table-cell>
          <table:table-cell table:style-name="ce74" table:number-columns-repeated="2"/>
          <table:table-cell table:number-columns-repeated="1003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7" table:formula="of:=[.$A6]*2/[.B$4]*[.$C$1]*[.$C$2]/10000" office:value-type="float" office:value="89.0402687555" calcext:value-type="float">
            <text:p>89</text:p>
          </table:table-cell>
          <table:table-cell table:style-name="ce67" table:formula="of:=[.$A6]*2/[.C$4]*[.$C$1]*[.$C$2]/10000" office:value-type="float" office:value="58.76657737863" calcext:value-type="float">
            <text:p>59</text:p>
          </table:table-cell>
          <table:table-cell table:style-name="ce67" table:formula="of:=[.$A6]*2/[.D$4]*[.$C$1]*[.$C$2]/10000" office:value-type="float" office:value="39.17771825242" calcext:value-type="float">
            <text:p>39</text:p>
          </table:table-cell>
          <table:table-cell table:style-name="ce67" table:formula="of:=[.$A6]*2/[.E$4]*[.$C$1]*[.$C$2]/10000" office:value-type="float" office:value="29.383288689315" calcext:value-type="float">
            <text:p>29</text:p>
          </table:table-cell>
          <table:table-cell table:style-name="ce67" table:formula="of:=[.$A6]*2/[.F$4]*[.$C$1]*[.$C$2]/10000" office:value-type="float" office:value="23.506630951452" calcext:value-type="float">
            <text:p>24</text:p>
          </table:table-cell>
          <table:table-cell table:style-name="ce67" table:formula="of:=[.$A6]*2/[.G$4]*[.$C$1]*[.$C$2]/10000" office:value-type="float" office:value="19.58885912621" calcext:value-type="float">
            <text:p>20</text:p>
          </table:table-cell>
          <table:table-cell table:style-name="ce67" table:formula="of:=[.$A6]*2/[.H$4]*[.$C$1]*[.$C$2]/10000" office:value-type="float" office:value="16.7904506796086" calcext:value-type="float">
            <text:p>17</text:p>
          </table:table-cell>
          <table:table-cell table:style-name="ce67" table:formula="of:=[.$A6]*2/[.I$4]*[.$C$1]*[.$C$2]/10000" office:value-type="float" office:value="14.6916443446575" calcext:value-type="float">
            <text:p>15</text:p>
          </table:table-cell>
          <table:table-cell table:style-name="ce67" table:formula="of:=[.$A6]*2/[.J$4]*[.$C$1]*[.$C$2]/10000" office:value-type="float" office:value="11.753315475726" calcext:value-type="float">
            <text:p>12</text:p>
          </table:table-cell>
          <table:table-cell table:style-name="ce67" table:formula="of:=[.$A6]*2/[.K$4]*[.$C$1]*[.$C$2]/10000" office:value-type="float" office:value="9.79442956310501" calcext:value-type="float">
            <text:p>10</text:p>
          </table:table-cell>
          <table:table-cell table:style-name="ce67" table:formula="of:=[.$A6]*2/[.L$4]*[.$C$1]*[.$C$2]/10000" office:value-type="float" office:value="7.34582217232875" calcext:value-type="float">
            <text:p>7</text:p>
          </table:table-cell>
          <table:table-cell table:style-name="ce67" table:formula="of:=[.$A6]*2/[.M$4]*[.$C$1]*[.$C$2]/10000" office:value-type="float" office:value="5.876657737863" calcext:value-type="float">
            <text:p>6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formula="of:=100*(100-[.O6])*(100-[.O6])/[.$F$1]" office:value-type="float" office:value="126.5625" calcext:value-type="float">
            <text:p>127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3" table:formula="of:=SQRT(SQRT([.R6]+10))*47" office:value-type="float" office:value="99.392898763413" calcext:value-type="float">
            <text:p>99</text:p>
          </table:table-cell>
          <table:table-cell table:style-name="ce74" office:value-type="string" calcext:value-type="string">
            <text:p>Ft Camp</text:p>
          </table:table-cell>
          <table:table-cell table:style-name="ce74"/>
          <table:table-cell table:number-columns-repeated="1003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7" table:formula="of:=[.$A7]*2/[.B$4]*[.$C$1]*[.$C$2]/10000" office:value-type="float" office:value="133.56040313325" calcext:value-type="float">
            <text:p>134</text:p>
          </table:table-cell>
          <table:table-cell table:style-name="ce67" table:formula="of:=[.$A7]*2/[.C$4]*[.$C$1]*[.$C$2]/10000" office:value-type="float" office:value="88.149866067945" calcext:value-type="float">
            <text:p>88</text:p>
          </table:table-cell>
          <table:table-cell table:style-name="ce67" table:formula="of:=[.$A7]*2/[.D$4]*[.$C$1]*[.$C$2]/10000" office:value-type="float" office:value="58.76657737863" calcext:value-type="float">
            <text:p>59</text:p>
          </table:table-cell>
          <table:table-cell table:style-name="ce67" table:formula="of:=[.$A7]*2/[.E$4]*[.$C$1]*[.$C$2]/10000" office:value-type="float" office:value="44.0749330339725" calcext:value-type="float">
            <text:p>44</text:p>
          </table:table-cell>
          <table:table-cell table:style-name="ce67" table:formula="of:=[.$A7]*2/[.F$4]*[.$C$1]*[.$C$2]/10000" office:value-type="float" office:value="35.259946427178" calcext:value-type="float">
            <text:p>35</text:p>
          </table:table-cell>
          <table:table-cell table:style-name="ce67" table:formula="of:=[.$A7]*2/[.G$4]*[.$C$1]*[.$C$2]/10000" office:value-type="float" office:value="29.383288689315" calcext:value-type="float">
            <text:p>29</text:p>
          </table:table-cell>
          <table:table-cell table:style-name="ce67" table:formula="of:=[.$A7]*2/[.H$4]*[.$C$1]*[.$C$2]/10000" office:value-type="float" office:value="25.1856760194129" calcext:value-type="float">
            <text:p>25</text:p>
          </table:table-cell>
          <table:table-cell table:style-name="ce67" table:formula="of:=[.$A7]*2/[.I$4]*[.$C$1]*[.$C$2]/10000" office:value-type="float" office:value="22.0374665169863" calcext:value-type="float">
            <text:p>22</text:p>
          </table:table-cell>
          <table:table-cell table:style-name="ce67" table:formula="of:=[.$A7]*2/[.J$4]*[.$C$1]*[.$C$2]/10000" office:value-type="float" office:value="17.629973213589" calcext:value-type="float">
            <text:p>18</text:p>
          </table:table-cell>
          <table:table-cell table:style-name="ce67" table:formula="of:=[.$A7]*2/[.K$4]*[.$C$1]*[.$C$2]/10000" office:value-type="float" office:value="14.6916443446575" calcext:value-type="float">
            <text:p>15</text:p>
          </table:table-cell>
          <table:table-cell table:style-name="ce67" table:formula="of:=[.$A7]*2/[.L$4]*[.$C$1]*[.$C$2]/10000" office:value-type="float" office:value="11.0187332584931" calcext:value-type="float">
            <text:p>11</text:p>
          </table:table-cell>
          <table:table-cell table:style-name="ce67" table:formula="of:=[.$A7]*2/[.M$4]*[.$C$1]*[.$C$2]/10000" office:value-type="float" office:value="8.8149866067945" calcext:value-type="float">
            <text:p>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formula="of:=100*(100-[.O7])*(100-[.O7])/[.$F$1]" office:value-type="float" office:value="112.890625" calcext:value-type="float">
            <text:p>113</text:p>
          </table:table-cell>
          <table:table-cell/>
          <table:table-cell table:style-name="ce65" office:value-type="float" office:value="20" calcext:value-type="float">
            <text:p>20</text:p>
          </table:table-cell>
          <table:table-cell table:style-name="ce63" table:formula="of:=SQRT(SQRT([.R7]+10))*47" office:value-type="float" office:value="109.996324008074" calcext:value-type="float">
            <text:p>110</text:p>
          </table:table-cell>
          <table:table-cell table:style-name="ce74"/>
          <table:table-cell table:style-name="ce74" office:value-type="string" calcext:value-type="string">
            <text:p>Collines</text:p>
          </table:table-cell>
          <table:table-cell table:number-columns-repeated="1003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7" table:formula="of:=[.$A8]*2/[.B$4]*[.$C$1]*[.$C$2]/10000" office:value-type="float" office:value="178.080537511" calcext:value-type="float">
            <text:p>178</text:p>
          </table:table-cell>
          <table:table-cell table:style-name="ce67" table:formula="of:=[.$A8]*2/[.C$4]*[.$C$1]*[.$C$2]/10000" office:value-type="float" office:value="117.53315475726" calcext:value-type="float">
            <text:p>118</text:p>
          </table:table-cell>
          <table:table-cell table:style-name="ce67" table:formula="of:=[.$A8]*2/[.D$4]*[.$C$1]*[.$C$2]/10000" office:value-type="float" office:value="78.35543650484" calcext:value-type="float">
            <text:p>78</text:p>
          </table:table-cell>
          <table:table-cell table:style-name="ce67" table:formula="of:=[.$A8]*2/[.E$4]*[.$C$1]*[.$C$2]/10000" office:value-type="float" office:value="58.76657737863" calcext:value-type="float">
            <text:p>59</text:p>
          </table:table-cell>
          <table:table-cell table:style-name="ce67" table:formula="of:=[.$A8]*2/[.F$4]*[.$C$1]*[.$C$2]/10000" office:value-type="float" office:value="47.013261902904" calcext:value-type="float">
            <text:p>47</text:p>
          </table:table-cell>
          <table:table-cell table:style-name="ce67" table:formula="of:=[.$A8]*2/[.G$4]*[.$C$1]*[.$C$2]/10000" office:value-type="float" office:value="39.17771825242" calcext:value-type="float">
            <text:p>39</text:p>
          </table:table-cell>
          <table:table-cell table:style-name="ce67" table:formula="of:=[.$A8]*2/[.H$4]*[.$C$1]*[.$C$2]/10000" office:value-type="float" office:value="33.5809013592172" calcext:value-type="float">
            <text:p>34</text:p>
          </table:table-cell>
          <table:table-cell table:style-name="ce67" table:formula="of:=[.$A8]*2/[.I$4]*[.$C$1]*[.$C$2]/10000" office:value-type="float" office:value="29.383288689315" calcext:value-type="float">
            <text:p>29</text:p>
          </table:table-cell>
          <table:table-cell table:style-name="ce67" table:formula="of:=[.$A8]*2/[.J$4]*[.$C$1]*[.$C$2]/10000" office:value-type="float" office:value="23.506630951452" calcext:value-type="float">
            <text:p>24</text:p>
          </table:table-cell>
          <table:table-cell table:style-name="ce67" table:formula="of:=[.$A8]*2/[.K$4]*[.$C$1]*[.$C$2]/10000" office:value-type="float" office:value="19.58885912621" calcext:value-type="float">
            <text:p>20</text:p>
          </table:table-cell>
          <table:table-cell table:style-name="ce67" table:formula="of:=[.$A8]*2/[.L$4]*[.$C$1]*[.$C$2]/10000" office:value-type="float" office:value="14.6916443446575" calcext:value-type="float">
            <text:p>15</text:p>
          </table:table-cell>
          <table:table-cell table:style-name="ce67" table:formula="of:=[.$A8]*2/[.M$4]*[.$C$1]*[.$C$2]/10000" office:value-type="float" office:value="11.753315475726" calcext:value-type="float">
            <text:p>12</text:p>
          </table:table-cell>
          <table:table-cell/>
          <table:table-cell table:style-name="ce65" office:value-type="float" office:value="20" calcext:value-type="float">
            <text:p>20</text:p>
          </table:table-cell>
          <table:table-cell table:formula="of:=100*(100-[.O8])*(100-[.O8])/[.$F$1]" office:value-type="float" office:value="100" calcext:value-type="float">
            <text:p>100</text:p>
          </table:table-cell>
          <table:table-cell/>
          <table:table-cell table:style-name="ce65" office:value-type="float" office:value="30" calcext:value-type="float">
            <text:p>30</text:p>
          </table:table-cell>
          <table:table-cell table:style-name="ce63" table:formula="of:=SQRT(SQRT([.R8]+10))*47" office:value-type="float" office:value="118.198742390196" calcext:value-type="float">
            <text:p>118</text:p>
          </table:table-cell>
          <table:table-cell table:style-name="ce74" office:value-type="string" calcext:value-type="string">
            <text:p>Palissades</text:p>
          </table:table-cell>
          <table:table-cell table:style-name="ce74" office:value-type="string" calcext:value-type="string">
            <text:p>Marécages</text:p>
          </table:table-cell>
          <table:table-cell table:number-columns-repeated="1003"/>
        </table:table-row>
        <table:table-row table:style-name="ro1">
          <table:table-cell table:style-name="ce65" office:value-type="float" office:value="50" calcext:value-type="float">
            <text:p>50</text:p>
          </table:table-cell>
          <table:table-cell table:style-name="ce67" table:formula="of:=[.$A9]*2/[.B$4]*[.$C$1]*[.$C$2]/10000" office:value-type="float" office:value="222.60067188875" calcext:value-type="float">
            <text:p>223</text:p>
          </table:table-cell>
          <table:table-cell table:style-name="ce67" table:formula="of:=[.$A9]*2/[.C$4]*[.$C$1]*[.$C$2]/10000" office:value-type="float" office:value="146.916443446575" calcext:value-type="float">
            <text:p>147</text:p>
          </table:table-cell>
          <table:table-cell table:style-name="ce67" table:formula="of:=[.$A9]*2/[.D$4]*[.$C$1]*[.$C$2]/10000" office:value-type="float" office:value="97.94429563105" calcext:value-type="float">
            <text:p>98</text:p>
          </table:table-cell>
          <table:table-cell table:style-name="ce67" table:formula="of:=[.$A9]*2/[.E$4]*[.$C$1]*[.$C$2]/10000" office:value-type="float" office:value="73.4582217232875" calcext:value-type="float">
            <text:p>73</text:p>
          </table:table-cell>
          <table:table-cell table:style-name="ce67" table:formula="of:=[.$A9]*2/[.F$4]*[.$C$1]*[.$C$2]/10000" office:value-type="float" office:value="58.76657737863" calcext:value-type="float">
            <text:p>59</text:p>
          </table:table-cell>
          <table:table-cell table:style-name="ce67" table:formula="of:=[.$A9]*2/[.G$4]*[.$C$1]*[.$C$2]/10000" office:value-type="float" office:value="48.972147815525" calcext:value-type="float">
            <text:p>49</text:p>
          </table:table-cell>
          <table:table-cell table:style-name="ce67" table:formula="of:=[.$A9]*2/[.H$4]*[.$C$1]*[.$C$2]/10000" office:value-type="float" office:value="41.9761266990214" calcext:value-type="float">
            <text:p>42</text:p>
          </table:table-cell>
          <table:table-cell table:style-name="ce67" table:formula="of:=[.$A9]*2/[.I$4]*[.$C$1]*[.$C$2]/10000" office:value-type="float" office:value="36.7291108616438" calcext:value-type="float">
            <text:p>37</text:p>
          </table:table-cell>
          <table:table-cell table:style-name="ce67" table:formula="of:=[.$A9]*2/[.J$4]*[.$C$1]*[.$C$2]/10000" office:value-type="float" office:value="29.383288689315" calcext:value-type="float">
            <text:p>29</text:p>
          </table:table-cell>
          <table:table-cell table:style-name="ce67" table:formula="of:=[.$A9]*2/[.K$4]*[.$C$1]*[.$C$2]/10000" office:value-type="float" office:value="24.4860739077625" calcext:value-type="float">
            <text:p>24</text:p>
          </table:table-cell>
          <table:table-cell table:style-name="ce67" table:formula="of:=[.$A9]*2/[.L$4]*[.$C$1]*[.$C$2]/10000" office:value-type="float" office:value="18.3645554308219" calcext:value-type="float">
            <text:p>18</text:p>
          </table:table-cell>
          <table:table-cell table:style-name="ce67" table:formula="of:=[.$A9]*2/[.M$4]*[.$C$1]*[.$C$2]/10000" office:value-type="float" office:value="14.6916443446575" calcext:value-type="float">
            <text:p>15</text:p>
          </table:table-cell>
          <table:table-cell/>
          <table:table-cell table:style-name="ce65" office:value-type="float" office:value="25" calcext:value-type="float">
            <text:p>25</text:p>
          </table:table-cell>
          <table:table-cell table:formula="of:=100*(100-[.O9])*(100-[.O9])/[.$F$1]" office:value-type="float" office:value="87.890625" calcext:value-type="float">
            <text:p>88</text:p>
          </table:table-cell>
          <table:table-cell/>
          <table:table-cell table:style-name="ce65" office:value-type="float" office:value="40" calcext:value-type="float">
            <text:p>40</text:p>
          </table:table-cell>
          <table:table-cell table:style-name="ce63" table:formula="of:=SQRT(SQRT([.R9]+10))*47" office:value-type="float" office:value="124.979953578207" calcext:value-type="float">
            <text:p>125</text:p>
          </table:table-cell>
          <table:table-cell table:style-name="ce74"/>
          <table:table-cell table:style-name="ce74" office:value-type="string" calcext:value-type="string">
            <text:p>Montagnes</text:p>
          </table:table-cell>
          <table:table-cell table:number-columns-repeated="1003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7" table:formula="of:=[.$A10]*2/[.B$4]*[.$C$1]*[.$C$2]/10000" office:value-type="float" office:value="267.1208062665" calcext:value-type="float">
            <text:p>267</text:p>
          </table:table-cell>
          <table:table-cell table:style-name="ce67" table:formula="of:=[.$A10]*2/[.C$4]*[.$C$1]*[.$C$2]/10000" office:value-type="float" office:value="176.29973213589" calcext:value-type="float">
            <text:p>176</text:p>
          </table:table-cell>
          <table:table-cell table:style-name="ce67" table:formula="of:=[.$A10]*2/[.D$4]*[.$C$1]*[.$C$2]/10000" office:value-type="float" office:value="117.53315475726" calcext:value-type="float">
            <text:p>118</text:p>
          </table:table-cell>
          <table:table-cell table:style-name="ce67" table:formula="of:=[.$A10]*2/[.E$4]*[.$C$1]*[.$C$2]/10000" office:value-type="float" office:value="88.149866067945" calcext:value-type="float">
            <text:p>88</text:p>
          </table:table-cell>
          <table:table-cell table:style-name="ce67" table:formula="of:=[.$A10]*2/[.F$4]*[.$C$1]*[.$C$2]/10000" office:value-type="float" office:value="70.519892854356" calcext:value-type="float">
            <text:p>71</text:p>
          </table:table-cell>
          <table:table-cell table:style-name="ce67" table:formula="of:=[.$A10]*2/[.G$4]*[.$C$1]*[.$C$2]/10000" office:value-type="float" office:value="58.76657737863" calcext:value-type="float">
            <text:p>59</text:p>
          </table:table-cell>
          <table:table-cell table:style-name="ce67" table:formula="of:=[.$A10]*2/[.H$4]*[.$C$1]*[.$C$2]/10000" office:value-type="float" office:value="50.3713520388257" calcext:value-type="float">
            <text:p>50</text:p>
          </table:table-cell>
          <table:table-cell table:style-name="ce67" table:formula="of:=[.$A10]*2/[.I$4]*[.$C$1]*[.$C$2]/10000" office:value-type="float" office:value="44.0749330339725" calcext:value-type="float">
            <text:p>44</text:p>
          </table:table-cell>
          <table:table-cell table:style-name="ce67" table:formula="of:=[.$A10]*2/[.J$4]*[.$C$1]*[.$C$2]/10000" office:value-type="float" office:value="35.259946427178" calcext:value-type="float">
            <text:p>35</text:p>
          </table:table-cell>
          <table:table-cell table:style-name="ce67" table:formula="of:=[.$A10]*2/[.K$4]*[.$C$1]*[.$C$2]/10000" office:value-type="float" office:value="29.383288689315" calcext:value-type="float">
            <text:p>29</text:p>
          </table:table-cell>
          <table:table-cell table:style-name="ce67" table:formula="of:=[.$A10]*2/[.L$4]*[.$C$1]*[.$C$2]/10000" office:value-type="float" office:value="22.0374665169863" calcext:value-type="float">
            <text:p>22</text:p>
          </table:table-cell>
          <table:table-cell table:style-name="ce67" table:formula="of:=[.$A10]*2/[.M$4]*[.$C$1]*[.$C$2]/10000" office:value-type="float" office:value="17.629973213589" calcext:value-type="float">
            <text:p>18</text:p>
          </table:table-cell>
          <table:table-cell/>
          <table:table-cell table:style-name="ce65" office:value-type="float" office:value="30" calcext:value-type="float">
            <text:p>30</text:p>
          </table:table-cell>
          <table:table-cell table:formula="of:=100*(100-[.O10])*(100-[.O10])/[.$F$1]" office:value-type="float" office:value="76.5625" calcext:value-type="float">
            <text:p>77</text:p>
          </table:table-cell>
          <table:table-cell/>
          <table:table-cell table:style-name="ce65" office:value-type="float" office:value="50" calcext:value-type="float">
            <text:p>50</text:p>
          </table:table-cell>
          <table:table-cell table:style-name="ce63" table:formula="of:=SQRT(SQRT([.R10]+10))*47" office:value-type="float" office:value="130.808411134546" calcext:value-type="float">
            <text:p>131</text:p>
          </table:table-cell>
          <table:table-cell table:style-name="ce74" office:value-type="string" calcext:value-type="string">
            <text:p>Rempart</text:p>
          </table:table-cell>
          <table:table-cell table:style-name="ce74" office:value-type="string" calcext:value-type="string">
            <text:p>Ht Mont</text:p>
          </table:table-cell>
          <table:table-cell table:number-columns-repeated="1003"/>
        </table:table-row>
        <table:table-row table:style-name="ro1">
          <table:table-cell table:style-name="ce65" office:value-type="float" office:value="70" calcext:value-type="float">
            <text:p>70</text:p>
          </table:table-cell>
          <table:table-cell table:style-name="ce67" table:formula="of:=[.$A11]*2/[.B$4]*[.$C$1]*[.$C$2]/10000" office:value-type="float" office:value="311.64094064425" calcext:value-type="float">
            <text:p>312</text:p>
          </table:table-cell>
          <table:table-cell table:style-name="ce67" table:formula="of:=[.$A11]*2/[.C$4]*[.$C$1]*[.$C$2]/10000" office:value-type="float" office:value="205.683020825205" calcext:value-type="float">
            <text:p>206</text:p>
          </table:table-cell>
          <table:table-cell table:style-name="ce67" table:formula="of:=[.$A11]*2/[.D$4]*[.$C$1]*[.$C$2]/10000" office:value-type="float" office:value="137.12201388347" calcext:value-type="float">
            <text:p>137</text:p>
          </table:table-cell>
          <table:table-cell table:style-name="ce67" table:formula="of:=[.$A11]*2/[.E$4]*[.$C$1]*[.$C$2]/10000" office:value-type="float" office:value="102.841510412603" calcext:value-type="float">
            <text:p>103</text:p>
          </table:table-cell>
          <table:table-cell table:style-name="ce67" table:formula="of:=[.$A11]*2/[.F$4]*[.$C$1]*[.$C$2]/10000" office:value-type="float" office:value="82.273208330082" calcext:value-type="float">
            <text:p>82</text:p>
          </table:table-cell>
          <table:table-cell table:style-name="ce67" table:formula="of:=[.$A11]*2/[.G$4]*[.$C$1]*[.$C$2]/10000" office:value-type="float" office:value="68.561006941735" calcext:value-type="float">
            <text:p>69</text:p>
          </table:table-cell>
          <table:table-cell table:style-name="ce67" table:formula="of:=[.$A11]*2/[.H$4]*[.$C$1]*[.$C$2]/10000" office:value-type="float" office:value="58.76657737863" calcext:value-type="float">
            <text:p>59</text:p>
          </table:table-cell>
          <table:table-cell table:style-name="ce67" table:formula="of:=[.$A11]*2/[.I$4]*[.$C$1]*[.$C$2]/10000" office:value-type="float" office:value="51.4207552063013" calcext:value-type="float">
            <text:p>51</text:p>
          </table:table-cell>
          <table:table-cell table:style-name="ce67" table:formula="of:=[.$A11]*2/[.J$4]*[.$C$1]*[.$C$2]/10000" office:value-type="float" office:value="41.136604165041" calcext:value-type="float">
            <text:p>41</text:p>
          </table:table-cell>
          <table:table-cell table:style-name="ce67" table:formula="of:=[.$A11]*2/[.K$4]*[.$C$1]*[.$C$2]/10000" office:value-type="float" office:value="34.2805034708675" calcext:value-type="float">
            <text:p>34</text:p>
          </table:table-cell>
          <table:table-cell table:style-name="ce67" table:formula="of:=[.$A11]*2/[.L$4]*[.$C$1]*[.$C$2]/10000" office:value-type="float" office:value="25.7103776031506" calcext:value-type="float">
            <text:p>26</text:p>
          </table:table-cell>
          <table:table-cell table:style-name="ce67" table:formula="of:=[.$A11]*2/[.M$4]*[.$C$1]*[.$C$2]/10000" office:value-type="float" office:value="20.5683020825205" calcext:value-type="float">
            <text:p>21</text:p>
          </table:table-cell>
          <table:table-cell/>
          <table:table-cell table:style-name="ce65" office:value-type="float" office:value="35" calcext:value-type="float">
            <text:p>35</text:p>
          </table:table-cell>
          <table:table-cell table:formula="of:=100*(100-[.O11])*(100-[.O11])/[.$F$1]" office:value-type="float" office:value="66.015625" calcext:value-type="float">
            <text:p>66</text:p>
          </table:table-cell>
          <table:table-cell/>
          <table:table-cell table:style-name="ce65" office:value-type="float" office:value="60" calcext:value-type="float">
            <text:p>60</text:p>
          </table:table-cell>
          <table:table-cell table:style-name="ce63" table:formula="of:=SQRT(SQRT([.R11]+10))*47" office:value-type="float" office:value="135.947857600397" calcext:value-type="float">
            <text:p>136</text:p>
          </table:table-cell>
          <table:table-cell table:style-name="ce74" table:number-columns-repeated="2"/>
          <table:table-cell table:number-columns-repeated="1003"/>
        </table:table-row>
        <table:table-row table:style-name="ro1">
          <table:table-cell table:style-name="ce65" office:value-type="float" office:value="80" calcext:value-type="float">
            <text:p>80</text:p>
          </table:table-cell>
          <table:table-cell table:style-name="ce67" table:formula="of:=[.$A12]*2/[.B$4]*[.$C$1]*[.$C$2]/10000" office:value-type="float" office:value="356.161075022" calcext:value-type="float">
            <text:p>356</text:p>
          </table:table-cell>
          <table:table-cell table:style-name="ce67" table:formula="of:=[.$A12]*2/[.C$4]*[.$C$1]*[.$C$2]/10000" office:value-type="float" office:value="235.06630951452" calcext:value-type="float">
            <text:p>235</text:p>
          </table:table-cell>
          <table:table-cell table:style-name="ce67" table:formula="of:=[.$A12]*2/[.D$4]*[.$C$1]*[.$C$2]/10000" office:value-type="float" office:value="156.71087300968" calcext:value-type="float">
            <text:p>157</text:p>
          </table:table-cell>
          <table:table-cell table:style-name="ce67" table:formula="of:=[.$A12]*2/[.E$4]*[.$C$1]*[.$C$2]/10000" office:value-type="float" office:value="117.53315475726" calcext:value-type="float">
            <text:p>118</text:p>
          </table:table-cell>
          <table:table-cell table:style-name="ce67" table:formula="of:=[.$A12]*2/[.F$4]*[.$C$1]*[.$C$2]/10000" office:value-type="float" office:value="94.026523805808" calcext:value-type="float">
            <text:p>94</text:p>
          </table:table-cell>
          <table:table-cell table:style-name="ce67" table:formula="of:=[.$A12]*2/[.G$4]*[.$C$1]*[.$C$2]/10000" office:value-type="float" office:value="78.35543650484" calcext:value-type="float">
            <text:p>78</text:p>
          </table:table-cell>
          <table:table-cell table:style-name="ce67" table:formula="of:=[.$A12]*2/[.H$4]*[.$C$1]*[.$C$2]/10000" office:value-type="float" office:value="67.1618027184343" calcext:value-type="float">
            <text:p>67</text:p>
          </table:table-cell>
          <table:table-cell table:style-name="ce67" table:formula="of:=[.$A12]*2/[.I$4]*[.$C$1]*[.$C$2]/10000" office:value-type="float" office:value="58.76657737863" calcext:value-type="float">
            <text:p>59</text:p>
          </table:table-cell>
          <table:table-cell table:style-name="ce67" table:formula="of:=[.$A12]*2/[.J$4]*[.$C$1]*[.$C$2]/10000" office:value-type="float" office:value="47.013261902904" calcext:value-type="float">
            <text:p>47</text:p>
          </table:table-cell>
          <table:table-cell table:style-name="ce67" table:formula="of:=[.$A12]*2/[.K$4]*[.$C$1]*[.$C$2]/10000" office:value-type="float" office:value="39.17771825242" calcext:value-type="float">
            <text:p>39</text:p>
          </table:table-cell>
          <table:table-cell table:style-name="ce67" table:formula="of:=[.$A12]*2/[.L$4]*[.$C$1]*[.$C$2]/10000" office:value-type="float" office:value="29.383288689315" calcext:value-type="float">
            <text:p>29</text:p>
          </table:table-cell>
          <table:table-cell table:style-name="ce67" table:formula="of:=[.$A12]*2/[.M$4]*[.$C$1]*[.$C$2]/10000" office:value-type="float" office:value="23.506630951452" calcext:value-type="float">
            <text:p>24</text:p>
          </table:table-cell>
          <table:table-cell/>
          <table:table-cell table:style-name="ce65" office:value-type="float" office:value="40" calcext:value-type="float">
            <text:p>40</text:p>
          </table:table-cell>
          <table:table-cell table:formula="of:=100*(100-[.O12])*(100-[.O12])/[.$F$1]" office:value-type="float" office:value="56.25" calcext:value-type="float">
            <text:p>56</text:p>
          </table:table-cell>
          <table:table-cell/>
          <table:table-cell table:style-name="ce65" office:value-type="float" office:value="70" calcext:value-type="float">
            <text:p>70</text:p>
          </table:table-cell>
          <table:table-cell table:style-name="ce63" table:formula="of:=SQRT(SQRT([.R12]+10))*47" office:value-type="float" office:value="140.562785434795" calcext:value-type="float">
            <text:p>141</text:p>
          </table:table-cell>
          <table:table-cell table:style-name="ce74" office:value-type="string" calcext:value-type="string">
            <text:p>Murailles</text:p>
          </table:table-cell>
          <table:table-cell table:style-name="ce74"/>
          <table:table-cell table:number-columns-repeated="1003"/>
        </table:table-row>
        <table:table-row table:style-name="ro1">
          <table:table-cell table:style-name="ce65" office:value-type="float" office:value="90" calcext:value-type="float">
            <text:p>90</text:p>
          </table:table-cell>
          <table:table-cell table:style-name="ce67" table:formula="of:=[.$A13]*2/[.B$4]*[.$C$1]*[.$C$2]/10000" office:value-type="float" office:value="400.68120939975" calcext:value-type="float">
            <text:p>401</text:p>
          </table:table-cell>
          <table:table-cell table:style-name="ce67" table:formula="of:=[.$A13]*2/[.C$4]*[.$C$1]*[.$C$2]/10000" office:value-type="float" office:value="264.449598203835" calcext:value-type="float">
            <text:p>264</text:p>
          </table:table-cell>
          <table:table-cell table:style-name="ce67" table:formula="of:=[.$A13]*2/[.D$4]*[.$C$1]*[.$C$2]/10000" office:value-type="float" office:value="176.29973213589" calcext:value-type="float">
            <text:p>176</text:p>
          </table:table-cell>
          <table:table-cell table:style-name="ce67" table:formula="of:=[.$A13]*2/[.E$4]*[.$C$1]*[.$C$2]/10000" office:value-type="float" office:value="132.224799101918" calcext:value-type="float">
            <text:p>132</text:p>
          </table:table-cell>
          <table:table-cell table:style-name="ce67" table:formula="of:=[.$A13]*2/[.F$4]*[.$C$1]*[.$C$2]/10000" office:value-type="float" office:value="105.779839281534" calcext:value-type="float">
            <text:p>106</text:p>
          </table:table-cell>
          <table:table-cell table:style-name="ce67" table:formula="of:=[.$A13]*2/[.G$4]*[.$C$1]*[.$C$2]/10000" office:value-type="float" office:value="88.149866067945" calcext:value-type="float">
            <text:p>88</text:p>
          </table:table-cell>
          <table:table-cell table:style-name="ce67" table:formula="of:=[.$A13]*2/[.H$4]*[.$C$1]*[.$C$2]/10000" office:value-type="float" office:value="75.5570280582386" calcext:value-type="float">
            <text:p>76</text:p>
          </table:table-cell>
          <table:table-cell table:style-name="ce67" table:formula="of:=[.$A13]*2/[.I$4]*[.$C$1]*[.$C$2]/10000" office:value-type="float" office:value="66.1123995509588" calcext:value-type="float">
            <text:p>66</text:p>
          </table:table-cell>
          <table:table-cell table:style-name="ce67" table:formula="of:=[.$A13]*2/[.J$4]*[.$C$1]*[.$C$2]/10000" office:value-type="float" office:value="52.889919640767" calcext:value-type="float">
            <text:p>53</text:p>
          </table:table-cell>
          <table:table-cell table:style-name="ce67" table:formula="of:=[.$A13]*2/[.K$4]*[.$C$1]*[.$C$2]/10000" office:value-type="float" office:value="44.0749330339725" calcext:value-type="float">
            <text:p>44</text:p>
          </table:table-cell>
          <table:table-cell table:style-name="ce67" table:formula="of:=[.$A13]*2/[.L$4]*[.$C$1]*[.$C$2]/10000" office:value-type="float" office:value="33.0561997754794" calcext:value-type="float">
            <text:p>33</text:p>
          </table:table-cell>
          <table:table-cell table:style-name="ce67" table:formula="of:=[.$A13]*2/[.M$4]*[.$C$1]*[.$C$2]/10000" office:value-type="float" office:value="26.4449598203835" calcext:value-type="float">
            <text:p>26</text:p>
          </table:table-cell>
          <table:table-cell/>
          <table:table-cell table:style-name="ce65" office:value-type="float" office:value="50" calcext:value-type="float">
            <text:p>50</text:p>
          </table:table-cell>
          <table:table-cell table:formula="of:=100*(100-[.O13])*(100-[.O13])/[.$F$1]" office:value-type="float" office:value="39.0625" calcext:value-type="float">
            <text:p>39</text:p>
          </table:table-cell>
          <table:table-cell/>
          <table:table-cell table:style-name="ce65" office:value-type="float" office:value="80" calcext:value-type="float">
            <text:p>80</text:p>
          </table:table-cell>
          <table:table-cell table:style-name="ce63" table:formula="of:=SQRT(SQRT([.R13]+10))*47" office:value-type="float" office:value="144.763303547328" calcext:value-type="float">
            <text:p>145</text:p>
          </table:table-cell>
          <table:table-cell table:style-name="ce74" table:number-columns-repeated="2"/>
          <table:table-cell table:number-columns-repeated="1003"/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table:style-name="ce68" table:formula="of:=[.$A14]*2/[.B$4]*[.$C$1]*[.$C$2]/10000" office:value-type="float" office:value="445.2013437775" calcext:value-type="float">
            <text:p>445</text:p>
          </table:table-cell>
          <table:table-cell table:style-name="ce68" table:formula="of:=[.$A14]*2/[.C$4]*[.$C$1]*[.$C$2]/10000" office:value-type="float" office:value="293.83288689315" calcext:value-type="float">
            <text:p>294</text:p>
          </table:table-cell>
          <table:table-cell table:style-name="ce68" table:formula="of:=[.$A14]*2/[.D$4]*[.$C$1]*[.$C$2]/10000" office:value-type="float" office:value="195.8885912621" calcext:value-type="float">
            <text:p>196</text:p>
          </table:table-cell>
          <table:table-cell table:style-name="ce68" table:formula="of:=[.$A14]*2/[.E$4]*[.$C$1]*[.$C$2]/10000" office:value-type="float" office:value="146.916443446575" calcext:value-type="float">
            <text:p>147</text:p>
          </table:table-cell>
          <table:table-cell table:style-name="ce68" table:formula="of:=[.$A14]*2/[.F$4]*[.$C$1]*[.$C$2]/10000" office:value-type="float" office:value="117.53315475726" calcext:value-type="float">
            <text:p>118</text:p>
          </table:table-cell>
          <table:table-cell table:style-name="ce68" table:formula="of:=[.$A14]*2/[.G$4]*[.$C$1]*[.$C$2]/10000" office:value-type="float" office:value="97.94429563105" calcext:value-type="float">
            <text:p>98</text:p>
          </table:table-cell>
          <table:table-cell table:style-name="ce68" table:formula="of:=[.$A14]*2/[.H$4]*[.$C$1]*[.$C$2]/10000" office:value-type="float" office:value="83.9522533980429" calcext:value-type="float">
            <text:p>84</text:p>
          </table:table-cell>
          <table:table-cell table:style-name="ce68" table:formula="of:=[.$A14]*2/[.I$4]*[.$C$1]*[.$C$2]/10000" office:value-type="float" office:value="73.4582217232875" calcext:value-type="float">
            <text:p>73</text:p>
          </table:table-cell>
          <table:table-cell table:style-name="ce68" table:formula="of:=[.$A14]*2/[.J$4]*[.$C$1]*[.$C$2]/10000" office:value-type="float" office:value="58.76657737863" calcext:value-type="float">
            <text:p>59</text:p>
          </table:table-cell>
          <table:table-cell table:style-name="ce68" table:formula="of:=[.$A14]*2/[.K$4]*[.$C$1]*[.$C$2]/10000" office:value-type="float" office:value="48.972147815525" calcext:value-type="float">
            <text:p>49</text:p>
          </table:table-cell>
          <table:table-cell table:style-name="ce68" table:formula="of:=[.$A14]*2/[.L$4]*[.$C$1]*[.$C$2]/10000" office:value-type="float" office:value="36.7291108616438" calcext:value-type="float">
            <text:p>37</text:p>
          </table:table-cell>
          <table:table-cell table:style-name="ce68" table:formula="of:=[.$A14]*2/[.M$4]*[.$C$1]*[.$C$2]/10000" office:value-type="float" office:value="29.383288689315" calcext:value-type="float">
            <text:p>29</text:p>
          </table:table-cell>
          <table:table-cell table:style-name="ce67"/>
          <table:table-cell table:style-name="ce71" office:value-type="float" office:value="60" calcext:value-type="float">
            <text:p>60</text:p>
          </table:table-cell>
          <table:table-cell table:style-name="ce67" table:formula="of:=100*(100-[.O14])*(100-[.O14])/[.$F$1]" office:value-type="float" office:value="25" calcext:value-type="float">
            <text:p>25</text:p>
          </table:table-cell>
          <table:table-cell table:style-name="ce67"/>
          <table:table-cell table:style-name="ce71" office:value-type="float" office:value="90" calcext:value-type="float">
            <text:p>90</text:p>
          </table:table-cell>
          <table:table-cell table:style-name="ce63" table:formula="of:=SQRT(SQRT([.R14]+10))*47" office:value-type="float" office:value="148.627050027914" calcext:value-type="float">
            <text:p>149</text:p>
          </table:table-cell>
          <table:table-cell table:style-name="ce75" table:number-columns-repeated="2"/>
          <table:table-cell table:style-name="ce67" table:number-columns-repeated="1003"/>
        </table:table-row>
        <table:table-row table:style-name="ro1">
          <table:table-cell table:style-name="ce65" office:value-type="float" office:value="110" calcext:value-type="float">
            <text:p>110</text:p>
          </table:table-cell>
          <table:table-cell table:style-name="ce67" table:formula="of:=[.$A15]*2/[.B$4]*[.$C$1]*[.$C$2]/10000" office:value-type="float" office:value="489.72147815525" calcext:value-type="float">
            <text:p>490</text:p>
          </table:table-cell>
          <table:table-cell table:style-name="ce67" table:formula="of:=[.$A15]*2/[.C$4]*[.$C$1]*[.$C$2]/10000" office:value-type="float" office:value="323.216175582465" calcext:value-type="float">
            <text:p>323</text:p>
          </table:table-cell>
          <table:table-cell table:style-name="ce67" table:formula="of:=[.$A15]*2/[.D$4]*[.$C$1]*[.$C$2]/10000" office:value-type="float" office:value="215.47745038831" calcext:value-type="float">
            <text:p>215</text:p>
          </table:table-cell>
          <table:table-cell table:style-name="ce67" table:formula="of:=[.$A15]*2/[.E$4]*[.$C$1]*[.$C$2]/10000" office:value-type="float" office:value="161.608087791233" calcext:value-type="float">
            <text:p>162</text:p>
          </table:table-cell>
          <table:table-cell table:style-name="ce67" table:formula="of:=[.$A15]*2/[.F$4]*[.$C$1]*[.$C$2]/10000" office:value-type="float" office:value="129.286470232986" calcext:value-type="float">
            <text:p>129</text:p>
          </table:table-cell>
          <table:table-cell table:style-name="ce67" table:formula="of:=[.$A15]*2/[.G$4]*[.$C$1]*[.$C$2]/10000" office:value-type="float" office:value="107.738725194155" calcext:value-type="float">
            <text:p>108</text:p>
          </table:table-cell>
          <table:table-cell table:style-name="ce67" table:formula="of:=[.$A15]*2/[.H$4]*[.$C$1]*[.$C$2]/10000" office:value-type="float" office:value="92.3474787378472" calcext:value-type="float">
            <text:p>92</text:p>
          </table:table-cell>
          <table:table-cell table:style-name="ce67" table:formula="of:=[.$A15]*2/[.I$4]*[.$C$1]*[.$C$2]/10000" office:value-type="float" office:value="80.8040438956163" calcext:value-type="float">
            <text:p>81</text:p>
          </table:table-cell>
          <table:table-cell table:style-name="ce67" table:formula="of:=[.$A15]*2/[.J$4]*[.$C$1]*[.$C$2]/10000" office:value-type="float" office:value="64.643235116493" calcext:value-type="float">
            <text:p>65</text:p>
          </table:table-cell>
          <table:table-cell table:style-name="ce67" table:formula="of:=[.$A15]*2/[.K$4]*[.$C$1]*[.$C$2]/10000" office:value-type="float" office:value="53.8693625970775" calcext:value-type="float">
            <text:p>54</text:p>
          </table:table-cell>
          <table:table-cell table:style-name="ce67" table:formula="of:=[.$A15]*2/[.L$4]*[.$C$1]*[.$C$2]/10000" office:value-type="float" office:value="40.4020219478081" calcext:value-type="float">
            <text:p>40</text:p>
          </table:table-cell>
          <table:table-cell table:style-name="ce67" table:formula="of:=[.$A15]*2/[.M$4]*[.$C$1]*[.$C$2]/10000" office:value-type="float" office:value="32.3216175582465" calcext:value-type="float">
            <text:p>32</text:p>
          </table:table-cell>
          <table:table-cell/>
          <table:table-cell table:style-name="ce65" office:value-type="float" office:value="70" calcext:value-type="float">
            <text:p>70</text:p>
          </table:table-cell>
          <table:table-cell table:formula="of:=100*(100-[.O15])*(100-[.O15])/[.$F$1]" office:value-type="float" office:value="14.0625" calcext:value-type="float">
            <text:p>14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style-name="ce63" table:formula="of:=SQRT(SQRT([.R15]+10))*47" office:value-type="float" office:value="152.210996501825" calcext:value-type="float">
            <text:p>152</text:p>
          </table:table-cell>
          <table:table-cell table:style-name="ce74" table:number-columns-repeated="2"/>
          <table:table-cell table:number-columns-repeated="1003"/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7" table:formula="of:=[.$A16]*2/[.B$4]*[.$C$1]*[.$C$2]/10000" office:value-type="float" office:value="534.241612533" calcext:value-type="float">
            <text:p>534</text:p>
          </table:table-cell>
          <table:table-cell table:style-name="ce67" table:formula="of:=[.$A16]*2/[.C$4]*[.$C$1]*[.$C$2]/10000" office:value-type="float" office:value="352.59946427178" calcext:value-type="float">
            <text:p>353</text:p>
          </table:table-cell>
          <table:table-cell table:style-name="ce67" table:formula="of:=[.$A16]*2/[.D$4]*[.$C$1]*[.$C$2]/10000" office:value-type="float" office:value="235.06630951452" calcext:value-type="float">
            <text:p>235</text:p>
          </table:table-cell>
          <table:table-cell table:style-name="ce67" table:formula="of:=[.$A16]*2/[.E$4]*[.$C$1]*[.$C$2]/10000" office:value-type="float" office:value="176.29973213589" calcext:value-type="float">
            <text:p>176</text:p>
          </table:table-cell>
          <table:table-cell table:style-name="ce67" table:formula="of:=[.$A16]*2/[.F$4]*[.$C$1]*[.$C$2]/10000" office:value-type="float" office:value="141.039785708712" calcext:value-type="float">
            <text:p>141</text:p>
          </table:table-cell>
          <table:table-cell table:style-name="ce67" table:formula="of:=[.$A16]*2/[.G$4]*[.$C$1]*[.$C$2]/10000" office:value-type="float" office:value="117.53315475726" calcext:value-type="float">
            <text:p>118</text:p>
          </table:table-cell>
          <table:table-cell table:style-name="ce67" table:formula="of:=[.$A16]*2/[.H$4]*[.$C$1]*[.$C$2]/10000" office:value-type="float" office:value="100.742704077651" calcext:value-type="float">
            <text:p>101</text:p>
          </table:table-cell>
          <table:table-cell table:style-name="ce67" table:formula="of:=[.$A16]*2/[.I$4]*[.$C$1]*[.$C$2]/10000" office:value-type="float" office:value="88.149866067945" calcext:value-type="float">
            <text:p>88</text:p>
          </table:table-cell>
          <table:table-cell table:style-name="ce67" table:formula="of:=[.$A16]*2/[.J$4]*[.$C$1]*[.$C$2]/10000" office:value-type="float" office:value="70.519892854356" calcext:value-type="float">
            <text:p>71</text:p>
          </table:table-cell>
          <table:table-cell table:style-name="ce67" table:formula="of:=[.$A16]*2/[.K$4]*[.$C$1]*[.$C$2]/10000" office:value-type="float" office:value="58.76657737863" calcext:value-type="float">
            <text:p>59</text:p>
          </table:table-cell>
          <table:table-cell table:style-name="ce67" table:formula="of:=[.$A16]*2/[.L$4]*[.$C$1]*[.$C$2]/10000" office:value-type="float" office:value="44.0749330339725" calcext:value-type="float">
            <text:p>44</text:p>
          </table:table-cell>
          <table:table-cell table:style-name="ce67" table:formula="of:=[.$A16]*2/[.M$4]*[.$C$1]*[.$C$2]/10000" office:value-type="float" office:value="35.259946427178" calcext:value-type="float">
            <text:p>35</text:p>
          </table:table-cell>
          <table:table-cell/>
          <table:table-cell table:style-name="ce65" office:value-type="float" office:value="80" calcext:value-type="float">
            <text:p>80</text:p>
          </table:table-cell>
          <table:table-cell table:formula="of:=100*(100-[.O16])*(100-[.O16])/[.$F$1]" office:value-type="float" office:value="6.25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5" office:value-type="float" office:value="130" calcext:value-type="float">
            <text:p>130</text:p>
          </table:table-cell>
          <table:table-cell table:style-name="ce67" table:formula="of:=[.$A17]*2/[.B$4]*[.$C$1]*[.$C$2]/10000" office:value-type="float" office:value="578.76174691075" calcext:value-type="float">
            <text:p>579</text:p>
          </table:table-cell>
          <table:table-cell table:style-name="ce67" table:formula="of:=[.$A17]*2/[.C$4]*[.$C$1]*[.$C$2]/10000" office:value-type="float" office:value="381.982752961095" calcext:value-type="float">
            <text:p>382</text:p>
          </table:table-cell>
          <table:table-cell table:style-name="ce67" table:formula="of:=[.$A17]*2/[.D$4]*[.$C$1]*[.$C$2]/10000" office:value-type="float" office:value="254.65516864073" calcext:value-type="float">
            <text:p>255</text:p>
          </table:table-cell>
          <table:table-cell table:style-name="ce67" table:formula="of:=[.$A17]*2/[.E$4]*[.$C$1]*[.$C$2]/10000" office:value-type="float" office:value="190.991376480548" calcext:value-type="float">
            <text:p>191</text:p>
          </table:table-cell>
          <table:table-cell table:style-name="ce67" table:formula="of:=[.$A17]*2/[.F$4]*[.$C$1]*[.$C$2]/10000" office:value-type="float" office:value="152.793101184438" calcext:value-type="float">
            <text:p>153</text:p>
          </table:table-cell>
          <table:table-cell table:style-name="ce67" table:formula="of:=[.$A17]*2/[.G$4]*[.$C$1]*[.$C$2]/10000" office:value-type="float" office:value="127.327584320365" calcext:value-type="float">
            <text:p>127</text:p>
          </table:table-cell>
          <table:table-cell table:style-name="ce67" table:formula="of:=[.$A17]*2/[.H$4]*[.$C$1]*[.$C$2]/10000" office:value-type="float" office:value="109.137929417456" calcext:value-type="float">
            <text:p>109</text:p>
          </table:table-cell>
          <table:table-cell table:style-name="ce67" table:formula="of:=[.$A17]*2/[.I$4]*[.$C$1]*[.$C$2]/10000" office:value-type="float" office:value="95.4956882402738" calcext:value-type="float">
            <text:p>95</text:p>
          </table:table-cell>
          <table:table-cell table:style-name="ce67" table:formula="of:=[.$A17]*2/[.J$4]*[.$C$1]*[.$C$2]/10000" office:value-type="float" office:value="76.396550592219" calcext:value-type="float">
            <text:p>76</text:p>
          </table:table-cell>
          <table:table-cell table:style-name="ce67" table:formula="of:=[.$A17]*2/[.K$4]*[.$C$1]*[.$C$2]/10000" office:value-type="float" office:value="63.6637921601825" calcext:value-type="float">
            <text:p>64</text:p>
          </table:table-cell>
          <table:table-cell table:style-name="ce67" table:formula="of:=[.$A17]*2/[.L$4]*[.$C$1]*[.$C$2]/10000" office:value-type="float" office:value="47.7478441201369" calcext:value-type="float">
            <text:p>48</text:p>
          </table:table-cell>
          <table:table-cell table:style-name="ce67" table:formula="of:=[.$A17]*2/[.M$4]*[.$C$1]*[.$C$2]/10000" office:value-type="float" office:value="38.1982752961095" calcext:value-type="float">
            <text:p>38</text:p>
          </table:table-cell>
          <table:table-cell/>
          <table:table-cell table:style-name="ce65" office:value-type="float" office:value="90" calcext:value-type="float">
            <text:p>90</text:p>
          </table:table-cell>
          <table:table-cell table:formula="of:=100*(100-[.O17])*(100-[.O17])/[.$F$1]" office:value-type="float" office:value="1.5625" calcext:value-type="float">
            <text:p>2</text:p>
          </table:table-cell>
          <table:table-cell/>
          <table:table-cell office:value-type="string" calcext:value-type="string">
            <text:p>Défense Terrain + Défense Fortification</text:p>
          </table:table-cell>
          <table:table-cell table:number-columns-repeated="1006"/>
        </table:table-row>
        <table:table-row table:style-name="ro1">
          <table:table-cell table:style-name="ce65" office:value-type="float" office:value="140" calcext:value-type="float">
            <text:p>140</text:p>
          </table:table-cell>
          <table:table-cell table:style-name="ce67" table:formula="of:=[.$A18]*2/[.B$4]*[.$C$1]*[.$C$2]/10000" office:value-type="float" office:value="623.2818812885" calcext:value-type="float">
            <text:p>623</text:p>
          </table:table-cell>
          <table:table-cell table:style-name="ce67" table:formula="of:=[.$A18]*2/[.C$4]*[.$C$1]*[.$C$2]/10000" office:value-type="float" office:value="411.36604165041" calcext:value-type="float">
            <text:p>411</text:p>
          </table:table-cell>
          <table:table-cell table:style-name="ce67" table:formula="of:=[.$A18]*2/[.D$4]*[.$C$1]*[.$C$2]/10000" office:value-type="float" office:value="274.24402776694" calcext:value-type="float">
            <text:p>274</text:p>
          </table:table-cell>
          <table:table-cell table:style-name="ce67" table:formula="of:=[.$A18]*2/[.E$4]*[.$C$1]*[.$C$2]/10000" office:value-type="float" office:value="205.683020825205" calcext:value-type="float">
            <text:p>206</text:p>
          </table:table-cell>
          <table:table-cell table:style-name="ce67" table:formula="of:=[.$A18]*2/[.F$4]*[.$C$1]*[.$C$2]/10000" office:value-type="float" office:value="164.546416660164" calcext:value-type="float">
            <text:p>165</text:p>
          </table:table-cell>
          <table:table-cell table:style-name="ce67" table:formula="of:=[.$A18]*2/[.G$4]*[.$C$1]*[.$C$2]/10000" office:value-type="float" office:value="137.12201388347" calcext:value-type="float">
            <text:p>137</text:p>
          </table:table-cell>
          <table:table-cell table:style-name="ce67" table:formula="of:=[.$A18]*2/[.H$4]*[.$C$1]*[.$C$2]/10000" office:value-type="float" office:value="117.53315475726" calcext:value-type="float">
            <text:p>118</text:p>
          </table:table-cell>
          <table:table-cell table:style-name="ce67" table:formula="of:=[.$A18]*2/[.I$4]*[.$C$1]*[.$C$2]/10000" office:value-type="float" office:value="102.841510412603" calcext:value-type="float">
            <text:p>103</text:p>
          </table:table-cell>
          <table:table-cell table:style-name="ce67" table:formula="of:=[.$A18]*2/[.J$4]*[.$C$1]*[.$C$2]/10000" office:value-type="float" office:value="82.273208330082" calcext:value-type="float">
            <text:p>82</text:p>
          </table:table-cell>
          <table:table-cell table:style-name="ce67" table:formula="of:=[.$A18]*2/[.K$4]*[.$C$1]*[.$C$2]/10000" office:value-type="float" office:value="68.561006941735" calcext:value-type="float">
            <text:p>69</text:p>
          </table:table-cell>
          <table:table-cell table:style-name="ce67" table:formula="of:=[.$A18]*2/[.L$4]*[.$C$1]*[.$C$2]/10000" office:value-type="float" office:value="51.4207552063013" calcext:value-type="float">
            <text:p>51</text:p>
          </table:table-cell>
          <table:table-cell table:style-name="ce67" table:formula="of:=[.$A18]*2/[.M$4]*[.$C$1]*[.$C$2]/10000" office:value-type="float" office:value="41.136604165041" calcext:value-type="float">
            <text:p>41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formula="of:=100*(100-[.O18])*(100-[.O18])/[.$F$1]" office:value-type="float" office:value="0" calcext:value-type="float">
            <text:p>0</text:p>
          </table:table-cell>
          <table:table-cell/>
          <table:table-cell office:value-type="string" calcext:value-type="string">
            <text:p>(le plus petit est divisé par 2)</text:p>
          </table:table-cell>
          <table:table-cell table:number-columns-repeated="1006"/>
        </table:table-row>
        <table:table-row table:style-name="ro1">
          <table:table-cell table:style-name="ce65" office:value-type="float" office:value="150" calcext:value-type="float">
            <text:p>150</text:p>
          </table:table-cell>
          <table:table-cell table:style-name="ce67" table:formula="of:=[.$A19]*2/[.B$4]*[.$C$1]*[.$C$2]/10000" office:value-type="float" office:value="667.80201566625" calcext:value-type="float">
            <text:p>668</text:p>
          </table:table-cell>
          <table:table-cell table:style-name="ce67" table:formula="of:=[.$A19]*2/[.C$4]*[.$C$1]*[.$C$2]/10000" office:value-type="float" office:value="440.749330339725" calcext:value-type="float">
            <text:p>441</text:p>
          </table:table-cell>
          <table:table-cell table:style-name="ce67" table:formula="of:=[.$A19]*2/[.D$4]*[.$C$1]*[.$C$2]/10000" office:value-type="float" office:value="293.83288689315" calcext:value-type="float">
            <text:p>294</text:p>
          </table:table-cell>
          <table:table-cell table:style-name="ce67" table:formula="of:=[.$A19]*2/[.E$4]*[.$C$1]*[.$C$2]/10000" office:value-type="float" office:value="220.374665169863" calcext:value-type="float">
            <text:p>220</text:p>
          </table:table-cell>
          <table:table-cell table:style-name="ce67" table:formula="of:=[.$A19]*2/[.F$4]*[.$C$1]*[.$C$2]/10000" office:value-type="float" office:value="176.29973213589" calcext:value-type="float">
            <text:p>176</text:p>
          </table:table-cell>
          <table:table-cell table:style-name="ce67" table:formula="of:=[.$A19]*2/[.G$4]*[.$C$1]*[.$C$2]/10000" office:value-type="float" office:value="146.916443446575" calcext:value-type="float">
            <text:p>147</text:p>
          </table:table-cell>
          <table:table-cell table:style-name="ce67" table:formula="of:=[.$A19]*2/[.H$4]*[.$C$1]*[.$C$2]/10000" office:value-type="float" office:value="125.928380097064" calcext:value-type="float">
            <text:p>126</text:p>
          </table:table-cell>
          <table:table-cell table:style-name="ce67" table:formula="of:=[.$A19]*2/[.I$4]*[.$C$1]*[.$C$2]/10000" office:value-type="float" office:value="110.187332584931" calcext:value-type="float">
            <text:p>110</text:p>
          </table:table-cell>
          <table:table-cell table:style-name="ce67" table:formula="of:=[.$A19]*2/[.J$4]*[.$C$1]*[.$C$2]/10000" office:value-type="float" office:value="88.149866067945" calcext:value-type="float">
            <text:p>88</text:p>
          </table:table-cell>
          <table:table-cell table:style-name="ce67" table:formula="of:=[.$A19]*2/[.K$4]*[.$C$1]*[.$C$2]/10000" office:value-type="float" office:value="73.4582217232875" calcext:value-type="float">
            <text:p>73</text:p>
          </table:table-cell>
          <table:table-cell table:style-name="ce67" table:formula="of:=[.$A19]*2/[.L$4]*[.$C$1]*[.$C$2]/10000" office:value-type="float" office:value="55.0936662924656" calcext:value-type="float">
            <text:p>55</text:p>
          </table:table-cell>
          <table:table-cell table:style-name="ce67" table:formula="of:=[.$A19]*2/[.M$4]*[.$C$1]*[.$C$2]/10000" office:value-type="float" office:value="44.0749330339725" calcext:value-type="float">
            <text:p>44</text:p>
          </table:table-cell>
          <table:table-cell table:number-columns-repeated="4"/>
          <table:table-cell office:value-type="string" calcext:value-type="string">
            <text:p>Défense Terrain : Seulement si fortifié / minimum 10</text:p>
          </table:table-cell>
          <table:table-cell table:number-columns-repeated="100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ure" table:style-name="ta1">
        <table:table-column table:style-name="co5" table:default-cell-style-name="ce90"/>
        <table:table-column table:style-name="co13" table:number-columns-repeated="20" table:default-cell-style-name="ce93"/>
        <table:table-column table:style-name="co14" table:default-cell-style-name="ce93"/>
        <table:table-column table:style-name="co5" table:number-columns-repeated="1002" table:default-cell-style-name="ce93"/>
        <table:table-row table:style-name="ro2">
          <table:table-cell table:style-name="ce89" office:value-type="string" calcext:value-type="string">
            <text:p>Armure Puissance Pénétration</text:p>
          </table:table-cell>
          <table:table-cell table:style-name="ce9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issance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Mélange des 2 techniq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5" table:formula="of:=(([.$B$3]-(([.$A7]*[.B$6]/100)*[.$B$3]/100))+([.$B$3]-(([.$A7]*[.B$6]/100)/20)))/2" office:value-type="float" office:value="3" calcext:value-type="float">
            <text:p>3</text:p>
          </table:table-cell>
          <table:table-cell table:style-name="ce95" table:formula="of:=(([.$B$3]-(([.$A7]*[.C$6]/100)*[.$B$3]/100))+([.$B$3]-(([.$A7]*[.C$6]/100)/20)))/2" office:value-type="float" office:value="3" calcext:value-type="float">
            <text:p>3</text:p>
          </table:table-cell>
          <table:table-cell table:style-name="ce95" table:formula="of:=(([.$B$3]-(([.$A7]*[.D$6]/100)*[.$B$3]/100))+([.$B$3]-(([.$A7]*[.D$6]/100)/20)))/2" office:value-type="float" office:value="3" calcext:value-type="float">
            <text:p>3</text:p>
          </table:table-cell>
          <table:table-cell table:style-name="ce95" table:formula="of:=(([.$B$3]-(([.$A7]*[.E$6]/100)*[.$B$3]/100))+([.$B$3]-(([.$A7]*[.E$6]/100)/20)))/2" office:value-type="float" office:value="3" calcext:value-type="float">
            <text:p>3</text:p>
          </table:table-cell>
          <table:table-cell table:style-name="ce95" table:formula="of:=(([.$B$3]-(([.$A7]*[.F$6]/100)*[.$B$3]/100))+([.$B$3]-(([.$A7]*[.F$6]/100)/20)))/2" office:value-type="float" office:value="3" calcext:value-type="float">
            <text:p>3</text:p>
          </table:table-cell>
          <table:table-cell table:style-name="ce95" table:formula="of:=(([.$B$3]-(([.$A7]*[.G$6]/100)*[.$B$3]/100))+([.$B$3]-(([.$A7]*[.G$6]/100)/20)))/2" office:value-type="float" office:value="3" calcext:value-type="float">
            <text:p>3</text:p>
          </table:table-cell>
          <table:table-cell table:style-name="ce95" table:formula="of:=(([.$B$3]-(([.$A7]*[.H$6]/100)*[.$B$3]/100))+([.$B$3]-(([.$A7]*[.H$6]/100)/20)))/2" office:value-type="float" office:value="3" calcext:value-type="float">
            <text:p>3</text:p>
          </table:table-cell>
          <table:table-cell table:style-name="ce95" table:formula="of:=(([.$B$3]-(([.$A7]*[.I$6]/100)*[.$B$3]/100))+([.$B$3]-(([.$A7]*[.I$6]/100)/20)))/2" office:value-type="float" office:value="3" calcext:value-type="float">
            <text:p>3</text:p>
          </table:table-cell>
          <table:table-cell table:style-name="ce95" table:formula="of:=(([.$B$3]-(([.$A7]*[.J$6]/100)*[.$B$3]/100))+([.$B$3]-(([.$A7]*[.J$6]/100)/20)))/2" office:value-type="float" office:value="3" calcext:value-type="float">
            <text:p>3</text:p>
          </table:table-cell>
          <table:table-cell table:style-name="ce95" table:formula="of:=(([.$B$3]-(([.$A7]*[.K$6]/100)*[.$B$3]/100))+([.$B$3]-(([.$A7]*[.K$6]/100)/20)))/2" office:value-type="float" office:value="3" calcext:value-type="float">
            <text:p>3</text:p>
          </table:table-cell>
          <table:table-cell table:style-name="ce99" table:formula="of:=(([.$B$3]-(([.$A7]*[.L$6]/100)*[.$B$3]/100))+([.$B$3]-(([.$A7]*[.L$6]/100)/20)))/2" office:value-type="float" office:value="3" calcext:value-type="float">
            <text:p>3</text:p>
          </table:table-cell>
          <table:table-cell table:style-name="ce95" table:formula="of:=(([.$B$3]-(([.$A7]*[.M$6]/100)*[.$B$3]/100))+([.$B$3]-(([.$A7]*[.M$6]/100)/20)))/2" office:value-type="float" office:value="3" calcext:value-type="float">
            <text:p>3</text:p>
          </table:table-cell>
          <table:table-cell table:style-name="ce95" table:formula="of:=(([.$B$3]-(([.$A7]*[.N$6]/100)*[.$B$3]/100))+([.$B$3]-(([.$A7]*[.N$6]/100)/20)))/2" office:value-type="float" office:value="3" calcext:value-type="float">
            <text:p>3</text:p>
          </table:table-cell>
          <table:table-cell table:style-name="ce95" table:formula="of:=(([.$B$3]-(([.$A7]*[.O$6]/100)*[.$B$3]/100))+([.$B$3]-(([.$A7]*[.O$6]/100)/20)))/2" office:value-type="float" office:value="3" calcext:value-type="float">
            <text:p>3</text:p>
          </table:table-cell>
          <table:table-cell table:style-name="ce95" table:formula="of:=(([.$B$3]-(([.$A7]*[.P$6]/100)*[.$B$3]/100))+([.$B$3]-(([.$A7]*[.P$6]/100)/20)))/2" office:value-type="float" office:value="3" calcext:value-type="float">
            <text:p>3</text:p>
          </table:table-cell>
          <table:table-cell table:style-name="ce95" table:formula="of:=(([.$B$3]-(([.$A7]*[.Q$6]/100)*[.$B$3]/100))+([.$B$3]-(([.$A7]*[.Q$6]/100)/20)))/2" office:value-type="float" office:value="3" calcext:value-type="float">
            <text:p>3</text:p>
          </table:table-cell>
          <table:table-cell table:style-name="ce95" table:formula="of:=(([.$B$3]-(([.$A7]*[.R$6]/100)*[.$B$3]/100))+([.$B$3]-(([.$A7]*[.R$6]/100)/20)))/2" office:value-type="float" office:value="3" calcext:value-type="float">
            <text:p>3</text:p>
          </table:table-cell>
          <table:table-cell table:style-name="ce95" table:formula="of:=(([.$B$3]-(([.$A7]*[.S$6]/100)*[.$B$3]/100))+([.$B$3]-(([.$A7]*[.S$6]/100)/20)))/2" office:value-type="float" office:value="3" calcext:value-type="float">
            <text:p>3</text:p>
          </table:table-cell>
          <table:table-cell table:style-name="ce95" table:formula="of:=(([.$B$3]-(([.$A7]*[.T$6]/100)*[.$B$3]/100))+([.$B$3]-(([.$A7]*[.T$6]/100)/20)))/2" office:value-type="float" office:value="3" calcext:value-type="float">
            <text:p>3</text:p>
          </table:table-cell>
          <table:table-cell table:style-name="ce95" table:formula="of:=(([.$B$3]-(([.$A7]*[.U$6]/100)*[.$B$3]/100))+([.$B$3]-(([.$A7]*[.U$6]/100)/20)))/2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5" table:formula="of:=(([.$B$3]-(([.$A8]*[.B$6]/100)*[.$B$3]/100))+([.$B$3]-(([.$A8]*[.B$6]/100)/20)))/2" office:value-type="float" office:value="3" calcext:value-type="float">
            <text:p>3</text:p>
          </table:table-cell>
          <table:table-cell table:style-name="ce95" table:formula="of:=(([.$B$3]-(([.$A8]*[.C$6]/100)*[.$B$3]/100))+([.$B$3]-(([.$A8]*[.C$6]/100)/20)))/2" office:value-type="float" office:value="2.98" calcext:value-type="float">
            <text:p>3</text:p>
          </table:table-cell>
          <table:table-cell table:style-name="ce95" table:formula="of:=(([.$B$3]-(([.$A8]*[.D$6]/100)*[.$B$3]/100))+([.$B$3]-(([.$A8]*[.D$6]/100)/20)))/2" office:value-type="float" office:value="2.96" calcext:value-type="float">
            <text:p>3</text:p>
          </table:table-cell>
          <table:table-cell table:style-name="ce95" table:formula="of:=(([.$B$3]-(([.$A8]*[.E$6]/100)*[.$B$3]/100))+([.$B$3]-(([.$A8]*[.E$6]/100)/20)))/2" office:value-type="float" office:value="2.94" calcext:value-type="float">
            <text:p>3</text:p>
          </table:table-cell>
          <table:table-cell table:style-name="ce95" table:formula="of:=(([.$B$3]-(([.$A8]*[.F$6]/100)*[.$B$3]/100))+([.$B$3]-(([.$A8]*[.F$6]/100)/20)))/2" office:value-type="float" office:value="2.92" calcext:value-type="float">
            <text:p>3</text:p>
          </table:table-cell>
          <table:table-cell table:style-name="ce95" table:formula="of:=(([.$B$3]-(([.$A8]*[.G$6]/100)*[.$B$3]/100))+([.$B$3]-(([.$A8]*[.G$6]/100)/20)))/2" office:value-type="float" office:value="2.9" calcext:value-type="float">
            <text:p>3</text:p>
          </table:table-cell>
          <table:table-cell table:style-name="ce95" table:formula="of:=(([.$B$3]-(([.$A8]*[.H$6]/100)*[.$B$3]/100))+([.$B$3]-(([.$A8]*[.H$6]/100)/20)))/2" office:value-type="float" office:value="2.88" calcext:value-type="float">
            <text:p>3</text:p>
          </table:table-cell>
          <table:table-cell table:style-name="ce95" table:formula="of:=(([.$B$3]-(([.$A8]*[.I$6]/100)*[.$B$3]/100))+([.$B$3]-(([.$A8]*[.I$6]/100)/20)))/2" office:value-type="float" office:value="2.86" calcext:value-type="float">
            <text:p>3</text:p>
          </table:table-cell>
          <table:table-cell table:style-name="ce95" table:formula="of:=(([.$B$3]-(([.$A8]*[.J$6]/100)*[.$B$3]/100))+([.$B$3]-(([.$A8]*[.J$6]/100)/20)))/2" office:value-type="float" office:value="2.84" calcext:value-type="float">
            <text:p>3</text:p>
          </table:table-cell>
          <table:table-cell table:style-name="ce95" table:formula="of:=(([.$B$3]-(([.$A8]*[.K$6]/100)*[.$B$3]/100))+([.$B$3]-(([.$A8]*[.K$6]/100)/20)))/2" office:value-type="float" office:value="2.82" calcext:value-type="float">
            <text:p>3</text:p>
          </table:table-cell>
          <table:table-cell table:style-name="ce99" table:formula="of:=(([.$B$3]-(([.$A8]*[.L$6]/100)*[.$B$3]/100))+([.$B$3]-(([.$A8]*[.L$6]/100)/20)))/2" office:value-type="float" office:value="2.8" calcext:value-type="float">
            <text:p>3</text:p>
          </table:table-cell>
          <table:table-cell table:style-name="ce95" table:formula="of:=(([.$B$3]-(([.$A8]*[.M$6]/100)*[.$B$3]/100))+([.$B$3]-(([.$A8]*[.M$6]/100)/20)))/2" office:value-type="float" office:value="2.78" calcext:value-type="float">
            <text:p>3</text:p>
          </table:table-cell>
          <table:table-cell table:style-name="ce95" table:formula="of:=(([.$B$3]-(([.$A8]*[.N$6]/100)*[.$B$3]/100))+([.$B$3]-(([.$A8]*[.N$6]/100)/20)))/2" office:value-type="float" office:value="2.75" calcext:value-type="float">
            <text:p>3</text:p>
          </table:table-cell>
          <table:table-cell table:style-name="ce95" table:formula="of:=(([.$B$3]-(([.$A8]*[.O$6]/100)*[.$B$3]/100))+([.$B$3]-(([.$A8]*[.O$6]/100)/20)))/2" office:value-type="float" office:value="2.7" calcext:value-type="float">
            <text:p>3</text:p>
          </table:table-cell>
          <table:table-cell table:style-name="ce95" table:formula="of:=(([.$B$3]-(([.$A8]*[.P$6]/100)*[.$B$3]/100))+([.$B$3]-(([.$A8]*[.P$6]/100)/20)))/2" office:value-type="float" office:value="2.65" calcext:value-type="float">
            <text:p>3</text:p>
          </table:table-cell>
          <table:table-cell table:style-name="ce95" table:formula="of:=(([.$B$3]-(([.$A8]*[.Q$6]/100)*[.$B$3]/100))+([.$B$3]-(([.$A8]*[.Q$6]/100)/20)))/2" office:value-type="float" office:value="2.6" calcext:value-type="float">
            <text:p>3</text:p>
          </table:table-cell>
          <table:table-cell table:style-name="ce95" table:formula="of:=(([.$B$3]-(([.$A8]*[.R$6]/100)*[.$B$3]/100))+([.$B$3]-(([.$A8]*[.R$6]/100)/20)))/2" office:value-type="float" office:value="2.5" calcext:value-type="float">
            <text:p>3</text:p>
          </table:table-cell>
          <table:table-cell table:style-name="ce95" table:formula="of:=(([.$B$3]-(([.$A8]*[.S$6]/100)*[.$B$3]/100))+([.$B$3]-(([.$A8]*[.S$6]/100)/20)))/2" office:value-type="float" office:value="2.4" calcext:value-type="float">
            <text:p>2</text:p>
          </table:table-cell>
          <table:table-cell table:style-name="ce95" table:formula="of:=(([.$B$3]-(([.$A8]*[.T$6]/100)*[.$B$3]/100))+([.$B$3]-(([.$A8]*[.T$6]/100)/20)))/2" office:value-type="float" office:value="2.3" calcext:value-type="float">
            <text:p>2</text:p>
          </table:table-cell>
          <table:table-cell table:style-name="ce95" table:formula="of:=(([.$B$3]-(([.$A8]*[.U$6]/100)*[.$B$3]/100))+([.$B$3]-(([.$A8]*[.U$6]/100)/20)))/2" office:value-type="float" office:value="2.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5" table:formula="of:=(([.$B$3]-(([.$A9]*[.B$6]/100)*[.$B$3]/100))+([.$B$3]-(([.$A9]*[.B$6]/100)/20)))/2" office:value-type="float" office:value="3" calcext:value-type="float">
            <text:p>3</text:p>
          </table:table-cell>
          <table:table-cell table:style-name="ce95" table:formula="of:=(([.$B$3]-(([.$A9]*[.C$6]/100)*[.$B$3]/100))+([.$B$3]-(([.$A9]*[.C$6]/100)/20)))/2" office:value-type="float" office:value="2.96" calcext:value-type="float">
            <text:p>3</text:p>
          </table:table-cell>
          <table:table-cell table:style-name="ce95" table:formula="of:=(([.$B$3]-(([.$A9]*[.D$6]/100)*[.$B$3]/100))+([.$B$3]-(([.$A9]*[.D$6]/100)/20)))/2" office:value-type="float" office:value="2.92" calcext:value-type="float">
            <text:p>3</text:p>
          </table:table-cell>
          <table:table-cell table:style-name="ce95" table:formula="of:=(([.$B$3]-(([.$A9]*[.E$6]/100)*[.$B$3]/100))+([.$B$3]-(([.$A9]*[.E$6]/100)/20)))/2" office:value-type="float" office:value="2.88" calcext:value-type="float">
            <text:p>3</text:p>
          </table:table-cell>
          <table:table-cell table:style-name="ce95" table:formula="of:=(([.$B$3]-(([.$A9]*[.F$6]/100)*[.$B$3]/100))+([.$B$3]-(([.$A9]*[.F$6]/100)/20)))/2" office:value-type="float" office:value="2.84" calcext:value-type="float">
            <text:p>3</text:p>
          </table:table-cell>
          <table:table-cell table:style-name="ce95" table:formula="of:=(([.$B$3]-(([.$A9]*[.G$6]/100)*[.$B$3]/100))+([.$B$3]-(([.$A9]*[.G$6]/100)/20)))/2" office:value-type="float" office:value="2.8" calcext:value-type="float">
            <text:p>3</text:p>
          </table:table-cell>
          <table:table-cell table:style-name="ce95" table:formula="of:=(([.$B$3]-(([.$A9]*[.H$6]/100)*[.$B$3]/100))+([.$B$3]-(([.$A9]*[.H$6]/100)/20)))/2" office:value-type="float" office:value="2.76" calcext:value-type="float">
            <text:p>3</text:p>
          </table:table-cell>
          <table:table-cell table:style-name="ce95" table:formula="of:=(([.$B$3]-(([.$A9]*[.I$6]/100)*[.$B$3]/100))+([.$B$3]-(([.$A9]*[.I$6]/100)/20)))/2" office:value-type="float" office:value="2.72" calcext:value-type="float">
            <text:p>3</text:p>
          </table:table-cell>
          <table:table-cell table:style-name="ce95" table:formula="of:=(([.$B$3]-(([.$A9]*[.J$6]/100)*[.$B$3]/100))+([.$B$3]-(([.$A9]*[.J$6]/100)/20)))/2" office:value-type="float" office:value="2.68" calcext:value-type="float">
            <text:p>3</text:p>
          </table:table-cell>
          <table:table-cell table:style-name="ce95" table:formula="of:=(([.$B$3]-(([.$A9]*[.K$6]/100)*[.$B$3]/100))+([.$B$3]-(([.$A9]*[.K$6]/100)/20)))/2" office:value-type="float" office:value="2.64" calcext:value-type="float">
            <text:p>3</text:p>
          </table:table-cell>
          <table:table-cell table:style-name="ce99" table:formula="of:=(([.$B$3]-(([.$A9]*[.L$6]/100)*[.$B$3]/100))+([.$B$3]-(([.$A9]*[.L$6]/100)/20)))/2" office:value-type="float" office:value="2.6" calcext:value-type="float">
            <text:p>3</text:p>
          </table:table-cell>
          <table:table-cell table:style-name="ce95" table:formula="of:=(([.$B$3]-(([.$A9]*[.M$6]/100)*[.$B$3]/100))+([.$B$3]-(([.$A9]*[.M$6]/100)/20)))/2" office:value-type="float" office:value="2.56" calcext:value-type="float">
            <text:p>3</text:p>
          </table:table-cell>
          <table:table-cell table:style-name="ce95" table:formula="of:=(([.$B$3]-(([.$A9]*[.N$6]/100)*[.$B$3]/100))+([.$B$3]-(([.$A9]*[.N$6]/100)/20)))/2" office:value-type="float" office:value="2.5" calcext:value-type="float">
            <text:p>3</text:p>
          </table:table-cell>
          <table:table-cell table:style-name="ce95" table:formula="of:=(([.$B$3]-(([.$A9]*[.O$6]/100)*[.$B$3]/100))+([.$B$3]-(([.$A9]*[.O$6]/100)/20)))/2" office:value-type="float" office:value="2.4" calcext:value-type="float">
            <text:p>2</text:p>
          </table:table-cell>
          <table:table-cell table:style-name="ce95" table:formula="of:=(([.$B$3]-(([.$A9]*[.P$6]/100)*[.$B$3]/100))+([.$B$3]-(([.$A9]*[.P$6]/100)/20)))/2" office:value-type="float" office:value="2.3" calcext:value-type="float">
            <text:p>2</text:p>
          </table:table-cell>
          <table:table-cell table:style-name="ce95" table:formula="of:=(([.$B$3]-(([.$A9]*[.Q$6]/100)*[.$B$3]/100))+([.$B$3]-(([.$A9]*[.Q$6]/100)/20)))/2" office:value-type="float" office:value="2.2" calcext:value-type="float">
            <text:p>2</text:p>
          </table:table-cell>
          <table:table-cell table:style-name="ce95" table:formula="of:=(([.$B$3]-(([.$A9]*[.R$6]/100)*[.$B$3]/100))+([.$B$3]-(([.$A9]*[.R$6]/100)/20)))/2" office:value-type="float" office:value="2" calcext:value-type="float">
            <text:p>2</text:p>
          </table:table-cell>
          <table:table-cell table:style-name="ce95" table:formula="of:=(([.$B$3]-(([.$A9]*[.S$6]/100)*[.$B$3]/100))+([.$B$3]-(([.$A9]*[.S$6]/100)/20)))/2" office:value-type="float" office:value="1.8" calcext:value-type="float">
            <text:p>2</text:p>
          </table:table-cell>
          <table:table-cell table:style-name="ce95" table:formula="of:=(([.$B$3]-(([.$A9]*[.T$6]/100)*[.$B$3]/100))+([.$B$3]-(([.$A9]*[.T$6]/100)/20)))/2" office:value-type="float" office:value="1.6" calcext:value-type="float">
            <text:p>2</text:p>
          </table:table-cell>
          <table:table-cell table:style-name="ce95" table:formula="of:=(([.$B$3]-(([.$A9]*[.U$6]/100)*[.$B$3]/100))+([.$B$3]-(([.$A9]*[.U$6]/100)/20)))/2" office:value-type="float" office:value="1.4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5" table:formula="of:=(([.$B$3]-(([.$A10]*[.B$6]/100)*[.$B$3]/100))+([.$B$3]-(([.$A10]*[.B$6]/100)/20)))/2" office:value-type="float" office:value="3" calcext:value-type="float">
            <text:p>3</text:p>
          </table:table-cell>
          <table:table-cell table:style-name="ce95" table:formula="of:=(([.$B$3]-(([.$A10]*[.C$6]/100)*[.$B$3]/100))+([.$B$3]-(([.$A10]*[.C$6]/100)/20)))/2" office:value-type="float" office:value="2.94" calcext:value-type="float">
            <text:p>3</text:p>
          </table:table-cell>
          <table:table-cell table:style-name="ce95" table:formula="of:=(([.$B$3]-(([.$A10]*[.D$6]/100)*[.$B$3]/100))+([.$B$3]-(([.$A10]*[.D$6]/100)/20)))/2" office:value-type="float" office:value="2.88" calcext:value-type="float">
            <text:p>3</text:p>
          </table:table-cell>
          <table:table-cell table:style-name="ce95" table:formula="of:=(([.$B$3]-(([.$A10]*[.E$6]/100)*[.$B$3]/100))+([.$B$3]-(([.$A10]*[.E$6]/100)/20)))/2" office:value-type="float" office:value="2.82" calcext:value-type="float">
            <text:p>3</text:p>
          </table:table-cell>
          <table:table-cell table:style-name="ce95" table:formula="of:=(([.$B$3]-(([.$A10]*[.F$6]/100)*[.$B$3]/100))+([.$B$3]-(([.$A10]*[.F$6]/100)/20)))/2" office:value-type="float" office:value="2.76" calcext:value-type="float">
            <text:p>3</text:p>
          </table:table-cell>
          <table:table-cell table:style-name="ce95" table:formula="of:=(([.$B$3]-(([.$A10]*[.G$6]/100)*[.$B$3]/100))+([.$B$3]-(([.$A10]*[.G$6]/100)/20)))/2" office:value-type="float" office:value="2.7" calcext:value-type="float">
            <text:p>3</text:p>
          </table:table-cell>
          <table:table-cell table:style-name="ce95" table:formula="of:=(([.$B$3]-(([.$A10]*[.H$6]/100)*[.$B$3]/100))+([.$B$3]-(([.$A10]*[.H$6]/100)/20)))/2" office:value-type="float" office:value="2.64" calcext:value-type="float">
            <text:p>3</text:p>
          </table:table-cell>
          <table:table-cell table:style-name="ce95" table:formula="of:=(([.$B$3]-(([.$A10]*[.I$6]/100)*[.$B$3]/100))+([.$B$3]-(([.$A10]*[.I$6]/100)/20)))/2" office:value-type="float" office:value="2.58" calcext:value-type="float">
            <text:p>3</text:p>
          </table:table-cell>
          <table:table-cell table:style-name="ce95" table:formula="of:=(([.$B$3]-(([.$A10]*[.J$6]/100)*[.$B$3]/100))+([.$B$3]-(([.$A10]*[.J$6]/100)/20)))/2" office:value-type="float" office:value="2.52" calcext:value-type="float">
            <text:p>3</text:p>
          </table:table-cell>
          <table:table-cell table:style-name="ce95" table:formula="of:=(([.$B$3]-(([.$A10]*[.K$6]/100)*[.$B$3]/100))+([.$B$3]-(([.$A10]*[.K$6]/100)/20)))/2" office:value-type="float" office:value="2.46" calcext:value-type="float">
            <text:p>2</text:p>
          </table:table-cell>
          <table:table-cell table:style-name="ce99" table:formula="of:=(([.$B$3]-(([.$A10]*[.L$6]/100)*[.$B$3]/100))+([.$B$3]-(([.$A10]*[.L$6]/100)/20)))/2" office:value-type="float" office:value="2.4" calcext:value-type="float">
            <text:p>2</text:p>
          </table:table-cell>
          <table:table-cell table:style-name="ce95" table:formula="of:=(([.$B$3]-(([.$A10]*[.M$6]/100)*[.$B$3]/100))+([.$B$3]-(([.$A10]*[.M$6]/100)/20)))/2" office:value-type="float" office:value="2.34" calcext:value-type="float">
            <text:p>2</text:p>
          </table:table-cell>
          <table:table-cell table:style-name="ce95" table:formula="of:=(([.$B$3]-(([.$A10]*[.N$6]/100)*[.$B$3]/100))+([.$B$3]-(([.$A10]*[.N$6]/100)/20)))/2" office:value-type="float" office:value="2.25" calcext:value-type="float">
            <text:p>2</text:p>
          </table:table-cell>
          <table:table-cell table:style-name="ce95" table:formula="of:=(([.$B$3]-(([.$A10]*[.O$6]/100)*[.$B$3]/100))+([.$B$3]-(([.$A10]*[.O$6]/100)/20)))/2" office:value-type="float" office:value="2.1" calcext:value-type="float">
            <text:p>2</text:p>
          </table:table-cell>
          <table:table-cell table:style-name="ce95" table:formula="of:=(([.$B$3]-(([.$A10]*[.P$6]/100)*[.$B$3]/100))+([.$B$3]-(([.$A10]*[.P$6]/100)/20)))/2" office:value-type="float" office:value="1.95" calcext:value-type="float">
            <text:p>2</text:p>
          </table:table-cell>
          <table:table-cell table:style-name="ce95" table:formula="of:=(([.$B$3]-(([.$A10]*[.Q$6]/100)*[.$B$3]/100))+([.$B$3]-(([.$A10]*[.Q$6]/100)/20)))/2" office:value-type="float" office:value="1.8" calcext:value-type="float">
            <text:p>2</text:p>
          </table:table-cell>
          <table:table-cell table:style-name="ce95" table:formula="of:=(([.$B$3]-(([.$A10]*[.R$6]/100)*[.$B$3]/100))+([.$B$3]-(([.$A10]*[.R$6]/100)/20)))/2" office:value-type="float" office:value="1.5" calcext:value-type="float">
            <text:p>2</text:p>
          </table:table-cell>
          <table:table-cell table:style-name="ce95" table:formula="of:=(([.$B$3]-(([.$A10]*[.S$6]/100)*[.$B$3]/100))+([.$B$3]-(([.$A10]*[.S$6]/100)/20)))/2" office:value-type="float" office:value="1.2" calcext:value-type="float">
            <text:p>1</text:p>
          </table:table-cell>
          <table:table-cell table:style-name="ce95" table:formula="of:=(([.$B$3]-(([.$A10]*[.T$6]/100)*[.$B$3]/100))+([.$B$3]-(([.$A10]*[.T$6]/100)/20)))/2" office:value-type="float" office:value="0.9" calcext:value-type="float">
            <text:p>1</text:p>
          </table:table-cell>
          <table:table-cell table:style-name="ce95" table:formula="of:=(([.$B$3]-(([.$A10]*[.U$6]/100)*[.$B$3]/100))+([.$B$3]-(([.$A10]*[.U$6]/100)/20)))/2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5" table:formula="of:=(([.$B$3]-(([.$A11]*[.B$6]/100)*[.$B$3]/100))+([.$B$3]-(([.$A11]*[.B$6]/100)/20)))/2" office:value-type="float" office:value="3" calcext:value-type="float">
            <text:p>3</text:p>
          </table:table-cell>
          <table:table-cell table:style-name="ce95" table:formula="of:=(([.$B$3]-(([.$A11]*[.C$6]/100)*[.$B$3]/100))+([.$B$3]-(([.$A11]*[.C$6]/100)/20)))/2" office:value-type="float" office:value="2.92" calcext:value-type="float">
            <text:p>3</text:p>
          </table:table-cell>
          <table:table-cell table:style-name="ce95" table:formula="of:=(([.$B$3]-(([.$A11]*[.D$6]/100)*[.$B$3]/100))+([.$B$3]-(([.$A11]*[.D$6]/100)/20)))/2" office:value-type="float" office:value="2.84" calcext:value-type="float">
            <text:p>3</text:p>
          </table:table-cell>
          <table:table-cell table:style-name="ce95" table:formula="of:=(([.$B$3]-(([.$A11]*[.E$6]/100)*[.$B$3]/100))+([.$B$3]-(([.$A11]*[.E$6]/100)/20)))/2" office:value-type="float" office:value="2.76" calcext:value-type="float">
            <text:p>3</text:p>
          </table:table-cell>
          <table:table-cell table:style-name="ce95" table:formula="of:=(([.$B$3]-(([.$A11]*[.F$6]/100)*[.$B$3]/100))+([.$B$3]-(([.$A11]*[.F$6]/100)/20)))/2" office:value-type="float" office:value="2.68" calcext:value-type="float">
            <text:p>3</text:p>
          </table:table-cell>
          <table:table-cell table:style-name="ce95" table:formula="of:=(([.$B$3]-(([.$A11]*[.G$6]/100)*[.$B$3]/100))+([.$B$3]-(([.$A11]*[.G$6]/100)/20)))/2" office:value-type="float" office:value="2.6" calcext:value-type="float">
            <text:p>3</text:p>
          </table:table-cell>
          <table:table-cell table:style-name="ce95" table:formula="of:=(([.$B$3]-(([.$A11]*[.H$6]/100)*[.$B$3]/100))+([.$B$3]-(([.$A11]*[.H$6]/100)/20)))/2" office:value-type="float" office:value="2.52" calcext:value-type="float">
            <text:p>3</text:p>
          </table:table-cell>
          <table:table-cell table:style-name="ce95" table:formula="of:=(([.$B$3]-(([.$A11]*[.I$6]/100)*[.$B$3]/100))+([.$B$3]-(([.$A11]*[.I$6]/100)/20)))/2" office:value-type="float" office:value="2.44" calcext:value-type="float">
            <text:p>2</text:p>
          </table:table-cell>
          <table:table-cell table:style-name="ce95" table:formula="of:=(([.$B$3]-(([.$A11]*[.J$6]/100)*[.$B$3]/100))+([.$B$3]-(([.$A11]*[.J$6]/100)/20)))/2" office:value-type="float" office:value="2.36" calcext:value-type="float">
            <text:p>2</text:p>
          </table:table-cell>
          <table:table-cell table:style-name="ce95" table:formula="of:=(([.$B$3]-(([.$A11]*[.K$6]/100)*[.$B$3]/100))+([.$B$3]-(([.$A11]*[.K$6]/100)/20)))/2" office:value-type="float" office:value="2.28" calcext:value-type="float">
            <text:p>2</text:p>
          </table:table-cell>
          <table:table-cell table:style-name="ce99" table:formula="of:=(([.$B$3]-(([.$A11]*[.L$6]/100)*[.$B$3]/100))+([.$B$3]-(([.$A11]*[.L$6]/100)/20)))/2" office:value-type="float" office:value="2.2" calcext:value-type="float">
            <text:p>2</text:p>
          </table:table-cell>
          <table:table-cell table:style-name="ce95" table:formula="of:=(([.$B$3]-(([.$A11]*[.M$6]/100)*[.$B$3]/100))+([.$B$3]-(([.$A11]*[.M$6]/100)/20)))/2" office:value-type="float" office:value="2.12" calcext:value-type="float">
            <text:p>2</text:p>
          </table:table-cell>
          <table:table-cell table:style-name="ce95" table:formula="of:=(([.$B$3]-(([.$A11]*[.N$6]/100)*[.$B$3]/100))+([.$B$3]-(([.$A11]*[.N$6]/100)/20)))/2" office:value-type="float" office:value="2" calcext:value-type="float">
            <text:p>2</text:p>
          </table:table-cell>
          <table:table-cell table:style-name="ce95" table:formula="of:=(([.$B$3]-(([.$A11]*[.O$6]/100)*[.$B$3]/100))+([.$B$3]-(([.$A11]*[.O$6]/100)/20)))/2" office:value-type="float" office:value="1.8" calcext:value-type="float">
            <text:p>2</text:p>
          </table:table-cell>
          <table:table-cell table:style-name="ce95" table:formula="of:=(([.$B$3]-(([.$A11]*[.P$6]/100)*[.$B$3]/100))+([.$B$3]-(([.$A11]*[.P$6]/100)/20)))/2" office:value-type="float" office:value="1.6" calcext:value-type="float">
            <text:p>2</text:p>
          </table:table-cell>
          <table:table-cell table:style-name="ce95" table:formula="of:=(([.$B$3]-(([.$A11]*[.Q$6]/100)*[.$B$3]/100))+([.$B$3]-(([.$A11]*[.Q$6]/100)/20)))/2" office:value-type="float" office:value="1.4" calcext:value-type="float">
            <text:p>1</text:p>
          </table:table-cell>
          <table:table-cell table:style-name="ce95" table:formula="of:=(([.$B$3]-(([.$A11]*[.R$6]/100)*[.$B$3]/100))+([.$B$3]-(([.$A11]*[.R$6]/100)/20)))/2" office:value-type="float" office:value="1" calcext:value-type="float">
            <text:p>1</text:p>
          </table:table-cell>
          <table:table-cell table:style-name="ce95" table:formula="of:=(([.$B$3]-(([.$A11]*[.S$6]/100)*[.$B$3]/100))+([.$B$3]-(([.$A11]*[.S$6]/100)/20)))/2" office:value-type="float" office:value="0.6" calcext:value-type="float">
            <text:p>1</text:p>
          </table:table-cell>
          <table:table-cell table:style-name="ce95" table:formula="of:=(([.$B$3]-(([.$A11]*[.T$6]/100)*[.$B$3]/100))+([.$B$3]-(([.$A11]*[.T$6]/100)/20)))/2" office:value-type="float" office:value="0.2" calcext:value-type="float">
            <text:p>0</text:p>
          </table:table-cell>
          <table:table-cell table:style-name="ce95" table:formula="of:=(([.$B$3]-(([.$A11]*[.U$6]/100)*[.$B$3]/100))+([.$B$3]-(([.$A11]*[.U$6]/100)/20)))/2" office:value-type="float" office:value="-0.2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5" table:formula="of:=(([.$B$3]-(([.$A12]*[.B$6]/100)*[.$B$3]/100))+([.$B$3]-(([.$A12]*[.B$6]/100)/20)))/2" office:value-type="float" office:value="3" calcext:value-type="float">
            <text:p>3</text:p>
          </table:table-cell>
          <table:table-cell table:style-name="ce95" table:formula="of:=(([.$B$3]-(([.$A12]*[.C$6]/100)*[.$B$3]/100))+([.$B$3]-(([.$A12]*[.C$6]/100)/20)))/2" office:value-type="float" office:value="2.9" calcext:value-type="float">
            <text:p>3</text:p>
          </table:table-cell>
          <table:table-cell table:style-name="ce95" table:formula="of:=(([.$B$3]-(([.$A12]*[.D$6]/100)*[.$B$3]/100))+([.$B$3]-(([.$A12]*[.D$6]/100)/20)))/2" office:value-type="float" office:value="2.8" calcext:value-type="float">
            <text:p>3</text:p>
          </table:table-cell>
          <table:table-cell table:style-name="ce95" table:formula="of:=(([.$B$3]-(([.$A12]*[.E$6]/100)*[.$B$3]/100))+([.$B$3]-(([.$A12]*[.E$6]/100)/20)))/2" office:value-type="float" office:value="2.7" calcext:value-type="float">
            <text:p>3</text:p>
          </table:table-cell>
          <table:table-cell table:style-name="ce95" table:formula="of:=(([.$B$3]-(([.$A12]*[.F$6]/100)*[.$B$3]/100))+([.$B$3]-(([.$A12]*[.F$6]/100)/20)))/2" office:value-type="float" office:value="2.6" calcext:value-type="float">
            <text:p>3</text:p>
          </table:table-cell>
          <table:table-cell table:style-name="ce95" table:formula="of:=(([.$B$3]-(([.$A12]*[.G$6]/100)*[.$B$3]/100))+([.$B$3]-(([.$A12]*[.G$6]/100)/20)))/2" office:value-type="float" office:value="2.5" calcext:value-type="float">
            <text:p>3</text:p>
          </table:table-cell>
          <table:table-cell table:style-name="ce95" table:formula="of:=(([.$B$3]-(([.$A12]*[.H$6]/100)*[.$B$3]/100))+([.$B$3]-(([.$A12]*[.H$6]/100)/20)))/2" office:value-type="float" office:value="2.4" calcext:value-type="float">
            <text:p>2</text:p>
          </table:table-cell>
          <table:table-cell table:style-name="ce95" table:formula="of:=(([.$B$3]-(([.$A12]*[.I$6]/100)*[.$B$3]/100))+([.$B$3]-(([.$A12]*[.I$6]/100)/20)))/2" office:value-type="float" office:value="2.3" calcext:value-type="float">
            <text:p>2</text:p>
          </table:table-cell>
          <table:table-cell table:style-name="ce95" table:formula="of:=(([.$B$3]-(([.$A12]*[.J$6]/100)*[.$B$3]/100))+([.$B$3]-(([.$A12]*[.J$6]/100)/20)))/2" office:value-type="float" office:value="2.2" calcext:value-type="float">
            <text:p>2</text:p>
          </table:table-cell>
          <table:table-cell table:style-name="ce95" table:formula="of:=(([.$B$3]-(([.$A12]*[.K$6]/100)*[.$B$3]/100))+([.$B$3]-(([.$A12]*[.K$6]/100)/20)))/2" office:value-type="float" office:value="2.1" calcext:value-type="float">
            <text:p>2</text:p>
          </table:table-cell>
          <table:table-cell table:style-name="ce99" table:formula="of:=(([.$B$3]-(([.$A12]*[.L$6]/100)*[.$B$3]/100))+([.$B$3]-(([.$A12]*[.L$6]/100)/20)))/2" office:value-type="float" office:value="2" calcext:value-type="float">
            <text:p>2</text:p>
          </table:table-cell>
          <table:table-cell table:style-name="ce95" table:formula="of:=(([.$B$3]-(([.$A12]*[.M$6]/100)*[.$B$3]/100))+([.$B$3]-(([.$A12]*[.M$6]/100)/20)))/2" office:value-type="float" office:value="1.9" calcext:value-type="float">
            <text:p>2</text:p>
          </table:table-cell>
          <table:table-cell table:style-name="ce95" table:formula="of:=(([.$B$3]-(([.$A12]*[.N$6]/100)*[.$B$3]/100))+([.$B$3]-(([.$A12]*[.N$6]/100)/20)))/2" office:value-type="float" office:value="1.75" calcext:value-type="float">
            <text:p>2</text:p>
          </table:table-cell>
          <table:table-cell table:style-name="ce95" table:formula="of:=(([.$B$3]-(([.$A12]*[.O$6]/100)*[.$B$3]/100))+([.$B$3]-(([.$A12]*[.O$6]/100)/20)))/2" office:value-type="float" office:value="1.5" calcext:value-type="float">
            <text:p>2</text:p>
          </table:table-cell>
          <table:table-cell table:style-name="ce95" table:formula="of:=(([.$B$3]-(([.$A12]*[.P$6]/100)*[.$B$3]/100))+([.$B$3]-(([.$A12]*[.P$6]/100)/20)))/2" office:value-type="float" office:value="1.25" calcext:value-type="float">
            <text:p>1</text:p>
          </table:table-cell>
          <table:table-cell table:style-name="ce95" table:formula="of:=(([.$B$3]-(([.$A12]*[.Q$6]/100)*[.$B$3]/100))+([.$B$3]-(([.$A12]*[.Q$6]/100)/20)))/2" office:value-type="float" office:value="1" calcext:value-type="float">
            <text:p>1</text:p>
          </table:table-cell>
          <table:table-cell table:style-name="ce95" table:formula="of:=(([.$B$3]-(([.$A12]*[.R$6]/100)*[.$B$3]/100))+([.$B$3]-(([.$A12]*[.R$6]/100)/20)))/2" office:value-type="float" office:value="0.5" calcext:value-type="float">
            <text:p>1</text:p>
          </table:table-cell>
          <table:table-cell table:style-name="ce95" table:formula="of:=(([.$B$3]-(([.$A12]*[.S$6]/100)*[.$B$3]/100))+([.$B$3]-(([.$A12]*[.S$6]/100)/20)))/2" office:value-type="float" office:value="0" calcext:value-type="float">
            <text:p>0</text:p>
          </table:table-cell>
          <table:table-cell table:style-name="ce95" table:formula="of:=(([.$B$3]-(([.$A12]*[.T$6]/100)*[.$B$3]/100))+([.$B$3]-(([.$A12]*[.T$6]/100)/20)))/2" office:value-type="float" office:value="-0.5" calcext:value-type="float">
            <text:p>-1</text:p>
          </table:table-cell>
          <table:table-cell table:style-name="ce95" table:formula="of:=(([.$B$3]-(([.$A12]*[.U$6]/100)*[.$B$3]/100))+([.$B$3]-(([.$A12]*[.U$6]/100)/20)))/2" office:value-type="float" office:value="-1" calcext:value-type="float">
            <text:p>-1</text:p>
          </table:table-cell>
          <table:table-cell/>
          <table:table-cell table:style-name="ce102"/>
          <table:table-cell table:number-columns-repeated="100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5" table:formula="of:=(([.$B$3]-(([.$A13]*[.B$6]/100)*[.$B$3]/100))+([.$B$3]-(([.$A13]*[.B$6]/100)/20)))/2" office:value-type="float" office:value="3" calcext:value-type="float">
            <text:p>3</text:p>
          </table:table-cell>
          <table:table-cell table:style-name="ce95" table:formula="of:=(([.$B$3]-(([.$A13]*[.C$6]/100)*[.$B$3]/100))+([.$B$3]-(([.$A13]*[.C$6]/100)/20)))/2" office:value-type="float" office:value="2.88" calcext:value-type="float">
            <text:p>3</text:p>
          </table:table-cell>
          <table:table-cell table:style-name="ce95" table:formula="of:=(([.$B$3]-(([.$A13]*[.D$6]/100)*[.$B$3]/100))+([.$B$3]-(([.$A13]*[.D$6]/100)/20)))/2" office:value-type="float" office:value="2.76" calcext:value-type="float">
            <text:p>3</text:p>
          </table:table-cell>
          <table:table-cell table:style-name="ce95" table:formula="of:=(([.$B$3]-(([.$A13]*[.E$6]/100)*[.$B$3]/100))+([.$B$3]-(([.$A13]*[.E$6]/100)/20)))/2" office:value-type="float" office:value="2.64" calcext:value-type="float">
            <text:p>3</text:p>
          </table:table-cell>
          <table:table-cell table:style-name="ce95" table:formula="of:=(([.$B$3]-(([.$A13]*[.F$6]/100)*[.$B$3]/100))+([.$B$3]-(([.$A13]*[.F$6]/100)/20)))/2" office:value-type="float" office:value="2.52" calcext:value-type="float">
            <text:p>3</text:p>
          </table:table-cell>
          <table:table-cell table:style-name="ce95" table:formula="of:=(([.$B$3]-(([.$A13]*[.G$6]/100)*[.$B$3]/100))+([.$B$3]-(([.$A13]*[.G$6]/100)/20)))/2" office:value-type="float" office:value="2.4" calcext:value-type="float">
            <text:p>2</text:p>
          </table:table-cell>
          <table:table-cell table:style-name="ce95" table:formula="of:=(([.$B$3]-(([.$A13]*[.H$6]/100)*[.$B$3]/100))+([.$B$3]-(([.$A13]*[.H$6]/100)/20)))/2" office:value-type="float" office:value="2.28" calcext:value-type="float">
            <text:p>2</text:p>
          </table:table-cell>
          <table:table-cell table:style-name="ce95" table:formula="of:=(([.$B$3]-(([.$A13]*[.I$6]/100)*[.$B$3]/100))+([.$B$3]-(([.$A13]*[.I$6]/100)/20)))/2" office:value-type="float" office:value="2.16" calcext:value-type="float">
            <text:p>2</text:p>
          </table:table-cell>
          <table:table-cell table:style-name="ce95" table:formula="of:=(([.$B$3]-(([.$A13]*[.J$6]/100)*[.$B$3]/100))+([.$B$3]-(([.$A13]*[.J$6]/100)/20)))/2" office:value-type="float" office:value="2.04" calcext:value-type="float">
            <text:p>2</text:p>
          </table:table-cell>
          <table:table-cell table:style-name="ce95" table:formula="of:=(([.$B$3]-(([.$A13]*[.K$6]/100)*[.$B$3]/100))+([.$B$3]-(([.$A13]*[.K$6]/100)/20)))/2" office:value-type="float" office:value="1.92" calcext:value-type="float">
            <text:p>2</text:p>
          </table:table-cell>
          <table:table-cell table:style-name="ce99" table:formula="of:=(([.$B$3]-(([.$A13]*[.L$6]/100)*[.$B$3]/100))+([.$B$3]-(([.$A13]*[.L$6]/100)/20)))/2" office:value-type="float" office:value="1.8" calcext:value-type="float">
            <text:p>2</text:p>
          </table:table-cell>
          <table:table-cell table:style-name="ce95" table:formula="of:=(([.$B$3]-(([.$A13]*[.M$6]/100)*[.$B$3]/100))+([.$B$3]-(([.$A13]*[.M$6]/100)/20)))/2" office:value-type="float" office:value="1.68" calcext:value-type="float">
            <text:p>2</text:p>
          </table:table-cell>
          <table:table-cell table:style-name="ce95" table:formula="of:=(([.$B$3]-(([.$A13]*[.N$6]/100)*[.$B$3]/100))+([.$B$3]-(([.$A13]*[.N$6]/100)/20)))/2" office:value-type="float" office:value="1.5" calcext:value-type="float">
            <text:p>2</text:p>
          </table:table-cell>
          <table:table-cell table:style-name="ce95" table:formula="of:=(([.$B$3]-(([.$A13]*[.O$6]/100)*[.$B$3]/100))+([.$B$3]-(([.$A13]*[.O$6]/100)/20)))/2" office:value-type="float" office:value="1.2" calcext:value-type="float">
            <text:p>1</text:p>
          </table:table-cell>
          <table:table-cell table:style-name="ce95" table:formula="of:=(([.$B$3]-(([.$A13]*[.P$6]/100)*[.$B$3]/100))+([.$B$3]-(([.$A13]*[.P$6]/100)/20)))/2" office:value-type="float" office:value="0.9" calcext:value-type="float">
            <text:p>1</text:p>
          </table:table-cell>
          <table:table-cell table:style-name="ce95" table:formula="of:=(([.$B$3]-(([.$A13]*[.Q$6]/100)*[.$B$3]/100))+([.$B$3]-(([.$A13]*[.Q$6]/100)/20)))/2" office:value-type="float" office:value="0.6" calcext:value-type="float">
            <text:p>1</text:p>
          </table:table-cell>
          <table:table-cell table:style-name="ce95" table:formula="of:=(([.$B$3]-(([.$A13]*[.R$6]/100)*[.$B$3]/100))+([.$B$3]-(([.$A13]*[.R$6]/100)/20)))/2" office:value-type="float" office:value="0" calcext:value-type="float">
            <text:p>0</text:p>
          </table:table-cell>
          <table:table-cell table:style-name="ce95" table:formula="of:=(([.$B$3]-(([.$A13]*[.S$6]/100)*[.$B$3]/100))+([.$B$3]-(([.$A13]*[.S$6]/100)/20)))/2" office:value-type="float" office:value="-0.6" calcext:value-type="float">
            <text:p>-1</text:p>
          </table:table-cell>
          <table:table-cell table:style-name="ce95" table:formula="of:=(([.$B$3]-(([.$A13]*[.T$6]/100)*[.$B$3]/100))+([.$B$3]-(([.$A13]*[.T$6]/100)/20)))/2" office:value-type="float" office:value="-1.2" calcext:value-type="float">
            <text:p>-1</text:p>
          </table:table-cell>
          <table:table-cell table:style-name="ce95" table:formula="of:=(([.$B$3]-(([.$A13]*[.U$6]/100)*[.$B$3]/100))+([.$B$3]-(([.$A13]*[.U$6]/100)/20)))/2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5" table:formula="of:=(([.$B$3]-(([.$A14]*[.B$6]/100)*[.$B$3]/100))+([.$B$3]-(([.$A14]*[.B$6]/100)/20)))/2" office:value-type="float" office:value="3" calcext:value-type="float">
            <text:p>3</text:p>
          </table:table-cell>
          <table:table-cell table:style-name="ce95" table:formula="of:=(([.$B$3]-(([.$A14]*[.C$6]/100)*[.$B$3]/100))+([.$B$3]-(([.$A14]*[.C$6]/100)/20)))/2" office:value-type="float" office:value="2.86" calcext:value-type="float">
            <text:p>3</text:p>
          </table:table-cell>
          <table:table-cell table:style-name="ce95" table:formula="of:=(([.$B$3]-(([.$A14]*[.D$6]/100)*[.$B$3]/100))+([.$B$3]-(([.$A14]*[.D$6]/100)/20)))/2" office:value-type="float" office:value="2.72" calcext:value-type="float">
            <text:p>3</text:p>
          </table:table-cell>
          <table:table-cell table:style-name="ce95" table:formula="of:=(([.$B$3]-(([.$A14]*[.E$6]/100)*[.$B$3]/100))+([.$B$3]-(([.$A14]*[.E$6]/100)/20)))/2" office:value-type="float" office:value="2.58" calcext:value-type="float">
            <text:p>3</text:p>
          </table:table-cell>
          <table:table-cell table:style-name="ce95" table:formula="of:=(([.$B$3]-(([.$A14]*[.F$6]/100)*[.$B$3]/100))+([.$B$3]-(([.$A14]*[.F$6]/100)/20)))/2" office:value-type="float" office:value="2.44" calcext:value-type="float">
            <text:p>2</text:p>
          </table:table-cell>
          <table:table-cell table:style-name="ce95" table:formula="of:=(([.$B$3]-(([.$A14]*[.G$6]/100)*[.$B$3]/100))+([.$B$3]-(([.$A14]*[.G$6]/100)/20)))/2" office:value-type="float" office:value="2.3" calcext:value-type="float">
            <text:p>2</text:p>
          </table:table-cell>
          <table:table-cell table:style-name="ce95" table:formula="of:=(([.$B$3]-(([.$A14]*[.H$6]/100)*[.$B$3]/100))+([.$B$3]-(([.$A14]*[.H$6]/100)/20)))/2" office:value-type="float" office:value="2.16" calcext:value-type="float">
            <text:p>2</text:p>
          </table:table-cell>
          <table:table-cell table:style-name="ce95" table:formula="of:=(([.$B$3]-(([.$A14]*[.I$6]/100)*[.$B$3]/100))+([.$B$3]-(([.$A14]*[.I$6]/100)/20)))/2" office:value-type="float" office:value="2.02" calcext:value-type="float">
            <text:p>2</text:p>
          </table:table-cell>
          <table:table-cell table:style-name="ce95" table:formula="of:=(([.$B$3]-(([.$A14]*[.J$6]/100)*[.$B$3]/100))+([.$B$3]-(([.$A14]*[.J$6]/100)/20)))/2" office:value-type="float" office:value="1.88" calcext:value-type="float">
            <text:p>2</text:p>
          </table:table-cell>
          <table:table-cell table:style-name="ce95" table:formula="of:=(([.$B$3]-(([.$A14]*[.K$6]/100)*[.$B$3]/100))+([.$B$3]-(([.$A14]*[.K$6]/100)/20)))/2" office:value-type="float" office:value="1.74" calcext:value-type="float">
            <text:p>2</text:p>
          </table:table-cell>
          <table:table-cell table:style-name="ce99" table:formula="of:=(([.$B$3]-(([.$A14]*[.L$6]/100)*[.$B$3]/100))+([.$B$3]-(([.$A14]*[.L$6]/100)/20)))/2" office:value-type="float" office:value="1.6" calcext:value-type="float">
            <text:p>2</text:p>
          </table:table-cell>
          <table:table-cell table:style-name="ce95" table:formula="of:=(([.$B$3]-(([.$A14]*[.M$6]/100)*[.$B$3]/100))+([.$B$3]-(([.$A14]*[.M$6]/100)/20)))/2" office:value-type="float" office:value="1.46" calcext:value-type="float">
            <text:p>1</text:p>
          </table:table-cell>
          <table:table-cell table:style-name="ce95" table:formula="of:=(([.$B$3]-(([.$A14]*[.N$6]/100)*[.$B$3]/100))+([.$B$3]-(([.$A14]*[.N$6]/100)/20)))/2" office:value-type="float" office:value="1.25" calcext:value-type="float">
            <text:p>1</text:p>
          </table:table-cell>
          <table:table-cell table:style-name="ce95" table:formula="of:=(([.$B$3]-(([.$A14]*[.O$6]/100)*[.$B$3]/100))+([.$B$3]-(([.$A14]*[.O$6]/100)/20)))/2" office:value-type="float" office:value="0.9" calcext:value-type="float">
            <text:p>1</text:p>
          </table:table-cell>
          <table:table-cell table:style-name="ce95" table:formula="of:=(([.$B$3]-(([.$A14]*[.P$6]/100)*[.$B$3]/100))+([.$B$3]-(([.$A14]*[.P$6]/100)/20)))/2" office:value-type="float" office:value="0.55" calcext:value-type="float">
            <text:p>1</text:p>
          </table:table-cell>
          <table:table-cell table:style-name="ce95" table:formula="of:=(([.$B$3]-(([.$A14]*[.Q$6]/100)*[.$B$3]/100))+([.$B$3]-(([.$A14]*[.Q$6]/100)/20)))/2" office:value-type="float" office:value="0.2" calcext:value-type="float">
            <text:p>0</text:p>
          </table:table-cell>
          <table:table-cell table:style-name="ce95" table:formula="of:=(([.$B$3]-(([.$A14]*[.R$6]/100)*[.$B$3]/100))+([.$B$3]-(([.$A14]*[.R$6]/100)/20)))/2" office:value-type="float" office:value="-0.5" calcext:value-type="float">
            <text:p>-1</text:p>
          </table:table-cell>
          <table:table-cell table:style-name="ce95" table:formula="of:=(([.$B$3]-(([.$A14]*[.S$6]/100)*[.$B$3]/100))+([.$B$3]-(([.$A14]*[.S$6]/100)/20)))/2" office:value-type="float" office:value="-1.2" calcext:value-type="float">
            <text:p>-1</text:p>
          </table:table-cell>
          <table:table-cell table:style-name="ce95" table:formula="of:=(([.$B$3]-(([.$A14]*[.T$6]/100)*[.$B$3]/100))+([.$B$3]-(([.$A14]*[.T$6]/100)/20)))/2" office:value-type="float" office:value="-1.9" calcext:value-type="float">
            <text:p>-2</text:p>
          </table:table-cell>
          <table:table-cell table:style-name="ce95" table:formula="of:=(([.$B$3]-(([.$A14]*[.U$6]/100)*[.$B$3]/100))+([.$B$3]-(([.$A14]*[.U$6]/100)/20)))/2" office:value-type="float" office:value="-2.6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5" table:formula="of:=(([.$B$3]-(([.$A15]*[.B$6]/100)*[.$B$3]/100))+([.$B$3]-(([.$A15]*[.B$6]/100)/20)))/2" office:value-type="float" office:value="3" calcext:value-type="float">
            <text:p>3</text:p>
          </table:table-cell>
          <table:table-cell table:style-name="ce95" table:formula="of:=(([.$B$3]-(([.$A15]*[.C$6]/100)*[.$B$3]/100))+([.$B$3]-(([.$A15]*[.C$6]/100)/20)))/2" office:value-type="float" office:value="2.84" calcext:value-type="float">
            <text:p>3</text:p>
          </table:table-cell>
          <table:table-cell table:style-name="ce95" table:formula="of:=(([.$B$3]-(([.$A15]*[.D$6]/100)*[.$B$3]/100))+([.$B$3]-(([.$A15]*[.D$6]/100)/20)))/2" office:value-type="float" office:value="2.68" calcext:value-type="float">
            <text:p>3</text:p>
          </table:table-cell>
          <table:table-cell table:style-name="ce95" table:formula="of:=(([.$B$3]-(([.$A15]*[.E$6]/100)*[.$B$3]/100))+([.$B$3]-(([.$A15]*[.E$6]/100)/20)))/2" office:value-type="float" office:value="2.52" calcext:value-type="float">
            <text:p>3</text:p>
          </table:table-cell>
          <table:table-cell table:style-name="ce95" table:formula="of:=(([.$B$3]-(([.$A15]*[.F$6]/100)*[.$B$3]/100))+([.$B$3]-(([.$A15]*[.F$6]/100)/20)))/2" office:value-type="float" office:value="2.36" calcext:value-type="float">
            <text:p>2</text:p>
          </table:table-cell>
          <table:table-cell table:style-name="ce95" table:formula="of:=(([.$B$3]-(([.$A15]*[.G$6]/100)*[.$B$3]/100))+([.$B$3]-(([.$A15]*[.G$6]/100)/20)))/2" office:value-type="float" office:value="2.2" calcext:value-type="float">
            <text:p>2</text:p>
          </table:table-cell>
          <table:table-cell table:style-name="ce95" table:formula="of:=(([.$B$3]-(([.$A15]*[.H$6]/100)*[.$B$3]/100))+([.$B$3]-(([.$A15]*[.H$6]/100)/20)))/2" office:value-type="float" office:value="2.04" calcext:value-type="float">
            <text:p>2</text:p>
          </table:table-cell>
          <table:table-cell table:style-name="ce95" table:formula="of:=(([.$B$3]-(([.$A15]*[.I$6]/100)*[.$B$3]/100))+([.$B$3]-(([.$A15]*[.I$6]/100)/20)))/2" office:value-type="float" office:value="1.88" calcext:value-type="float">
            <text:p>2</text:p>
          </table:table-cell>
          <table:table-cell table:style-name="ce95" table:formula="of:=(([.$B$3]-(([.$A15]*[.J$6]/100)*[.$B$3]/100))+([.$B$3]-(([.$A15]*[.J$6]/100)/20)))/2" office:value-type="float" office:value="1.72" calcext:value-type="float">
            <text:p>2</text:p>
          </table:table-cell>
          <table:table-cell table:style-name="ce95" table:formula="of:=(([.$B$3]-(([.$A15]*[.K$6]/100)*[.$B$3]/100))+([.$B$3]-(([.$A15]*[.K$6]/100)/20)))/2" office:value-type="float" office:value="1.56" calcext:value-type="float">
            <text:p>2</text:p>
          </table:table-cell>
          <table:table-cell table:style-name="ce99" table:formula="of:=(([.$B$3]-(([.$A15]*[.L$6]/100)*[.$B$3]/100))+([.$B$3]-(([.$A15]*[.L$6]/100)/20)))/2" office:value-type="float" office:value="1.4" calcext:value-type="float">
            <text:p>1</text:p>
          </table:table-cell>
          <table:table-cell table:style-name="ce95" table:formula="of:=(([.$B$3]-(([.$A15]*[.M$6]/100)*[.$B$3]/100))+([.$B$3]-(([.$A15]*[.M$6]/100)/20)))/2" office:value-type="float" office:value="1.24" calcext:value-type="float">
            <text:p>1</text:p>
          </table:table-cell>
          <table:table-cell table:style-name="ce95" table:formula="of:=(([.$B$3]-(([.$A15]*[.N$6]/100)*[.$B$3]/100))+([.$B$3]-(([.$A15]*[.N$6]/100)/20)))/2" office:value-type="float" office:value="1" calcext:value-type="float">
            <text:p>1</text:p>
          </table:table-cell>
          <table:table-cell table:style-name="ce95" table:formula="of:=(([.$B$3]-(([.$A15]*[.O$6]/100)*[.$B$3]/100))+([.$B$3]-(([.$A15]*[.O$6]/100)/20)))/2" office:value-type="float" office:value="0.6" calcext:value-type="float">
            <text:p>1</text:p>
          </table:table-cell>
          <table:table-cell table:style-name="ce95" table:formula="of:=(([.$B$3]-(([.$A15]*[.P$6]/100)*[.$B$3]/100))+([.$B$3]-(([.$A15]*[.P$6]/100)/20)))/2" office:value-type="float" office:value="0.2" calcext:value-type="float">
            <text:p>0</text:p>
          </table:table-cell>
          <table:table-cell table:style-name="ce95" table:formula="of:=(([.$B$3]-(([.$A15]*[.Q$6]/100)*[.$B$3]/100))+([.$B$3]-(([.$A15]*[.Q$6]/100)/20)))/2" office:value-type="float" office:value="-0.2" calcext:value-type="float">
            <text:p>0</text:p>
          </table:table-cell>
          <table:table-cell table:style-name="ce95" table:formula="of:=(([.$B$3]-(([.$A15]*[.R$6]/100)*[.$B$3]/100))+([.$B$3]-(([.$A15]*[.R$6]/100)/20)))/2" office:value-type="float" office:value="-1" calcext:value-type="float">
            <text:p>-1</text:p>
          </table:table-cell>
          <table:table-cell table:style-name="ce95" table:formula="of:=(([.$B$3]-(([.$A15]*[.S$6]/100)*[.$B$3]/100))+([.$B$3]-(([.$A15]*[.S$6]/100)/20)))/2" office:value-type="float" office:value="-1.8" calcext:value-type="float">
            <text:p>-2</text:p>
          </table:table-cell>
          <table:table-cell table:style-name="ce95" table:formula="of:=(([.$B$3]-(([.$A15]*[.T$6]/100)*[.$B$3]/100))+([.$B$3]-(([.$A15]*[.T$6]/100)/20)))/2" office:value-type="float" office:value="-2.6" calcext:value-type="float">
            <text:p>-3</text:p>
          </table:table-cell>
          <table:table-cell table:style-name="ce95" table:formula="of:=(([.$B$3]-(([.$A15]*[.U$6]/100)*[.$B$3]/100))+([.$B$3]-(([.$A15]*[.U$6]/100)/20)))/2" office:value-type="float" office:value="-3.4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5" table:formula="of:=(([.$B$3]-(([.$A16]*[.B$6]/100)*[.$B$3]/100))+([.$B$3]-(([.$A16]*[.B$6]/100)/20)))/2" office:value-type="float" office:value="3" calcext:value-type="float">
            <text:p>3</text:p>
          </table:table-cell>
          <table:table-cell table:style-name="ce95" table:formula="of:=(([.$B$3]-(([.$A16]*[.C$6]/100)*[.$B$3]/100))+([.$B$3]-(([.$A16]*[.C$6]/100)/20)))/2" office:value-type="float" office:value="2.82" calcext:value-type="float">
            <text:p>3</text:p>
          </table:table-cell>
          <table:table-cell table:style-name="ce95" table:formula="of:=(([.$B$3]-(([.$A16]*[.D$6]/100)*[.$B$3]/100))+([.$B$3]-(([.$A16]*[.D$6]/100)/20)))/2" office:value-type="float" office:value="2.64" calcext:value-type="float">
            <text:p>3</text:p>
          </table:table-cell>
          <table:table-cell table:style-name="ce95" table:formula="of:=(([.$B$3]-(([.$A16]*[.E$6]/100)*[.$B$3]/100))+([.$B$3]-(([.$A16]*[.E$6]/100)/20)))/2" office:value-type="float" office:value="2.46" calcext:value-type="float">
            <text:p>2</text:p>
          </table:table-cell>
          <table:table-cell table:style-name="ce95" table:formula="of:=(([.$B$3]-(([.$A16]*[.F$6]/100)*[.$B$3]/100))+([.$B$3]-(([.$A16]*[.F$6]/100)/20)))/2" office:value-type="float" office:value="2.28" calcext:value-type="float">
            <text:p>2</text:p>
          </table:table-cell>
          <table:table-cell table:style-name="ce95" table:formula="of:=(([.$B$3]-(([.$A16]*[.G$6]/100)*[.$B$3]/100))+([.$B$3]-(([.$A16]*[.G$6]/100)/20)))/2" office:value-type="float" office:value="2.1" calcext:value-type="float">
            <text:p>2</text:p>
          </table:table-cell>
          <table:table-cell table:style-name="ce95" table:formula="of:=(([.$B$3]-(([.$A16]*[.H$6]/100)*[.$B$3]/100))+([.$B$3]-(([.$A16]*[.H$6]/100)/20)))/2" office:value-type="float" office:value="1.92" calcext:value-type="float">
            <text:p>2</text:p>
          </table:table-cell>
          <table:table-cell table:style-name="ce95" table:formula="of:=(([.$B$3]-(([.$A16]*[.I$6]/100)*[.$B$3]/100))+([.$B$3]-(([.$A16]*[.I$6]/100)/20)))/2" office:value-type="float" office:value="1.74" calcext:value-type="float">
            <text:p>2</text:p>
          </table:table-cell>
          <table:table-cell table:style-name="ce95" table:formula="of:=(([.$B$3]-(([.$A16]*[.J$6]/100)*[.$B$3]/100))+([.$B$3]-(([.$A16]*[.J$6]/100)/20)))/2" office:value-type="float" office:value="1.56" calcext:value-type="float">
            <text:p>2</text:p>
          </table:table-cell>
          <table:table-cell table:style-name="ce95" table:formula="of:=(([.$B$3]-(([.$A16]*[.K$6]/100)*[.$B$3]/100))+([.$B$3]-(([.$A16]*[.K$6]/100)/20)))/2" office:value-type="float" office:value="1.38" calcext:value-type="float">
            <text:p>1</text:p>
          </table:table-cell>
          <table:table-cell table:style-name="ce99" table:formula="of:=(([.$B$3]-(([.$A16]*[.L$6]/100)*[.$B$3]/100))+([.$B$3]-(([.$A16]*[.L$6]/100)/20)))/2" office:value-type="float" office:value="1.2" calcext:value-type="float">
            <text:p>1</text:p>
          </table:table-cell>
          <table:table-cell table:style-name="ce95" table:formula="of:=(([.$B$3]-(([.$A16]*[.M$6]/100)*[.$B$3]/100))+([.$B$3]-(([.$A16]*[.M$6]/100)/20)))/2" office:value-type="float" office:value="1.02" calcext:value-type="float">
            <text:p>1</text:p>
          </table:table-cell>
          <table:table-cell table:style-name="ce95" table:formula="of:=(([.$B$3]-(([.$A16]*[.N$6]/100)*[.$B$3]/100))+([.$B$3]-(([.$A16]*[.N$6]/100)/20)))/2" office:value-type="float" office:value="0.75" calcext:value-type="float">
            <text:p>1</text:p>
          </table:table-cell>
          <table:table-cell table:style-name="ce95" table:formula="of:=(([.$B$3]-(([.$A16]*[.O$6]/100)*[.$B$3]/100))+([.$B$3]-(([.$A16]*[.O$6]/100)/20)))/2" office:value-type="float" office:value="0.3" calcext:value-type="float">
            <text:p>0</text:p>
          </table:table-cell>
          <table:table-cell table:style-name="ce95" table:formula="of:=(([.$B$3]-(([.$A16]*[.P$6]/100)*[.$B$3]/100))+([.$B$3]-(([.$A16]*[.P$6]/100)/20)))/2" office:value-type="float" office:value="-0.15" calcext:value-type="float">
            <text:p>0</text:p>
          </table:table-cell>
          <table:table-cell table:style-name="ce95" table:formula="of:=(([.$B$3]-(([.$A16]*[.Q$6]/100)*[.$B$3]/100))+([.$B$3]-(([.$A16]*[.Q$6]/100)/20)))/2" office:value-type="float" office:value="-0.6" calcext:value-type="float">
            <text:p>-1</text:p>
          </table:table-cell>
          <table:table-cell table:style-name="ce95" table:formula="of:=(([.$B$3]-(([.$A16]*[.R$6]/100)*[.$B$3]/100))+([.$B$3]-(([.$A16]*[.R$6]/100)/20)))/2" office:value-type="float" office:value="-1.5" calcext:value-type="float">
            <text:p>-2</text:p>
          </table:table-cell>
          <table:table-cell table:style-name="ce95" table:formula="of:=(([.$B$3]-(([.$A16]*[.S$6]/100)*[.$B$3]/100))+([.$B$3]-(([.$A16]*[.S$6]/100)/20)))/2" office:value-type="float" office:value="-2.4" calcext:value-type="float">
            <text:p>-2</text:p>
          </table:table-cell>
          <table:table-cell table:style-name="ce95" table:formula="of:=(([.$B$3]-(([.$A16]*[.T$6]/100)*[.$B$3]/100))+([.$B$3]-(([.$A16]*[.T$6]/100)/20)))/2" office:value-type="float" office:value="-3.3" calcext:value-type="float">
            <text:p>-3</text:p>
          </table:table-cell>
          <table:table-cell table:style-name="ce95" table:formula="of:=(([.$B$3]-(([.$A16]*[.U$6]/100)*[.$B$3]/100))+([.$B$3]-(([.$A16]*[.U$6]/100)/20)))/2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5" table:formula="of:=(([.$B$3]-(([.$A17]*[.B$6]/100)*[.$B$3]/100))+([.$B$3]-(([.$A17]*[.B$6]/100)/20)))/2" office:value-type="float" office:value="3" calcext:value-type="float">
            <text:p>3</text:p>
          </table:table-cell>
          <table:table-cell table:style-name="ce95" table:formula="of:=(([.$B$3]-(([.$A17]*[.C$6]/100)*[.$B$3]/100))+([.$B$3]-(([.$A17]*[.C$6]/100)/20)))/2" office:value-type="float" office:value="2.8" calcext:value-type="float">
            <text:p>3</text:p>
          </table:table-cell>
          <table:table-cell table:style-name="ce95" table:formula="of:=(([.$B$3]-(([.$A17]*[.D$6]/100)*[.$B$3]/100))+([.$B$3]-(([.$A17]*[.D$6]/100)/20)))/2" office:value-type="float" office:value="2.6" calcext:value-type="float">
            <text:p>3</text:p>
          </table:table-cell>
          <table:table-cell table:style-name="ce95" table:formula="of:=(([.$B$3]-(([.$A17]*[.E$6]/100)*[.$B$3]/100))+([.$B$3]-(([.$A17]*[.E$6]/100)/20)))/2" office:value-type="float" office:value="2.4" calcext:value-type="float">
            <text:p>2</text:p>
          </table:table-cell>
          <table:table-cell table:style-name="ce95" table:formula="of:=(([.$B$3]-(([.$A17]*[.F$6]/100)*[.$B$3]/100))+([.$B$3]-(([.$A17]*[.F$6]/100)/20)))/2" office:value-type="float" office:value="2.2" calcext:value-type="float">
            <text:p>2</text:p>
          </table:table-cell>
          <table:table-cell table:style-name="ce95" table:formula="of:=(([.$B$3]-(([.$A17]*[.G$6]/100)*[.$B$3]/100))+([.$B$3]-(([.$A17]*[.G$6]/100)/20)))/2" office:value-type="float" office:value="2" calcext:value-type="float">
            <text:p>2</text:p>
          </table:table-cell>
          <table:table-cell table:style-name="ce95" table:formula="of:=(([.$B$3]-(([.$A17]*[.H$6]/100)*[.$B$3]/100))+([.$B$3]-(([.$A17]*[.H$6]/100)/20)))/2" office:value-type="float" office:value="1.8" calcext:value-type="float">
            <text:p>2</text:p>
          </table:table-cell>
          <table:table-cell table:style-name="ce95" table:formula="of:=(([.$B$3]-(([.$A17]*[.I$6]/100)*[.$B$3]/100))+([.$B$3]-(([.$A17]*[.I$6]/100)/20)))/2" office:value-type="float" office:value="1.6" calcext:value-type="float">
            <text:p>2</text:p>
          </table:table-cell>
          <table:table-cell table:style-name="ce95" table:formula="of:=(([.$B$3]-(([.$A17]*[.J$6]/100)*[.$B$3]/100))+([.$B$3]-(([.$A17]*[.J$6]/100)/20)))/2" office:value-type="float" office:value="1.4" calcext:value-type="float">
            <text:p>1</text:p>
          </table:table-cell>
          <table:table-cell table:style-name="ce95" table:formula="of:=(([.$B$3]-(([.$A17]*[.K$6]/100)*[.$B$3]/100))+([.$B$3]-(([.$A17]*[.K$6]/100)/20)))/2" office:value-type="float" office:value="1.2" calcext:value-type="float">
            <text:p>1</text:p>
          </table:table-cell>
          <table:table-cell table:style-name="ce99" table:formula="of:=(([.$B$3]-(([.$A17]*[.L$6]/100)*[.$B$3]/100))+([.$B$3]-(([.$A17]*[.L$6]/100)/20)))/2" office:value-type="float" office:value="1" calcext:value-type="float">
            <text:p>1</text:p>
          </table:table-cell>
          <table:table-cell table:style-name="ce95" table:formula="of:=(([.$B$3]-(([.$A17]*[.M$6]/100)*[.$B$3]/100))+([.$B$3]-(([.$A17]*[.M$6]/100)/20)))/2" office:value-type="float" office:value="0.8" calcext:value-type="float">
            <text:p>1</text:p>
          </table:table-cell>
          <table:table-cell table:style-name="ce95" table:formula="of:=(([.$B$3]-(([.$A17]*[.N$6]/100)*[.$B$3]/100))+([.$B$3]-(([.$A17]*[.N$6]/100)/20)))/2" office:value-type="float" office:value="0.5" calcext:value-type="float">
            <text:p>1</text:p>
          </table:table-cell>
          <table:table-cell table:style-name="ce95" table:formula="of:=(([.$B$3]-(([.$A17]*[.O$6]/100)*[.$B$3]/100))+([.$B$3]-(([.$A17]*[.O$6]/100)/20)))/2" office:value-type="float" office:value="0" calcext:value-type="float">
            <text:p>0</text:p>
          </table:table-cell>
          <table:table-cell table:style-name="ce95" table:formula="of:=(([.$B$3]-(([.$A17]*[.P$6]/100)*[.$B$3]/100))+([.$B$3]-(([.$A17]*[.P$6]/100)/20)))/2" office:value-type="float" office:value="-0.5" calcext:value-type="float">
            <text:p>-1</text:p>
          </table:table-cell>
          <table:table-cell table:style-name="ce95" table:formula="of:=(([.$B$3]-(([.$A17]*[.Q$6]/100)*[.$B$3]/100))+([.$B$3]-(([.$A17]*[.Q$6]/100)/20)))/2" office:value-type="float" office:value="-1" calcext:value-type="float">
            <text:p>-1</text:p>
          </table:table-cell>
          <table:table-cell table:style-name="ce95" table:formula="of:=(([.$B$3]-(([.$A17]*[.R$6]/100)*[.$B$3]/100))+([.$B$3]-(([.$A17]*[.R$6]/100)/20)))/2" office:value-type="float" office:value="-2" calcext:value-type="float">
            <text:p>-2</text:p>
          </table:table-cell>
          <table:table-cell table:style-name="ce95" table:formula="of:=(([.$B$3]-(([.$A17]*[.S$6]/100)*[.$B$3]/100))+([.$B$3]-(([.$A17]*[.S$6]/100)/20)))/2" office:value-type="float" office:value="-3" calcext:value-type="float">
            <text:p>-3</text:p>
          </table:table-cell>
          <table:table-cell table:style-name="ce95" table:formula="of:=(([.$B$3]-(([.$A17]*[.T$6]/100)*[.$B$3]/100))+([.$B$3]-(([.$A17]*[.T$6]/100)/20)))/2" office:value-type="float" office:value="-4" calcext:value-type="float">
            <text:p>-4</text:p>
          </table:table-cell>
          <table:table-cell table:style-name="ce95" table:formula="of:=(([.$B$3]-(([.$A17]*[.U$6]/100)*[.$B$3]/100))+([.$B$3]-(([.$A17]*[.U$6]/100)/20)))/2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5" table:formula="of:=(([.$B$3]-(([.$A18]*[.B$6]/100)*[.$B$3]/100))+([.$B$3]-(([.$A18]*[.B$6]/100)/20)))/2" office:value-type="float" office:value="3" calcext:value-type="float">
            <text:p>3</text:p>
          </table:table-cell>
          <table:table-cell table:style-name="ce95" table:formula="of:=(([.$B$3]-(([.$A18]*[.C$6]/100)*[.$B$3]/100))+([.$B$3]-(([.$A18]*[.C$6]/100)/20)))/2" office:value-type="float" office:value="2.78" calcext:value-type="float">
            <text:p>3</text:p>
          </table:table-cell>
          <table:table-cell table:style-name="ce95" table:formula="of:=(([.$B$3]-(([.$A18]*[.D$6]/100)*[.$B$3]/100))+([.$B$3]-(([.$A18]*[.D$6]/100)/20)))/2" office:value-type="float" office:value="2.56" calcext:value-type="float">
            <text:p>3</text:p>
          </table:table-cell>
          <table:table-cell table:style-name="ce95" table:formula="of:=(([.$B$3]-(([.$A18]*[.E$6]/100)*[.$B$3]/100))+([.$B$3]-(([.$A18]*[.E$6]/100)/20)))/2" office:value-type="float" office:value="2.34" calcext:value-type="float">
            <text:p>2</text:p>
          </table:table-cell>
          <table:table-cell table:style-name="ce95" table:formula="of:=(([.$B$3]-(([.$A18]*[.F$6]/100)*[.$B$3]/100))+([.$B$3]-(([.$A18]*[.F$6]/100)/20)))/2" office:value-type="float" office:value="2.12" calcext:value-type="float">
            <text:p>2</text:p>
          </table:table-cell>
          <table:table-cell table:style-name="ce95" table:formula="of:=(([.$B$3]-(([.$A18]*[.G$6]/100)*[.$B$3]/100))+([.$B$3]-(([.$A18]*[.G$6]/100)/20)))/2" office:value-type="float" office:value="1.9" calcext:value-type="float">
            <text:p>2</text:p>
          </table:table-cell>
          <table:table-cell table:style-name="ce95" table:formula="of:=(([.$B$3]-(([.$A18]*[.H$6]/100)*[.$B$3]/100))+([.$B$3]-(([.$A18]*[.H$6]/100)/20)))/2" office:value-type="float" office:value="1.68" calcext:value-type="float">
            <text:p>2</text:p>
          </table:table-cell>
          <table:table-cell table:style-name="ce95" table:formula="of:=(([.$B$3]-(([.$A18]*[.I$6]/100)*[.$B$3]/100))+([.$B$3]-(([.$A18]*[.I$6]/100)/20)))/2" office:value-type="float" office:value="1.46" calcext:value-type="float">
            <text:p>1</text:p>
          </table:table-cell>
          <table:table-cell table:style-name="ce95" table:formula="of:=(([.$B$3]-(([.$A18]*[.J$6]/100)*[.$B$3]/100))+([.$B$3]-(([.$A18]*[.J$6]/100)/20)))/2" office:value-type="float" office:value="1.24" calcext:value-type="float">
            <text:p>1</text:p>
          </table:table-cell>
          <table:table-cell table:style-name="ce95" table:formula="of:=(([.$B$3]-(([.$A18]*[.K$6]/100)*[.$B$3]/100))+([.$B$3]-(([.$A18]*[.K$6]/100)/20)))/2" office:value-type="float" office:value="1.02" calcext:value-type="float">
            <text:p>1</text:p>
          </table:table-cell>
          <table:table-cell table:style-name="ce99" table:formula="of:=(([.$B$3]-(([.$A18]*[.L$6]/100)*[.$B$3]/100))+([.$B$3]-(([.$A18]*[.L$6]/100)/20)))/2" office:value-type="float" office:value="0.8" calcext:value-type="float">
            <text:p>1</text:p>
          </table:table-cell>
          <table:table-cell table:style-name="ce95" table:formula="of:=(([.$B$3]-(([.$A18]*[.M$6]/100)*[.$B$3]/100))+([.$B$3]-(([.$A18]*[.M$6]/100)/20)))/2" office:value-type="float" office:value="0.58" calcext:value-type="float">
            <text:p>1</text:p>
          </table:table-cell>
          <table:table-cell table:style-name="ce95" table:formula="of:=(([.$B$3]-(([.$A18]*[.N$6]/100)*[.$B$3]/100))+([.$B$3]-(([.$A18]*[.N$6]/100)/20)))/2" office:value-type="float" office:value="0.25" calcext:value-type="float">
            <text:p>0</text:p>
          </table:table-cell>
          <table:table-cell table:style-name="ce95" table:formula="of:=(([.$B$3]-(([.$A18]*[.O$6]/100)*[.$B$3]/100))+([.$B$3]-(([.$A18]*[.O$6]/100)/20)))/2" office:value-type="float" office:value="-0.3" calcext:value-type="float">
            <text:p>0</text:p>
          </table:table-cell>
          <table:table-cell table:style-name="ce95" table:formula="of:=(([.$B$3]-(([.$A18]*[.P$6]/100)*[.$B$3]/100))+([.$B$3]-(([.$A18]*[.P$6]/100)/20)))/2" office:value-type="float" office:value="-0.85" calcext:value-type="float">
            <text:p>-1</text:p>
          </table:table-cell>
          <table:table-cell table:style-name="ce95" table:formula="of:=(([.$B$3]-(([.$A18]*[.Q$6]/100)*[.$B$3]/100))+([.$B$3]-(([.$A18]*[.Q$6]/100)/20)))/2" office:value-type="float" office:value="-1.4" calcext:value-type="float">
            <text:p>-1</text:p>
          </table:table-cell>
          <table:table-cell table:style-name="ce95" table:formula="of:=(([.$B$3]-(([.$A18]*[.R$6]/100)*[.$B$3]/100))+([.$B$3]-(([.$A18]*[.R$6]/100)/20)))/2" office:value-type="float" office:value="-2.5" calcext:value-type="float">
            <text:p>-3</text:p>
          </table:table-cell>
          <table:table-cell table:style-name="ce95" table:formula="of:=(([.$B$3]-(([.$A18]*[.S$6]/100)*[.$B$3]/100))+([.$B$3]-(([.$A18]*[.S$6]/100)/20)))/2" office:value-type="float" office:value="-3.6" calcext:value-type="float">
            <text:p>-4</text:p>
          </table:table-cell>
          <table:table-cell table:style-name="ce95" table:formula="of:=(([.$B$3]-(([.$A18]*[.T$6]/100)*[.$B$3]/100))+([.$B$3]-(([.$A18]*[.T$6]/100)/20)))/2" office:value-type="float" office:value="-4.7" calcext:value-type="float">
            <text:p>-5</text:p>
          </table:table-cell>
          <table:table-cell table:style-name="ce95" table:formula="of:=(([.$B$3]-(([.$A18]*[.U$6]/100)*[.$B$3]/100))+([.$B$3]-(([.$A18]*[.U$6]/100)/20)))/2" office:value-type="float" office:value="-5.8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5" table:formula="of:=(([.$B$3]-(([.$A19]*[.B$6]/100)*[.$B$3]/100))+([.$B$3]-(([.$A19]*[.B$6]/100)/20)))/2" office:value-type="float" office:value="3" calcext:value-type="float">
            <text:p>3</text:p>
          </table:table-cell>
          <table:table-cell table:style-name="ce95" table:formula="of:=(([.$B$3]-(([.$A19]*[.C$6]/100)*[.$B$3]/100))+([.$B$3]-(([.$A19]*[.C$6]/100)/20)))/2" office:value-type="float" office:value="2.76" calcext:value-type="float">
            <text:p>3</text:p>
          </table:table-cell>
          <table:table-cell table:style-name="ce95" table:formula="of:=(([.$B$3]-(([.$A19]*[.D$6]/100)*[.$B$3]/100))+([.$B$3]-(([.$A19]*[.D$6]/100)/20)))/2" office:value-type="float" office:value="2.52" calcext:value-type="float">
            <text:p>3</text:p>
          </table:table-cell>
          <table:table-cell table:style-name="ce95" table:formula="of:=(([.$B$3]-(([.$A19]*[.E$6]/100)*[.$B$3]/100))+([.$B$3]-(([.$A19]*[.E$6]/100)/20)))/2" office:value-type="float" office:value="2.28" calcext:value-type="float">
            <text:p>2</text:p>
          </table:table-cell>
          <table:table-cell table:style-name="ce95" table:formula="of:=(([.$B$3]-(([.$A19]*[.F$6]/100)*[.$B$3]/100))+([.$B$3]-(([.$A19]*[.F$6]/100)/20)))/2" office:value-type="float" office:value="2.04" calcext:value-type="float">
            <text:p>2</text:p>
          </table:table-cell>
          <table:table-cell table:style-name="ce95" table:formula="of:=(([.$B$3]-(([.$A19]*[.G$6]/100)*[.$B$3]/100))+([.$B$3]-(([.$A19]*[.G$6]/100)/20)))/2" office:value-type="float" office:value="1.8" calcext:value-type="float">
            <text:p>2</text:p>
          </table:table-cell>
          <table:table-cell table:style-name="ce95" table:formula="of:=(([.$B$3]-(([.$A19]*[.H$6]/100)*[.$B$3]/100))+([.$B$3]-(([.$A19]*[.H$6]/100)/20)))/2" office:value-type="float" office:value="1.56" calcext:value-type="float">
            <text:p>2</text:p>
          </table:table-cell>
          <table:table-cell table:style-name="ce95" table:formula="of:=(([.$B$3]-(([.$A19]*[.I$6]/100)*[.$B$3]/100))+([.$B$3]-(([.$A19]*[.I$6]/100)/20)))/2" office:value-type="float" office:value="1.32" calcext:value-type="float">
            <text:p>1</text:p>
          </table:table-cell>
          <table:table-cell table:style-name="ce95" table:formula="of:=(([.$B$3]-(([.$A19]*[.J$6]/100)*[.$B$3]/100))+([.$B$3]-(([.$A19]*[.J$6]/100)/20)))/2" office:value-type="float" office:value="1.08" calcext:value-type="float">
            <text:p>1</text:p>
          </table:table-cell>
          <table:table-cell table:style-name="ce95" table:formula="of:=(([.$B$3]-(([.$A19]*[.K$6]/100)*[.$B$3]/100))+([.$B$3]-(([.$A19]*[.K$6]/100)/20)))/2" office:value-type="float" office:value="0.84" calcext:value-type="float">
            <text:p>1</text:p>
          </table:table-cell>
          <table:table-cell table:style-name="ce99" table:formula="of:=(([.$B$3]-(([.$A19]*[.L$6]/100)*[.$B$3]/100))+([.$B$3]-(([.$A19]*[.L$6]/100)/20)))/2" office:value-type="float" office:value="0.6" calcext:value-type="float">
            <text:p>1</text:p>
          </table:table-cell>
          <table:table-cell table:style-name="ce95" table:formula="of:=(([.$B$3]-(([.$A19]*[.M$6]/100)*[.$B$3]/100))+([.$B$3]-(([.$A19]*[.M$6]/100)/20)))/2" office:value-type="float" office:value="0.36" calcext:value-type="float">
            <text:p>0</text:p>
          </table:table-cell>
          <table:table-cell table:style-name="ce95" table:formula="of:=(([.$B$3]-(([.$A19]*[.N$6]/100)*[.$B$3]/100))+([.$B$3]-(([.$A19]*[.N$6]/100)/20)))/2" office:value-type="float" office:value="0" calcext:value-type="float">
            <text:p>0</text:p>
          </table:table-cell>
          <table:table-cell table:style-name="ce95" table:formula="of:=(([.$B$3]-(([.$A19]*[.O$6]/100)*[.$B$3]/100))+([.$B$3]-(([.$A19]*[.O$6]/100)/20)))/2" office:value-type="float" office:value="-0.6" calcext:value-type="float">
            <text:p>-1</text:p>
          </table:table-cell>
          <table:table-cell table:style-name="ce95" table:formula="of:=(([.$B$3]-(([.$A19]*[.P$6]/100)*[.$B$3]/100))+([.$B$3]-(([.$A19]*[.P$6]/100)/20)))/2" office:value-type="float" office:value="-1.2" calcext:value-type="float">
            <text:p>-1</text:p>
          </table:table-cell>
          <table:table-cell table:style-name="ce95" table:formula="of:=(([.$B$3]-(([.$A19]*[.Q$6]/100)*[.$B$3]/100))+([.$B$3]-(([.$A19]*[.Q$6]/100)/20)))/2" office:value-type="float" office:value="-1.8" calcext:value-type="float">
            <text:p>-2</text:p>
          </table:table-cell>
          <table:table-cell table:style-name="ce95" table:formula="of:=(([.$B$3]-(([.$A19]*[.R$6]/100)*[.$B$3]/100))+([.$B$3]-(([.$A19]*[.R$6]/100)/20)))/2" office:value-type="float" office:value="-3" calcext:value-type="float">
            <text:p>-3</text:p>
          </table:table-cell>
          <table:table-cell table:style-name="ce95" table:formula="of:=(([.$B$3]-(([.$A19]*[.S$6]/100)*[.$B$3]/100))+([.$B$3]-(([.$A19]*[.S$6]/100)/20)))/2" office:value-type="float" office:value="-4.2" calcext:value-type="float">
            <text:p>-4</text:p>
          </table:table-cell>
          <table:table-cell table:style-name="ce95" table:formula="of:=(([.$B$3]-(([.$A19]*[.T$6]/100)*[.$B$3]/100))+([.$B$3]-(([.$A19]*[.T$6]/100)/20)))/2" office:value-type="float" office:value="-5.4" calcext:value-type="float">
            <text:p>-5</text:p>
          </table:table-cell>
          <table:table-cell table:style-name="ce95" table:formula="of:=(([.$B$3]-(([.$A19]*[.U$6]/100)*[.$B$3]/100))+([.$B$3]-(([.$A19]*[.U$6]/100)/20)))/2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5" table:formula="of:=(([.$B$3]-(([.$A20]*[.B$6]/100)*[.$B$3]/100))+([.$B$3]-(([.$A20]*[.B$6]/100)/20)))/2" office:value-type="float" office:value="3" calcext:value-type="float">
            <text:p>3</text:p>
          </table:table-cell>
          <table:table-cell table:style-name="ce95" table:formula="of:=(([.$B$3]-(([.$A20]*[.C$6]/100)*[.$B$3]/100))+([.$B$3]-(([.$A20]*[.C$6]/100)/20)))/2" office:value-type="float" office:value="2.74" calcext:value-type="float">
            <text:p>3</text:p>
          </table:table-cell>
          <table:table-cell table:style-name="ce95" table:formula="of:=(([.$B$3]-(([.$A20]*[.D$6]/100)*[.$B$3]/100))+([.$B$3]-(([.$A20]*[.D$6]/100)/20)))/2" office:value-type="float" office:value="2.48" calcext:value-type="float">
            <text:p>2</text:p>
          </table:table-cell>
          <table:table-cell table:style-name="ce95" table:formula="of:=(([.$B$3]-(([.$A20]*[.E$6]/100)*[.$B$3]/100))+([.$B$3]-(([.$A20]*[.E$6]/100)/20)))/2" office:value-type="float" office:value="2.22" calcext:value-type="float">
            <text:p>2</text:p>
          </table:table-cell>
          <table:table-cell table:style-name="ce95" table:formula="of:=(([.$B$3]-(([.$A20]*[.F$6]/100)*[.$B$3]/100))+([.$B$3]-(([.$A20]*[.F$6]/100)/20)))/2" office:value-type="float" office:value="1.96" calcext:value-type="float">
            <text:p>2</text:p>
          </table:table-cell>
          <table:table-cell table:style-name="ce95" table:formula="of:=(([.$B$3]-(([.$A20]*[.G$6]/100)*[.$B$3]/100))+([.$B$3]-(([.$A20]*[.G$6]/100)/20)))/2" office:value-type="float" office:value="1.7" calcext:value-type="float">
            <text:p>2</text:p>
          </table:table-cell>
          <table:table-cell table:style-name="ce95" table:formula="of:=(([.$B$3]-(([.$A20]*[.H$6]/100)*[.$B$3]/100))+([.$B$3]-(([.$A20]*[.H$6]/100)/20)))/2" office:value-type="float" office:value="1.44" calcext:value-type="float">
            <text:p>1</text:p>
          </table:table-cell>
          <table:table-cell table:style-name="ce95" table:formula="of:=(([.$B$3]-(([.$A20]*[.I$6]/100)*[.$B$3]/100))+([.$B$3]-(([.$A20]*[.I$6]/100)/20)))/2" office:value-type="float" office:value="1.18" calcext:value-type="float">
            <text:p>1</text:p>
          </table:table-cell>
          <table:table-cell table:style-name="ce95" table:formula="of:=(([.$B$3]-(([.$A20]*[.J$6]/100)*[.$B$3]/100))+([.$B$3]-(([.$A20]*[.J$6]/100)/20)))/2" office:value-type="float" office:value="0.92" calcext:value-type="float">
            <text:p>1</text:p>
          </table:table-cell>
          <table:table-cell table:style-name="ce95" table:formula="of:=(([.$B$3]-(([.$A20]*[.K$6]/100)*[.$B$3]/100))+([.$B$3]-(([.$A20]*[.K$6]/100)/20)))/2" office:value-type="float" office:value="0.66" calcext:value-type="float">
            <text:p>1</text:p>
          </table:table-cell>
          <table:table-cell table:style-name="ce99" table:formula="of:=(([.$B$3]-(([.$A20]*[.L$6]/100)*[.$B$3]/100))+([.$B$3]-(([.$A20]*[.L$6]/100)/20)))/2" office:value-type="float" office:value="0.4" calcext:value-type="float">
            <text:p>0</text:p>
          </table:table-cell>
          <table:table-cell table:style-name="ce95" table:formula="of:=(([.$B$3]-(([.$A20]*[.M$6]/100)*[.$B$3]/100))+([.$B$3]-(([.$A20]*[.M$6]/100)/20)))/2" office:value-type="float" office:value="0.14" calcext:value-type="float">
            <text:p>0</text:p>
          </table:table-cell>
          <table:table-cell table:style-name="ce95" table:formula="of:=(([.$B$3]-(([.$A20]*[.N$6]/100)*[.$B$3]/100))+([.$B$3]-(([.$A20]*[.N$6]/100)/20)))/2" office:value-type="float" office:value="-0.25" calcext:value-type="float">
            <text:p>0</text:p>
          </table:table-cell>
          <table:table-cell table:style-name="ce95" table:formula="of:=(([.$B$3]-(([.$A20]*[.O$6]/100)*[.$B$3]/100))+([.$B$3]-(([.$A20]*[.O$6]/100)/20)))/2" office:value-type="float" office:value="-0.9" calcext:value-type="float">
            <text:p>-1</text:p>
          </table:table-cell>
          <table:table-cell table:style-name="ce95" table:formula="of:=(([.$B$3]-(([.$A20]*[.P$6]/100)*[.$B$3]/100))+([.$B$3]-(([.$A20]*[.P$6]/100)/20)))/2" office:value-type="float" office:value="-1.55" calcext:value-type="float">
            <text:p>-2</text:p>
          </table:table-cell>
          <table:table-cell table:style-name="ce95" table:formula="of:=(([.$B$3]-(([.$A20]*[.Q$6]/100)*[.$B$3]/100))+([.$B$3]-(([.$A20]*[.Q$6]/100)/20)))/2" office:value-type="float" office:value="-2.2" calcext:value-type="float">
            <text:p>-2</text:p>
          </table:table-cell>
          <table:table-cell table:style-name="ce95" table:formula="of:=(([.$B$3]-(([.$A20]*[.R$6]/100)*[.$B$3]/100))+([.$B$3]-(([.$A20]*[.R$6]/100)/20)))/2" office:value-type="float" office:value="-3.5" calcext:value-type="float">
            <text:p>-4</text:p>
          </table:table-cell>
          <table:table-cell table:style-name="ce95" table:formula="of:=(([.$B$3]-(([.$A20]*[.S$6]/100)*[.$B$3]/100))+([.$B$3]-(([.$A20]*[.S$6]/100)/20)))/2" office:value-type="float" office:value="-4.8" calcext:value-type="float">
            <text:p>-5</text:p>
          </table:table-cell>
          <table:table-cell table:style-name="ce95" table:formula="of:=(([.$B$3]-(([.$A20]*[.T$6]/100)*[.$B$3]/100))+([.$B$3]-(([.$A20]*[.T$6]/100)/20)))/2" office:value-type="float" office:value="-6.1" calcext:value-type="float">
            <text:p>-6</text:p>
          </table:table-cell>
          <table:table-cell table:style-name="ce95" table:formula="of:=(([.$B$3]-(([.$A20]*[.U$6]/100)*[.$B$3]/100))+([.$B$3]-(([.$A20]*[.U$6]/100)/20)))/2" office:value-type="float" office:value="-7.4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5" table:formula="of:=(([.$B$3]-(([.$A21]*[.B$6]/100)*[.$B$3]/100))+([.$B$3]-(([.$A21]*[.B$6]/100)/20)))/2" office:value-type="float" office:value="3" calcext:value-type="float">
            <text:p>3</text:p>
          </table:table-cell>
          <table:table-cell table:style-name="ce95" table:formula="of:=(([.$B$3]-(([.$A21]*[.C$6]/100)*[.$B$3]/100))+([.$B$3]-(([.$A21]*[.C$6]/100)/20)))/2" office:value-type="float" office:value="2.72" calcext:value-type="float">
            <text:p>3</text:p>
          </table:table-cell>
          <table:table-cell table:style-name="ce95" table:formula="of:=(([.$B$3]-(([.$A21]*[.D$6]/100)*[.$B$3]/100))+([.$B$3]-(([.$A21]*[.D$6]/100)/20)))/2" office:value-type="float" office:value="2.44" calcext:value-type="float">
            <text:p>2</text:p>
          </table:table-cell>
          <table:table-cell table:style-name="ce95" table:formula="of:=(([.$B$3]-(([.$A21]*[.E$6]/100)*[.$B$3]/100))+([.$B$3]-(([.$A21]*[.E$6]/100)/20)))/2" office:value-type="float" office:value="2.16" calcext:value-type="float">
            <text:p>2</text:p>
          </table:table-cell>
          <table:table-cell table:style-name="ce95" table:formula="of:=(([.$B$3]-(([.$A21]*[.F$6]/100)*[.$B$3]/100))+([.$B$3]-(([.$A21]*[.F$6]/100)/20)))/2" office:value-type="float" office:value="1.88" calcext:value-type="float">
            <text:p>2</text:p>
          </table:table-cell>
          <table:table-cell table:style-name="ce95" table:formula="of:=(([.$B$3]-(([.$A21]*[.G$6]/100)*[.$B$3]/100))+([.$B$3]-(([.$A21]*[.G$6]/100)/20)))/2" office:value-type="float" office:value="1.6" calcext:value-type="float">
            <text:p>2</text:p>
          </table:table-cell>
          <table:table-cell table:style-name="ce95" table:formula="of:=(([.$B$3]-(([.$A21]*[.H$6]/100)*[.$B$3]/100))+([.$B$3]-(([.$A21]*[.H$6]/100)/20)))/2" office:value-type="float" office:value="1.32" calcext:value-type="float">
            <text:p>1</text:p>
          </table:table-cell>
          <table:table-cell table:style-name="ce95" table:formula="of:=(([.$B$3]-(([.$A21]*[.I$6]/100)*[.$B$3]/100))+([.$B$3]-(([.$A21]*[.I$6]/100)/20)))/2" office:value-type="float" office:value="1.04" calcext:value-type="float">
            <text:p>1</text:p>
          </table:table-cell>
          <table:table-cell table:style-name="ce95" table:formula="of:=(([.$B$3]-(([.$A21]*[.J$6]/100)*[.$B$3]/100))+([.$B$3]-(([.$A21]*[.J$6]/100)/20)))/2" office:value-type="float" office:value="0.76" calcext:value-type="float">
            <text:p>1</text:p>
          </table:table-cell>
          <table:table-cell table:style-name="ce95" table:formula="of:=(([.$B$3]-(([.$A21]*[.K$6]/100)*[.$B$3]/100))+([.$B$3]-(([.$A21]*[.K$6]/100)/20)))/2" office:value-type="float" office:value="0.48" calcext:value-type="float">
            <text:p>0</text:p>
          </table:table-cell>
          <table:table-cell table:style-name="ce99" table:formula="of:=(([.$B$3]-(([.$A21]*[.L$6]/100)*[.$B$3]/100))+([.$B$3]-(([.$A21]*[.L$6]/100)/20)))/2" office:value-type="float" office:value="0.2" calcext:value-type="float">
            <text:p>0</text:p>
          </table:table-cell>
          <table:table-cell table:style-name="ce95" table:formula="of:=(([.$B$3]-(([.$A21]*[.M$6]/100)*[.$B$3]/100))+([.$B$3]-(([.$A21]*[.M$6]/100)/20)))/2" office:value-type="float" office:value="-0.0800000000000001" calcext:value-type="float">
            <text:p>0</text:p>
          </table:table-cell>
          <table:table-cell table:style-name="ce95" table:formula="of:=(([.$B$3]-(([.$A21]*[.N$6]/100)*[.$B$3]/100))+([.$B$3]-(([.$A21]*[.N$6]/100)/20)))/2" office:value-type="float" office:value="-0.5" calcext:value-type="float">
            <text:p>-1</text:p>
          </table:table-cell>
          <table:table-cell table:style-name="ce95" table:formula="of:=(([.$B$3]-(([.$A21]*[.O$6]/100)*[.$B$3]/100))+([.$B$3]-(([.$A21]*[.O$6]/100)/20)))/2" office:value-type="float" office:value="-1.2" calcext:value-type="float">
            <text:p>-1</text:p>
          </table:table-cell>
          <table:table-cell table:style-name="ce95" table:formula="of:=(([.$B$3]-(([.$A21]*[.P$6]/100)*[.$B$3]/100))+([.$B$3]-(([.$A21]*[.P$6]/100)/20)))/2" office:value-type="float" office:value="-1.9" calcext:value-type="float">
            <text:p>-2</text:p>
          </table:table-cell>
          <table:table-cell table:style-name="ce95" table:formula="of:=(([.$B$3]-(([.$A21]*[.Q$6]/100)*[.$B$3]/100))+([.$B$3]-(([.$A21]*[.Q$6]/100)/20)))/2" office:value-type="float" office:value="-2.6" calcext:value-type="float">
            <text:p>-3</text:p>
          </table:table-cell>
          <table:table-cell table:style-name="ce95" table:formula="of:=(([.$B$3]-(([.$A21]*[.R$6]/100)*[.$B$3]/100))+([.$B$3]-(([.$A21]*[.R$6]/100)/20)))/2" office:value-type="float" office:value="-4" calcext:value-type="float">
            <text:p>-4</text:p>
          </table:table-cell>
          <table:table-cell table:style-name="ce95" table:formula="of:=(([.$B$3]-(([.$A21]*[.S$6]/100)*[.$B$3]/100))+([.$B$3]-(([.$A21]*[.S$6]/100)/20)))/2" office:value-type="float" office:value="-5.4" calcext:value-type="float">
            <text:p>-5</text:p>
          </table:table-cell>
          <table:table-cell table:style-name="ce95" table:formula="of:=(([.$B$3]-(([.$A21]*[.T$6]/100)*[.$B$3]/100))+([.$B$3]-(([.$A21]*[.T$6]/100)/20)))/2" office:value-type="float" office:value="-6.8" calcext:value-type="float">
            <text:p>-7</text:p>
          </table:table-cell>
          <table:table-cell table:style-name="ce95" table:formula="of:=(([.$B$3]-(([.$A21]*[.U$6]/100)*[.$B$3]/100))+([.$B$3]-(([.$A21]*[.U$6]/100)/20)))/2" office:value-type="float" office:value="-8.2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5" table:formula="of:=(([.$B$3]-(([.$A22]*[.B$6]/100)*[.$B$3]/100))+([.$B$3]-(([.$A22]*[.B$6]/100)/20)))/2" office:value-type="float" office:value="3" calcext:value-type="float">
            <text:p>3</text:p>
          </table:table-cell>
          <table:table-cell table:style-name="ce95" table:formula="of:=(([.$B$3]-(([.$A22]*[.C$6]/100)*[.$B$3]/100))+([.$B$3]-(([.$A22]*[.C$6]/100)/20)))/2" office:value-type="float" office:value="2.7" calcext:value-type="float">
            <text:p>3</text:p>
          </table:table-cell>
          <table:table-cell table:style-name="ce95" table:formula="of:=(([.$B$3]-(([.$A22]*[.D$6]/100)*[.$B$3]/100))+([.$B$3]-(([.$A22]*[.D$6]/100)/20)))/2" office:value-type="float" office:value="2.4" calcext:value-type="float">
            <text:p>2</text:p>
          </table:table-cell>
          <table:table-cell table:style-name="ce95" table:formula="of:=(([.$B$3]-(([.$A22]*[.E$6]/100)*[.$B$3]/100))+([.$B$3]-(([.$A22]*[.E$6]/100)/20)))/2" office:value-type="float" office:value="2.1" calcext:value-type="float">
            <text:p>2</text:p>
          </table:table-cell>
          <table:table-cell table:style-name="ce95" table:formula="of:=(([.$B$3]-(([.$A22]*[.F$6]/100)*[.$B$3]/100))+([.$B$3]-(([.$A22]*[.F$6]/100)/20)))/2" office:value-type="float" office:value="1.8" calcext:value-type="float">
            <text:p>2</text:p>
          </table:table-cell>
          <table:table-cell table:style-name="ce95" table:formula="of:=(([.$B$3]-(([.$A22]*[.G$6]/100)*[.$B$3]/100))+([.$B$3]-(([.$A22]*[.G$6]/100)/20)))/2" office:value-type="float" office:value="1.5" calcext:value-type="float">
            <text:p>2</text:p>
          </table:table-cell>
          <table:table-cell table:style-name="ce95" table:formula="of:=(([.$B$3]-(([.$A22]*[.H$6]/100)*[.$B$3]/100))+([.$B$3]-(([.$A22]*[.H$6]/100)/20)))/2" office:value-type="float" office:value="1.2" calcext:value-type="float">
            <text:p>1</text:p>
          </table:table-cell>
          <table:table-cell table:style-name="ce95" table:formula="of:=(([.$B$3]-(([.$A22]*[.I$6]/100)*[.$B$3]/100))+([.$B$3]-(([.$A22]*[.I$6]/100)/20)))/2" office:value-type="float" office:value="0.9" calcext:value-type="float">
            <text:p>1</text:p>
          </table:table-cell>
          <table:table-cell table:style-name="ce95" table:formula="of:=(([.$B$3]-(([.$A22]*[.J$6]/100)*[.$B$3]/100))+([.$B$3]-(([.$A22]*[.J$6]/100)/20)))/2" office:value-type="float" office:value="0.6" calcext:value-type="float">
            <text:p>1</text:p>
          </table:table-cell>
          <table:table-cell table:style-name="ce95" table:formula="of:=(([.$B$3]-(([.$A22]*[.K$6]/100)*[.$B$3]/100))+([.$B$3]-(([.$A22]*[.K$6]/100)/20)))/2" office:value-type="float" office:value="0.3" calcext:value-type="float">
            <text:p>0</text:p>
          </table:table-cell>
          <table:table-cell table:style-name="ce99" table:formula="of:=(([.$B$3]-(([.$A22]*[.L$6]/100)*[.$B$3]/100))+([.$B$3]-(([.$A22]*[.L$6]/100)/20)))/2" office:value-type="float" office:value="0" calcext:value-type="float">
            <text:p>0</text:p>
          </table:table-cell>
          <table:table-cell table:style-name="ce95" table:formula="of:=(([.$B$3]-(([.$A22]*[.M$6]/100)*[.$B$3]/100))+([.$B$3]-(([.$A22]*[.M$6]/100)/20)))/2" office:value-type="float" office:value="-0.3" calcext:value-type="float">
            <text:p>0</text:p>
          </table:table-cell>
          <table:table-cell table:style-name="ce95" table:formula="of:=(([.$B$3]-(([.$A22]*[.N$6]/100)*[.$B$3]/100))+([.$B$3]-(([.$A22]*[.N$6]/100)/20)))/2" office:value-type="float" office:value="-0.75" calcext:value-type="float">
            <text:p>-1</text:p>
          </table:table-cell>
          <table:table-cell table:style-name="ce95" table:formula="of:=(([.$B$3]-(([.$A22]*[.O$6]/100)*[.$B$3]/100))+([.$B$3]-(([.$A22]*[.O$6]/100)/20)))/2" office:value-type="float" office:value="-1.5" calcext:value-type="float">
            <text:p>-2</text:p>
          </table:table-cell>
          <table:table-cell table:style-name="ce95" table:formula="of:=(([.$B$3]-(([.$A22]*[.P$6]/100)*[.$B$3]/100))+([.$B$3]-(([.$A22]*[.P$6]/100)/20)))/2" office:value-type="float" office:value="-2.25" calcext:value-type="float">
            <text:p>-2</text:p>
          </table:table-cell>
          <table:table-cell table:style-name="ce95" table:formula="of:=(([.$B$3]-(([.$A22]*[.Q$6]/100)*[.$B$3]/100))+([.$B$3]-(([.$A22]*[.Q$6]/100)/20)))/2" office:value-type="float" office:value="-3" calcext:value-type="float">
            <text:p>-3</text:p>
          </table:table-cell>
          <table:table-cell table:style-name="ce95" table:formula="of:=(([.$B$3]-(([.$A22]*[.R$6]/100)*[.$B$3]/100))+([.$B$3]-(([.$A22]*[.R$6]/100)/20)))/2" office:value-type="float" office:value="-4.5" calcext:value-type="float">
            <text:p>-5</text:p>
          </table:table-cell>
          <table:table-cell table:style-name="ce95" table:formula="of:=(([.$B$3]-(([.$A22]*[.S$6]/100)*[.$B$3]/100))+([.$B$3]-(([.$A22]*[.S$6]/100)/20)))/2" office:value-type="float" office:value="-6" calcext:value-type="float">
            <text:p>-6</text:p>
          </table:table-cell>
          <table:table-cell table:style-name="ce95" table:formula="of:=(([.$B$3]-(([.$A22]*[.T$6]/100)*[.$B$3]/100))+([.$B$3]-(([.$A22]*[.T$6]/100)/20)))/2" office:value-type="float" office:value="-7.5" calcext:value-type="float">
            <text:p>-8</text:p>
          </table:table-cell>
          <table:table-cell table:style-name="ce95" table:formula="of:=(([.$B$3]-(([.$A22]*[.U$6]/100)*[.$B$3]/100))+([.$B$3]-(([.$A22]*[.U$6]/100)/20)))/2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5" table:formula="of:=(([.$B$3]-(([.$A23]*[.B$6]/100)*[.$B$3]/100))+([.$B$3]-(([.$A23]*[.B$6]/100)/20)))/2" office:value-type="float" office:value="3" calcext:value-type="float">
            <text:p>3</text:p>
          </table:table-cell>
          <table:table-cell table:style-name="ce95" table:formula="of:=(([.$B$3]-(([.$A23]*[.C$6]/100)*[.$B$3]/100))+([.$B$3]-(([.$A23]*[.C$6]/100)/20)))/2" office:value-type="float" office:value="2.68" calcext:value-type="float">
            <text:p>3</text:p>
          </table:table-cell>
          <table:table-cell table:style-name="ce95" table:formula="of:=(([.$B$3]-(([.$A23]*[.D$6]/100)*[.$B$3]/100))+([.$B$3]-(([.$A23]*[.D$6]/100)/20)))/2" office:value-type="float" office:value="2.36" calcext:value-type="float">
            <text:p>2</text:p>
          </table:table-cell>
          <table:table-cell table:style-name="ce95" table:formula="of:=(([.$B$3]-(([.$A23]*[.E$6]/100)*[.$B$3]/100))+([.$B$3]-(([.$A23]*[.E$6]/100)/20)))/2" office:value-type="float" office:value="2.04" calcext:value-type="float">
            <text:p>2</text:p>
          </table:table-cell>
          <table:table-cell table:style-name="ce95" table:formula="of:=(([.$B$3]-(([.$A23]*[.F$6]/100)*[.$B$3]/100))+([.$B$3]-(([.$A23]*[.F$6]/100)/20)))/2" office:value-type="float" office:value="1.72" calcext:value-type="float">
            <text:p>2</text:p>
          </table:table-cell>
          <table:table-cell table:style-name="ce95" table:formula="of:=(([.$B$3]-(([.$A23]*[.G$6]/100)*[.$B$3]/100))+([.$B$3]-(([.$A23]*[.G$6]/100)/20)))/2" office:value-type="float" office:value="1.4" calcext:value-type="float">
            <text:p>1</text:p>
          </table:table-cell>
          <table:table-cell table:style-name="ce95" table:formula="of:=(([.$B$3]-(([.$A23]*[.H$6]/100)*[.$B$3]/100))+([.$B$3]-(([.$A23]*[.H$6]/100)/20)))/2" office:value-type="float" office:value="1.08" calcext:value-type="float">
            <text:p>1</text:p>
          </table:table-cell>
          <table:table-cell table:style-name="ce95" table:formula="of:=(([.$B$3]-(([.$A23]*[.I$6]/100)*[.$B$3]/100))+([.$B$3]-(([.$A23]*[.I$6]/100)/20)))/2" office:value-type="float" office:value="0.76" calcext:value-type="float">
            <text:p>1</text:p>
          </table:table-cell>
          <table:table-cell table:style-name="ce95" table:formula="of:=(([.$B$3]-(([.$A23]*[.J$6]/100)*[.$B$3]/100))+([.$B$3]-(([.$A23]*[.J$6]/100)/20)))/2" office:value-type="float" office:value="0.44" calcext:value-type="float">
            <text:p>0</text:p>
          </table:table-cell>
          <table:table-cell table:style-name="ce95" table:formula="of:=(([.$B$3]-(([.$A23]*[.K$6]/100)*[.$B$3]/100))+([.$B$3]-(([.$A23]*[.K$6]/100)/20)))/2" office:value-type="float" office:value="0.12" calcext:value-type="float">
            <text:p>0</text:p>
          </table:table-cell>
          <table:table-cell table:style-name="ce99" table:formula="of:=(([.$B$3]-(([.$A23]*[.L$6]/100)*[.$B$3]/100))+([.$B$3]-(([.$A23]*[.L$6]/100)/20)))/2" office:value-type="float" office:value="-0.2" calcext:value-type="float">
            <text:p>0</text:p>
          </table:table-cell>
          <table:table-cell table:style-name="ce95" table:formula="of:=(([.$B$3]-(([.$A23]*[.M$6]/100)*[.$B$3]/100))+([.$B$3]-(([.$A23]*[.M$6]/100)/20)))/2" office:value-type="float" office:value="-0.52" calcext:value-type="float">
            <text:p>-1</text:p>
          </table:table-cell>
          <table:table-cell table:style-name="ce95" table:formula="of:=(([.$B$3]-(([.$A23]*[.N$6]/100)*[.$B$3]/100))+([.$B$3]-(([.$A23]*[.N$6]/100)/20)))/2" office:value-type="float" office:value="-1" calcext:value-type="float">
            <text:p>-1</text:p>
          </table:table-cell>
          <table:table-cell table:style-name="ce95" table:formula="of:=(([.$B$3]-(([.$A23]*[.O$6]/100)*[.$B$3]/100))+([.$B$3]-(([.$A23]*[.O$6]/100)/20)))/2" office:value-type="float" office:value="-1.8" calcext:value-type="float">
            <text:p>-2</text:p>
          </table:table-cell>
          <table:table-cell table:style-name="ce95" table:formula="of:=(([.$B$3]-(([.$A23]*[.P$6]/100)*[.$B$3]/100))+([.$B$3]-(([.$A23]*[.P$6]/100)/20)))/2" office:value-type="float" office:value="-2.6" calcext:value-type="float">
            <text:p>-3</text:p>
          </table:table-cell>
          <table:table-cell table:style-name="ce95" table:formula="of:=(([.$B$3]-(([.$A23]*[.Q$6]/100)*[.$B$3]/100))+([.$B$3]-(([.$A23]*[.Q$6]/100)/20)))/2" office:value-type="float" office:value="-3.4" calcext:value-type="float">
            <text:p>-3</text:p>
          </table:table-cell>
          <table:table-cell table:style-name="ce95" table:formula="of:=(([.$B$3]-(([.$A23]*[.R$6]/100)*[.$B$3]/100))+([.$B$3]-(([.$A23]*[.R$6]/100)/20)))/2" office:value-type="float" office:value="-5" calcext:value-type="float">
            <text:p>-5</text:p>
          </table:table-cell>
          <table:table-cell table:style-name="ce95" table:formula="of:=(([.$B$3]-(([.$A23]*[.S$6]/100)*[.$B$3]/100))+([.$B$3]-(([.$A23]*[.S$6]/100)/20)))/2" office:value-type="float" office:value="-6.6" calcext:value-type="float">
            <text:p>-7</text:p>
          </table:table-cell>
          <table:table-cell table:style-name="ce95" table:formula="of:=(([.$B$3]-(([.$A23]*[.T$6]/100)*[.$B$3]/100))+([.$B$3]-(([.$A23]*[.T$6]/100)/20)))/2" office:value-type="float" office:value="-8.2" calcext:value-type="float">
            <text:p>-8</text:p>
          </table:table-cell>
          <table:table-cell table:style-name="ce95" table:formula="of:=(([.$B$3]-(([.$A23]*[.U$6]/100)*[.$B$3]/100))+([.$B$3]-(([.$A23]*[.U$6]/100)/20)))/2" office:value-type="float" office:value="-9.8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5" table:formula="of:=(([.$B$3]-(([.$A24]*[.B$6]/100)*[.$B$3]/100))+([.$B$3]-(([.$A24]*[.B$6]/100)/20)))/2" office:value-type="float" office:value="3" calcext:value-type="float">
            <text:p>3</text:p>
          </table:table-cell>
          <table:table-cell table:style-name="ce95" table:formula="of:=(([.$B$3]-(([.$A24]*[.C$6]/100)*[.$B$3]/100))+([.$B$3]-(([.$A24]*[.C$6]/100)/20)))/2" office:value-type="float" office:value="2.66" calcext:value-type="float">
            <text:p>3</text:p>
          </table:table-cell>
          <table:table-cell table:style-name="ce95" table:formula="of:=(([.$B$3]-(([.$A24]*[.D$6]/100)*[.$B$3]/100))+([.$B$3]-(([.$A24]*[.D$6]/100)/20)))/2" office:value-type="float" office:value="2.32" calcext:value-type="float">
            <text:p>2</text:p>
          </table:table-cell>
          <table:table-cell table:style-name="ce95" table:formula="of:=(([.$B$3]-(([.$A24]*[.E$6]/100)*[.$B$3]/100))+([.$B$3]-(([.$A24]*[.E$6]/100)/20)))/2" office:value-type="float" office:value="1.98" calcext:value-type="float">
            <text:p>2</text:p>
          </table:table-cell>
          <table:table-cell table:style-name="ce95" table:formula="of:=(([.$B$3]-(([.$A24]*[.F$6]/100)*[.$B$3]/100))+([.$B$3]-(([.$A24]*[.F$6]/100)/20)))/2" office:value-type="float" office:value="1.64" calcext:value-type="float">
            <text:p>2</text:p>
          </table:table-cell>
          <table:table-cell table:style-name="ce95" table:formula="of:=(([.$B$3]-(([.$A24]*[.G$6]/100)*[.$B$3]/100))+([.$B$3]-(([.$A24]*[.G$6]/100)/20)))/2" office:value-type="float" office:value="1.3" calcext:value-type="float">
            <text:p>1</text:p>
          </table:table-cell>
          <table:table-cell table:style-name="ce95" table:formula="of:=(([.$B$3]-(([.$A24]*[.H$6]/100)*[.$B$3]/100))+([.$B$3]-(([.$A24]*[.H$6]/100)/20)))/2" office:value-type="float" office:value="0.96" calcext:value-type="float">
            <text:p>1</text:p>
          </table:table-cell>
          <table:table-cell table:style-name="ce95" table:formula="of:=(([.$B$3]-(([.$A24]*[.I$6]/100)*[.$B$3]/100))+([.$B$3]-(([.$A24]*[.I$6]/100)/20)))/2" office:value-type="float" office:value="0.62" calcext:value-type="float">
            <text:p>1</text:p>
          </table:table-cell>
          <table:table-cell table:style-name="ce95" table:formula="of:=(([.$B$3]-(([.$A24]*[.J$6]/100)*[.$B$3]/100))+([.$B$3]-(([.$A24]*[.J$6]/100)/20)))/2" office:value-type="float" office:value="0.28" calcext:value-type="float">
            <text:p>0</text:p>
          </table:table-cell>
          <table:table-cell table:style-name="ce95" table:formula="of:=(([.$B$3]-(([.$A24]*[.K$6]/100)*[.$B$3]/100))+([.$B$3]-(([.$A24]*[.K$6]/100)/20)))/2" office:value-type="float" office:value="-0.0600000000000001" calcext:value-type="float">
            <text:p>0</text:p>
          </table:table-cell>
          <table:table-cell table:style-name="ce99" table:formula="of:=(([.$B$3]-(([.$A24]*[.L$6]/100)*[.$B$3]/100))+([.$B$3]-(([.$A24]*[.L$6]/100)/20)))/2" office:value-type="float" office:value="-0.4" calcext:value-type="float">
            <text:p>0</text:p>
          </table:table-cell>
          <table:table-cell table:style-name="ce95" table:formula="of:=(([.$B$3]-(([.$A24]*[.M$6]/100)*[.$B$3]/100))+([.$B$3]-(([.$A24]*[.M$6]/100)/20)))/2" office:value-type="float" office:value="-0.74" calcext:value-type="float">
            <text:p>-1</text:p>
          </table:table-cell>
          <table:table-cell table:style-name="ce95" table:formula="of:=(([.$B$3]-(([.$A24]*[.N$6]/100)*[.$B$3]/100))+([.$B$3]-(([.$A24]*[.N$6]/100)/20)))/2" office:value-type="float" office:value="-1.25" calcext:value-type="float">
            <text:p>-1</text:p>
          </table:table-cell>
          <table:table-cell table:style-name="ce95" table:formula="of:=(([.$B$3]-(([.$A24]*[.O$6]/100)*[.$B$3]/100))+([.$B$3]-(([.$A24]*[.O$6]/100)/20)))/2" office:value-type="float" office:value="-2.1" calcext:value-type="float">
            <text:p>-2</text:p>
          </table:table-cell>
          <table:table-cell table:style-name="ce95" table:formula="of:=(([.$B$3]-(([.$A24]*[.P$6]/100)*[.$B$3]/100))+([.$B$3]-(([.$A24]*[.P$6]/100)/20)))/2" office:value-type="float" office:value="-2.95" calcext:value-type="float">
            <text:p>-3</text:p>
          </table:table-cell>
          <table:table-cell table:style-name="ce95" table:formula="of:=(([.$B$3]-(([.$A24]*[.Q$6]/100)*[.$B$3]/100))+([.$B$3]-(([.$A24]*[.Q$6]/100)/20)))/2" office:value-type="float" office:value="-3.8" calcext:value-type="float">
            <text:p>-4</text:p>
          </table:table-cell>
          <table:table-cell table:style-name="ce95" table:formula="of:=(([.$B$3]-(([.$A24]*[.R$6]/100)*[.$B$3]/100))+([.$B$3]-(([.$A24]*[.R$6]/100)/20)))/2" office:value-type="float" office:value="-5.5" calcext:value-type="float">
            <text:p>-6</text:p>
          </table:table-cell>
          <table:table-cell table:style-name="ce95" table:formula="of:=(([.$B$3]-(([.$A24]*[.S$6]/100)*[.$B$3]/100))+([.$B$3]-(([.$A24]*[.S$6]/100)/20)))/2" office:value-type="float" office:value="-7.2" calcext:value-type="float">
            <text:p>-7</text:p>
          </table:table-cell>
          <table:table-cell table:style-name="ce95" table:formula="of:=(([.$B$3]-(([.$A24]*[.T$6]/100)*[.$B$3]/100))+([.$B$3]-(([.$A24]*[.T$6]/100)/20)))/2" office:value-type="float" office:value="-8.9" calcext:value-type="float">
            <text:p>-9</text:p>
          </table:table-cell>
          <table:table-cell table:style-name="ce95" table:formula="of:=(([.$B$3]-(([.$A24]*[.U$6]/100)*[.$B$3]/100))+([.$B$3]-(([.$A24]*[.U$6]/100)/20)))/2" office:value-type="float" office:value="-10.6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5" table:formula="of:=(([.$B$3]-(([.$A25]*[.B$6]/100)*[.$B$3]/100))+([.$B$3]-(([.$A25]*[.B$6]/100)/20)))/2" office:value-type="float" office:value="3" calcext:value-type="float">
            <text:p>3</text:p>
          </table:table-cell>
          <table:table-cell table:style-name="ce95" table:formula="of:=(([.$B$3]-(([.$A25]*[.C$6]/100)*[.$B$3]/100))+([.$B$3]-(([.$A25]*[.C$6]/100)/20)))/2" office:value-type="float" office:value="2.64" calcext:value-type="float">
            <text:p>3</text:p>
          </table:table-cell>
          <table:table-cell table:style-name="ce95" table:formula="of:=(([.$B$3]-(([.$A25]*[.D$6]/100)*[.$B$3]/100))+([.$B$3]-(([.$A25]*[.D$6]/100)/20)))/2" office:value-type="float" office:value="2.28" calcext:value-type="float">
            <text:p>2</text:p>
          </table:table-cell>
          <table:table-cell table:style-name="ce95" table:formula="of:=(([.$B$3]-(([.$A25]*[.E$6]/100)*[.$B$3]/100))+([.$B$3]-(([.$A25]*[.E$6]/100)/20)))/2" office:value-type="float" office:value="1.92" calcext:value-type="float">
            <text:p>2</text:p>
          </table:table-cell>
          <table:table-cell table:style-name="ce95" table:formula="of:=(([.$B$3]-(([.$A25]*[.F$6]/100)*[.$B$3]/100))+([.$B$3]-(([.$A25]*[.F$6]/100)/20)))/2" office:value-type="float" office:value="1.56" calcext:value-type="float">
            <text:p>2</text:p>
          </table:table-cell>
          <table:table-cell table:style-name="ce95" table:formula="of:=(([.$B$3]-(([.$A25]*[.G$6]/100)*[.$B$3]/100))+([.$B$3]-(([.$A25]*[.G$6]/100)/20)))/2" office:value-type="float" office:value="1.2" calcext:value-type="float">
            <text:p>1</text:p>
          </table:table-cell>
          <table:table-cell table:style-name="ce95" table:formula="of:=(([.$B$3]-(([.$A25]*[.H$6]/100)*[.$B$3]/100))+([.$B$3]-(([.$A25]*[.H$6]/100)/20)))/2" office:value-type="float" office:value="0.84" calcext:value-type="float">
            <text:p>1</text:p>
          </table:table-cell>
          <table:table-cell table:style-name="ce95" table:formula="of:=(([.$B$3]-(([.$A25]*[.I$6]/100)*[.$B$3]/100))+([.$B$3]-(([.$A25]*[.I$6]/100)/20)))/2" office:value-type="float" office:value="0.48" calcext:value-type="float">
            <text:p>0</text:p>
          </table:table-cell>
          <table:table-cell table:style-name="ce95" table:formula="of:=(([.$B$3]-(([.$A25]*[.J$6]/100)*[.$B$3]/100))+([.$B$3]-(([.$A25]*[.J$6]/100)/20)))/2" office:value-type="float" office:value="0.12" calcext:value-type="float">
            <text:p>0</text:p>
          </table:table-cell>
          <table:table-cell table:style-name="ce95" table:formula="of:=(([.$B$3]-(([.$A25]*[.K$6]/100)*[.$B$3]/100))+([.$B$3]-(([.$A25]*[.K$6]/100)/20)))/2" office:value-type="float" office:value="-0.24" calcext:value-type="float">
            <text:p>0</text:p>
          </table:table-cell>
          <table:table-cell table:style-name="ce99" table:formula="of:=(([.$B$3]-(([.$A25]*[.L$6]/100)*[.$B$3]/100))+([.$B$3]-(([.$A25]*[.L$6]/100)/20)))/2" office:value-type="float" office:value="-0.6" calcext:value-type="float">
            <text:p>-1</text:p>
          </table:table-cell>
          <table:table-cell table:style-name="ce95" table:formula="of:=(([.$B$3]-(([.$A25]*[.M$6]/100)*[.$B$3]/100))+([.$B$3]-(([.$A25]*[.M$6]/100)/20)))/2" office:value-type="float" office:value="-0.96" calcext:value-type="float">
            <text:p>-1</text:p>
          </table:table-cell>
          <table:table-cell table:style-name="ce95" table:formula="of:=(([.$B$3]-(([.$A25]*[.N$6]/100)*[.$B$3]/100))+([.$B$3]-(([.$A25]*[.N$6]/100)/20)))/2" office:value-type="float" office:value="-1.5" calcext:value-type="float">
            <text:p>-2</text:p>
          </table:table-cell>
          <table:table-cell table:style-name="ce95" table:formula="of:=(([.$B$3]-(([.$A25]*[.O$6]/100)*[.$B$3]/100))+([.$B$3]-(([.$A25]*[.O$6]/100)/20)))/2" office:value-type="float" office:value="-2.4" calcext:value-type="float">
            <text:p>-2</text:p>
          </table:table-cell>
          <table:table-cell table:style-name="ce95" table:formula="of:=(([.$B$3]-(([.$A25]*[.P$6]/100)*[.$B$3]/100))+([.$B$3]-(([.$A25]*[.P$6]/100)/20)))/2" office:value-type="float" office:value="-3.3" calcext:value-type="float">
            <text:p>-3</text:p>
          </table:table-cell>
          <table:table-cell table:style-name="ce95" table:formula="of:=(([.$B$3]-(([.$A25]*[.Q$6]/100)*[.$B$3]/100))+([.$B$3]-(([.$A25]*[.Q$6]/100)/20)))/2" office:value-type="float" office:value="-4.2" calcext:value-type="float">
            <text:p>-4</text:p>
          </table:table-cell>
          <table:table-cell table:style-name="ce95" table:formula="of:=(([.$B$3]-(([.$A25]*[.R$6]/100)*[.$B$3]/100))+([.$B$3]-(([.$A25]*[.R$6]/100)/20)))/2" office:value-type="float" office:value="-6" calcext:value-type="float">
            <text:p>-6</text:p>
          </table:table-cell>
          <table:table-cell table:style-name="ce95" table:formula="of:=(([.$B$3]-(([.$A25]*[.S$6]/100)*[.$B$3]/100))+([.$B$3]-(([.$A25]*[.S$6]/100)/20)))/2" office:value-type="float" office:value="-7.8" calcext:value-type="float">
            <text:p>-8</text:p>
          </table:table-cell>
          <table:table-cell table:style-name="ce95" table:formula="of:=(([.$B$3]-(([.$A25]*[.T$6]/100)*[.$B$3]/100))+([.$B$3]-(([.$A25]*[.T$6]/100)/20)))/2" office:value-type="float" office:value="-9.6" calcext:value-type="float">
            <text:p>-10</text:p>
          </table:table-cell>
          <table:table-cell table:style-name="ce95" table:formula="of:=(([.$B$3]-(([.$A25]*[.U$6]/100)*[.$B$3]/100))+([.$B$3]-(([.$A25]*[.U$6]/100)/20)))/2" office:value-type="float" office:value="-11.4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5" table:formula="of:=(([.$B$3]-(([.$A26]*[.B$6]/100)*[.$B$3]/100))+([.$B$3]-(([.$A26]*[.B$6]/100)/20)))/2" office:value-type="float" office:value="3" calcext:value-type="float">
            <text:p>3</text:p>
          </table:table-cell>
          <table:table-cell table:style-name="ce95" table:formula="of:=(([.$B$3]-(([.$A26]*[.C$6]/100)*[.$B$3]/100))+([.$B$3]-(([.$A26]*[.C$6]/100)/20)))/2" office:value-type="float" office:value="2.62" calcext:value-type="float">
            <text:p>3</text:p>
          </table:table-cell>
          <table:table-cell table:style-name="ce95" table:formula="of:=(([.$B$3]-(([.$A26]*[.D$6]/100)*[.$B$3]/100))+([.$B$3]-(([.$A26]*[.D$6]/100)/20)))/2" office:value-type="float" office:value="2.24" calcext:value-type="float">
            <text:p>2</text:p>
          </table:table-cell>
          <table:table-cell table:style-name="ce95" table:formula="of:=(([.$B$3]-(([.$A26]*[.E$6]/100)*[.$B$3]/100))+([.$B$3]-(([.$A26]*[.E$6]/100)/20)))/2" office:value-type="float" office:value="1.86" calcext:value-type="float">
            <text:p>2</text:p>
          </table:table-cell>
          <table:table-cell table:style-name="ce95" table:formula="of:=(([.$B$3]-(([.$A26]*[.F$6]/100)*[.$B$3]/100))+([.$B$3]-(([.$A26]*[.F$6]/100)/20)))/2" office:value-type="float" office:value="1.48" calcext:value-type="float">
            <text:p>1</text:p>
          </table:table-cell>
          <table:table-cell table:style-name="ce95" table:formula="of:=(([.$B$3]-(([.$A26]*[.G$6]/100)*[.$B$3]/100))+([.$B$3]-(([.$A26]*[.G$6]/100)/20)))/2" office:value-type="float" office:value="1.1" calcext:value-type="float">
            <text:p>1</text:p>
          </table:table-cell>
          <table:table-cell table:style-name="ce95" table:formula="of:=(([.$B$3]-(([.$A26]*[.H$6]/100)*[.$B$3]/100))+([.$B$3]-(([.$A26]*[.H$6]/100)/20)))/2" office:value-type="float" office:value="0.72" calcext:value-type="float">
            <text:p>1</text:p>
          </table:table-cell>
          <table:table-cell table:style-name="ce95" table:formula="of:=(([.$B$3]-(([.$A26]*[.I$6]/100)*[.$B$3]/100))+([.$B$3]-(([.$A26]*[.I$6]/100)/20)))/2" office:value-type="float" office:value="0.34" calcext:value-type="float">
            <text:p>0</text:p>
          </table:table-cell>
          <table:table-cell table:style-name="ce95" table:formula="of:=(([.$B$3]-(([.$A26]*[.J$6]/100)*[.$B$3]/100))+([.$B$3]-(([.$A26]*[.J$6]/100)/20)))/2" office:value-type="float" office:value="-0.0399999999999998" calcext:value-type="float">
            <text:p>0</text:p>
          </table:table-cell>
          <table:table-cell table:style-name="ce95" table:formula="of:=(([.$B$3]-(([.$A26]*[.K$6]/100)*[.$B$3]/100))+([.$B$3]-(([.$A26]*[.K$6]/100)/20)))/2" office:value-type="float" office:value="-0.42" calcext:value-type="float">
            <text:p>0</text:p>
          </table:table-cell>
          <table:table-cell table:style-name="ce99" table:formula="of:=(([.$B$3]-(([.$A26]*[.L$6]/100)*[.$B$3]/100))+([.$B$3]-(([.$A26]*[.L$6]/100)/20)))/2" office:value-type="float" office:value="-0.8" calcext:value-type="float">
            <text:p>-1</text:p>
          </table:table-cell>
          <table:table-cell table:style-name="ce95" table:formula="of:=(([.$B$3]-(([.$A26]*[.M$6]/100)*[.$B$3]/100))+([.$B$3]-(([.$A26]*[.M$6]/100)/20)))/2" office:value-type="float" office:value="-1.18" calcext:value-type="float">
            <text:p>-1</text:p>
          </table:table-cell>
          <table:table-cell table:style-name="ce95" table:formula="of:=(([.$B$3]-(([.$A26]*[.N$6]/100)*[.$B$3]/100))+([.$B$3]-(([.$A26]*[.N$6]/100)/20)))/2" office:value-type="float" office:value="-1.75" calcext:value-type="float">
            <text:p>-2</text:p>
          </table:table-cell>
          <table:table-cell table:style-name="ce95" table:formula="of:=(([.$B$3]-(([.$A26]*[.O$6]/100)*[.$B$3]/100))+([.$B$3]-(([.$A26]*[.O$6]/100)/20)))/2" office:value-type="float" office:value="-2.7" calcext:value-type="float">
            <text:p>-3</text:p>
          </table:table-cell>
          <table:table-cell table:style-name="ce95" table:formula="of:=(([.$B$3]-(([.$A26]*[.P$6]/100)*[.$B$3]/100))+([.$B$3]-(([.$A26]*[.P$6]/100)/20)))/2" office:value-type="float" office:value="-3.65" calcext:value-type="float">
            <text:p>-4</text:p>
          </table:table-cell>
          <table:table-cell table:style-name="ce95" table:formula="of:=(([.$B$3]-(([.$A26]*[.Q$6]/100)*[.$B$3]/100))+([.$B$3]-(([.$A26]*[.Q$6]/100)/20)))/2" office:value-type="float" office:value="-4.6" calcext:value-type="float">
            <text:p>-5</text:p>
          </table:table-cell>
          <table:table-cell table:style-name="ce95" table:formula="of:=(([.$B$3]-(([.$A26]*[.R$6]/100)*[.$B$3]/100))+([.$B$3]-(([.$A26]*[.R$6]/100)/20)))/2" office:value-type="float" office:value="-6.5" calcext:value-type="float">
            <text:p>-7</text:p>
          </table:table-cell>
          <table:table-cell table:style-name="ce95" table:formula="of:=(([.$B$3]-(([.$A26]*[.S$6]/100)*[.$B$3]/100))+([.$B$3]-(([.$A26]*[.S$6]/100)/20)))/2" office:value-type="float" office:value="-8.4" calcext:value-type="float">
            <text:p>-8</text:p>
          </table:table-cell>
          <table:table-cell table:style-name="ce95" table:formula="of:=(([.$B$3]-(([.$A26]*[.T$6]/100)*[.$B$3]/100))+([.$B$3]-(([.$A26]*[.T$6]/100)/20)))/2" office:value-type="float" office:value="-10.3" calcext:value-type="float">
            <text:p>-10</text:p>
          </table:table-cell>
          <table:table-cell table:style-name="ce95" table:formula="of:=(([.$B$3]-(([.$A26]*[.U$6]/100)*[.$B$3]/100))+([.$B$3]-(([.$A26]*[.U$6]/100)/20)))/2" office:value-type="float" office:value="-12.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5" table:formula="of:=(([.$B$3]-(([.$A27]*[.B$6]/100)*[.$B$3]/100))+([.$B$3]-(([.$A27]*[.B$6]/100)/20)))/2" office:value-type="float" office:value="3" calcext:value-type="float">
            <text:p>3</text:p>
          </table:table-cell>
          <table:table-cell table:style-name="ce95" table:formula="of:=(([.$B$3]-(([.$A27]*[.C$6]/100)*[.$B$3]/100))+([.$B$3]-(([.$A27]*[.C$6]/100)/20)))/2" office:value-type="float" office:value="2.6" calcext:value-type="float">
            <text:p>3</text:p>
          </table:table-cell>
          <table:table-cell table:style-name="ce95" table:formula="of:=(([.$B$3]-(([.$A27]*[.D$6]/100)*[.$B$3]/100))+([.$B$3]-(([.$A27]*[.D$6]/100)/20)))/2" office:value-type="float" office:value="2.2" calcext:value-type="float">
            <text:p>2</text:p>
          </table:table-cell>
          <table:table-cell table:style-name="ce95" table:formula="of:=(([.$B$3]-(([.$A27]*[.E$6]/100)*[.$B$3]/100))+([.$B$3]-(([.$A27]*[.E$6]/100)/20)))/2" office:value-type="float" office:value="1.8" calcext:value-type="float">
            <text:p>2</text:p>
          </table:table-cell>
          <table:table-cell table:style-name="ce95" table:formula="of:=(([.$B$3]-(([.$A27]*[.F$6]/100)*[.$B$3]/100))+([.$B$3]-(([.$A27]*[.F$6]/100)/20)))/2" office:value-type="float" office:value="1.4" calcext:value-type="float">
            <text:p>1</text:p>
          </table:table-cell>
          <table:table-cell table:style-name="ce95" table:formula="of:=(([.$B$3]-(([.$A27]*[.G$6]/100)*[.$B$3]/100))+([.$B$3]-(([.$A27]*[.G$6]/100)/20)))/2" office:value-type="float" office:value="1" calcext:value-type="float">
            <text:p>1</text:p>
          </table:table-cell>
          <table:table-cell table:style-name="ce95" table:formula="of:=(([.$B$3]-(([.$A27]*[.H$6]/100)*[.$B$3]/100))+([.$B$3]-(([.$A27]*[.H$6]/100)/20)))/2" office:value-type="float" office:value="0.6" calcext:value-type="float">
            <text:p>1</text:p>
          </table:table-cell>
          <table:table-cell table:style-name="ce95" table:formula="of:=(([.$B$3]-(([.$A27]*[.I$6]/100)*[.$B$3]/100))+([.$B$3]-(([.$A27]*[.I$6]/100)/20)))/2" office:value-type="float" office:value="0.2" calcext:value-type="float">
            <text:p>0</text:p>
          </table:table-cell>
          <table:table-cell table:style-name="ce95" table:formula="of:=(([.$B$3]-(([.$A27]*[.J$6]/100)*[.$B$3]/100))+([.$B$3]-(([.$A27]*[.J$6]/100)/20)))/2" office:value-type="float" office:value="-0.2" calcext:value-type="float">
            <text:p>0</text:p>
          </table:table-cell>
          <table:table-cell table:style-name="ce95" table:formula="of:=(([.$B$3]-(([.$A27]*[.K$6]/100)*[.$B$3]/100))+([.$B$3]-(([.$A27]*[.K$6]/100)/20)))/2" office:value-type="float" office:value="-0.6" calcext:value-type="float">
            <text:p>-1</text:p>
          </table:table-cell>
          <table:table-cell table:style-name="ce99" table:formula="of:=(([.$B$3]-(([.$A27]*[.L$6]/100)*[.$B$3]/100))+([.$B$3]-(([.$A27]*[.L$6]/100)/20)))/2" office:value-type="float" office:value="-1" calcext:value-type="float">
            <text:p>-1</text:p>
          </table:table-cell>
          <table:table-cell table:style-name="ce95" table:formula="of:=(([.$B$3]-(([.$A27]*[.M$6]/100)*[.$B$3]/100))+([.$B$3]-(([.$A27]*[.M$6]/100)/20)))/2" office:value-type="float" office:value="-1.4" calcext:value-type="float">
            <text:p>-1</text:p>
          </table:table-cell>
          <table:table-cell table:style-name="ce95" table:formula="of:=(([.$B$3]-(([.$A27]*[.N$6]/100)*[.$B$3]/100))+([.$B$3]-(([.$A27]*[.N$6]/100)/20)))/2" office:value-type="float" office:value="-2" calcext:value-type="float">
            <text:p>-2</text:p>
          </table:table-cell>
          <table:table-cell table:style-name="ce95" table:formula="of:=(([.$B$3]-(([.$A27]*[.O$6]/100)*[.$B$3]/100))+([.$B$3]-(([.$A27]*[.O$6]/100)/20)))/2" office:value-type="float" office:value="-3" calcext:value-type="float">
            <text:p>-3</text:p>
          </table:table-cell>
          <table:table-cell table:style-name="ce95" table:formula="of:=(([.$B$3]-(([.$A27]*[.P$6]/100)*[.$B$3]/100))+([.$B$3]-(([.$A27]*[.P$6]/100)/20)))/2" office:value-type="float" office:value="-4" calcext:value-type="float">
            <text:p>-4</text:p>
          </table:table-cell>
          <table:table-cell table:style-name="ce95" table:formula="of:=(([.$B$3]-(([.$A27]*[.Q$6]/100)*[.$B$3]/100))+([.$B$3]-(([.$A27]*[.Q$6]/100)/20)))/2" office:value-type="float" office:value="-5" calcext:value-type="float">
            <text:p>-5</text:p>
          </table:table-cell>
          <table:table-cell table:style-name="ce95" table:formula="of:=(([.$B$3]-(([.$A27]*[.R$6]/100)*[.$B$3]/100))+([.$B$3]-(([.$A27]*[.R$6]/100)/20)))/2" office:value-type="float" office:value="-7" calcext:value-type="float">
            <text:p>-7</text:p>
          </table:table-cell>
          <table:table-cell table:style-name="ce95" table:formula="of:=(([.$B$3]-(([.$A27]*[.S$6]/100)*[.$B$3]/100))+([.$B$3]-(([.$A27]*[.S$6]/100)/20)))/2" office:value-type="float" office:value="-9" calcext:value-type="float">
            <text:p>-9</text:p>
          </table:table-cell>
          <table:table-cell table:style-name="ce95" table:formula="of:=(([.$B$3]-(([.$A27]*[.T$6]/100)*[.$B$3]/100))+([.$B$3]-(([.$A27]*[.T$6]/100)/20)))/2" office:value-type="float" office:value="-11" calcext:value-type="float">
            <text:p>-11</text:p>
          </table:table-cell>
          <table:table-cell table:style-name="ce95" table:formula="of:=(([.$B$3]-(([.$A27]*[.U$6]/100)*[.$B$3]/100))+([.$B$3]-(([.$A27]*[.U$6]/100)/20)))/2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%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6" table:formula="of:=(([.$B$3]-(([.$A31]*[.B$6]/100)*[.$B$3]/100)))" office:value-type="float" office:value="3" calcext:value-type="float">
            <text:p>3</text:p>
          </table:table-cell>
          <table:table-cell table:style-name="ce96" table:formula="of:=(([.$B$3]-(([.$A31]*[.C$6]/100)*[.$B$3]/100)))" office:value-type="float" office:value="3" calcext:value-type="float">
            <text:p>3</text:p>
          </table:table-cell>
          <table:table-cell table:style-name="ce96" table:formula="of:=(([.$B$3]-(([.$A31]*[.D$6]/100)*[.$B$3]/100)))" office:value-type="float" office:value="3" calcext:value-type="float">
            <text:p>3</text:p>
          </table:table-cell>
          <table:table-cell table:style-name="ce96" table:formula="of:=(([.$B$3]-(([.$A31]*[.E$6]/100)*[.$B$3]/100)))" office:value-type="float" office:value="3" calcext:value-type="float">
            <text:p>3</text:p>
          </table:table-cell>
          <table:table-cell table:style-name="ce96" table:formula="of:=(([.$B$3]-(([.$A31]*[.F$6]/100)*[.$B$3]/100)))" office:value-type="float" office:value="3" calcext:value-type="float">
            <text:p>3</text:p>
          </table:table-cell>
          <table:table-cell table:style-name="ce96" table:formula="of:=(([.$B$3]-(([.$A31]*[.G$6]/100)*[.$B$3]/100)))" office:value-type="float" office:value="3" calcext:value-type="float">
            <text:p>3</text:p>
          </table:table-cell>
          <table:table-cell table:style-name="ce96" table:formula="of:=(([.$B$3]-(([.$A31]*[.H$6]/100)*[.$B$3]/100)))" office:value-type="float" office:value="3" calcext:value-type="float">
            <text:p>3</text:p>
          </table:table-cell>
          <table:table-cell table:style-name="ce96" table:formula="of:=(([.$B$3]-(([.$A31]*[.I$6]/100)*[.$B$3]/100)))" office:value-type="float" office:value="3" calcext:value-type="float">
            <text:p>3</text:p>
          </table:table-cell>
          <table:table-cell table:style-name="ce96" table:formula="of:=(([.$B$3]-(([.$A31]*[.J$6]/100)*[.$B$3]/100)))" office:value-type="float" office:value="3" calcext:value-type="float">
            <text:p>3</text:p>
          </table:table-cell>
          <table:table-cell table:style-name="ce96" table:formula="of:=(([.$B$3]-(([.$A31]*[.K$6]/100)*[.$B$3]/100)))" office:value-type="float" office:value="3" calcext:value-type="float">
            <text:p>3</text:p>
          </table:table-cell>
          <table:table-cell table:style-name="ce100" table:formula="of:=(([.$B$3]-(([.$A31]*[.L$6]/100)*[.$B$3]/100)))" office:value-type="float" office:value="3" calcext:value-type="float">
            <text:p>3</text:p>
          </table:table-cell>
          <table:table-cell table:style-name="ce96" table:formula="of:=(([.$B$3]-(([.$A31]*[.M$6]/100)*[.$B$3]/100)))" office:value-type="float" office:value="3" calcext:value-type="float">
            <text:p>3</text:p>
          </table:table-cell>
          <table:table-cell table:style-name="ce96" table:formula="of:=(([.$B$3]-(([.$A31]*[.N$6]/100)*[.$B$3]/100)))" office:value-type="float" office:value="3" calcext:value-type="float">
            <text:p>3</text:p>
          </table:table-cell>
          <table:table-cell table:style-name="ce96" table:formula="of:=(([.$B$3]-(([.$A31]*[.O$6]/100)*[.$B$3]/100)))" office:value-type="float" office:value="3" calcext:value-type="float">
            <text:p>3</text:p>
          </table:table-cell>
          <table:table-cell table:style-name="ce96" table:formula="of:=(([.$B$3]-(([.$A31]*[.P$6]/100)*[.$B$3]/100)))" office:value-type="float" office:value="3" calcext:value-type="float">
            <text:p>3</text:p>
          </table:table-cell>
          <table:table-cell table:style-name="ce96" table:formula="of:=(([.$B$3]-(([.$A31]*[.Q$6]/100)*[.$B$3]/100)))" office:value-type="float" office:value="3" calcext:value-type="float">
            <text:p>3</text:p>
          </table:table-cell>
          <table:table-cell table:style-name="ce96" table:formula="of:=(([.$B$3]-(([.$A31]*[.R$6]/100)*[.$B$3]/100)))" office:value-type="float" office:value="3" calcext:value-type="float">
            <text:p>3</text:p>
          </table:table-cell>
          <table:table-cell table:style-name="ce96" table:formula="of:=(([.$B$3]-(([.$A31]*[.S$6]/100)*[.$B$3]/100)))" office:value-type="float" office:value="3" calcext:value-type="float">
            <text:p>3</text:p>
          </table:table-cell>
          <table:table-cell table:style-name="ce96" table:formula="of:=(([.$B$3]-(([.$A31]*[.T$6]/100)*[.$B$3]/100)))" office:value-type="float" office:value="3" calcext:value-type="float">
            <text:p>3</text:p>
          </table:table-cell>
          <table:table-cell table:style-name="ce96" table:formula="of:=(([.$B$3]-(([.$A31]*[.U$6]/100)*[.$B$3]/100)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6" table:formula="of:=(([.$B$3]-(([.$A32]*[.B$6]/100)*[.$B$3]/100)))" office:value-type="float" office:value="3" calcext:value-type="float">
            <text:p>3</text:p>
          </table:table-cell>
          <table:table-cell table:style-name="ce96" table:formula="of:=(([.$B$3]-(([.$A32]*[.C$6]/100)*[.$B$3]/100)))" office:value-type="float" office:value="2.985" calcext:value-type="float">
            <text:p>3</text:p>
          </table:table-cell>
          <table:table-cell table:style-name="ce96" table:formula="of:=(([.$B$3]-(([.$A32]*[.D$6]/100)*[.$B$3]/100)))" office:value-type="float" office:value="2.97" calcext:value-type="float">
            <text:p>3</text:p>
          </table:table-cell>
          <table:table-cell table:style-name="ce96" table:formula="of:=(([.$B$3]-(([.$A32]*[.E$6]/100)*[.$B$3]/100)))" office:value-type="float" office:value="2.955" calcext:value-type="float">
            <text:p>3</text:p>
          </table:table-cell>
          <table:table-cell table:style-name="ce96" table:formula="of:=(([.$B$3]-(([.$A32]*[.F$6]/100)*[.$B$3]/100)))" office:value-type="float" office:value="2.94" calcext:value-type="float">
            <text:p>3</text:p>
          </table:table-cell>
          <table:table-cell table:style-name="ce96" table:formula="of:=(([.$B$3]-(([.$A32]*[.G$6]/100)*[.$B$3]/100)))" office:value-type="float" office:value="2.925" calcext:value-type="float">
            <text:p>3</text:p>
          </table:table-cell>
          <table:table-cell table:style-name="ce96" table:formula="of:=(([.$B$3]-(([.$A32]*[.H$6]/100)*[.$B$3]/100)))" office:value-type="float" office:value="2.91" calcext:value-type="float">
            <text:p>3</text:p>
          </table:table-cell>
          <table:table-cell table:style-name="ce96" table:formula="of:=(([.$B$3]-(([.$A32]*[.I$6]/100)*[.$B$3]/100)))" office:value-type="float" office:value="2.895" calcext:value-type="float">
            <text:p>3</text:p>
          </table:table-cell>
          <table:table-cell table:style-name="ce96" table:formula="of:=(([.$B$3]-(([.$A32]*[.J$6]/100)*[.$B$3]/100)))" office:value-type="float" office:value="2.88" calcext:value-type="float">
            <text:p>3</text:p>
          </table:table-cell>
          <table:table-cell table:style-name="ce96" table:formula="of:=(([.$B$3]-(([.$A32]*[.K$6]/100)*[.$B$3]/100)))" office:value-type="float" office:value="2.865" calcext:value-type="float">
            <text:p>3</text:p>
          </table:table-cell>
          <table:table-cell table:style-name="ce100" table:formula="of:=(([.$B$3]-(([.$A32]*[.L$6]/100)*[.$B$3]/100)))" office:value-type="float" office:value="2.85" calcext:value-type="float">
            <text:p>3</text:p>
          </table:table-cell>
          <table:table-cell table:style-name="ce96" table:formula="of:=(([.$B$3]-(([.$A32]*[.M$6]/100)*[.$B$3]/100)))" office:value-type="float" office:value="2.835" calcext:value-type="float">
            <text:p>3</text:p>
          </table:table-cell>
          <table:table-cell table:style-name="ce96" table:formula="of:=(([.$B$3]-(([.$A32]*[.N$6]/100)*[.$B$3]/100)))" office:value-type="float" office:value="2.8125" calcext:value-type="float">
            <text:p>3</text:p>
          </table:table-cell>
          <table:table-cell table:style-name="ce96" table:formula="of:=(([.$B$3]-(([.$A32]*[.O$6]/100)*[.$B$3]/100)))" office:value-type="float" office:value="2.775" calcext:value-type="float">
            <text:p>3</text:p>
          </table:table-cell>
          <table:table-cell table:style-name="ce96" table:formula="of:=(([.$B$3]-(([.$A32]*[.P$6]/100)*[.$B$3]/100)))" office:value-type="float" office:value="2.7375" calcext:value-type="float">
            <text:p>3</text:p>
          </table:table-cell>
          <table:table-cell table:style-name="ce96" table:formula="of:=(([.$B$3]-(([.$A32]*[.Q$6]/100)*[.$B$3]/100)))" office:value-type="float" office:value="2.7" calcext:value-type="float">
            <text:p>3</text:p>
          </table:table-cell>
          <table:table-cell table:style-name="ce96" table:formula="of:=(([.$B$3]-(([.$A32]*[.R$6]/100)*[.$B$3]/100)))" office:value-type="float" office:value="2.625" calcext:value-type="float">
            <text:p>3</text:p>
          </table:table-cell>
          <table:table-cell table:style-name="ce96" table:formula="of:=(([.$B$3]-(([.$A32]*[.S$6]/100)*[.$B$3]/100)))" office:value-type="float" office:value="2.55" calcext:value-type="float">
            <text:p>3</text:p>
          </table:table-cell>
          <table:table-cell table:style-name="ce96" table:formula="of:=(([.$B$3]-(([.$A32]*[.T$6]/100)*[.$B$3]/100)))" office:value-type="float" office:value="2.475" calcext:value-type="float">
            <text:p>2</text:p>
          </table:table-cell>
          <table:table-cell table:style-name="ce96" table:formula="of:=(([.$B$3]-(([.$A32]*[.U$6]/100)*[.$B$3]/100)))" office:value-type="float" office:value="2.4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6" table:formula="of:=(([.$B$3]-(([.$A33]*[.B$6]/100)*[.$B$3]/100)))" office:value-type="float" office:value="3" calcext:value-type="float">
            <text:p>3</text:p>
          </table:table-cell>
          <table:table-cell table:style-name="ce96" table:formula="of:=(([.$B$3]-(([.$A33]*[.C$6]/100)*[.$B$3]/100)))" office:value-type="float" office:value="2.97" calcext:value-type="float">
            <text:p>3</text:p>
          </table:table-cell>
          <table:table-cell table:style-name="ce96" table:formula="of:=(([.$B$3]-(([.$A33]*[.D$6]/100)*[.$B$3]/100)))" office:value-type="float" office:value="2.94" calcext:value-type="float">
            <text:p>3</text:p>
          </table:table-cell>
          <table:table-cell table:style-name="ce96" table:formula="of:=(([.$B$3]-(([.$A33]*[.E$6]/100)*[.$B$3]/100)))" office:value-type="float" office:value="2.91" calcext:value-type="float">
            <text:p>3</text:p>
          </table:table-cell>
          <table:table-cell table:style-name="ce96" table:formula="of:=(([.$B$3]-(([.$A33]*[.F$6]/100)*[.$B$3]/100)))" office:value-type="float" office:value="2.88" calcext:value-type="float">
            <text:p>3</text:p>
          </table:table-cell>
          <table:table-cell table:style-name="ce96" table:formula="of:=(([.$B$3]-(([.$A33]*[.G$6]/100)*[.$B$3]/100)))" office:value-type="float" office:value="2.85" calcext:value-type="float">
            <text:p>3</text:p>
          </table:table-cell>
          <table:table-cell table:style-name="ce96" table:formula="of:=(([.$B$3]-(([.$A33]*[.H$6]/100)*[.$B$3]/100)))" office:value-type="float" office:value="2.82" calcext:value-type="float">
            <text:p>3</text:p>
          </table:table-cell>
          <table:table-cell table:style-name="ce96" table:formula="of:=(([.$B$3]-(([.$A33]*[.I$6]/100)*[.$B$3]/100)))" office:value-type="float" office:value="2.79" calcext:value-type="float">
            <text:p>3</text:p>
          </table:table-cell>
          <table:table-cell table:style-name="ce96" table:formula="of:=(([.$B$3]-(([.$A33]*[.J$6]/100)*[.$B$3]/100)))" office:value-type="float" office:value="2.76" calcext:value-type="float">
            <text:p>3</text:p>
          </table:table-cell>
          <table:table-cell table:style-name="ce96" table:formula="of:=(([.$B$3]-(([.$A33]*[.K$6]/100)*[.$B$3]/100)))" office:value-type="float" office:value="2.73" calcext:value-type="float">
            <text:p>3</text:p>
          </table:table-cell>
          <table:table-cell table:style-name="ce100" table:formula="of:=(([.$B$3]-(([.$A33]*[.L$6]/100)*[.$B$3]/100)))" office:value-type="float" office:value="2.7" calcext:value-type="float">
            <text:p>3</text:p>
          </table:table-cell>
          <table:table-cell table:style-name="ce96" table:formula="of:=(([.$B$3]-(([.$A33]*[.M$6]/100)*[.$B$3]/100)))" office:value-type="float" office:value="2.67" calcext:value-type="float">
            <text:p>3</text:p>
          </table:table-cell>
          <table:table-cell table:style-name="ce96" table:formula="of:=(([.$B$3]-(([.$A33]*[.N$6]/100)*[.$B$3]/100)))" office:value-type="float" office:value="2.625" calcext:value-type="float">
            <text:p>3</text:p>
          </table:table-cell>
          <table:table-cell table:style-name="ce96" table:formula="of:=(([.$B$3]-(([.$A33]*[.O$6]/100)*[.$B$3]/100)))" office:value-type="float" office:value="2.55" calcext:value-type="float">
            <text:p>3</text:p>
          </table:table-cell>
          <table:table-cell table:style-name="ce96" table:formula="of:=(([.$B$3]-(([.$A33]*[.P$6]/100)*[.$B$3]/100)))" office:value-type="float" office:value="2.475" calcext:value-type="float">
            <text:p>2</text:p>
          </table:table-cell>
          <table:table-cell table:style-name="ce96" table:formula="of:=(([.$B$3]-(([.$A33]*[.Q$6]/100)*[.$B$3]/100)))" office:value-type="float" office:value="2.4" calcext:value-type="float">
            <text:p>2</text:p>
          </table:table-cell>
          <table:table-cell table:style-name="ce96" table:formula="of:=(([.$B$3]-(([.$A33]*[.R$6]/100)*[.$B$3]/100)))" office:value-type="float" office:value="2.25" calcext:value-type="float">
            <text:p>2</text:p>
          </table:table-cell>
          <table:table-cell table:style-name="ce96" table:formula="of:=(([.$B$3]-(([.$A33]*[.S$6]/100)*[.$B$3]/100)))" office:value-type="float" office:value="2.1" calcext:value-type="float">
            <text:p>2</text:p>
          </table:table-cell>
          <table:table-cell table:style-name="ce96" table:formula="of:=(([.$B$3]-(([.$A33]*[.T$6]/100)*[.$B$3]/100)))" office:value-type="float" office:value="1.95" calcext:value-type="float">
            <text:p>2</text:p>
          </table:table-cell>
          <table:table-cell table:style-name="ce96" table:formula="of:=(([.$B$3]-(([.$A33]*[.U$6]/100)*[.$B$3]/100)))" office:value-type="float" office:value="1.8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6" table:formula="of:=(([.$B$3]-(([.$A34]*[.B$6]/100)*[.$B$3]/100)))" office:value-type="float" office:value="3" calcext:value-type="float">
            <text:p>3</text:p>
          </table:table-cell>
          <table:table-cell table:style-name="ce96" table:formula="of:=(([.$B$3]-(([.$A34]*[.C$6]/100)*[.$B$3]/100)))" office:value-type="float" office:value="2.955" calcext:value-type="float">
            <text:p>3</text:p>
          </table:table-cell>
          <table:table-cell table:style-name="ce96" table:formula="of:=(([.$B$3]-(([.$A34]*[.D$6]/100)*[.$B$3]/100)))" office:value-type="float" office:value="2.91" calcext:value-type="float">
            <text:p>3</text:p>
          </table:table-cell>
          <table:table-cell table:style-name="ce96" table:formula="of:=(([.$B$3]-(([.$A34]*[.E$6]/100)*[.$B$3]/100)))" office:value-type="float" office:value="2.865" calcext:value-type="float">
            <text:p>3</text:p>
          </table:table-cell>
          <table:table-cell table:style-name="ce96" table:formula="of:=(([.$B$3]-(([.$A34]*[.F$6]/100)*[.$B$3]/100)))" office:value-type="float" office:value="2.82" calcext:value-type="float">
            <text:p>3</text:p>
          </table:table-cell>
          <table:table-cell table:style-name="ce96" table:formula="of:=(([.$B$3]-(([.$A34]*[.G$6]/100)*[.$B$3]/100)))" office:value-type="float" office:value="2.775" calcext:value-type="float">
            <text:p>3</text:p>
          </table:table-cell>
          <table:table-cell table:style-name="ce96" table:formula="of:=(([.$B$3]-(([.$A34]*[.H$6]/100)*[.$B$3]/100)))" office:value-type="float" office:value="2.73" calcext:value-type="float">
            <text:p>3</text:p>
          </table:table-cell>
          <table:table-cell table:style-name="ce96" table:formula="of:=(([.$B$3]-(([.$A34]*[.I$6]/100)*[.$B$3]/100)))" office:value-type="float" office:value="2.685" calcext:value-type="float">
            <text:p>3</text:p>
          </table:table-cell>
          <table:table-cell table:style-name="ce96" table:formula="of:=(([.$B$3]-(([.$A34]*[.J$6]/100)*[.$B$3]/100)))" office:value-type="float" office:value="2.64" calcext:value-type="float">
            <text:p>3</text:p>
          </table:table-cell>
          <table:table-cell table:style-name="ce96" table:formula="of:=(([.$B$3]-(([.$A34]*[.K$6]/100)*[.$B$3]/100)))" office:value-type="float" office:value="2.595" calcext:value-type="float">
            <text:p>3</text:p>
          </table:table-cell>
          <table:table-cell table:style-name="ce100" table:formula="of:=(([.$B$3]-(([.$A34]*[.L$6]/100)*[.$B$3]/100)))" office:value-type="float" office:value="2.55" calcext:value-type="float">
            <text:p>3</text:p>
          </table:table-cell>
          <table:table-cell table:style-name="ce96" table:formula="of:=(([.$B$3]-(([.$A34]*[.M$6]/100)*[.$B$3]/100)))" office:value-type="float" office:value="2.505" calcext:value-type="float">
            <text:p>3</text:p>
          </table:table-cell>
          <table:table-cell table:style-name="ce96" table:formula="of:=(([.$B$3]-(([.$A34]*[.N$6]/100)*[.$B$3]/100)))" office:value-type="float" office:value="2.4375" calcext:value-type="float">
            <text:p>2</text:p>
          </table:table-cell>
          <table:table-cell table:style-name="ce96" table:formula="of:=(([.$B$3]-(([.$A34]*[.O$6]/100)*[.$B$3]/100)))" office:value-type="float" office:value="2.325" calcext:value-type="float">
            <text:p>2</text:p>
          </table:table-cell>
          <table:table-cell table:style-name="ce96" table:formula="of:=(([.$B$3]-(([.$A34]*[.P$6]/100)*[.$B$3]/100)))" office:value-type="float" office:value="2.2125" calcext:value-type="float">
            <text:p>2</text:p>
          </table:table-cell>
          <table:table-cell table:style-name="ce96" table:formula="of:=(([.$B$3]-(([.$A34]*[.Q$6]/100)*[.$B$3]/100)))" office:value-type="float" office:value="2.1" calcext:value-type="float">
            <text:p>2</text:p>
          </table:table-cell>
          <table:table-cell table:style-name="ce96" table:formula="of:=(([.$B$3]-(([.$A34]*[.R$6]/100)*[.$B$3]/100)))" office:value-type="float" office:value="1.875" calcext:value-type="float">
            <text:p>2</text:p>
          </table:table-cell>
          <table:table-cell table:style-name="ce96" table:formula="of:=(([.$B$3]-(([.$A34]*[.S$6]/100)*[.$B$3]/100)))" office:value-type="float" office:value="1.65" calcext:value-type="float">
            <text:p>2</text:p>
          </table:table-cell>
          <table:table-cell table:style-name="ce96" table:formula="of:=(([.$B$3]-(([.$A34]*[.T$6]/100)*[.$B$3]/100)))" office:value-type="float" office:value="1.425" calcext:value-type="float">
            <text:p>1</text:p>
          </table:table-cell>
          <table:table-cell table:style-name="ce96" table:formula="of:=(([.$B$3]-(([.$A34]*[.U$6]/100)*[.$B$3]/100)))" office:value-type="float" office:value="1.2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6" table:formula="of:=(([.$B$3]-(([.$A35]*[.B$6]/100)*[.$B$3]/100)))" office:value-type="float" office:value="3" calcext:value-type="float">
            <text:p>3</text:p>
          </table:table-cell>
          <table:table-cell table:style-name="ce96" table:formula="of:=(([.$B$3]-(([.$A35]*[.C$6]/100)*[.$B$3]/100)))" office:value-type="float" office:value="2.94" calcext:value-type="float">
            <text:p>3</text:p>
          </table:table-cell>
          <table:table-cell table:style-name="ce96" table:formula="of:=(([.$B$3]-(([.$A35]*[.D$6]/100)*[.$B$3]/100)))" office:value-type="float" office:value="2.88" calcext:value-type="float">
            <text:p>3</text:p>
          </table:table-cell>
          <table:table-cell table:style-name="ce96" table:formula="of:=(([.$B$3]-(([.$A35]*[.E$6]/100)*[.$B$3]/100)))" office:value-type="float" office:value="2.82" calcext:value-type="float">
            <text:p>3</text:p>
          </table:table-cell>
          <table:table-cell table:style-name="ce96" table:formula="of:=(([.$B$3]-(([.$A35]*[.F$6]/100)*[.$B$3]/100)))" office:value-type="float" office:value="2.76" calcext:value-type="float">
            <text:p>3</text:p>
          </table:table-cell>
          <table:table-cell table:style-name="ce96" table:formula="of:=(([.$B$3]-(([.$A35]*[.G$6]/100)*[.$B$3]/100)))" office:value-type="float" office:value="2.7" calcext:value-type="float">
            <text:p>3</text:p>
          </table:table-cell>
          <table:table-cell table:style-name="ce96" table:formula="of:=(([.$B$3]-(([.$A35]*[.H$6]/100)*[.$B$3]/100)))" office:value-type="float" office:value="2.64" calcext:value-type="float">
            <text:p>3</text:p>
          </table:table-cell>
          <table:table-cell table:style-name="ce96" table:formula="of:=(([.$B$3]-(([.$A35]*[.I$6]/100)*[.$B$3]/100)))" office:value-type="float" office:value="2.58" calcext:value-type="float">
            <text:p>3</text:p>
          </table:table-cell>
          <table:table-cell table:style-name="ce96" table:formula="of:=(([.$B$3]-(([.$A35]*[.J$6]/100)*[.$B$3]/100)))" office:value-type="float" office:value="2.52" calcext:value-type="float">
            <text:p>3</text:p>
          </table:table-cell>
          <table:table-cell table:style-name="ce96" table:formula="of:=(([.$B$3]-(([.$A35]*[.K$6]/100)*[.$B$3]/100)))" office:value-type="float" office:value="2.46" calcext:value-type="float">
            <text:p>2</text:p>
          </table:table-cell>
          <table:table-cell table:style-name="ce100" table:formula="of:=(([.$B$3]-(([.$A35]*[.L$6]/100)*[.$B$3]/100)))" office:value-type="float" office:value="2.4" calcext:value-type="float">
            <text:p>2</text:p>
          </table:table-cell>
          <table:table-cell table:style-name="ce96" table:formula="of:=(([.$B$3]-(([.$A35]*[.M$6]/100)*[.$B$3]/100)))" office:value-type="float" office:value="2.34" calcext:value-type="float">
            <text:p>2</text:p>
          </table:table-cell>
          <table:table-cell table:style-name="ce96" table:formula="of:=(([.$B$3]-(([.$A35]*[.N$6]/100)*[.$B$3]/100)))" office:value-type="float" office:value="2.25" calcext:value-type="float">
            <text:p>2</text:p>
          </table:table-cell>
          <table:table-cell table:style-name="ce96" table:formula="of:=(([.$B$3]-(([.$A35]*[.O$6]/100)*[.$B$3]/100)))" office:value-type="float" office:value="2.1" calcext:value-type="float">
            <text:p>2</text:p>
          </table:table-cell>
          <table:table-cell table:style-name="ce96" table:formula="of:=(([.$B$3]-(([.$A35]*[.P$6]/100)*[.$B$3]/100)))" office:value-type="float" office:value="1.95" calcext:value-type="float">
            <text:p>2</text:p>
          </table:table-cell>
          <table:table-cell table:style-name="ce96" table:formula="of:=(([.$B$3]-(([.$A35]*[.Q$6]/100)*[.$B$3]/100)))" office:value-type="float" office:value="1.8" calcext:value-type="float">
            <text:p>2</text:p>
          </table:table-cell>
          <table:table-cell table:style-name="ce96" table:formula="of:=(([.$B$3]-(([.$A35]*[.R$6]/100)*[.$B$3]/100)))" office:value-type="float" office:value="1.5" calcext:value-type="float">
            <text:p>2</text:p>
          </table:table-cell>
          <table:table-cell table:style-name="ce96" table:formula="of:=(([.$B$3]-(([.$A35]*[.S$6]/100)*[.$B$3]/100)))" office:value-type="float" office:value="1.2" calcext:value-type="float">
            <text:p>1</text:p>
          </table:table-cell>
          <table:table-cell table:style-name="ce96" table:formula="of:=(([.$B$3]-(([.$A35]*[.T$6]/100)*[.$B$3]/100)))" office:value-type="float" office:value="0.9" calcext:value-type="float">
            <text:p>1</text:p>
          </table:table-cell>
          <table:table-cell table:style-name="ce96" table:formula="of:=(([.$B$3]-(([.$A35]*[.U$6]/100)*[.$B$3]/100)))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6" table:formula="of:=(([.$B$3]-(([.$A36]*[.B$6]/100)*[.$B$3]/100)))" office:value-type="float" office:value="3" calcext:value-type="float">
            <text:p>3</text:p>
          </table:table-cell>
          <table:table-cell table:style-name="ce96" table:formula="of:=(([.$B$3]-(([.$A36]*[.C$6]/100)*[.$B$3]/100)))" office:value-type="float" office:value="2.925" calcext:value-type="float">
            <text:p>3</text:p>
          </table:table-cell>
          <table:table-cell table:style-name="ce96" table:formula="of:=(([.$B$3]-(([.$A36]*[.D$6]/100)*[.$B$3]/100)))" office:value-type="float" office:value="2.85" calcext:value-type="float">
            <text:p>3</text:p>
          </table:table-cell>
          <table:table-cell table:style-name="ce96" table:formula="of:=(([.$B$3]-(([.$A36]*[.E$6]/100)*[.$B$3]/100)))" office:value-type="float" office:value="2.775" calcext:value-type="float">
            <text:p>3</text:p>
          </table:table-cell>
          <table:table-cell table:style-name="ce96" table:formula="of:=(([.$B$3]-(([.$A36]*[.F$6]/100)*[.$B$3]/100)))" office:value-type="float" office:value="2.7" calcext:value-type="float">
            <text:p>3</text:p>
          </table:table-cell>
          <table:table-cell table:style-name="ce96" table:formula="of:=(([.$B$3]-(([.$A36]*[.G$6]/100)*[.$B$3]/100)))" office:value-type="float" office:value="2.625" calcext:value-type="float">
            <text:p>3</text:p>
          </table:table-cell>
          <table:table-cell table:style-name="ce96" table:formula="of:=(([.$B$3]-(([.$A36]*[.H$6]/100)*[.$B$3]/100)))" office:value-type="float" office:value="2.55" calcext:value-type="float">
            <text:p>3</text:p>
          </table:table-cell>
          <table:table-cell table:style-name="ce96" table:formula="of:=(([.$B$3]-(([.$A36]*[.I$6]/100)*[.$B$3]/100)))" office:value-type="float" office:value="2.475" calcext:value-type="float">
            <text:p>2</text:p>
          </table:table-cell>
          <table:table-cell table:style-name="ce96" table:formula="of:=(([.$B$3]-(([.$A36]*[.J$6]/100)*[.$B$3]/100)))" office:value-type="float" office:value="2.4" calcext:value-type="float">
            <text:p>2</text:p>
          </table:table-cell>
          <table:table-cell table:style-name="ce96" table:formula="of:=(([.$B$3]-(([.$A36]*[.K$6]/100)*[.$B$3]/100)))" office:value-type="float" office:value="2.325" calcext:value-type="float">
            <text:p>2</text:p>
          </table:table-cell>
          <table:table-cell table:style-name="ce100" table:formula="of:=(([.$B$3]-(([.$A36]*[.L$6]/100)*[.$B$3]/100)))" office:value-type="float" office:value="2.25" calcext:value-type="float">
            <text:p>2</text:p>
          </table:table-cell>
          <table:table-cell table:style-name="ce96" table:formula="of:=(([.$B$3]-(([.$A36]*[.M$6]/100)*[.$B$3]/100)))" office:value-type="float" office:value="2.175" calcext:value-type="float">
            <text:p>2</text:p>
          </table:table-cell>
          <table:table-cell table:style-name="ce96" table:formula="of:=(([.$B$3]-(([.$A36]*[.N$6]/100)*[.$B$3]/100)))" office:value-type="float" office:value="2.0625" calcext:value-type="float">
            <text:p>2</text:p>
          </table:table-cell>
          <table:table-cell table:style-name="ce96" table:formula="of:=(([.$B$3]-(([.$A36]*[.O$6]/100)*[.$B$3]/100)))" office:value-type="float" office:value="1.875" calcext:value-type="float">
            <text:p>2</text:p>
          </table:table-cell>
          <table:table-cell table:style-name="ce96" table:formula="of:=(([.$B$3]-(([.$A36]*[.P$6]/100)*[.$B$3]/100)))" office:value-type="float" office:value="1.6875" calcext:value-type="float">
            <text:p>2</text:p>
          </table:table-cell>
          <table:table-cell table:style-name="ce96" table:formula="of:=(([.$B$3]-(([.$A36]*[.Q$6]/100)*[.$B$3]/100)))" office:value-type="float" office:value="1.5" calcext:value-type="float">
            <text:p>2</text:p>
          </table:table-cell>
          <table:table-cell table:style-name="ce96" table:formula="of:=(([.$B$3]-(([.$A36]*[.R$6]/100)*[.$B$3]/100)))" office:value-type="float" office:value="1.125" calcext:value-type="float">
            <text:p>1</text:p>
          </table:table-cell>
          <table:table-cell table:style-name="ce96" table:formula="of:=(([.$B$3]-(([.$A36]*[.S$6]/100)*[.$B$3]/100)))" office:value-type="float" office:value="0.75" calcext:value-type="float">
            <text:p>1</text:p>
          </table:table-cell>
          <table:table-cell table:style-name="ce96" table:formula="of:=(([.$B$3]-(([.$A36]*[.T$6]/100)*[.$B$3]/100)))" office:value-type="float" office:value="0.375" calcext:value-type="float">
            <text:p>0</text:p>
          </table:table-cell>
          <table:table-cell table:style-name="ce96" table:formula="of:=(([.$B$3]-(([.$A36]*[.U$6]/100)*[.$B$3]/100)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6" table:formula="of:=(([.$B$3]-(([.$A37]*[.B$6]/100)*[.$B$3]/100)))" office:value-type="float" office:value="3" calcext:value-type="float">
            <text:p>3</text:p>
          </table:table-cell>
          <table:table-cell table:style-name="ce96" table:formula="of:=(([.$B$3]-(([.$A37]*[.C$6]/100)*[.$B$3]/100)))" office:value-type="float" office:value="2.91" calcext:value-type="float">
            <text:p>3</text:p>
          </table:table-cell>
          <table:table-cell table:style-name="ce96" table:formula="of:=(([.$B$3]-(([.$A37]*[.D$6]/100)*[.$B$3]/100)))" office:value-type="float" office:value="2.82" calcext:value-type="float">
            <text:p>3</text:p>
          </table:table-cell>
          <table:table-cell table:style-name="ce96" table:formula="of:=(([.$B$3]-(([.$A37]*[.E$6]/100)*[.$B$3]/100)))" office:value-type="float" office:value="2.73" calcext:value-type="float">
            <text:p>3</text:p>
          </table:table-cell>
          <table:table-cell table:style-name="ce96" table:formula="of:=(([.$B$3]-(([.$A37]*[.F$6]/100)*[.$B$3]/100)))" office:value-type="float" office:value="2.64" calcext:value-type="float">
            <text:p>3</text:p>
          </table:table-cell>
          <table:table-cell table:style-name="ce96" table:formula="of:=(([.$B$3]-(([.$A37]*[.G$6]/100)*[.$B$3]/100)))" office:value-type="float" office:value="2.55" calcext:value-type="float">
            <text:p>3</text:p>
          </table:table-cell>
          <table:table-cell table:style-name="ce96" table:formula="of:=(([.$B$3]-(([.$A37]*[.H$6]/100)*[.$B$3]/100)))" office:value-type="float" office:value="2.46" calcext:value-type="float">
            <text:p>2</text:p>
          </table:table-cell>
          <table:table-cell table:style-name="ce96" table:formula="of:=(([.$B$3]-(([.$A37]*[.I$6]/100)*[.$B$3]/100)))" office:value-type="float" office:value="2.37" calcext:value-type="float">
            <text:p>2</text:p>
          </table:table-cell>
          <table:table-cell table:style-name="ce96" table:formula="of:=(([.$B$3]-(([.$A37]*[.J$6]/100)*[.$B$3]/100)))" office:value-type="float" office:value="2.28" calcext:value-type="float">
            <text:p>2</text:p>
          </table:table-cell>
          <table:table-cell table:style-name="ce96" table:formula="of:=(([.$B$3]-(([.$A37]*[.K$6]/100)*[.$B$3]/100)))" office:value-type="float" office:value="2.19" calcext:value-type="float">
            <text:p>2</text:p>
          </table:table-cell>
          <table:table-cell table:style-name="ce100" table:formula="of:=(([.$B$3]-(([.$A37]*[.L$6]/100)*[.$B$3]/100)))" office:value-type="float" office:value="2.1" calcext:value-type="float">
            <text:p>2</text:p>
          </table:table-cell>
          <table:table-cell table:style-name="ce96" table:formula="of:=(([.$B$3]-(([.$A37]*[.M$6]/100)*[.$B$3]/100)))" office:value-type="float" office:value="2.01" calcext:value-type="float">
            <text:p>2</text:p>
          </table:table-cell>
          <table:table-cell table:style-name="ce96" table:formula="of:=(([.$B$3]-(([.$A37]*[.N$6]/100)*[.$B$3]/100)))" office:value-type="float" office:value="1.875" calcext:value-type="float">
            <text:p>2</text:p>
          </table:table-cell>
          <table:table-cell table:style-name="ce96" table:formula="of:=(([.$B$3]-(([.$A37]*[.O$6]/100)*[.$B$3]/100)))" office:value-type="float" office:value="1.65" calcext:value-type="float">
            <text:p>2</text:p>
          </table:table-cell>
          <table:table-cell table:style-name="ce96" table:formula="of:=(([.$B$3]-(([.$A37]*[.P$6]/100)*[.$B$3]/100)))" office:value-type="float" office:value="1.425" calcext:value-type="float">
            <text:p>1</text:p>
          </table:table-cell>
          <table:table-cell table:style-name="ce96" table:formula="of:=(([.$B$3]-(([.$A37]*[.Q$6]/100)*[.$B$3]/100)))" office:value-type="float" office:value="1.2" calcext:value-type="float">
            <text:p>1</text:p>
          </table:table-cell>
          <table:table-cell table:style-name="ce96" table:formula="of:=(([.$B$3]-(([.$A37]*[.R$6]/100)*[.$B$3]/100)))" office:value-type="float" office:value="0.75" calcext:value-type="float">
            <text:p>1</text:p>
          </table:table-cell>
          <table:table-cell table:style-name="ce96" table:formula="of:=(([.$B$3]-(([.$A37]*[.S$6]/100)*[.$B$3]/100)))" office:value-type="float" office:value="0.3" calcext:value-type="float">
            <text:p>0</text:p>
          </table:table-cell>
          <table:table-cell table:style-name="ce96" table:formula="of:=(([.$B$3]-(([.$A37]*[.T$6]/100)*[.$B$3]/100)))" office:value-type="float" office:value="-0.15" calcext:value-type="float">
            <text:p>0</text:p>
          </table:table-cell>
          <table:table-cell table:style-name="ce96" table:formula="of:=(([.$B$3]-(([.$A37]*[.U$6]/100)*[.$B$3]/100)))" office:value-type="float" office:value="-0.6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6" table:formula="of:=(([.$B$3]-(([.$A38]*[.B$6]/100)*[.$B$3]/100)))" office:value-type="float" office:value="3" calcext:value-type="float">
            <text:p>3</text:p>
          </table:table-cell>
          <table:table-cell table:style-name="ce96" table:formula="of:=(([.$B$3]-(([.$A38]*[.C$6]/100)*[.$B$3]/100)))" office:value-type="float" office:value="2.895" calcext:value-type="float">
            <text:p>3</text:p>
          </table:table-cell>
          <table:table-cell table:style-name="ce96" table:formula="of:=(([.$B$3]-(([.$A38]*[.D$6]/100)*[.$B$3]/100)))" office:value-type="float" office:value="2.79" calcext:value-type="float">
            <text:p>3</text:p>
          </table:table-cell>
          <table:table-cell table:style-name="ce96" table:formula="of:=(([.$B$3]-(([.$A38]*[.E$6]/100)*[.$B$3]/100)))" office:value-type="float" office:value="2.685" calcext:value-type="float">
            <text:p>3</text:p>
          </table:table-cell>
          <table:table-cell table:style-name="ce96" table:formula="of:=(([.$B$3]-(([.$A38]*[.F$6]/100)*[.$B$3]/100)))" office:value-type="float" office:value="2.58" calcext:value-type="float">
            <text:p>3</text:p>
          </table:table-cell>
          <table:table-cell table:style-name="ce96" table:formula="of:=(([.$B$3]-(([.$A38]*[.G$6]/100)*[.$B$3]/100)))" office:value-type="float" office:value="2.475" calcext:value-type="float">
            <text:p>2</text:p>
          </table:table-cell>
          <table:table-cell table:style-name="ce96" table:formula="of:=(([.$B$3]-(([.$A38]*[.H$6]/100)*[.$B$3]/100)))" office:value-type="float" office:value="2.37" calcext:value-type="float">
            <text:p>2</text:p>
          </table:table-cell>
          <table:table-cell table:style-name="ce96" table:formula="of:=(([.$B$3]-(([.$A38]*[.I$6]/100)*[.$B$3]/100)))" office:value-type="float" office:value="2.265" calcext:value-type="float">
            <text:p>2</text:p>
          </table:table-cell>
          <table:table-cell table:style-name="ce96" table:formula="of:=(([.$B$3]-(([.$A38]*[.J$6]/100)*[.$B$3]/100)))" office:value-type="float" office:value="2.16" calcext:value-type="float">
            <text:p>2</text:p>
          </table:table-cell>
          <table:table-cell table:style-name="ce96" table:formula="of:=(([.$B$3]-(([.$A38]*[.K$6]/100)*[.$B$3]/100)))" office:value-type="float" office:value="2.055" calcext:value-type="float">
            <text:p>2</text:p>
          </table:table-cell>
          <table:table-cell table:style-name="ce100" table:formula="of:=(([.$B$3]-(([.$A38]*[.L$6]/100)*[.$B$3]/100)))" office:value-type="float" office:value="1.95" calcext:value-type="float">
            <text:p>2</text:p>
          </table:table-cell>
          <table:table-cell table:style-name="ce96" table:formula="of:=(([.$B$3]-(([.$A38]*[.M$6]/100)*[.$B$3]/100)))" office:value-type="float" office:value="1.845" calcext:value-type="float">
            <text:p>2</text:p>
          </table:table-cell>
          <table:table-cell table:style-name="ce96" table:formula="of:=(([.$B$3]-(([.$A38]*[.N$6]/100)*[.$B$3]/100)))" office:value-type="float" office:value="1.6875" calcext:value-type="float">
            <text:p>2</text:p>
          </table:table-cell>
          <table:table-cell table:style-name="ce96" table:formula="of:=(([.$B$3]-(([.$A38]*[.O$6]/100)*[.$B$3]/100)))" office:value-type="float" office:value="1.425" calcext:value-type="float">
            <text:p>1</text:p>
          </table:table-cell>
          <table:table-cell table:style-name="ce96" table:formula="of:=(([.$B$3]-(([.$A38]*[.P$6]/100)*[.$B$3]/100)))" office:value-type="float" office:value="1.1625" calcext:value-type="float">
            <text:p>1</text:p>
          </table:table-cell>
          <table:table-cell table:style-name="ce96" table:formula="of:=(([.$B$3]-(([.$A38]*[.Q$6]/100)*[.$B$3]/100)))" office:value-type="float" office:value="0.9" calcext:value-type="float">
            <text:p>1</text:p>
          </table:table-cell>
          <table:table-cell table:style-name="ce96" table:formula="of:=(([.$B$3]-(([.$A38]*[.R$6]/100)*[.$B$3]/100)))" office:value-type="float" office:value="0.375" calcext:value-type="float">
            <text:p>0</text:p>
          </table:table-cell>
          <table:table-cell table:style-name="ce96" table:formula="of:=(([.$B$3]-(([.$A38]*[.S$6]/100)*[.$B$3]/100)))" office:value-type="float" office:value="-0.15" calcext:value-type="float">
            <text:p>0</text:p>
          </table:table-cell>
          <table:table-cell table:style-name="ce96" table:formula="of:=(([.$B$3]-(([.$A38]*[.T$6]/100)*[.$B$3]/100)))" office:value-type="float" office:value="-0.675" calcext:value-type="float">
            <text:p>-1</text:p>
          </table:table-cell>
          <table:table-cell table:style-name="ce96" table:formula="of:=(([.$B$3]-(([.$A38]*[.U$6]/100)*[.$B$3]/100)))" office:value-type="float" office:value="-1.2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6" table:formula="of:=(([.$B$3]-(([.$A39]*[.B$6]/100)*[.$B$3]/100)))" office:value-type="float" office:value="3" calcext:value-type="float">
            <text:p>3</text:p>
          </table:table-cell>
          <table:table-cell table:style-name="ce96" table:formula="of:=(([.$B$3]-(([.$A39]*[.C$6]/100)*[.$B$3]/100)))" office:value-type="float" office:value="2.88" calcext:value-type="float">
            <text:p>3</text:p>
          </table:table-cell>
          <table:table-cell table:style-name="ce96" table:formula="of:=(([.$B$3]-(([.$A39]*[.D$6]/100)*[.$B$3]/100)))" office:value-type="float" office:value="2.76" calcext:value-type="float">
            <text:p>3</text:p>
          </table:table-cell>
          <table:table-cell table:style-name="ce96" table:formula="of:=(([.$B$3]-(([.$A39]*[.E$6]/100)*[.$B$3]/100)))" office:value-type="float" office:value="2.64" calcext:value-type="float">
            <text:p>3</text:p>
          </table:table-cell>
          <table:table-cell table:style-name="ce96" table:formula="of:=(([.$B$3]-(([.$A39]*[.F$6]/100)*[.$B$3]/100)))" office:value-type="float" office:value="2.52" calcext:value-type="float">
            <text:p>3</text:p>
          </table:table-cell>
          <table:table-cell table:style-name="ce96" table:formula="of:=(([.$B$3]-(([.$A39]*[.G$6]/100)*[.$B$3]/100)))" office:value-type="float" office:value="2.4" calcext:value-type="float">
            <text:p>2</text:p>
          </table:table-cell>
          <table:table-cell table:style-name="ce96" table:formula="of:=(([.$B$3]-(([.$A39]*[.H$6]/100)*[.$B$3]/100)))" office:value-type="float" office:value="2.28" calcext:value-type="float">
            <text:p>2</text:p>
          </table:table-cell>
          <table:table-cell table:style-name="ce96" table:formula="of:=(([.$B$3]-(([.$A39]*[.I$6]/100)*[.$B$3]/100)))" office:value-type="float" office:value="2.16" calcext:value-type="float">
            <text:p>2</text:p>
          </table:table-cell>
          <table:table-cell table:style-name="ce96" table:formula="of:=(([.$B$3]-(([.$A39]*[.J$6]/100)*[.$B$3]/100)))" office:value-type="float" office:value="2.04" calcext:value-type="float">
            <text:p>2</text:p>
          </table:table-cell>
          <table:table-cell table:style-name="ce96" table:formula="of:=(([.$B$3]-(([.$A39]*[.K$6]/100)*[.$B$3]/100)))" office:value-type="float" office:value="1.92" calcext:value-type="float">
            <text:p>2</text:p>
          </table:table-cell>
          <table:table-cell table:style-name="ce100" table:formula="of:=(([.$B$3]-(([.$A39]*[.L$6]/100)*[.$B$3]/100)))" office:value-type="float" office:value="1.8" calcext:value-type="float">
            <text:p>2</text:p>
          </table:table-cell>
          <table:table-cell table:style-name="ce96" table:formula="of:=(([.$B$3]-(([.$A39]*[.M$6]/100)*[.$B$3]/100)))" office:value-type="float" office:value="1.68" calcext:value-type="float">
            <text:p>2</text:p>
          </table:table-cell>
          <table:table-cell table:style-name="ce96" table:formula="of:=(([.$B$3]-(([.$A39]*[.N$6]/100)*[.$B$3]/100)))" office:value-type="float" office:value="1.5" calcext:value-type="float">
            <text:p>2</text:p>
          </table:table-cell>
          <table:table-cell table:style-name="ce96" table:formula="of:=(([.$B$3]-(([.$A39]*[.O$6]/100)*[.$B$3]/100)))" office:value-type="float" office:value="1.2" calcext:value-type="float">
            <text:p>1</text:p>
          </table:table-cell>
          <table:table-cell table:style-name="ce96" table:formula="of:=(([.$B$3]-(([.$A39]*[.P$6]/100)*[.$B$3]/100)))" office:value-type="float" office:value="0.9" calcext:value-type="float">
            <text:p>1</text:p>
          </table:table-cell>
          <table:table-cell table:style-name="ce96" table:formula="of:=(([.$B$3]-(([.$A39]*[.Q$6]/100)*[.$B$3]/100)))" office:value-type="float" office:value="0.6" calcext:value-type="float">
            <text:p>1</text:p>
          </table:table-cell>
          <table:table-cell table:style-name="ce96" table:formula="of:=(([.$B$3]-(([.$A39]*[.R$6]/100)*[.$B$3]/100)))" office:value-type="float" office:value="0" calcext:value-type="float">
            <text:p>0</text:p>
          </table:table-cell>
          <table:table-cell table:style-name="ce96" table:formula="of:=(([.$B$3]-(([.$A39]*[.S$6]/100)*[.$B$3]/100)))" office:value-type="float" office:value="-0.6" calcext:value-type="float">
            <text:p>-1</text:p>
          </table:table-cell>
          <table:table-cell table:style-name="ce96" table:formula="of:=(([.$B$3]-(([.$A39]*[.T$6]/100)*[.$B$3]/100)))" office:value-type="float" office:value="-1.2" calcext:value-type="float">
            <text:p>-1</text:p>
          </table:table-cell>
          <table:table-cell table:style-name="ce96" table:formula="of:=(([.$B$3]-(([.$A39]*[.U$6]/100)*[.$B$3]/100)))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6" table:formula="of:=(([.$B$3]-(([.$A40]*[.B$6]/100)*[.$B$3]/100)))" office:value-type="float" office:value="3" calcext:value-type="float">
            <text:p>3</text:p>
          </table:table-cell>
          <table:table-cell table:style-name="ce96" table:formula="of:=(([.$B$3]-(([.$A40]*[.C$6]/100)*[.$B$3]/100)))" office:value-type="float" office:value="2.865" calcext:value-type="float">
            <text:p>3</text:p>
          </table:table-cell>
          <table:table-cell table:style-name="ce96" table:formula="of:=(([.$B$3]-(([.$A40]*[.D$6]/100)*[.$B$3]/100)))" office:value-type="float" office:value="2.73" calcext:value-type="float">
            <text:p>3</text:p>
          </table:table-cell>
          <table:table-cell table:style-name="ce96" table:formula="of:=(([.$B$3]-(([.$A40]*[.E$6]/100)*[.$B$3]/100)))" office:value-type="float" office:value="2.595" calcext:value-type="float">
            <text:p>3</text:p>
          </table:table-cell>
          <table:table-cell table:style-name="ce96" table:formula="of:=(([.$B$3]-(([.$A40]*[.F$6]/100)*[.$B$3]/100)))" office:value-type="float" office:value="2.46" calcext:value-type="float">
            <text:p>2</text:p>
          </table:table-cell>
          <table:table-cell table:style-name="ce96" table:formula="of:=(([.$B$3]-(([.$A40]*[.G$6]/100)*[.$B$3]/100)))" office:value-type="float" office:value="2.325" calcext:value-type="float">
            <text:p>2</text:p>
          </table:table-cell>
          <table:table-cell table:style-name="ce96" table:formula="of:=(([.$B$3]-(([.$A40]*[.H$6]/100)*[.$B$3]/100)))" office:value-type="float" office:value="2.19" calcext:value-type="float">
            <text:p>2</text:p>
          </table:table-cell>
          <table:table-cell table:style-name="ce96" table:formula="of:=(([.$B$3]-(([.$A40]*[.I$6]/100)*[.$B$3]/100)))" office:value-type="float" office:value="2.055" calcext:value-type="float">
            <text:p>2</text:p>
          </table:table-cell>
          <table:table-cell table:style-name="ce96" table:formula="of:=(([.$B$3]-(([.$A40]*[.J$6]/100)*[.$B$3]/100)))" office:value-type="float" office:value="1.92" calcext:value-type="float">
            <text:p>2</text:p>
          </table:table-cell>
          <table:table-cell table:style-name="ce96" table:formula="of:=(([.$B$3]-(([.$A40]*[.K$6]/100)*[.$B$3]/100)))" office:value-type="float" office:value="1.785" calcext:value-type="float">
            <text:p>2</text:p>
          </table:table-cell>
          <table:table-cell table:style-name="ce100" table:formula="of:=(([.$B$3]-(([.$A40]*[.L$6]/100)*[.$B$3]/100)))" office:value-type="float" office:value="1.65" calcext:value-type="float">
            <text:p>2</text:p>
          </table:table-cell>
          <table:table-cell table:style-name="ce96" table:formula="of:=(([.$B$3]-(([.$A40]*[.M$6]/100)*[.$B$3]/100)))" office:value-type="float" office:value="1.515" calcext:value-type="float">
            <text:p>2</text:p>
          </table:table-cell>
          <table:table-cell table:style-name="ce96" table:formula="of:=(([.$B$3]-(([.$A40]*[.N$6]/100)*[.$B$3]/100)))" office:value-type="float" office:value="1.3125" calcext:value-type="float">
            <text:p>1</text:p>
          </table:table-cell>
          <table:table-cell table:style-name="ce96" table:formula="of:=(([.$B$3]-(([.$A40]*[.O$6]/100)*[.$B$3]/100)))" office:value-type="float" office:value="0.975" calcext:value-type="float">
            <text:p>1</text:p>
          </table:table-cell>
          <table:table-cell table:style-name="ce96" table:formula="of:=(([.$B$3]-(([.$A40]*[.P$6]/100)*[.$B$3]/100)))" office:value-type="float" office:value="0.6375" calcext:value-type="float">
            <text:p>1</text:p>
          </table:table-cell>
          <table:table-cell table:style-name="ce96" table:formula="of:=(([.$B$3]-(([.$A40]*[.Q$6]/100)*[.$B$3]/100)))" office:value-type="float" office:value="0.3" calcext:value-type="float">
            <text:p>0</text:p>
          </table:table-cell>
          <table:table-cell table:style-name="ce96" table:formula="of:=(([.$B$3]-(([.$A40]*[.R$6]/100)*[.$B$3]/100)))" office:value-type="float" office:value="-0.375" calcext:value-type="float">
            <text:p>0</text:p>
          </table:table-cell>
          <table:table-cell table:style-name="ce96" table:formula="of:=(([.$B$3]-(([.$A40]*[.S$6]/100)*[.$B$3]/100)))" office:value-type="float" office:value="-1.05" calcext:value-type="float">
            <text:p>-1</text:p>
          </table:table-cell>
          <table:table-cell table:style-name="ce96" table:formula="of:=(([.$B$3]-(([.$A40]*[.T$6]/100)*[.$B$3]/100)))" office:value-type="float" office:value="-1.725" calcext:value-type="float">
            <text:p>-2</text:p>
          </table:table-cell>
          <table:table-cell table:style-name="ce96" table:formula="of:=(([.$B$3]-(([.$A40]*[.U$6]/100)*[.$B$3]/100)))" office:value-type="float" office:value="-2.4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6" table:formula="of:=(([.$B$3]-(([.$A41]*[.B$6]/100)*[.$B$3]/100)))" office:value-type="float" office:value="3" calcext:value-type="float">
            <text:p>3</text:p>
          </table:table-cell>
          <table:table-cell table:style-name="ce96" table:formula="of:=(([.$B$3]-(([.$A41]*[.C$6]/100)*[.$B$3]/100)))" office:value-type="float" office:value="2.85" calcext:value-type="float">
            <text:p>3</text:p>
          </table:table-cell>
          <table:table-cell table:style-name="ce96" table:formula="of:=(([.$B$3]-(([.$A41]*[.D$6]/100)*[.$B$3]/100)))" office:value-type="float" office:value="2.7" calcext:value-type="float">
            <text:p>3</text:p>
          </table:table-cell>
          <table:table-cell table:style-name="ce96" table:formula="of:=(([.$B$3]-(([.$A41]*[.E$6]/100)*[.$B$3]/100)))" office:value-type="float" office:value="2.55" calcext:value-type="float">
            <text:p>3</text:p>
          </table:table-cell>
          <table:table-cell table:style-name="ce96" table:formula="of:=(([.$B$3]-(([.$A41]*[.F$6]/100)*[.$B$3]/100)))" office:value-type="float" office:value="2.4" calcext:value-type="float">
            <text:p>2</text:p>
          </table:table-cell>
          <table:table-cell table:style-name="ce96" table:formula="of:=(([.$B$3]-(([.$A41]*[.G$6]/100)*[.$B$3]/100)))" office:value-type="float" office:value="2.25" calcext:value-type="float">
            <text:p>2</text:p>
          </table:table-cell>
          <table:table-cell table:style-name="ce96" table:formula="of:=(([.$B$3]-(([.$A41]*[.H$6]/100)*[.$B$3]/100)))" office:value-type="float" office:value="2.1" calcext:value-type="float">
            <text:p>2</text:p>
          </table:table-cell>
          <table:table-cell table:style-name="ce96" table:formula="of:=(([.$B$3]-(([.$A41]*[.I$6]/100)*[.$B$3]/100)))" office:value-type="float" office:value="1.95" calcext:value-type="float">
            <text:p>2</text:p>
          </table:table-cell>
          <table:table-cell table:style-name="ce96" table:formula="of:=(([.$B$3]-(([.$A41]*[.J$6]/100)*[.$B$3]/100)))" office:value-type="float" office:value="1.8" calcext:value-type="float">
            <text:p>2</text:p>
          </table:table-cell>
          <table:table-cell table:style-name="ce96" table:formula="of:=(([.$B$3]-(([.$A41]*[.K$6]/100)*[.$B$3]/100)))" office:value-type="float" office:value="1.65" calcext:value-type="float">
            <text:p>2</text:p>
          </table:table-cell>
          <table:table-cell table:style-name="ce100" table:formula="of:=(([.$B$3]-(([.$A41]*[.L$6]/100)*[.$B$3]/100)))" office:value-type="float" office:value="1.5" calcext:value-type="float">
            <text:p>2</text:p>
          </table:table-cell>
          <table:table-cell table:style-name="ce96" table:formula="of:=(([.$B$3]-(([.$A41]*[.M$6]/100)*[.$B$3]/100)))" office:value-type="float" office:value="1.35" calcext:value-type="float">
            <text:p>1</text:p>
          </table:table-cell>
          <table:table-cell table:style-name="ce96" table:formula="of:=(([.$B$3]-(([.$A41]*[.N$6]/100)*[.$B$3]/100)))" office:value-type="float" office:value="1.125" calcext:value-type="float">
            <text:p>1</text:p>
          </table:table-cell>
          <table:table-cell table:style-name="ce96" table:formula="of:=(([.$B$3]-(([.$A41]*[.O$6]/100)*[.$B$3]/100)))" office:value-type="float" office:value="0.75" calcext:value-type="float">
            <text:p>1</text:p>
          </table:table-cell>
          <table:table-cell table:style-name="ce96" table:formula="of:=(([.$B$3]-(([.$A41]*[.P$6]/100)*[.$B$3]/100)))" office:value-type="float" office:value="0.375" calcext:value-type="float">
            <text:p>0</text:p>
          </table:table-cell>
          <table:table-cell table:style-name="ce96" table:formula="of:=(([.$B$3]-(([.$A41]*[.Q$6]/100)*[.$B$3]/100)))" office:value-type="float" office:value="0" calcext:value-type="float">
            <text:p>0</text:p>
          </table:table-cell>
          <table:table-cell table:style-name="ce96" table:formula="of:=(([.$B$3]-(([.$A41]*[.R$6]/100)*[.$B$3]/100)))" office:value-type="float" office:value="-0.75" calcext:value-type="float">
            <text:p>-1</text:p>
          </table:table-cell>
          <table:table-cell table:style-name="ce96" table:formula="of:=(([.$B$3]-(([.$A41]*[.S$6]/100)*[.$B$3]/100)))" office:value-type="float" office:value="-1.5" calcext:value-type="float">
            <text:p>-2</text:p>
          </table:table-cell>
          <table:table-cell table:style-name="ce96" table:formula="of:=(([.$B$3]-(([.$A41]*[.T$6]/100)*[.$B$3]/100)))" office:value-type="float" office:value="-2.25" calcext:value-type="float">
            <text:p>-2</text:p>
          </table:table-cell>
          <table:table-cell table:style-name="ce96" table:formula="of:=(([.$B$3]-(([.$A41]*[.U$6]/100)*[.$B$3]/100)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6" table:formula="of:=(([.$B$3]-(([.$A42]*[.B$6]/100)*[.$B$3]/100)))" office:value-type="float" office:value="3" calcext:value-type="float">
            <text:p>3</text:p>
          </table:table-cell>
          <table:table-cell table:style-name="ce96" table:formula="of:=(([.$B$3]-(([.$A42]*[.C$6]/100)*[.$B$3]/100)))" office:value-type="float" office:value="2.835" calcext:value-type="float">
            <text:p>3</text:p>
          </table:table-cell>
          <table:table-cell table:style-name="ce96" table:formula="of:=(([.$B$3]-(([.$A42]*[.D$6]/100)*[.$B$3]/100)))" office:value-type="float" office:value="2.67" calcext:value-type="float">
            <text:p>3</text:p>
          </table:table-cell>
          <table:table-cell table:style-name="ce96" table:formula="of:=(([.$B$3]-(([.$A42]*[.E$6]/100)*[.$B$3]/100)))" office:value-type="float" office:value="2.505" calcext:value-type="float">
            <text:p>3</text:p>
          </table:table-cell>
          <table:table-cell table:style-name="ce96" table:formula="of:=(([.$B$3]-(([.$A42]*[.F$6]/100)*[.$B$3]/100)))" office:value-type="float" office:value="2.34" calcext:value-type="float">
            <text:p>2</text:p>
          </table:table-cell>
          <table:table-cell table:style-name="ce96" table:formula="of:=(([.$B$3]-(([.$A42]*[.G$6]/100)*[.$B$3]/100)))" office:value-type="float" office:value="2.175" calcext:value-type="float">
            <text:p>2</text:p>
          </table:table-cell>
          <table:table-cell table:style-name="ce96" table:formula="of:=(([.$B$3]-(([.$A42]*[.H$6]/100)*[.$B$3]/100)))" office:value-type="float" office:value="2.01" calcext:value-type="float">
            <text:p>2</text:p>
          </table:table-cell>
          <table:table-cell table:style-name="ce96" table:formula="of:=(([.$B$3]-(([.$A42]*[.I$6]/100)*[.$B$3]/100)))" office:value-type="float" office:value="1.845" calcext:value-type="float">
            <text:p>2</text:p>
          </table:table-cell>
          <table:table-cell table:style-name="ce96" table:formula="of:=(([.$B$3]-(([.$A42]*[.J$6]/100)*[.$B$3]/100)))" office:value-type="float" office:value="1.68" calcext:value-type="float">
            <text:p>2</text:p>
          </table:table-cell>
          <table:table-cell table:style-name="ce96" table:formula="of:=(([.$B$3]-(([.$A42]*[.K$6]/100)*[.$B$3]/100)))" office:value-type="float" office:value="1.515" calcext:value-type="float">
            <text:p>2</text:p>
          </table:table-cell>
          <table:table-cell table:style-name="ce100" table:formula="of:=(([.$B$3]-(([.$A42]*[.L$6]/100)*[.$B$3]/100)))" office:value-type="float" office:value="1.35" calcext:value-type="float">
            <text:p>1</text:p>
          </table:table-cell>
          <table:table-cell table:style-name="ce96" table:formula="of:=(([.$B$3]-(([.$A42]*[.M$6]/100)*[.$B$3]/100)))" office:value-type="float" office:value="1.185" calcext:value-type="float">
            <text:p>1</text:p>
          </table:table-cell>
          <table:table-cell table:style-name="ce96" table:formula="of:=(([.$B$3]-(([.$A42]*[.N$6]/100)*[.$B$3]/100)))" office:value-type="float" office:value="0.9375" calcext:value-type="float">
            <text:p>1</text:p>
          </table:table-cell>
          <table:table-cell table:style-name="ce96" table:formula="of:=(([.$B$3]-(([.$A42]*[.O$6]/100)*[.$B$3]/100)))" office:value-type="float" office:value="0.525" calcext:value-type="float">
            <text:p>1</text:p>
          </table:table-cell>
          <table:table-cell table:style-name="ce96" table:formula="of:=(([.$B$3]-(([.$A42]*[.P$6]/100)*[.$B$3]/100)))" office:value-type="float" office:value="0.1125" calcext:value-type="float">
            <text:p>0</text:p>
          </table:table-cell>
          <table:table-cell table:style-name="ce96" table:formula="of:=(([.$B$3]-(([.$A42]*[.Q$6]/100)*[.$B$3]/100)))" office:value-type="float" office:value="-0.3" calcext:value-type="float">
            <text:p>0</text:p>
          </table:table-cell>
          <table:table-cell table:style-name="ce96" table:formula="of:=(([.$B$3]-(([.$A42]*[.R$6]/100)*[.$B$3]/100)))" office:value-type="float" office:value="-1.125" calcext:value-type="float">
            <text:p>-1</text:p>
          </table:table-cell>
          <table:table-cell table:style-name="ce96" table:formula="of:=(([.$B$3]-(([.$A42]*[.S$6]/100)*[.$B$3]/100)))" office:value-type="float" office:value="-1.95" calcext:value-type="float">
            <text:p>-2</text:p>
          </table:table-cell>
          <table:table-cell table:style-name="ce96" table:formula="of:=(([.$B$3]-(([.$A42]*[.T$6]/100)*[.$B$3]/100)))" office:value-type="float" office:value="-2.775" calcext:value-type="float">
            <text:p>-3</text:p>
          </table:table-cell>
          <table:table-cell table:style-name="ce96" table:formula="of:=(([.$B$3]-(([.$A42]*[.U$6]/100)*[.$B$3]/100)))" office:value-type="float" office:value="-3.6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6" table:formula="of:=(([.$B$3]-(([.$A43]*[.B$6]/100)*[.$B$3]/100)))" office:value-type="float" office:value="3" calcext:value-type="float">
            <text:p>3</text:p>
          </table:table-cell>
          <table:table-cell table:style-name="ce96" table:formula="of:=(([.$B$3]-(([.$A43]*[.C$6]/100)*[.$B$3]/100)))" office:value-type="float" office:value="2.82" calcext:value-type="float">
            <text:p>3</text:p>
          </table:table-cell>
          <table:table-cell table:style-name="ce96" table:formula="of:=(([.$B$3]-(([.$A43]*[.D$6]/100)*[.$B$3]/100)))" office:value-type="float" office:value="2.64" calcext:value-type="float">
            <text:p>3</text:p>
          </table:table-cell>
          <table:table-cell table:style-name="ce96" table:formula="of:=(([.$B$3]-(([.$A43]*[.E$6]/100)*[.$B$3]/100)))" office:value-type="float" office:value="2.46" calcext:value-type="float">
            <text:p>2</text:p>
          </table:table-cell>
          <table:table-cell table:style-name="ce96" table:formula="of:=(([.$B$3]-(([.$A43]*[.F$6]/100)*[.$B$3]/100)))" office:value-type="float" office:value="2.28" calcext:value-type="float">
            <text:p>2</text:p>
          </table:table-cell>
          <table:table-cell table:style-name="ce96" table:formula="of:=(([.$B$3]-(([.$A43]*[.G$6]/100)*[.$B$3]/100)))" office:value-type="float" office:value="2.1" calcext:value-type="float">
            <text:p>2</text:p>
          </table:table-cell>
          <table:table-cell table:style-name="ce96" table:formula="of:=(([.$B$3]-(([.$A43]*[.H$6]/100)*[.$B$3]/100)))" office:value-type="float" office:value="1.92" calcext:value-type="float">
            <text:p>2</text:p>
          </table:table-cell>
          <table:table-cell table:style-name="ce96" table:formula="of:=(([.$B$3]-(([.$A43]*[.I$6]/100)*[.$B$3]/100)))" office:value-type="float" office:value="1.74" calcext:value-type="float">
            <text:p>2</text:p>
          </table:table-cell>
          <table:table-cell table:style-name="ce96" table:formula="of:=(([.$B$3]-(([.$A43]*[.J$6]/100)*[.$B$3]/100)))" office:value-type="float" office:value="1.56" calcext:value-type="float">
            <text:p>2</text:p>
          </table:table-cell>
          <table:table-cell table:style-name="ce96" table:formula="of:=(([.$B$3]-(([.$A43]*[.K$6]/100)*[.$B$3]/100)))" office:value-type="float" office:value="1.38" calcext:value-type="float">
            <text:p>1</text:p>
          </table:table-cell>
          <table:table-cell table:style-name="ce100" table:formula="of:=(([.$B$3]-(([.$A43]*[.L$6]/100)*[.$B$3]/100)))" office:value-type="float" office:value="1.2" calcext:value-type="float">
            <text:p>1</text:p>
          </table:table-cell>
          <table:table-cell table:style-name="ce96" table:formula="of:=(([.$B$3]-(([.$A43]*[.M$6]/100)*[.$B$3]/100)))" office:value-type="float" office:value="1.02" calcext:value-type="float">
            <text:p>1</text:p>
          </table:table-cell>
          <table:table-cell table:style-name="ce96" table:formula="of:=(([.$B$3]-(([.$A43]*[.N$6]/100)*[.$B$3]/100)))" office:value-type="float" office:value="0.75" calcext:value-type="float">
            <text:p>1</text:p>
          </table:table-cell>
          <table:table-cell table:style-name="ce96" table:formula="of:=(([.$B$3]-(([.$A43]*[.O$6]/100)*[.$B$3]/100)))" office:value-type="float" office:value="0.3" calcext:value-type="float">
            <text:p>0</text:p>
          </table:table-cell>
          <table:table-cell table:style-name="ce96" table:formula="of:=(([.$B$3]-(([.$A43]*[.P$6]/100)*[.$B$3]/100)))" office:value-type="float" office:value="-0.15" calcext:value-type="float">
            <text:p>0</text:p>
          </table:table-cell>
          <table:table-cell table:style-name="ce96" table:formula="of:=(([.$B$3]-(([.$A43]*[.Q$6]/100)*[.$B$3]/100)))" office:value-type="float" office:value="-0.6" calcext:value-type="float">
            <text:p>-1</text:p>
          </table:table-cell>
          <table:table-cell table:style-name="ce96" table:formula="of:=(([.$B$3]-(([.$A43]*[.R$6]/100)*[.$B$3]/100)))" office:value-type="float" office:value="-1.5" calcext:value-type="float">
            <text:p>-2</text:p>
          </table:table-cell>
          <table:table-cell table:style-name="ce96" table:formula="of:=(([.$B$3]-(([.$A43]*[.S$6]/100)*[.$B$3]/100)))" office:value-type="float" office:value="-2.4" calcext:value-type="float">
            <text:p>-2</text:p>
          </table:table-cell>
          <table:table-cell table:style-name="ce96" table:formula="of:=(([.$B$3]-(([.$A43]*[.T$6]/100)*[.$B$3]/100)))" office:value-type="float" office:value="-3.3" calcext:value-type="float">
            <text:p>-3</text:p>
          </table:table-cell>
          <table:table-cell table:style-name="ce96" table:formula="of:=(([.$B$3]-(([.$A43]*[.U$6]/100)*[.$B$3]/100)))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6" table:formula="of:=(([.$B$3]-(([.$A44]*[.B$6]/100)*[.$B$3]/100)))" office:value-type="float" office:value="3" calcext:value-type="float">
            <text:p>3</text:p>
          </table:table-cell>
          <table:table-cell table:style-name="ce96" table:formula="of:=(([.$B$3]-(([.$A44]*[.C$6]/100)*[.$B$3]/100)))" office:value-type="float" office:value="2.805" calcext:value-type="float">
            <text:p>3</text:p>
          </table:table-cell>
          <table:table-cell table:style-name="ce96" table:formula="of:=(([.$B$3]-(([.$A44]*[.D$6]/100)*[.$B$3]/100)))" office:value-type="float" office:value="2.61" calcext:value-type="float">
            <text:p>3</text:p>
          </table:table-cell>
          <table:table-cell table:style-name="ce96" table:formula="of:=(([.$B$3]-(([.$A44]*[.E$6]/100)*[.$B$3]/100)))" office:value-type="float" office:value="2.415" calcext:value-type="float">
            <text:p>2</text:p>
          </table:table-cell>
          <table:table-cell table:style-name="ce96" table:formula="of:=(([.$B$3]-(([.$A44]*[.F$6]/100)*[.$B$3]/100)))" office:value-type="float" office:value="2.22" calcext:value-type="float">
            <text:p>2</text:p>
          </table:table-cell>
          <table:table-cell table:style-name="ce96" table:formula="of:=(([.$B$3]-(([.$A44]*[.G$6]/100)*[.$B$3]/100)))" office:value-type="float" office:value="2.025" calcext:value-type="float">
            <text:p>2</text:p>
          </table:table-cell>
          <table:table-cell table:style-name="ce96" table:formula="of:=(([.$B$3]-(([.$A44]*[.H$6]/100)*[.$B$3]/100)))" office:value-type="float" office:value="1.83" calcext:value-type="float">
            <text:p>2</text:p>
          </table:table-cell>
          <table:table-cell table:style-name="ce96" table:formula="of:=(([.$B$3]-(([.$A44]*[.I$6]/100)*[.$B$3]/100)))" office:value-type="float" office:value="1.635" calcext:value-type="float">
            <text:p>2</text:p>
          </table:table-cell>
          <table:table-cell table:style-name="ce96" table:formula="of:=(([.$B$3]-(([.$A44]*[.J$6]/100)*[.$B$3]/100)))" office:value-type="float" office:value="1.44" calcext:value-type="float">
            <text:p>1</text:p>
          </table:table-cell>
          <table:table-cell table:style-name="ce96" table:formula="of:=(([.$B$3]-(([.$A44]*[.K$6]/100)*[.$B$3]/100)))" office:value-type="float" office:value="1.245" calcext:value-type="float">
            <text:p>1</text:p>
          </table:table-cell>
          <table:table-cell table:style-name="ce100" table:formula="of:=(([.$B$3]-(([.$A44]*[.L$6]/100)*[.$B$3]/100)))" office:value-type="float" office:value="1.05" calcext:value-type="float">
            <text:p>1</text:p>
          </table:table-cell>
          <table:table-cell table:style-name="ce96" table:formula="of:=(([.$B$3]-(([.$A44]*[.M$6]/100)*[.$B$3]/100)))" office:value-type="float" office:value="0.855" calcext:value-type="float">
            <text:p>1</text:p>
          </table:table-cell>
          <table:table-cell table:style-name="ce96" table:formula="of:=(([.$B$3]-(([.$A44]*[.N$6]/100)*[.$B$3]/100)))" office:value-type="float" office:value="0.5625" calcext:value-type="float">
            <text:p>1</text:p>
          </table:table-cell>
          <table:table-cell table:style-name="ce96" table:formula="of:=(([.$B$3]-(([.$A44]*[.O$6]/100)*[.$B$3]/100)))" office:value-type="float" office:value="0.0750000000000002" calcext:value-type="float">
            <text:p>0</text:p>
          </table:table-cell>
          <table:table-cell table:style-name="ce96" table:formula="of:=(([.$B$3]-(([.$A44]*[.P$6]/100)*[.$B$3]/100)))" office:value-type="float" office:value="-0.4125" calcext:value-type="float">
            <text:p>0</text:p>
          </table:table-cell>
          <table:table-cell table:style-name="ce96" table:formula="of:=(([.$B$3]-(([.$A44]*[.Q$6]/100)*[.$B$3]/100)))" office:value-type="float" office:value="-0.9" calcext:value-type="float">
            <text:p>-1</text:p>
          </table:table-cell>
          <table:table-cell table:style-name="ce96" table:formula="of:=(([.$B$3]-(([.$A44]*[.R$6]/100)*[.$B$3]/100)))" office:value-type="float" office:value="-1.875" calcext:value-type="float">
            <text:p>-2</text:p>
          </table:table-cell>
          <table:table-cell table:style-name="ce96" table:formula="of:=(([.$B$3]-(([.$A44]*[.S$6]/100)*[.$B$3]/100)))" office:value-type="float" office:value="-2.85" calcext:value-type="float">
            <text:p>-3</text:p>
          </table:table-cell>
          <table:table-cell table:style-name="ce96" table:formula="of:=(([.$B$3]-(([.$A44]*[.T$6]/100)*[.$B$3]/100)))" office:value-type="float" office:value="-3.825" calcext:value-type="float">
            <text:p>-4</text:p>
          </table:table-cell>
          <table:table-cell table:style-name="ce96" table:formula="of:=(([.$B$3]-(([.$A44]*[.U$6]/100)*[.$B$3]/100)))" office:value-type="float" office:value="-4.8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6" table:formula="of:=(([.$B$3]-(([.$A45]*[.B$6]/100)*[.$B$3]/100)))" office:value-type="float" office:value="3" calcext:value-type="float">
            <text:p>3</text:p>
          </table:table-cell>
          <table:table-cell table:style-name="ce96" table:formula="of:=(([.$B$3]-(([.$A45]*[.C$6]/100)*[.$B$3]/100)))" office:value-type="float" office:value="2.79" calcext:value-type="float">
            <text:p>3</text:p>
          </table:table-cell>
          <table:table-cell table:style-name="ce96" table:formula="of:=(([.$B$3]-(([.$A45]*[.D$6]/100)*[.$B$3]/100)))" office:value-type="float" office:value="2.58" calcext:value-type="float">
            <text:p>3</text:p>
          </table:table-cell>
          <table:table-cell table:style-name="ce96" table:formula="of:=(([.$B$3]-(([.$A45]*[.E$6]/100)*[.$B$3]/100)))" office:value-type="float" office:value="2.37" calcext:value-type="float">
            <text:p>2</text:p>
          </table:table-cell>
          <table:table-cell table:style-name="ce96" table:formula="of:=(([.$B$3]-(([.$A45]*[.F$6]/100)*[.$B$3]/100)))" office:value-type="float" office:value="2.16" calcext:value-type="float">
            <text:p>2</text:p>
          </table:table-cell>
          <table:table-cell table:style-name="ce96" table:formula="of:=(([.$B$3]-(([.$A45]*[.G$6]/100)*[.$B$3]/100)))" office:value-type="float" office:value="1.95" calcext:value-type="float">
            <text:p>2</text:p>
          </table:table-cell>
          <table:table-cell table:style-name="ce96" table:formula="of:=(([.$B$3]-(([.$A45]*[.H$6]/100)*[.$B$3]/100)))" office:value-type="float" office:value="1.74" calcext:value-type="float">
            <text:p>2</text:p>
          </table:table-cell>
          <table:table-cell table:style-name="ce96" table:formula="of:=(([.$B$3]-(([.$A45]*[.I$6]/100)*[.$B$3]/100)))" office:value-type="float" office:value="1.53" calcext:value-type="float">
            <text:p>2</text:p>
          </table:table-cell>
          <table:table-cell table:style-name="ce96" table:formula="of:=(([.$B$3]-(([.$A45]*[.J$6]/100)*[.$B$3]/100)))" office:value-type="float" office:value="1.32" calcext:value-type="float">
            <text:p>1</text:p>
          </table:table-cell>
          <table:table-cell table:style-name="ce96" table:formula="of:=(([.$B$3]-(([.$A45]*[.K$6]/100)*[.$B$3]/100)))" office:value-type="float" office:value="1.11" calcext:value-type="float">
            <text:p>1</text:p>
          </table:table-cell>
          <table:table-cell table:style-name="ce100" table:formula="of:=(([.$B$3]-(([.$A45]*[.L$6]/100)*[.$B$3]/100)))" office:value-type="float" office:value="0.9" calcext:value-type="float">
            <text:p>1</text:p>
          </table:table-cell>
          <table:table-cell table:style-name="ce96" table:formula="of:=(([.$B$3]-(([.$A45]*[.M$6]/100)*[.$B$3]/100)))" office:value-type="float" office:value="0.69" calcext:value-type="float">
            <text:p>1</text:p>
          </table:table-cell>
          <table:table-cell table:style-name="ce96" table:formula="of:=(([.$B$3]-(([.$A45]*[.N$6]/100)*[.$B$3]/100)))" office:value-type="float" office:value="0.375" calcext:value-type="float">
            <text:p>0</text:p>
          </table:table-cell>
          <table:table-cell table:style-name="ce96" table:formula="of:=(([.$B$3]-(([.$A45]*[.O$6]/100)*[.$B$3]/100)))" office:value-type="float" office:value="-0.15" calcext:value-type="float">
            <text:p>0</text:p>
          </table:table-cell>
          <table:table-cell table:style-name="ce96" table:formula="of:=(([.$B$3]-(([.$A45]*[.P$6]/100)*[.$B$3]/100)))" office:value-type="float" office:value="-0.675" calcext:value-type="float">
            <text:p>-1</text:p>
          </table:table-cell>
          <table:table-cell table:style-name="ce96" table:formula="of:=(([.$B$3]-(([.$A45]*[.Q$6]/100)*[.$B$3]/100)))" office:value-type="float" office:value="-1.2" calcext:value-type="float">
            <text:p>-1</text:p>
          </table:table-cell>
          <table:table-cell table:style-name="ce96" table:formula="of:=(([.$B$3]-(([.$A45]*[.R$6]/100)*[.$B$3]/100)))" office:value-type="float" office:value="-2.25" calcext:value-type="float">
            <text:p>-2</text:p>
          </table:table-cell>
          <table:table-cell table:style-name="ce96" table:formula="of:=(([.$B$3]-(([.$A45]*[.S$6]/100)*[.$B$3]/100)))" office:value-type="float" office:value="-3.3" calcext:value-type="float">
            <text:p>-3</text:p>
          </table:table-cell>
          <table:table-cell table:style-name="ce96" table:formula="of:=(([.$B$3]-(([.$A45]*[.T$6]/100)*[.$B$3]/100)))" office:value-type="float" office:value="-4.35" calcext:value-type="float">
            <text:p>-4</text:p>
          </table:table-cell>
          <table:table-cell table:style-name="ce96" table:formula="of:=(([.$B$3]-(([.$A45]*[.U$6]/100)*[.$B$3]/100)))" office:value-type="float" office:value="-5.4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6" table:formula="of:=(([.$B$3]-(([.$A46]*[.B$6]/100)*[.$B$3]/100)))" office:value-type="float" office:value="3" calcext:value-type="float">
            <text:p>3</text:p>
          </table:table-cell>
          <table:table-cell table:style-name="ce96" table:formula="of:=(([.$B$3]-(([.$A46]*[.C$6]/100)*[.$B$3]/100)))" office:value-type="float" office:value="2.775" calcext:value-type="float">
            <text:p>3</text:p>
          </table:table-cell>
          <table:table-cell table:style-name="ce96" table:formula="of:=(([.$B$3]-(([.$A46]*[.D$6]/100)*[.$B$3]/100)))" office:value-type="float" office:value="2.55" calcext:value-type="float">
            <text:p>3</text:p>
          </table:table-cell>
          <table:table-cell table:style-name="ce96" table:formula="of:=(([.$B$3]-(([.$A46]*[.E$6]/100)*[.$B$3]/100)))" office:value-type="float" office:value="2.325" calcext:value-type="float">
            <text:p>2</text:p>
          </table:table-cell>
          <table:table-cell table:style-name="ce96" table:formula="of:=(([.$B$3]-(([.$A46]*[.F$6]/100)*[.$B$3]/100)))" office:value-type="float" office:value="2.1" calcext:value-type="float">
            <text:p>2</text:p>
          </table:table-cell>
          <table:table-cell table:style-name="ce96" table:formula="of:=(([.$B$3]-(([.$A46]*[.G$6]/100)*[.$B$3]/100)))" office:value-type="float" office:value="1.875" calcext:value-type="float">
            <text:p>2</text:p>
          </table:table-cell>
          <table:table-cell table:style-name="ce96" table:formula="of:=(([.$B$3]-(([.$A46]*[.H$6]/100)*[.$B$3]/100)))" office:value-type="float" office:value="1.65" calcext:value-type="float">
            <text:p>2</text:p>
          </table:table-cell>
          <table:table-cell table:style-name="ce96" table:formula="of:=(([.$B$3]-(([.$A46]*[.I$6]/100)*[.$B$3]/100)))" office:value-type="float" office:value="1.425" calcext:value-type="float">
            <text:p>1</text:p>
          </table:table-cell>
          <table:table-cell table:style-name="ce96" table:formula="of:=(([.$B$3]-(([.$A46]*[.J$6]/100)*[.$B$3]/100)))" office:value-type="float" office:value="1.2" calcext:value-type="float">
            <text:p>1</text:p>
          </table:table-cell>
          <table:table-cell table:style-name="ce96" table:formula="of:=(([.$B$3]-(([.$A46]*[.K$6]/100)*[.$B$3]/100)))" office:value-type="float" office:value="0.975" calcext:value-type="float">
            <text:p>1</text:p>
          </table:table-cell>
          <table:table-cell table:style-name="ce100" table:formula="of:=(([.$B$3]-(([.$A46]*[.L$6]/100)*[.$B$3]/100)))" office:value-type="float" office:value="0.75" calcext:value-type="float">
            <text:p>1</text:p>
          </table:table-cell>
          <table:table-cell table:style-name="ce96" table:formula="of:=(([.$B$3]-(([.$A46]*[.M$6]/100)*[.$B$3]/100)))" office:value-type="float" office:value="0.525" calcext:value-type="float">
            <text:p>1</text:p>
          </table:table-cell>
          <table:table-cell table:style-name="ce96" table:formula="of:=(([.$B$3]-(([.$A46]*[.N$6]/100)*[.$B$3]/100)))" office:value-type="float" office:value="0.1875" calcext:value-type="float">
            <text:p>0</text:p>
          </table:table-cell>
          <table:table-cell table:style-name="ce96" table:formula="of:=(([.$B$3]-(([.$A46]*[.O$6]/100)*[.$B$3]/100)))" office:value-type="float" office:value="-0.375" calcext:value-type="float">
            <text:p>0</text:p>
          </table:table-cell>
          <table:table-cell table:style-name="ce96" table:formula="of:=(([.$B$3]-(([.$A46]*[.P$6]/100)*[.$B$3]/100)))" office:value-type="float" office:value="-0.9375" calcext:value-type="float">
            <text:p>-1</text:p>
          </table:table-cell>
          <table:table-cell table:style-name="ce96" table:formula="of:=(([.$B$3]-(([.$A46]*[.Q$6]/100)*[.$B$3]/100)))" office:value-type="float" office:value="-1.5" calcext:value-type="float">
            <text:p>-2</text:p>
          </table:table-cell>
          <table:table-cell table:style-name="ce96" table:formula="of:=(([.$B$3]-(([.$A46]*[.R$6]/100)*[.$B$3]/100)))" office:value-type="float" office:value="-2.625" calcext:value-type="float">
            <text:p>-3</text:p>
          </table:table-cell>
          <table:table-cell table:style-name="ce96" table:formula="of:=(([.$B$3]-(([.$A46]*[.S$6]/100)*[.$B$3]/100)))" office:value-type="float" office:value="-3.75" calcext:value-type="float">
            <text:p>-4</text:p>
          </table:table-cell>
          <table:table-cell table:style-name="ce96" table:formula="of:=(([.$B$3]-(([.$A46]*[.T$6]/100)*[.$B$3]/100)))" office:value-type="float" office:value="-4.875" calcext:value-type="float">
            <text:p>-5</text:p>
          </table:table-cell>
          <table:table-cell table:style-name="ce96" table:formula="of:=(([.$B$3]-(([.$A46]*[.U$6]/100)*[.$B$3]/100)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6" table:formula="of:=(([.$B$3]-(([.$A47]*[.B$6]/100)*[.$B$3]/100)))" office:value-type="float" office:value="3" calcext:value-type="float">
            <text:p>3</text:p>
          </table:table-cell>
          <table:table-cell table:style-name="ce96" table:formula="of:=(([.$B$3]-(([.$A47]*[.C$6]/100)*[.$B$3]/100)))" office:value-type="float" office:value="2.76" calcext:value-type="float">
            <text:p>3</text:p>
          </table:table-cell>
          <table:table-cell table:style-name="ce96" table:formula="of:=(([.$B$3]-(([.$A47]*[.D$6]/100)*[.$B$3]/100)))" office:value-type="float" office:value="2.52" calcext:value-type="float">
            <text:p>3</text:p>
          </table:table-cell>
          <table:table-cell table:style-name="ce96" table:formula="of:=(([.$B$3]-(([.$A47]*[.E$6]/100)*[.$B$3]/100)))" office:value-type="float" office:value="2.28" calcext:value-type="float">
            <text:p>2</text:p>
          </table:table-cell>
          <table:table-cell table:style-name="ce96" table:formula="of:=(([.$B$3]-(([.$A47]*[.F$6]/100)*[.$B$3]/100)))" office:value-type="float" office:value="2.04" calcext:value-type="float">
            <text:p>2</text:p>
          </table:table-cell>
          <table:table-cell table:style-name="ce96" table:formula="of:=(([.$B$3]-(([.$A47]*[.G$6]/100)*[.$B$3]/100)))" office:value-type="float" office:value="1.8" calcext:value-type="float">
            <text:p>2</text:p>
          </table:table-cell>
          <table:table-cell table:style-name="ce96" table:formula="of:=(([.$B$3]-(([.$A47]*[.H$6]/100)*[.$B$3]/100)))" office:value-type="float" office:value="1.56" calcext:value-type="float">
            <text:p>2</text:p>
          </table:table-cell>
          <table:table-cell table:style-name="ce96" table:formula="of:=(([.$B$3]-(([.$A47]*[.I$6]/100)*[.$B$3]/100)))" office:value-type="float" office:value="1.32" calcext:value-type="float">
            <text:p>1</text:p>
          </table:table-cell>
          <table:table-cell table:style-name="ce96" table:formula="of:=(([.$B$3]-(([.$A47]*[.J$6]/100)*[.$B$3]/100)))" office:value-type="float" office:value="1.08" calcext:value-type="float">
            <text:p>1</text:p>
          </table:table-cell>
          <table:table-cell table:style-name="ce96" table:formula="of:=(([.$B$3]-(([.$A47]*[.K$6]/100)*[.$B$3]/100)))" office:value-type="float" office:value="0.84" calcext:value-type="float">
            <text:p>1</text:p>
          </table:table-cell>
          <table:table-cell table:style-name="ce100" table:formula="of:=(([.$B$3]-(([.$A47]*[.L$6]/100)*[.$B$3]/100)))" office:value-type="float" office:value="0.6" calcext:value-type="float">
            <text:p>1</text:p>
          </table:table-cell>
          <table:table-cell table:style-name="ce96" table:formula="of:=(([.$B$3]-(([.$A47]*[.M$6]/100)*[.$B$3]/100)))" office:value-type="float" office:value="0.36" calcext:value-type="float">
            <text:p>0</text:p>
          </table:table-cell>
          <table:table-cell table:style-name="ce96" table:formula="of:=(([.$B$3]-(([.$A47]*[.N$6]/100)*[.$B$3]/100)))" office:value-type="float" office:value="0" calcext:value-type="float">
            <text:p>0</text:p>
          </table:table-cell>
          <table:table-cell table:style-name="ce96" table:formula="of:=(([.$B$3]-(([.$A47]*[.O$6]/100)*[.$B$3]/100)))" office:value-type="float" office:value="-0.6" calcext:value-type="float">
            <text:p>-1</text:p>
          </table:table-cell>
          <table:table-cell table:style-name="ce96" table:formula="of:=(([.$B$3]-(([.$A47]*[.P$6]/100)*[.$B$3]/100)))" office:value-type="float" office:value="-1.2" calcext:value-type="float">
            <text:p>-1</text:p>
          </table:table-cell>
          <table:table-cell table:style-name="ce96" table:formula="of:=(([.$B$3]-(([.$A47]*[.Q$6]/100)*[.$B$3]/100)))" office:value-type="float" office:value="-1.8" calcext:value-type="float">
            <text:p>-2</text:p>
          </table:table-cell>
          <table:table-cell table:style-name="ce96" table:formula="of:=(([.$B$3]-(([.$A47]*[.R$6]/100)*[.$B$3]/100)))" office:value-type="float" office:value="-3" calcext:value-type="float">
            <text:p>-3</text:p>
          </table:table-cell>
          <table:table-cell table:style-name="ce96" table:formula="of:=(([.$B$3]-(([.$A47]*[.S$6]/100)*[.$B$3]/100)))" office:value-type="float" office:value="-4.2" calcext:value-type="float">
            <text:p>-4</text:p>
          </table:table-cell>
          <table:table-cell table:style-name="ce96" table:formula="of:=(([.$B$3]-(([.$A47]*[.T$6]/100)*[.$B$3]/100)))" office:value-type="float" office:value="-5.4" calcext:value-type="float">
            <text:p>-5</text:p>
          </table:table-cell>
          <table:table-cell table:style-name="ce96" table:formula="of:=(([.$B$3]-(([.$A47]*[.U$6]/100)*[.$B$3]/100)))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6" table:formula="of:=(([.$B$3]-(([.$A48]*[.B$6]/100)*[.$B$3]/100)))" office:value-type="float" office:value="3" calcext:value-type="float">
            <text:p>3</text:p>
          </table:table-cell>
          <table:table-cell table:style-name="ce96" table:formula="of:=(([.$B$3]-(([.$A48]*[.C$6]/100)*[.$B$3]/100)))" office:value-type="float" office:value="2.745" calcext:value-type="float">
            <text:p>3</text:p>
          </table:table-cell>
          <table:table-cell table:style-name="ce96" table:formula="of:=(([.$B$3]-(([.$A48]*[.D$6]/100)*[.$B$3]/100)))" office:value-type="float" office:value="2.49" calcext:value-type="float">
            <text:p>2</text:p>
          </table:table-cell>
          <table:table-cell table:style-name="ce96" table:formula="of:=(([.$B$3]-(([.$A48]*[.E$6]/100)*[.$B$3]/100)))" office:value-type="float" office:value="2.235" calcext:value-type="float">
            <text:p>2</text:p>
          </table:table-cell>
          <table:table-cell table:style-name="ce96" table:formula="of:=(([.$B$3]-(([.$A48]*[.F$6]/100)*[.$B$3]/100)))" office:value-type="float" office:value="1.98" calcext:value-type="float">
            <text:p>2</text:p>
          </table:table-cell>
          <table:table-cell table:style-name="ce96" table:formula="of:=(([.$B$3]-(([.$A48]*[.G$6]/100)*[.$B$3]/100)))" office:value-type="float" office:value="1.725" calcext:value-type="float">
            <text:p>2</text:p>
          </table:table-cell>
          <table:table-cell table:style-name="ce96" table:formula="of:=(([.$B$3]-(([.$A48]*[.H$6]/100)*[.$B$3]/100)))" office:value-type="float" office:value="1.47" calcext:value-type="float">
            <text:p>1</text:p>
          </table:table-cell>
          <table:table-cell table:style-name="ce96" table:formula="of:=(([.$B$3]-(([.$A48]*[.I$6]/100)*[.$B$3]/100)))" office:value-type="float" office:value="1.215" calcext:value-type="float">
            <text:p>1</text:p>
          </table:table-cell>
          <table:table-cell table:style-name="ce96" table:formula="of:=(([.$B$3]-(([.$A48]*[.J$6]/100)*[.$B$3]/100)))" office:value-type="float" office:value="0.96" calcext:value-type="float">
            <text:p>1</text:p>
          </table:table-cell>
          <table:table-cell table:style-name="ce96" table:formula="of:=(([.$B$3]-(([.$A48]*[.K$6]/100)*[.$B$3]/100)))" office:value-type="float" office:value="0.705" calcext:value-type="float">
            <text:p>1</text:p>
          </table:table-cell>
          <table:table-cell table:style-name="ce100" table:formula="of:=(([.$B$3]-(([.$A48]*[.L$6]/100)*[.$B$3]/100)))" office:value-type="float" office:value="0.45" calcext:value-type="float">
            <text:p>0</text:p>
          </table:table-cell>
          <table:table-cell table:style-name="ce96" table:formula="of:=(([.$B$3]-(([.$A48]*[.M$6]/100)*[.$B$3]/100)))" office:value-type="float" office:value="0.195" calcext:value-type="float">
            <text:p>0</text:p>
          </table:table-cell>
          <table:table-cell table:style-name="ce96" table:formula="of:=(([.$B$3]-(([.$A48]*[.N$6]/100)*[.$B$3]/100)))" office:value-type="float" office:value="-0.1875" calcext:value-type="float">
            <text:p>0</text:p>
          </table:table-cell>
          <table:table-cell table:style-name="ce96" table:formula="of:=(([.$B$3]-(([.$A48]*[.O$6]/100)*[.$B$3]/100)))" office:value-type="float" office:value="-0.825" calcext:value-type="float">
            <text:p>-1</text:p>
          </table:table-cell>
          <table:table-cell table:style-name="ce96" table:formula="of:=(([.$B$3]-(([.$A48]*[.P$6]/100)*[.$B$3]/100)))" office:value-type="float" office:value="-1.4625" calcext:value-type="float">
            <text:p>-1</text:p>
          </table:table-cell>
          <table:table-cell table:style-name="ce96" table:formula="of:=(([.$B$3]-(([.$A48]*[.Q$6]/100)*[.$B$3]/100)))" office:value-type="float" office:value="-2.1" calcext:value-type="float">
            <text:p>-2</text:p>
          </table:table-cell>
          <table:table-cell table:style-name="ce96" table:formula="of:=(([.$B$3]-(([.$A48]*[.R$6]/100)*[.$B$3]/100)))" office:value-type="float" office:value="-3.375" calcext:value-type="float">
            <text:p>-3</text:p>
          </table:table-cell>
          <table:table-cell table:style-name="ce96" table:formula="of:=(([.$B$3]-(([.$A48]*[.S$6]/100)*[.$B$3]/100)))" office:value-type="float" office:value="-4.65" calcext:value-type="float">
            <text:p>-5</text:p>
          </table:table-cell>
          <table:table-cell table:style-name="ce96" table:formula="of:=(([.$B$3]-(([.$A48]*[.T$6]/100)*[.$B$3]/100)))" office:value-type="float" office:value="-5.925" calcext:value-type="float">
            <text:p>-6</text:p>
          </table:table-cell>
          <table:table-cell table:style-name="ce96" table:formula="of:=(([.$B$3]-(([.$A48]*[.U$6]/100)*[.$B$3]/100)))" office:value-type="float" office:value="-7.2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6" table:formula="of:=(([.$B$3]-(([.$A49]*[.B$6]/100)*[.$B$3]/100)))" office:value-type="float" office:value="3" calcext:value-type="float">
            <text:p>3</text:p>
          </table:table-cell>
          <table:table-cell table:style-name="ce96" table:formula="of:=(([.$B$3]-(([.$A49]*[.C$6]/100)*[.$B$3]/100)))" office:value-type="float" office:value="2.73" calcext:value-type="float">
            <text:p>3</text:p>
          </table:table-cell>
          <table:table-cell table:style-name="ce96" table:formula="of:=(([.$B$3]-(([.$A49]*[.D$6]/100)*[.$B$3]/100)))" office:value-type="float" office:value="2.46" calcext:value-type="float">
            <text:p>2</text:p>
          </table:table-cell>
          <table:table-cell table:style-name="ce96" table:formula="of:=(([.$B$3]-(([.$A49]*[.E$6]/100)*[.$B$3]/100)))" office:value-type="float" office:value="2.19" calcext:value-type="float">
            <text:p>2</text:p>
          </table:table-cell>
          <table:table-cell table:style-name="ce96" table:formula="of:=(([.$B$3]-(([.$A49]*[.F$6]/100)*[.$B$3]/100)))" office:value-type="float" office:value="1.92" calcext:value-type="float">
            <text:p>2</text:p>
          </table:table-cell>
          <table:table-cell table:style-name="ce96" table:formula="of:=(([.$B$3]-(([.$A49]*[.G$6]/100)*[.$B$3]/100)))" office:value-type="float" office:value="1.65" calcext:value-type="float">
            <text:p>2</text:p>
          </table:table-cell>
          <table:table-cell table:style-name="ce96" table:formula="of:=(([.$B$3]-(([.$A49]*[.H$6]/100)*[.$B$3]/100)))" office:value-type="float" office:value="1.38" calcext:value-type="float">
            <text:p>1</text:p>
          </table:table-cell>
          <table:table-cell table:style-name="ce96" table:formula="of:=(([.$B$3]-(([.$A49]*[.I$6]/100)*[.$B$3]/100)))" office:value-type="float" office:value="1.11" calcext:value-type="float">
            <text:p>1</text:p>
          </table:table-cell>
          <table:table-cell table:style-name="ce96" table:formula="of:=(([.$B$3]-(([.$A49]*[.J$6]/100)*[.$B$3]/100)))" office:value-type="float" office:value="0.84" calcext:value-type="float">
            <text:p>1</text:p>
          </table:table-cell>
          <table:table-cell table:style-name="ce96" table:formula="of:=(([.$B$3]-(([.$A49]*[.K$6]/100)*[.$B$3]/100)))" office:value-type="float" office:value="0.57" calcext:value-type="float">
            <text:p>1</text:p>
          </table:table-cell>
          <table:table-cell table:style-name="ce100" table:formula="of:=(([.$B$3]-(([.$A49]*[.L$6]/100)*[.$B$3]/100)))" office:value-type="float" office:value="0.3" calcext:value-type="float">
            <text:p>0</text:p>
          </table:table-cell>
          <table:table-cell table:style-name="ce96" table:formula="of:=(([.$B$3]-(([.$A49]*[.M$6]/100)*[.$B$3]/100)))" office:value-type="float" office:value="0.0299999999999998" calcext:value-type="float">
            <text:p>0</text:p>
          </table:table-cell>
          <table:table-cell table:style-name="ce96" table:formula="of:=(([.$B$3]-(([.$A49]*[.N$6]/100)*[.$B$3]/100)))" office:value-type="float" office:value="-0.375" calcext:value-type="float">
            <text:p>0</text:p>
          </table:table-cell>
          <table:table-cell table:style-name="ce96" table:formula="of:=(([.$B$3]-(([.$A49]*[.O$6]/100)*[.$B$3]/100)))" office:value-type="float" office:value="-1.05" calcext:value-type="float">
            <text:p>-1</text:p>
          </table:table-cell>
          <table:table-cell table:style-name="ce96" table:formula="of:=(([.$B$3]-(([.$A49]*[.P$6]/100)*[.$B$3]/100)))" office:value-type="float" office:value="-1.725" calcext:value-type="float">
            <text:p>-2</text:p>
          </table:table-cell>
          <table:table-cell table:style-name="ce96" table:formula="of:=(([.$B$3]-(([.$A49]*[.Q$6]/100)*[.$B$3]/100)))" office:value-type="float" office:value="-2.4" calcext:value-type="float">
            <text:p>-2</text:p>
          </table:table-cell>
          <table:table-cell table:style-name="ce96" table:formula="of:=(([.$B$3]-(([.$A49]*[.R$6]/100)*[.$B$3]/100)))" office:value-type="float" office:value="-3.75" calcext:value-type="float">
            <text:p>-4</text:p>
          </table:table-cell>
          <table:table-cell table:style-name="ce96" table:formula="of:=(([.$B$3]-(([.$A49]*[.S$6]/100)*[.$B$3]/100)))" office:value-type="float" office:value="-5.1" calcext:value-type="float">
            <text:p>-5</text:p>
          </table:table-cell>
          <table:table-cell table:style-name="ce96" table:formula="of:=(([.$B$3]-(([.$A49]*[.T$6]/100)*[.$B$3]/100)))" office:value-type="float" office:value="-6.45" calcext:value-type="float">
            <text:p>-6</text:p>
          </table:table-cell>
          <table:table-cell table:style-name="ce96" table:formula="of:=(([.$B$3]-(([.$A49]*[.U$6]/100)*[.$B$3]/100)))" office:value-type="float" office:value="-7.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6" table:formula="of:=(([.$B$3]-(([.$A50]*[.B$6]/100)*[.$B$3]/100)))" office:value-type="float" office:value="3" calcext:value-type="float">
            <text:p>3</text:p>
          </table:table-cell>
          <table:table-cell table:style-name="ce96" table:formula="of:=(([.$B$3]-(([.$A50]*[.C$6]/100)*[.$B$3]/100)))" office:value-type="float" office:value="2.715" calcext:value-type="float">
            <text:p>3</text:p>
          </table:table-cell>
          <table:table-cell table:style-name="ce96" table:formula="of:=(([.$B$3]-(([.$A50]*[.D$6]/100)*[.$B$3]/100)))" office:value-type="float" office:value="2.43" calcext:value-type="float">
            <text:p>2</text:p>
          </table:table-cell>
          <table:table-cell table:style-name="ce96" table:formula="of:=(([.$B$3]-(([.$A50]*[.E$6]/100)*[.$B$3]/100)))" office:value-type="float" office:value="2.145" calcext:value-type="float">
            <text:p>2</text:p>
          </table:table-cell>
          <table:table-cell table:style-name="ce96" table:formula="of:=(([.$B$3]-(([.$A50]*[.F$6]/100)*[.$B$3]/100)))" office:value-type="float" office:value="1.86" calcext:value-type="float">
            <text:p>2</text:p>
          </table:table-cell>
          <table:table-cell table:style-name="ce96" table:formula="of:=(([.$B$3]-(([.$A50]*[.G$6]/100)*[.$B$3]/100)))" office:value-type="float" office:value="1.575" calcext:value-type="float">
            <text:p>2</text:p>
          </table:table-cell>
          <table:table-cell table:style-name="ce96" table:formula="of:=(([.$B$3]-(([.$A50]*[.H$6]/100)*[.$B$3]/100)))" office:value-type="float" office:value="1.29" calcext:value-type="float">
            <text:p>1</text:p>
          </table:table-cell>
          <table:table-cell table:style-name="ce96" table:formula="of:=(([.$B$3]-(([.$A50]*[.I$6]/100)*[.$B$3]/100)))" office:value-type="float" office:value="1.005" calcext:value-type="float">
            <text:p>1</text:p>
          </table:table-cell>
          <table:table-cell table:style-name="ce96" table:formula="of:=(([.$B$3]-(([.$A50]*[.J$6]/100)*[.$B$3]/100)))" office:value-type="float" office:value="0.72" calcext:value-type="float">
            <text:p>1</text:p>
          </table:table-cell>
          <table:table-cell table:style-name="ce96" table:formula="of:=(([.$B$3]-(([.$A50]*[.K$6]/100)*[.$B$3]/100)))" office:value-type="float" office:value="0.435" calcext:value-type="float">
            <text:p>0</text:p>
          </table:table-cell>
          <table:table-cell table:style-name="ce100" table:formula="of:=(([.$B$3]-(([.$A50]*[.L$6]/100)*[.$B$3]/100)))" office:value-type="float" office:value="0.15" calcext:value-type="float">
            <text:p>0</text:p>
          </table:table-cell>
          <table:table-cell table:style-name="ce96" table:formula="of:=(([.$B$3]-(([.$A50]*[.M$6]/100)*[.$B$3]/100)))" office:value-type="float" office:value="-0.135" calcext:value-type="float">
            <text:p>0</text:p>
          </table:table-cell>
          <table:table-cell table:style-name="ce96" table:formula="of:=(([.$B$3]-(([.$A50]*[.N$6]/100)*[.$B$3]/100)))" office:value-type="float" office:value="-0.5625" calcext:value-type="float">
            <text:p>-1</text:p>
          </table:table-cell>
          <table:table-cell table:style-name="ce96" table:formula="of:=(([.$B$3]-(([.$A50]*[.O$6]/100)*[.$B$3]/100)))" office:value-type="float" office:value="-1.275" calcext:value-type="float">
            <text:p>-1</text:p>
          </table:table-cell>
          <table:table-cell table:style-name="ce96" table:formula="of:=(([.$B$3]-(([.$A50]*[.P$6]/100)*[.$B$3]/100)))" office:value-type="float" office:value="-1.9875" calcext:value-type="float">
            <text:p>-2</text:p>
          </table:table-cell>
          <table:table-cell table:style-name="ce96" table:formula="of:=(([.$B$3]-(([.$A50]*[.Q$6]/100)*[.$B$3]/100)))" office:value-type="float" office:value="-2.7" calcext:value-type="float">
            <text:p>-3</text:p>
          </table:table-cell>
          <table:table-cell table:style-name="ce96" table:formula="of:=(([.$B$3]-(([.$A50]*[.R$6]/100)*[.$B$3]/100)))" office:value-type="float" office:value="-4.125" calcext:value-type="float">
            <text:p>-4</text:p>
          </table:table-cell>
          <table:table-cell table:style-name="ce96" table:formula="of:=(([.$B$3]-(([.$A50]*[.S$6]/100)*[.$B$3]/100)))" office:value-type="float" office:value="-5.55" calcext:value-type="float">
            <text:p>-6</text:p>
          </table:table-cell>
          <table:table-cell table:style-name="ce96" table:formula="of:=(([.$B$3]-(([.$A50]*[.T$6]/100)*[.$B$3]/100)))" office:value-type="float" office:value="-6.975" calcext:value-type="float">
            <text:p>-7</text:p>
          </table:table-cell>
          <table:table-cell table:style-name="ce96" table:formula="of:=(([.$B$3]-(([.$A50]*[.U$6]/100)*[.$B$3]/100)))" office:value-type="float" office:value="-8.4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6" table:formula="of:=(([.$B$3]-(([.$A51]*[.B$6]/100)*[.$B$3]/100)))" office:value-type="float" office:value="3" calcext:value-type="float">
            <text:p>3</text:p>
          </table:table-cell>
          <table:table-cell table:style-name="ce96" table:formula="of:=(([.$B$3]-(([.$A51]*[.C$6]/100)*[.$B$3]/100)))" office:value-type="float" office:value="2.7" calcext:value-type="float">
            <text:p>3</text:p>
          </table:table-cell>
          <table:table-cell table:style-name="ce96" table:formula="of:=(([.$B$3]-(([.$A51]*[.D$6]/100)*[.$B$3]/100)))" office:value-type="float" office:value="2.4" calcext:value-type="float">
            <text:p>2</text:p>
          </table:table-cell>
          <table:table-cell table:style-name="ce96" table:formula="of:=(([.$B$3]-(([.$A51]*[.E$6]/100)*[.$B$3]/100)))" office:value-type="float" office:value="2.1" calcext:value-type="float">
            <text:p>2</text:p>
          </table:table-cell>
          <table:table-cell table:style-name="ce96" table:formula="of:=(([.$B$3]-(([.$A51]*[.F$6]/100)*[.$B$3]/100)))" office:value-type="float" office:value="1.8" calcext:value-type="float">
            <text:p>2</text:p>
          </table:table-cell>
          <table:table-cell table:style-name="ce96" table:formula="of:=(([.$B$3]-(([.$A51]*[.G$6]/100)*[.$B$3]/100)))" office:value-type="float" office:value="1.5" calcext:value-type="float">
            <text:p>2</text:p>
          </table:table-cell>
          <table:table-cell table:style-name="ce96" table:formula="of:=(([.$B$3]-(([.$A51]*[.H$6]/100)*[.$B$3]/100)))" office:value-type="float" office:value="1.2" calcext:value-type="float">
            <text:p>1</text:p>
          </table:table-cell>
          <table:table-cell table:style-name="ce96" table:formula="of:=(([.$B$3]-(([.$A51]*[.I$6]/100)*[.$B$3]/100)))" office:value-type="float" office:value="0.9" calcext:value-type="float">
            <text:p>1</text:p>
          </table:table-cell>
          <table:table-cell table:style-name="ce96" table:formula="of:=(([.$B$3]-(([.$A51]*[.J$6]/100)*[.$B$3]/100)))" office:value-type="float" office:value="0.6" calcext:value-type="float">
            <text:p>1</text:p>
          </table:table-cell>
          <table:table-cell table:style-name="ce96" table:formula="of:=(([.$B$3]-(([.$A51]*[.K$6]/100)*[.$B$3]/100)))" office:value-type="float" office:value="0.3" calcext:value-type="float">
            <text:p>0</text:p>
          </table:table-cell>
          <table:table-cell table:style-name="ce100" table:formula="of:=(([.$B$3]-(([.$A51]*[.L$6]/100)*[.$B$3]/100)))" office:value-type="float" office:value="0" calcext:value-type="float">
            <text:p>0</text:p>
          </table:table-cell>
          <table:table-cell table:style-name="ce96" table:formula="of:=(([.$B$3]-(([.$A51]*[.M$6]/100)*[.$B$3]/100)))" office:value-type="float" office:value="-0.3" calcext:value-type="float">
            <text:p>0</text:p>
          </table:table-cell>
          <table:table-cell table:style-name="ce96" table:formula="of:=(([.$B$3]-(([.$A51]*[.N$6]/100)*[.$B$3]/100)))" office:value-type="float" office:value="-0.75" calcext:value-type="float">
            <text:p>-1</text:p>
          </table:table-cell>
          <table:table-cell table:style-name="ce96" table:formula="of:=(([.$B$3]-(([.$A51]*[.O$6]/100)*[.$B$3]/100)))" office:value-type="float" office:value="-1.5" calcext:value-type="float">
            <text:p>-2</text:p>
          </table:table-cell>
          <table:table-cell table:style-name="ce96" table:formula="of:=(([.$B$3]-(([.$A51]*[.P$6]/100)*[.$B$3]/100)))" office:value-type="float" office:value="-2.25" calcext:value-type="float">
            <text:p>-2</text:p>
          </table:table-cell>
          <table:table-cell table:style-name="ce96" table:formula="of:=(([.$B$3]-(([.$A51]*[.Q$6]/100)*[.$B$3]/100)))" office:value-type="float" office:value="-3" calcext:value-type="float">
            <text:p>-3</text:p>
          </table:table-cell>
          <table:table-cell table:style-name="ce96" table:formula="of:=(([.$B$3]-(([.$A51]*[.R$6]/100)*[.$B$3]/100)))" office:value-type="float" office:value="-4.5" calcext:value-type="float">
            <text:p>-5</text:p>
          </table:table-cell>
          <table:table-cell table:style-name="ce96" table:formula="of:=(([.$B$3]-(([.$A51]*[.S$6]/100)*[.$B$3]/100)))" office:value-type="float" office:value="-6" calcext:value-type="float">
            <text:p>-6</text:p>
          </table:table-cell>
          <table:table-cell table:style-name="ce96" table:formula="of:=(([.$B$3]-(([.$A51]*[.T$6]/100)*[.$B$3]/100)))" office:value-type="float" office:value="-7.5" calcext:value-type="float">
            <text:p>-8</text:p>
          </table:table-cell>
          <table:table-cell table:style-name="ce96" table:formula="of:=(([.$B$3]-(([.$A51]*[.U$6]/100)*[.$B$3]/100)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soustr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7" table:formula="of:=([.$B$3]-(([.$A55]*[.B$6]/100)/20))" office:value-type="float" office:value="3" calcext:value-type="float">
            <text:p>3</text:p>
          </table:table-cell>
          <table:table-cell table:style-name="ce97" table:formula="of:=([.$B$3]-(([.$A55]*[.C$6]/100)/20))" office:value-type="float" office:value="3" calcext:value-type="float">
            <text:p>3</text:p>
          </table:table-cell>
          <table:table-cell table:style-name="ce97" table:formula="of:=([.$B$3]-(([.$A55]*[.D$6]/100)/20))" office:value-type="float" office:value="3" calcext:value-type="float">
            <text:p>3</text:p>
          </table:table-cell>
          <table:table-cell table:style-name="ce97" table:formula="of:=([.$B$3]-(([.$A55]*[.E$6]/100)/20))" office:value-type="float" office:value="3" calcext:value-type="float">
            <text:p>3</text:p>
          </table:table-cell>
          <table:table-cell table:style-name="ce97" table:formula="of:=([.$B$3]-(([.$A55]*[.F$6]/100)/20))" office:value-type="float" office:value="3" calcext:value-type="float">
            <text:p>3</text:p>
          </table:table-cell>
          <table:table-cell table:style-name="ce97" table:formula="of:=([.$B$3]-(([.$A55]*[.G$6]/100)/20))" office:value-type="float" office:value="3" calcext:value-type="float">
            <text:p>3</text:p>
          </table:table-cell>
          <table:table-cell table:style-name="ce97" table:formula="of:=([.$B$3]-(([.$A55]*[.H$6]/100)/20))" office:value-type="float" office:value="3" calcext:value-type="float">
            <text:p>3</text:p>
          </table:table-cell>
          <table:table-cell table:style-name="ce97" table:formula="of:=([.$B$3]-(([.$A55]*[.I$6]/100)/20))" office:value-type="float" office:value="3" calcext:value-type="float">
            <text:p>3</text:p>
          </table:table-cell>
          <table:table-cell table:style-name="ce97" table:formula="of:=([.$B$3]-(([.$A55]*[.J$6]/100)/20))" office:value-type="float" office:value="3" calcext:value-type="float">
            <text:p>3</text:p>
          </table:table-cell>
          <table:table-cell table:style-name="ce97" table:formula="of:=([.$B$3]-(([.$A55]*[.K$6]/100)/20))" office:value-type="float" office:value="3" calcext:value-type="float">
            <text:p>3</text:p>
          </table:table-cell>
          <table:table-cell table:style-name="ce101" table:formula="of:=([.$B$3]-(([.$A55]*[.L$6]/100)/20))" office:value-type="float" office:value="3" calcext:value-type="float">
            <text:p>3</text:p>
          </table:table-cell>
          <table:table-cell table:style-name="ce97" table:formula="of:=([.$B$3]-(([.$A55]*[.M$6]/100)/20))" office:value-type="float" office:value="3" calcext:value-type="float">
            <text:p>3</text:p>
          </table:table-cell>
          <table:table-cell table:style-name="ce97" table:formula="of:=([.$B$3]-(([.$A55]*[.N$6]/100)/20))" office:value-type="float" office:value="3" calcext:value-type="float">
            <text:p>3</text:p>
          </table:table-cell>
          <table:table-cell table:style-name="ce97" table:formula="of:=([.$B$3]-(([.$A55]*[.O$6]/100)/20))" office:value-type="float" office:value="3" calcext:value-type="float">
            <text:p>3</text:p>
          </table:table-cell>
          <table:table-cell table:style-name="ce97" table:formula="of:=([.$B$3]-(([.$A55]*[.P$6]/100)/20))" office:value-type="float" office:value="3" calcext:value-type="float">
            <text:p>3</text:p>
          </table:table-cell>
          <table:table-cell table:style-name="ce97" table:formula="of:=([.$B$3]-(([.$A55]*[.Q$6]/100)/20))" office:value-type="float" office:value="3" calcext:value-type="float">
            <text:p>3</text:p>
          </table:table-cell>
          <table:table-cell table:style-name="ce97" table:formula="of:=([.$B$3]-(([.$A55]*[.R$6]/100)/20))" office:value-type="float" office:value="3" calcext:value-type="float">
            <text:p>3</text:p>
          </table:table-cell>
          <table:table-cell table:style-name="ce97" table:formula="of:=([.$B$3]-(([.$A55]*[.S$6]/100)/20))" office:value-type="float" office:value="3" calcext:value-type="float">
            <text:p>3</text:p>
          </table:table-cell>
          <table:table-cell table:style-name="ce97" table:formula="of:=([.$B$3]-(([.$A55]*[.T$6]/100)/20))" office:value-type="float" office:value="3" calcext:value-type="float">
            <text:p>3</text:p>
          </table:table-cell>
          <table:table-cell table:style-name="ce97" table:formula="of:=([.$B$3]-(([.$A55]*[.U$6]/100)/20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7" table:formula="of:=([.$B$3]-(([.$A56]*[.B$6]/100)/20))" office:value-type="float" office:value="3" calcext:value-type="float">
            <text:p>3</text:p>
          </table:table-cell>
          <table:table-cell table:style-name="ce97" table:formula="of:=([.$B$3]-(([.$A56]*[.C$6]/100)/20))" office:value-type="float" office:value="2.975" calcext:value-type="float">
            <text:p>3</text:p>
          </table:table-cell>
          <table:table-cell table:style-name="ce97" table:formula="of:=([.$B$3]-(([.$A56]*[.D$6]/100)/20))" office:value-type="float" office:value="2.95" calcext:value-type="float">
            <text:p>3</text:p>
          </table:table-cell>
          <table:table-cell table:style-name="ce97" table:formula="of:=([.$B$3]-(([.$A56]*[.E$6]/100)/20))" office:value-type="float" office:value="2.925" calcext:value-type="float">
            <text:p>3</text:p>
          </table:table-cell>
          <table:table-cell table:style-name="ce97" table:formula="of:=([.$B$3]-(([.$A56]*[.F$6]/100)/20))" office:value-type="float" office:value="2.9" calcext:value-type="float">
            <text:p>3</text:p>
          </table:table-cell>
          <table:table-cell table:style-name="ce97" table:formula="of:=([.$B$3]-(([.$A56]*[.G$6]/100)/20))" office:value-type="float" office:value="2.875" calcext:value-type="float">
            <text:p>3</text:p>
          </table:table-cell>
          <table:table-cell table:style-name="ce97" table:formula="of:=([.$B$3]-(([.$A56]*[.H$6]/100)/20))" office:value-type="float" office:value="2.85" calcext:value-type="float">
            <text:p>3</text:p>
          </table:table-cell>
          <table:table-cell table:style-name="ce97" table:formula="of:=([.$B$3]-(([.$A56]*[.I$6]/100)/20))" office:value-type="float" office:value="2.825" calcext:value-type="float">
            <text:p>3</text:p>
          </table:table-cell>
          <table:table-cell table:style-name="ce97" table:formula="of:=([.$B$3]-(([.$A56]*[.J$6]/100)/20))" office:value-type="float" office:value="2.8" calcext:value-type="float">
            <text:p>3</text:p>
          </table:table-cell>
          <table:table-cell table:style-name="ce97" table:formula="of:=([.$B$3]-(([.$A56]*[.K$6]/100)/20))" office:value-type="float" office:value="2.775" calcext:value-type="float">
            <text:p>3</text:p>
          </table:table-cell>
          <table:table-cell table:style-name="ce101" table:formula="of:=([.$B$3]-(([.$A56]*[.L$6]/100)/20))" office:value-type="float" office:value="2.75" calcext:value-type="float">
            <text:p>3</text:p>
          </table:table-cell>
          <table:table-cell table:style-name="ce97" table:formula="of:=([.$B$3]-(([.$A56]*[.M$6]/100)/20))" office:value-type="float" office:value="2.725" calcext:value-type="float">
            <text:p>3</text:p>
          </table:table-cell>
          <table:table-cell table:style-name="ce97" table:formula="of:=([.$B$3]-(([.$A56]*[.N$6]/100)/20))" office:value-type="float" office:value="2.6875" calcext:value-type="float">
            <text:p>3</text:p>
          </table:table-cell>
          <table:table-cell table:style-name="ce97" table:formula="of:=([.$B$3]-(([.$A56]*[.O$6]/100)/20))" office:value-type="float" office:value="2.625" calcext:value-type="float">
            <text:p>3</text:p>
          </table:table-cell>
          <table:table-cell table:style-name="ce97" table:formula="of:=([.$B$3]-(([.$A56]*[.P$6]/100)/20))" office:value-type="float" office:value="2.5625" calcext:value-type="float">
            <text:p>3</text:p>
          </table:table-cell>
          <table:table-cell table:style-name="ce97" table:formula="of:=([.$B$3]-(([.$A56]*[.Q$6]/100)/20))" office:value-type="float" office:value="2.5" calcext:value-type="float">
            <text:p>3</text:p>
          </table:table-cell>
          <table:table-cell table:style-name="ce97" table:formula="of:=([.$B$3]-(([.$A56]*[.R$6]/100)/20))" office:value-type="float" office:value="2.375" calcext:value-type="float">
            <text:p>2</text:p>
          </table:table-cell>
          <table:table-cell table:style-name="ce97" table:formula="of:=([.$B$3]-(([.$A56]*[.S$6]/100)/20))" office:value-type="float" office:value="2.25" calcext:value-type="float">
            <text:p>2</text:p>
          </table:table-cell>
          <table:table-cell table:style-name="ce97" table:formula="of:=([.$B$3]-(([.$A56]*[.T$6]/100)/20))" office:value-type="float" office:value="2.125" calcext:value-type="float">
            <text:p>2</text:p>
          </table:table-cell>
          <table:table-cell table:style-name="ce97" table:formula="of:=([.$B$3]-(([.$A56]*[.U$6]/100)/20)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7" table:formula="of:=([.$B$3]-(([.$A57]*[.B$6]/100)/20))" office:value-type="float" office:value="3" calcext:value-type="float">
            <text:p>3</text:p>
          </table:table-cell>
          <table:table-cell table:style-name="ce97" table:formula="of:=([.$B$3]-(([.$A57]*[.C$6]/100)/20))" office:value-type="float" office:value="2.95" calcext:value-type="float">
            <text:p>3</text:p>
          </table:table-cell>
          <table:table-cell table:style-name="ce97" table:formula="of:=([.$B$3]-(([.$A57]*[.D$6]/100)/20))" office:value-type="float" office:value="2.9" calcext:value-type="float">
            <text:p>3</text:p>
          </table:table-cell>
          <table:table-cell table:style-name="ce97" table:formula="of:=([.$B$3]-(([.$A57]*[.E$6]/100)/20))" office:value-type="float" office:value="2.85" calcext:value-type="float">
            <text:p>3</text:p>
          </table:table-cell>
          <table:table-cell table:style-name="ce97" table:formula="of:=([.$B$3]-(([.$A57]*[.F$6]/100)/20))" office:value-type="float" office:value="2.8" calcext:value-type="float">
            <text:p>3</text:p>
          </table:table-cell>
          <table:table-cell table:style-name="ce97" table:formula="of:=([.$B$3]-(([.$A57]*[.G$6]/100)/20))" office:value-type="float" office:value="2.75" calcext:value-type="float">
            <text:p>3</text:p>
          </table:table-cell>
          <table:table-cell table:style-name="ce97" table:formula="of:=([.$B$3]-(([.$A57]*[.H$6]/100)/20))" office:value-type="float" office:value="2.7" calcext:value-type="float">
            <text:p>3</text:p>
          </table:table-cell>
          <table:table-cell table:style-name="ce97" table:formula="of:=([.$B$3]-(([.$A57]*[.I$6]/100)/20))" office:value-type="float" office:value="2.65" calcext:value-type="float">
            <text:p>3</text:p>
          </table:table-cell>
          <table:table-cell table:style-name="ce97" table:formula="of:=([.$B$3]-(([.$A57]*[.J$6]/100)/20))" office:value-type="float" office:value="2.6" calcext:value-type="float">
            <text:p>3</text:p>
          </table:table-cell>
          <table:table-cell table:style-name="ce97" table:formula="of:=([.$B$3]-(([.$A57]*[.K$6]/100)/20))" office:value-type="float" office:value="2.55" calcext:value-type="float">
            <text:p>3</text:p>
          </table:table-cell>
          <table:table-cell table:style-name="ce101" table:formula="of:=([.$B$3]-(([.$A57]*[.L$6]/100)/20))" office:value-type="float" office:value="2.5" calcext:value-type="float">
            <text:p>3</text:p>
          </table:table-cell>
          <table:table-cell table:style-name="ce97" table:formula="of:=([.$B$3]-(([.$A57]*[.M$6]/100)/20))" office:value-type="float" office:value="2.45" calcext:value-type="float">
            <text:p>2</text:p>
          </table:table-cell>
          <table:table-cell table:style-name="ce97" table:formula="of:=([.$B$3]-(([.$A57]*[.N$6]/100)/20))" office:value-type="float" office:value="2.375" calcext:value-type="float">
            <text:p>2</text:p>
          </table:table-cell>
          <table:table-cell table:style-name="ce97" table:formula="of:=([.$B$3]-(([.$A57]*[.O$6]/100)/20))" office:value-type="float" office:value="2.25" calcext:value-type="float">
            <text:p>2</text:p>
          </table:table-cell>
          <table:table-cell table:style-name="ce97" table:formula="of:=([.$B$3]-(([.$A57]*[.P$6]/100)/20))" office:value-type="float" office:value="2.125" calcext:value-type="float">
            <text:p>2</text:p>
          </table:table-cell>
          <table:table-cell table:style-name="ce97" table:formula="of:=([.$B$3]-(([.$A57]*[.Q$6]/100)/20))" office:value-type="float" office:value="2" calcext:value-type="float">
            <text:p>2</text:p>
          </table:table-cell>
          <table:table-cell table:style-name="ce97" table:formula="of:=([.$B$3]-(([.$A57]*[.R$6]/100)/20))" office:value-type="float" office:value="1.75" calcext:value-type="float">
            <text:p>2</text:p>
          </table:table-cell>
          <table:table-cell table:style-name="ce97" table:formula="of:=([.$B$3]-(([.$A57]*[.S$6]/100)/20))" office:value-type="float" office:value="1.5" calcext:value-type="float">
            <text:p>2</text:p>
          </table:table-cell>
          <table:table-cell table:style-name="ce97" table:formula="of:=([.$B$3]-(([.$A57]*[.T$6]/100)/20))" office:value-type="float" office:value="1.25" calcext:value-type="float">
            <text:p>1</text:p>
          </table:table-cell>
          <table:table-cell table:style-name="ce97" table:formula="of:=([.$B$3]-(([.$A57]*[.U$6]/100)/20)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7" table:formula="of:=([.$B$3]-(([.$A58]*[.B$6]/100)/20))" office:value-type="float" office:value="3" calcext:value-type="float">
            <text:p>3</text:p>
          </table:table-cell>
          <table:table-cell table:style-name="ce97" table:formula="of:=([.$B$3]-(([.$A58]*[.C$6]/100)/20))" office:value-type="float" office:value="2.925" calcext:value-type="float">
            <text:p>3</text:p>
          </table:table-cell>
          <table:table-cell table:style-name="ce97" table:formula="of:=([.$B$3]-(([.$A58]*[.D$6]/100)/20))" office:value-type="float" office:value="2.85" calcext:value-type="float">
            <text:p>3</text:p>
          </table:table-cell>
          <table:table-cell table:style-name="ce97" table:formula="of:=([.$B$3]-(([.$A58]*[.E$6]/100)/20))" office:value-type="float" office:value="2.775" calcext:value-type="float">
            <text:p>3</text:p>
          </table:table-cell>
          <table:table-cell table:style-name="ce97" table:formula="of:=([.$B$3]-(([.$A58]*[.F$6]/100)/20))" office:value-type="float" office:value="2.7" calcext:value-type="float">
            <text:p>3</text:p>
          </table:table-cell>
          <table:table-cell table:style-name="ce97" table:formula="of:=([.$B$3]-(([.$A58]*[.G$6]/100)/20))" office:value-type="float" office:value="2.625" calcext:value-type="float">
            <text:p>3</text:p>
          </table:table-cell>
          <table:table-cell table:style-name="ce97" table:formula="of:=([.$B$3]-(([.$A58]*[.H$6]/100)/20))" office:value-type="float" office:value="2.55" calcext:value-type="float">
            <text:p>3</text:p>
          </table:table-cell>
          <table:table-cell table:style-name="ce97" table:formula="of:=([.$B$3]-(([.$A58]*[.I$6]/100)/20))" office:value-type="float" office:value="2.475" calcext:value-type="float">
            <text:p>2</text:p>
          </table:table-cell>
          <table:table-cell table:style-name="ce97" table:formula="of:=([.$B$3]-(([.$A58]*[.J$6]/100)/20))" office:value-type="float" office:value="2.4" calcext:value-type="float">
            <text:p>2</text:p>
          </table:table-cell>
          <table:table-cell table:style-name="ce97" table:formula="of:=([.$B$3]-(([.$A58]*[.K$6]/100)/20))" office:value-type="float" office:value="2.325" calcext:value-type="float">
            <text:p>2</text:p>
          </table:table-cell>
          <table:table-cell table:style-name="ce101" table:formula="of:=([.$B$3]-(([.$A58]*[.L$6]/100)/20))" office:value-type="float" office:value="2.25" calcext:value-type="float">
            <text:p>2</text:p>
          </table:table-cell>
          <table:table-cell table:style-name="ce97" table:formula="of:=([.$B$3]-(([.$A58]*[.M$6]/100)/20))" office:value-type="float" office:value="2.175" calcext:value-type="float">
            <text:p>2</text:p>
          </table:table-cell>
          <table:table-cell table:style-name="ce97" table:formula="of:=([.$B$3]-(([.$A58]*[.N$6]/100)/20))" office:value-type="float" office:value="2.0625" calcext:value-type="float">
            <text:p>2</text:p>
          </table:table-cell>
          <table:table-cell table:style-name="ce97" table:formula="of:=([.$B$3]-(([.$A58]*[.O$6]/100)/20))" office:value-type="float" office:value="1.875" calcext:value-type="float">
            <text:p>2</text:p>
          </table:table-cell>
          <table:table-cell table:style-name="ce97" table:formula="of:=([.$B$3]-(([.$A58]*[.P$6]/100)/20))" office:value-type="float" office:value="1.6875" calcext:value-type="float">
            <text:p>2</text:p>
          </table:table-cell>
          <table:table-cell table:style-name="ce97" table:formula="of:=([.$B$3]-(([.$A58]*[.Q$6]/100)/20))" office:value-type="float" office:value="1.5" calcext:value-type="float">
            <text:p>2</text:p>
          </table:table-cell>
          <table:table-cell table:style-name="ce97" table:formula="of:=([.$B$3]-(([.$A58]*[.R$6]/100)/20))" office:value-type="float" office:value="1.125" calcext:value-type="float">
            <text:p>1</text:p>
          </table:table-cell>
          <table:table-cell table:style-name="ce97" table:formula="of:=([.$B$3]-(([.$A58]*[.S$6]/100)/20))" office:value-type="float" office:value="0.75" calcext:value-type="float">
            <text:p>1</text:p>
          </table:table-cell>
          <table:table-cell table:style-name="ce97" table:formula="of:=([.$B$3]-(([.$A58]*[.T$6]/100)/20))" office:value-type="float" office:value="0.375" calcext:value-type="float">
            <text:p>0</text:p>
          </table:table-cell>
          <table:table-cell table:style-name="ce97" table:formula="of:=([.$B$3]-(([.$A58]*[.U$6]/100)/20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7" table:formula="of:=([.$B$3]-(([.$A59]*[.B$6]/100)/20))" office:value-type="float" office:value="3" calcext:value-type="float">
            <text:p>3</text:p>
          </table:table-cell>
          <table:table-cell table:style-name="ce97" table:formula="of:=([.$B$3]-(([.$A59]*[.C$6]/100)/20))" office:value-type="float" office:value="2.9" calcext:value-type="float">
            <text:p>3</text:p>
          </table:table-cell>
          <table:table-cell table:style-name="ce97" table:formula="of:=([.$B$3]-(([.$A59]*[.D$6]/100)/20))" office:value-type="float" office:value="2.8" calcext:value-type="float">
            <text:p>3</text:p>
          </table:table-cell>
          <table:table-cell table:style-name="ce97" table:formula="of:=([.$B$3]-(([.$A59]*[.E$6]/100)/20))" office:value-type="float" office:value="2.7" calcext:value-type="float">
            <text:p>3</text:p>
          </table:table-cell>
          <table:table-cell table:style-name="ce97" table:formula="of:=([.$B$3]-(([.$A59]*[.F$6]/100)/20))" office:value-type="float" office:value="2.6" calcext:value-type="float">
            <text:p>3</text:p>
          </table:table-cell>
          <table:table-cell table:style-name="ce97" table:formula="of:=([.$B$3]-(([.$A59]*[.G$6]/100)/20))" office:value-type="float" office:value="2.5" calcext:value-type="float">
            <text:p>3</text:p>
          </table:table-cell>
          <table:table-cell table:style-name="ce97" table:formula="of:=([.$B$3]-(([.$A59]*[.H$6]/100)/20))" office:value-type="float" office:value="2.4" calcext:value-type="float">
            <text:p>2</text:p>
          </table:table-cell>
          <table:table-cell table:style-name="ce97" table:formula="of:=([.$B$3]-(([.$A59]*[.I$6]/100)/20))" office:value-type="float" office:value="2.3" calcext:value-type="float">
            <text:p>2</text:p>
          </table:table-cell>
          <table:table-cell table:style-name="ce97" table:formula="of:=([.$B$3]-(([.$A59]*[.J$6]/100)/20))" office:value-type="float" office:value="2.2" calcext:value-type="float">
            <text:p>2</text:p>
          </table:table-cell>
          <table:table-cell table:style-name="ce97" table:formula="of:=([.$B$3]-(([.$A59]*[.K$6]/100)/20))" office:value-type="float" office:value="2.1" calcext:value-type="float">
            <text:p>2</text:p>
          </table:table-cell>
          <table:table-cell table:style-name="ce101" table:formula="of:=([.$B$3]-(([.$A59]*[.L$6]/100)/20))" office:value-type="float" office:value="2" calcext:value-type="float">
            <text:p>2</text:p>
          </table:table-cell>
          <table:table-cell table:style-name="ce97" table:formula="of:=([.$B$3]-(([.$A59]*[.M$6]/100)/20))" office:value-type="float" office:value="1.9" calcext:value-type="float">
            <text:p>2</text:p>
          </table:table-cell>
          <table:table-cell table:style-name="ce97" table:formula="of:=([.$B$3]-(([.$A59]*[.N$6]/100)/20))" office:value-type="float" office:value="1.75" calcext:value-type="float">
            <text:p>2</text:p>
          </table:table-cell>
          <table:table-cell table:style-name="ce97" table:formula="of:=([.$B$3]-(([.$A59]*[.O$6]/100)/20))" office:value-type="float" office:value="1.5" calcext:value-type="float">
            <text:p>2</text:p>
          </table:table-cell>
          <table:table-cell table:style-name="ce97" table:formula="of:=([.$B$3]-(([.$A59]*[.P$6]/100)/20))" office:value-type="float" office:value="1.25" calcext:value-type="float">
            <text:p>1</text:p>
          </table:table-cell>
          <table:table-cell table:style-name="ce97" table:formula="of:=([.$B$3]-(([.$A59]*[.Q$6]/100)/20))" office:value-type="float" office:value="1" calcext:value-type="float">
            <text:p>1</text:p>
          </table:table-cell>
          <table:table-cell table:style-name="ce97" table:formula="of:=([.$B$3]-(([.$A59]*[.R$6]/100)/20))" office:value-type="float" office:value="0.5" calcext:value-type="float">
            <text:p>1</text:p>
          </table:table-cell>
          <table:table-cell table:style-name="ce97" table:formula="of:=([.$B$3]-(([.$A59]*[.S$6]/100)/20))" office:value-type="float" office:value="0" calcext:value-type="float">
            <text:p>0</text:p>
          </table:table-cell>
          <table:table-cell table:style-name="ce97" table:formula="of:=([.$B$3]-(([.$A59]*[.T$6]/100)/20))" office:value-type="float" office:value="-0.5" calcext:value-type="float">
            <text:p>-1</text:p>
          </table:table-cell>
          <table:table-cell table:style-name="ce97" table:formula="of:=([.$B$3]-(([.$A59]*[.U$6]/100)/20))" office:value-type="float" office:value="-1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7" table:formula="of:=([.$B$3]-(([.$A60]*[.B$6]/100)/20))" office:value-type="float" office:value="3" calcext:value-type="float">
            <text:p>3</text:p>
          </table:table-cell>
          <table:table-cell table:style-name="ce97" table:formula="of:=([.$B$3]-(([.$A60]*[.C$6]/100)/20))" office:value-type="float" office:value="2.875" calcext:value-type="float">
            <text:p>3</text:p>
          </table:table-cell>
          <table:table-cell table:style-name="ce97" table:formula="of:=([.$B$3]-(([.$A60]*[.D$6]/100)/20))" office:value-type="float" office:value="2.75" calcext:value-type="float">
            <text:p>3</text:p>
          </table:table-cell>
          <table:table-cell table:style-name="ce97" table:formula="of:=([.$B$3]-(([.$A60]*[.E$6]/100)/20))" office:value-type="float" office:value="2.625" calcext:value-type="float">
            <text:p>3</text:p>
          </table:table-cell>
          <table:table-cell table:style-name="ce97" table:formula="of:=([.$B$3]-(([.$A60]*[.F$6]/100)/20))" office:value-type="float" office:value="2.5" calcext:value-type="float">
            <text:p>3</text:p>
          </table:table-cell>
          <table:table-cell table:style-name="ce97" table:formula="of:=([.$B$3]-(([.$A60]*[.G$6]/100)/20))" office:value-type="float" office:value="2.375" calcext:value-type="float">
            <text:p>2</text:p>
          </table:table-cell>
          <table:table-cell table:style-name="ce97" table:formula="of:=([.$B$3]-(([.$A60]*[.H$6]/100)/20))" office:value-type="float" office:value="2.25" calcext:value-type="float">
            <text:p>2</text:p>
          </table:table-cell>
          <table:table-cell table:style-name="ce97" table:formula="of:=([.$B$3]-(([.$A60]*[.I$6]/100)/20))" office:value-type="float" office:value="2.125" calcext:value-type="float">
            <text:p>2</text:p>
          </table:table-cell>
          <table:table-cell table:style-name="ce97" table:formula="of:=([.$B$3]-(([.$A60]*[.J$6]/100)/20))" office:value-type="float" office:value="2" calcext:value-type="float">
            <text:p>2</text:p>
          </table:table-cell>
          <table:table-cell table:style-name="ce97" table:formula="of:=([.$B$3]-(([.$A60]*[.K$6]/100)/20))" office:value-type="float" office:value="1.875" calcext:value-type="float">
            <text:p>2</text:p>
          </table:table-cell>
          <table:table-cell table:style-name="ce101" table:formula="of:=([.$B$3]-(([.$A60]*[.L$6]/100)/20))" office:value-type="float" office:value="1.75" calcext:value-type="float">
            <text:p>2</text:p>
          </table:table-cell>
          <table:table-cell table:style-name="ce97" table:formula="of:=([.$B$3]-(([.$A60]*[.M$6]/100)/20))" office:value-type="float" office:value="1.625" calcext:value-type="float">
            <text:p>2</text:p>
          </table:table-cell>
          <table:table-cell table:style-name="ce97" table:formula="of:=([.$B$3]-(([.$A60]*[.N$6]/100)/20))" office:value-type="float" office:value="1.4375" calcext:value-type="float">
            <text:p>1</text:p>
          </table:table-cell>
          <table:table-cell table:style-name="ce97" table:formula="of:=([.$B$3]-(([.$A60]*[.O$6]/100)/20))" office:value-type="float" office:value="1.125" calcext:value-type="float">
            <text:p>1</text:p>
          </table:table-cell>
          <table:table-cell table:style-name="ce97" table:formula="of:=([.$B$3]-(([.$A60]*[.P$6]/100)/20))" office:value-type="float" office:value="0.8125" calcext:value-type="float">
            <text:p>1</text:p>
          </table:table-cell>
          <table:table-cell table:style-name="ce97" table:formula="of:=([.$B$3]-(([.$A60]*[.Q$6]/100)/20))" office:value-type="float" office:value="0.5" calcext:value-type="float">
            <text:p>1</text:p>
          </table:table-cell>
          <table:table-cell table:style-name="ce97" table:formula="of:=([.$B$3]-(([.$A60]*[.R$6]/100)/20))" office:value-type="float" office:value="-0.125" calcext:value-type="float">
            <text:p>0</text:p>
          </table:table-cell>
          <table:table-cell table:style-name="ce97" table:formula="of:=([.$B$3]-(([.$A60]*[.S$6]/100)/20))" office:value-type="float" office:value="-0.75" calcext:value-type="float">
            <text:p>-1</text:p>
          </table:table-cell>
          <table:table-cell table:style-name="ce97" table:formula="of:=([.$B$3]-(([.$A60]*[.T$6]/100)/20))" office:value-type="float" office:value="-1.375" calcext:value-type="float">
            <text:p>-1</text:p>
          </table:table-cell>
          <table:table-cell table:style-name="ce97" table:formula="of:=([.$B$3]-(([.$A60]*[.U$6]/100)/20))" office:value-type="float" office:value="-2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7" table:formula="of:=([.$B$3]-(([.$A61]*[.B$6]/100)/20))" office:value-type="float" office:value="3" calcext:value-type="float">
            <text:p>3</text:p>
          </table:table-cell>
          <table:table-cell table:style-name="ce97" table:formula="of:=([.$B$3]-(([.$A61]*[.C$6]/100)/20))" office:value-type="float" office:value="2.85" calcext:value-type="float">
            <text:p>3</text:p>
          </table:table-cell>
          <table:table-cell table:style-name="ce97" table:formula="of:=([.$B$3]-(([.$A61]*[.D$6]/100)/20))" office:value-type="float" office:value="2.7" calcext:value-type="float">
            <text:p>3</text:p>
          </table:table-cell>
          <table:table-cell table:style-name="ce97" table:formula="of:=([.$B$3]-(([.$A61]*[.E$6]/100)/20))" office:value-type="float" office:value="2.55" calcext:value-type="float">
            <text:p>3</text:p>
          </table:table-cell>
          <table:table-cell table:style-name="ce97" table:formula="of:=([.$B$3]-(([.$A61]*[.F$6]/100)/20))" office:value-type="float" office:value="2.4" calcext:value-type="float">
            <text:p>2</text:p>
          </table:table-cell>
          <table:table-cell table:style-name="ce97" table:formula="of:=([.$B$3]-(([.$A61]*[.G$6]/100)/20))" office:value-type="float" office:value="2.25" calcext:value-type="float">
            <text:p>2</text:p>
          </table:table-cell>
          <table:table-cell table:style-name="ce97" table:formula="of:=([.$B$3]-(([.$A61]*[.H$6]/100)/20))" office:value-type="float" office:value="2.1" calcext:value-type="float">
            <text:p>2</text:p>
          </table:table-cell>
          <table:table-cell table:style-name="ce97" table:formula="of:=([.$B$3]-(([.$A61]*[.I$6]/100)/20))" office:value-type="float" office:value="1.95" calcext:value-type="float">
            <text:p>2</text:p>
          </table:table-cell>
          <table:table-cell table:style-name="ce97" table:formula="of:=([.$B$3]-(([.$A61]*[.J$6]/100)/20))" office:value-type="float" office:value="1.8" calcext:value-type="float">
            <text:p>2</text:p>
          </table:table-cell>
          <table:table-cell table:style-name="ce97" table:formula="of:=([.$B$3]-(([.$A61]*[.K$6]/100)/20))" office:value-type="float" office:value="1.65" calcext:value-type="float">
            <text:p>2</text:p>
          </table:table-cell>
          <table:table-cell table:style-name="ce101" table:formula="of:=([.$B$3]-(([.$A61]*[.L$6]/100)/20))" office:value-type="float" office:value="1.5" calcext:value-type="float">
            <text:p>2</text:p>
          </table:table-cell>
          <table:table-cell table:style-name="ce97" table:formula="of:=([.$B$3]-(([.$A61]*[.M$6]/100)/20))" office:value-type="float" office:value="1.35" calcext:value-type="float">
            <text:p>1</text:p>
          </table:table-cell>
          <table:table-cell table:style-name="ce97" table:formula="of:=([.$B$3]-(([.$A61]*[.N$6]/100)/20))" office:value-type="float" office:value="1.125" calcext:value-type="float">
            <text:p>1</text:p>
          </table:table-cell>
          <table:table-cell table:style-name="ce97" table:formula="of:=([.$B$3]-(([.$A61]*[.O$6]/100)/20))" office:value-type="float" office:value="0.75" calcext:value-type="float">
            <text:p>1</text:p>
          </table:table-cell>
          <table:table-cell table:style-name="ce97" table:formula="of:=([.$B$3]-(([.$A61]*[.P$6]/100)/20))" office:value-type="float" office:value="0.375" calcext:value-type="float">
            <text:p>0</text:p>
          </table:table-cell>
          <table:table-cell table:style-name="ce97" table:formula="of:=([.$B$3]-(([.$A61]*[.Q$6]/100)/20))" office:value-type="float" office:value="0" calcext:value-type="float">
            <text:p>0</text:p>
          </table:table-cell>
          <table:table-cell table:style-name="ce97" table:formula="of:=([.$B$3]-(([.$A61]*[.R$6]/100)/20))" office:value-type="float" office:value="-0.75" calcext:value-type="float">
            <text:p>-1</text:p>
          </table:table-cell>
          <table:table-cell table:style-name="ce97" table:formula="of:=([.$B$3]-(([.$A61]*[.S$6]/100)/20))" office:value-type="float" office:value="-1.5" calcext:value-type="float">
            <text:p>-2</text:p>
          </table:table-cell>
          <table:table-cell table:style-name="ce97" table:formula="of:=([.$B$3]-(([.$A61]*[.T$6]/100)/20))" office:value-type="float" office:value="-2.25" calcext:value-type="float">
            <text:p>-2</text:p>
          </table:table-cell>
          <table:table-cell table:style-name="ce97" table:formula="of:=([.$B$3]-(([.$A61]*[.U$6]/100)/20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7" table:formula="of:=([.$B$3]-(([.$A62]*[.B$6]/100)/20))" office:value-type="float" office:value="3" calcext:value-type="float">
            <text:p>3</text:p>
          </table:table-cell>
          <table:table-cell table:style-name="ce97" table:formula="of:=([.$B$3]-(([.$A62]*[.C$6]/100)/20))" office:value-type="float" office:value="2.825" calcext:value-type="float">
            <text:p>3</text:p>
          </table:table-cell>
          <table:table-cell table:style-name="ce97" table:formula="of:=([.$B$3]-(([.$A62]*[.D$6]/100)/20))" office:value-type="float" office:value="2.65" calcext:value-type="float">
            <text:p>3</text:p>
          </table:table-cell>
          <table:table-cell table:style-name="ce97" table:formula="of:=([.$B$3]-(([.$A62]*[.E$6]/100)/20))" office:value-type="float" office:value="2.475" calcext:value-type="float">
            <text:p>2</text:p>
          </table:table-cell>
          <table:table-cell table:style-name="ce97" table:formula="of:=([.$B$3]-(([.$A62]*[.F$6]/100)/20))" office:value-type="float" office:value="2.3" calcext:value-type="float">
            <text:p>2</text:p>
          </table:table-cell>
          <table:table-cell table:style-name="ce97" table:formula="of:=([.$B$3]-(([.$A62]*[.G$6]/100)/20))" office:value-type="float" office:value="2.125" calcext:value-type="float">
            <text:p>2</text:p>
          </table:table-cell>
          <table:table-cell table:style-name="ce97" table:formula="of:=([.$B$3]-(([.$A62]*[.H$6]/100)/20))" office:value-type="float" office:value="1.95" calcext:value-type="float">
            <text:p>2</text:p>
          </table:table-cell>
          <table:table-cell table:style-name="ce97" table:formula="of:=([.$B$3]-(([.$A62]*[.I$6]/100)/20))" office:value-type="float" office:value="1.775" calcext:value-type="float">
            <text:p>2</text:p>
          </table:table-cell>
          <table:table-cell table:style-name="ce97" table:formula="of:=([.$B$3]-(([.$A62]*[.J$6]/100)/20))" office:value-type="float" office:value="1.6" calcext:value-type="float">
            <text:p>2</text:p>
          </table:table-cell>
          <table:table-cell table:style-name="ce97" table:formula="of:=([.$B$3]-(([.$A62]*[.K$6]/100)/20))" office:value-type="float" office:value="1.425" calcext:value-type="float">
            <text:p>1</text:p>
          </table:table-cell>
          <table:table-cell table:style-name="ce101" table:formula="of:=([.$B$3]-(([.$A62]*[.L$6]/100)/20))" office:value-type="float" office:value="1.25" calcext:value-type="float">
            <text:p>1</text:p>
          </table:table-cell>
          <table:table-cell table:style-name="ce97" table:formula="of:=([.$B$3]-(([.$A62]*[.M$6]/100)/20))" office:value-type="float" office:value="1.075" calcext:value-type="float">
            <text:p>1</text:p>
          </table:table-cell>
          <table:table-cell table:style-name="ce97" table:formula="of:=([.$B$3]-(([.$A62]*[.N$6]/100)/20))" office:value-type="float" office:value="0.8125" calcext:value-type="float">
            <text:p>1</text:p>
          </table:table-cell>
          <table:table-cell table:style-name="ce97" table:formula="of:=([.$B$3]-(([.$A62]*[.O$6]/100)/20))" office:value-type="float" office:value="0.375" calcext:value-type="float">
            <text:p>0</text:p>
          </table:table-cell>
          <table:table-cell table:style-name="ce97" table:formula="of:=([.$B$3]-(([.$A62]*[.P$6]/100)/20))" office:value-type="float" office:value="-0.0625" calcext:value-type="float">
            <text:p>0</text:p>
          </table:table-cell>
          <table:table-cell table:style-name="ce97" table:formula="of:=([.$B$3]-(([.$A62]*[.Q$6]/100)/20))" office:value-type="float" office:value="-0.5" calcext:value-type="float">
            <text:p>-1</text:p>
          </table:table-cell>
          <table:table-cell table:style-name="ce97" table:formula="of:=([.$B$3]-(([.$A62]*[.R$6]/100)/20))" office:value-type="float" office:value="-1.375" calcext:value-type="float">
            <text:p>-1</text:p>
          </table:table-cell>
          <table:table-cell table:style-name="ce97" table:formula="of:=([.$B$3]-(([.$A62]*[.S$6]/100)/20))" office:value-type="float" office:value="-2.25" calcext:value-type="float">
            <text:p>-2</text:p>
          </table:table-cell>
          <table:table-cell table:style-name="ce97" table:formula="of:=([.$B$3]-(([.$A62]*[.T$6]/100)/20))" office:value-type="float" office:value="-3.125" calcext:value-type="float">
            <text:p>-3</text:p>
          </table:table-cell>
          <table:table-cell table:style-name="ce97" table:formula="of:=([.$B$3]-(([.$A62]*[.U$6]/100)/20))" office:value-type="float" office:value="-4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7" table:formula="of:=([.$B$3]-(([.$A63]*[.B$6]/100)/20))" office:value-type="float" office:value="3" calcext:value-type="float">
            <text:p>3</text:p>
          </table:table-cell>
          <table:table-cell table:style-name="ce97" table:formula="of:=([.$B$3]-(([.$A63]*[.C$6]/100)/20))" office:value-type="float" office:value="2.8" calcext:value-type="float">
            <text:p>3</text:p>
          </table:table-cell>
          <table:table-cell table:style-name="ce97" table:formula="of:=([.$B$3]-(([.$A63]*[.D$6]/100)/20))" office:value-type="float" office:value="2.6" calcext:value-type="float">
            <text:p>3</text:p>
          </table:table-cell>
          <table:table-cell table:style-name="ce97" table:formula="of:=([.$B$3]-(([.$A63]*[.E$6]/100)/20))" office:value-type="float" office:value="2.4" calcext:value-type="float">
            <text:p>2</text:p>
          </table:table-cell>
          <table:table-cell table:style-name="ce97" table:formula="of:=([.$B$3]-(([.$A63]*[.F$6]/100)/20))" office:value-type="float" office:value="2.2" calcext:value-type="float">
            <text:p>2</text:p>
          </table:table-cell>
          <table:table-cell table:style-name="ce97" table:formula="of:=([.$B$3]-(([.$A63]*[.G$6]/100)/20))" office:value-type="float" office:value="2" calcext:value-type="float">
            <text:p>2</text:p>
          </table:table-cell>
          <table:table-cell table:style-name="ce97" table:formula="of:=([.$B$3]-(([.$A63]*[.H$6]/100)/20))" office:value-type="float" office:value="1.8" calcext:value-type="float">
            <text:p>2</text:p>
          </table:table-cell>
          <table:table-cell table:style-name="ce97" table:formula="of:=([.$B$3]-(([.$A63]*[.I$6]/100)/20))" office:value-type="float" office:value="1.6" calcext:value-type="float">
            <text:p>2</text:p>
          </table:table-cell>
          <table:table-cell table:style-name="ce97" table:formula="of:=([.$B$3]-(([.$A63]*[.J$6]/100)/20))" office:value-type="float" office:value="1.4" calcext:value-type="float">
            <text:p>1</text:p>
          </table:table-cell>
          <table:table-cell table:style-name="ce97" table:formula="of:=([.$B$3]-(([.$A63]*[.K$6]/100)/20))" office:value-type="float" office:value="1.2" calcext:value-type="float">
            <text:p>1</text:p>
          </table:table-cell>
          <table:table-cell table:style-name="ce101" table:formula="of:=([.$B$3]-(([.$A63]*[.L$6]/100)/20))" office:value-type="float" office:value="1" calcext:value-type="float">
            <text:p>1</text:p>
          </table:table-cell>
          <table:table-cell table:style-name="ce97" table:formula="of:=([.$B$3]-(([.$A63]*[.M$6]/100)/20))" office:value-type="float" office:value="0.8" calcext:value-type="float">
            <text:p>1</text:p>
          </table:table-cell>
          <table:table-cell table:style-name="ce97" table:formula="of:=([.$B$3]-(([.$A63]*[.N$6]/100)/20))" office:value-type="float" office:value="0.5" calcext:value-type="float">
            <text:p>1</text:p>
          </table:table-cell>
          <table:table-cell table:style-name="ce97" table:formula="of:=([.$B$3]-(([.$A63]*[.O$6]/100)/20))" office:value-type="float" office:value="0" calcext:value-type="float">
            <text:p>0</text:p>
          </table:table-cell>
          <table:table-cell table:style-name="ce97" table:formula="of:=([.$B$3]-(([.$A63]*[.P$6]/100)/20))" office:value-type="float" office:value="-0.5" calcext:value-type="float">
            <text:p>-1</text:p>
          </table:table-cell>
          <table:table-cell table:style-name="ce97" table:formula="of:=([.$B$3]-(([.$A63]*[.Q$6]/100)/20))" office:value-type="float" office:value="-1" calcext:value-type="float">
            <text:p>-1</text:p>
          </table:table-cell>
          <table:table-cell table:style-name="ce97" table:formula="of:=([.$B$3]-(([.$A63]*[.R$6]/100)/20))" office:value-type="float" office:value="-2" calcext:value-type="float">
            <text:p>-2</text:p>
          </table:table-cell>
          <table:table-cell table:style-name="ce97" table:formula="of:=([.$B$3]-(([.$A63]*[.S$6]/100)/20))" office:value-type="float" office:value="-3" calcext:value-type="float">
            <text:p>-3</text:p>
          </table:table-cell>
          <table:table-cell table:style-name="ce97" table:formula="of:=([.$B$3]-(([.$A63]*[.T$6]/100)/20))" office:value-type="float" office:value="-4" calcext:value-type="float">
            <text:p>-4</text:p>
          </table:table-cell>
          <table:table-cell table:style-name="ce97" table:formula="of:=([.$B$3]-(([.$A63]*[.U$6]/100)/20))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7" table:formula="of:=([.$B$3]-(([.$A64]*[.B$6]/100)/20))" office:value-type="float" office:value="3" calcext:value-type="float">
            <text:p>3</text:p>
          </table:table-cell>
          <table:table-cell table:style-name="ce97" table:formula="of:=([.$B$3]-(([.$A64]*[.C$6]/100)/20))" office:value-type="float" office:value="2.775" calcext:value-type="float">
            <text:p>3</text:p>
          </table:table-cell>
          <table:table-cell table:style-name="ce97" table:formula="of:=([.$B$3]-(([.$A64]*[.D$6]/100)/20))" office:value-type="float" office:value="2.55" calcext:value-type="float">
            <text:p>3</text:p>
          </table:table-cell>
          <table:table-cell table:style-name="ce97" table:formula="of:=([.$B$3]-(([.$A64]*[.E$6]/100)/20))" office:value-type="float" office:value="2.325" calcext:value-type="float">
            <text:p>2</text:p>
          </table:table-cell>
          <table:table-cell table:style-name="ce97" table:formula="of:=([.$B$3]-(([.$A64]*[.F$6]/100)/20))" office:value-type="float" office:value="2.1" calcext:value-type="float">
            <text:p>2</text:p>
          </table:table-cell>
          <table:table-cell table:style-name="ce97" table:formula="of:=([.$B$3]-(([.$A64]*[.G$6]/100)/20))" office:value-type="float" office:value="1.875" calcext:value-type="float">
            <text:p>2</text:p>
          </table:table-cell>
          <table:table-cell table:style-name="ce97" table:formula="of:=([.$B$3]-(([.$A64]*[.H$6]/100)/20))" office:value-type="float" office:value="1.65" calcext:value-type="float">
            <text:p>2</text:p>
          </table:table-cell>
          <table:table-cell table:style-name="ce97" table:formula="of:=([.$B$3]-(([.$A64]*[.I$6]/100)/20))" office:value-type="float" office:value="1.425" calcext:value-type="float">
            <text:p>1</text:p>
          </table:table-cell>
          <table:table-cell table:style-name="ce97" table:formula="of:=([.$B$3]-(([.$A64]*[.J$6]/100)/20))" office:value-type="float" office:value="1.2" calcext:value-type="float">
            <text:p>1</text:p>
          </table:table-cell>
          <table:table-cell table:style-name="ce97" table:formula="of:=([.$B$3]-(([.$A64]*[.K$6]/100)/20))" office:value-type="float" office:value="0.975" calcext:value-type="float">
            <text:p>1</text:p>
          </table:table-cell>
          <table:table-cell table:style-name="ce101" table:formula="of:=([.$B$3]-(([.$A64]*[.L$6]/100)/20))" office:value-type="float" office:value="0.75" calcext:value-type="float">
            <text:p>1</text:p>
          </table:table-cell>
          <table:table-cell table:style-name="ce97" table:formula="of:=([.$B$3]-(([.$A64]*[.M$6]/100)/20))" office:value-type="float" office:value="0.525" calcext:value-type="float">
            <text:p>1</text:p>
          </table:table-cell>
          <table:table-cell table:style-name="ce97" table:formula="of:=([.$B$3]-(([.$A64]*[.N$6]/100)/20))" office:value-type="float" office:value="0.1875" calcext:value-type="float">
            <text:p>0</text:p>
          </table:table-cell>
          <table:table-cell table:style-name="ce97" table:formula="of:=([.$B$3]-(([.$A64]*[.O$6]/100)/20))" office:value-type="float" office:value="-0.375" calcext:value-type="float">
            <text:p>0</text:p>
          </table:table-cell>
          <table:table-cell table:style-name="ce97" table:formula="of:=([.$B$3]-(([.$A64]*[.P$6]/100)/20))" office:value-type="float" office:value="-0.9375" calcext:value-type="float">
            <text:p>-1</text:p>
          </table:table-cell>
          <table:table-cell table:style-name="ce97" table:formula="of:=([.$B$3]-(([.$A64]*[.Q$6]/100)/20))" office:value-type="float" office:value="-1.5" calcext:value-type="float">
            <text:p>-2</text:p>
          </table:table-cell>
          <table:table-cell table:style-name="ce97" table:formula="of:=([.$B$3]-(([.$A64]*[.R$6]/100)/20))" office:value-type="float" office:value="-2.625" calcext:value-type="float">
            <text:p>-3</text:p>
          </table:table-cell>
          <table:table-cell table:style-name="ce97" table:formula="of:=([.$B$3]-(([.$A64]*[.S$6]/100)/20))" office:value-type="float" office:value="-3.75" calcext:value-type="float">
            <text:p>-4</text:p>
          </table:table-cell>
          <table:table-cell table:style-name="ce97" table:formula="of:=([.$B$3]-(([.$A64]*[.T$6]/100)/20))" office:value-type="float" office:value="-4.875" calcext:value-type="float">
            <text:p>-5</text:p>
          </table:table-cell>
          <table:table-cell table:style-name="ce97" table:formula="of:=([.$B$3]-(([.$A64]*[.U$6]/100)/20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7" table:formula="of:=([.$B$3]-(([.$A65]*[.B$6]/100)/20))" office:value-type="float" office:value="3" calcext:value-type="float">
            <text:p>3</text:p>
          </table:table-cell>
          <table:table-cell table:style-name="ce97" table:formula="of:=([.$B$3]-(([.$A65]*[.C$6]/100)/20))" office:value-type="float" office:value="2.75" calcext:value-type="float">
            <text:p>3</text:p>
          </table:table-cell>
          <table:table-cell table:style-name="ce97" table:formula="of:=([.$B$3]-(([.$A65]*[.D$6]/100)/20))" office:value-type="float" office:value="2.5" calcext:value-type="float">
            <text:p>3</text:p>
          </table:table-cell>
          <table:table-cell table:style-name="ce97" table:formula="of:=([.$B$3]-(([.$A65]*[.E$6]/100)/20))" office:value-type="float" office:value="2.25" calcext:value-type="float">
            <text:p>2</text:p>
          </table:table-cell>
          <table:table-cell table:style-name="ce97" table:formula="of:=([.$B$3]-(([.$A65]*[.F$6]/100)/20))" office:value-type="float" office:value="2" calcext:value-type="float">
            <text:p>2</text:p>
          </table:table-cell>
          <table:table-cell table:style-name="ce97" table:formula="of:=([.$B$3]-(([.$A65]*[.G$6]/100)/20))" office:value-type="float" office:value="1.75" calcext:value-type="float">
            <text:p>2</text:p>
          </table:table-cell>
          <table:table-cell table:style-name="ce97" table:formula="of:=([.$B$3]-(([.$A65]*[.H$6]/100)/20))" office:value-type="float" office:value="1.5" calcext:value-type="float">
            <text:p>2</text:p>
          </table:table-cell>
          <table:table-cell table:style-name="ce97" table:formula="of:=([.$B$3]-(([.$A65]*[.I$6]/100)/20))" office:value-type="float" office:value="1.25" calcext:value-type="float">
            <text:p>1</text:p>
          </table:table-cell>
          <table:table-cell table:style-name="ce97" table:formula="of:=([.$B$3]-(([.$A65]*[.J$6]/100)/20))" office:value-type="float" office:value="1" calcext:value-type="float">
            <text:p>1</text:p>
          </table:table-cell>
          <table:table-cell table:style-name="ce97" table:formula="of:=([.$B$3]-(([.$A65]*[.K$6]/100)/20))" office:value-type="float" office:value="0.75" calcext:value-type="float">
            <text:p>1</text:p>
          </table:table-cell>
          <table:table-cell table:style-name="ce101" table:formula="of:=([.$B$3]-(([.$A65]*[.L$6]/100)/20))" office:value-type="float" office:value="0.5" calcext:value-type="float">
            <text:p>1</text:p>
          </table:table-cell>
          <table:table-cell table:style-name="ce97" table:formula="of:=([.$B$3]-(([.$A65]*[.M$6]/100)/20))" office:value-type="float" office:value="0.25" calcext:value-type="float">
            <text:p>0</text:p>
          </table:table-cell>
          <table:table-cell table:style-name="ce97" table:formula="of:=([.$B$3]-(([.$A65]*[.N$6]/100)/20))" office:value-type="float" office:value="-0.125" calcext:value-type="float">
            <text:p>0</text:p>
          </table:table-cell>
          <table:table-cell table:style-name="ce97" table:formula="of:=([.$B$3]-(([.$A65]*[.O$6]/100)/20))" office:value-type="float" office:value="-0.75" calcext:value-type="float">
            <text:p>-1</text:p>
          </table:table-cell>
          <table:table-cell table:style-name="ce97" table:formula="of:=([.$B$3]-(([.$A65]*[.P$6]/100)/20))" office:value-type="float" office:value="-1.375" calcext:value-type="float">
            <text:p>-1</text:p>
          </table:table-cell>
          <table:table-cell table:style-name="ce97" table:formula="of:=([.$B$3]-(([.$A65]*[.Q$6]/100)/20))" office:value-type="float" office:value="-2" calcext:value-type="float">
            <text:p>-2</text:p>
          </table:table-cell>
          <table:table-cell table:style-name="ce97" table:formula="of:=([.$B$3]-(([.$A65]*[.R$6]/100)/20))" office:value-type="float" office:value="-3.25" calcext:value-type="float">
            <text:p>-3</text:p>
          </table:table-cell>
          <table:table-cell table:style-name="ce97" table:formula="of:=([.$B$3]-(([.$A65]*[.S$6]/100)/20))" office:value-type="float" office:value="-4.5" calcext:value-type="float">
            <text:p>-5</text:p>
          </table:table-cell>
          <table:table-cell table:style-name="ce97" table:formula="of:=([.$B$3]-(([.$A65]*[.T$6]/100)/20))" office:value-type="float" office:value="-5.75" calcext:value-type="float">
            <text:p>-6</text:p>
          </table:table-cell>
          <table:table-cell table:style-name="ce97" table:formula="of:=([.$B$3]-(([.$A65]*[.U$6]/100)/20))" office:value-type="float" office:value="-7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7" table:formula="of:=([.$B$3]-(([.$A66]*[.B$6]/100)/20))" office:value-type="float" office:value="3" calcext:value-type="float">
            <text:p>3</text:p>
          </table:table-cell>
          <table:table-cell table:style-name="ce97" table:formula="of:=([.$B$3]-(([.$A66]*[.C$6]/100)/20))" office:value-type="float" office:value="2.725" calcext:value-type="float">
            <text:p>3</text:p>
          </table:table-cell>
          <table:table-cell table:style-name="ce97" table:formula="of:=([.$B$3]-(([.$A66]*[.D$6]/100)/20))" office:value-type="float" office:value="2.45" calcext:value-type="float">
            <text:p>2</text:p>
          </table:table-cell>
          <table:table-cell table:style-name="ce97" table:formula="of:=([.$B$3]-(([.$A66]*[.E$6]/100)/20))" office:value-type="float" office:value="2.175" calcext:value-type="float">
            <text:p>2</text:p>
          </table:table-cell>
          <table:table-cell table:style-name="ce97" table:formula="of:=([.$B$3]-(([.$A66]*[.F$6]/100)/20))" office:value-type="float" office:value="1.9" calcext:value-type="float">
            <text:p>2</text:p>
          </table:table-cell>
          <table:table-cell table:style-name="ce97" table:formula="of:=([.$B$3]-(([.$A66]*[.G$6]/100)/20))" office:value-type="float" office:value="1.625" calcext:value-type="float">
            <text:p>2</text:p>
          </table:table-cell>
          <table:table-cell table:style-name="ce97" table:formula="of:=([.$B$3]-(([.$A66]*[.H$6]/100)/20))" office:value-type="float" office:value="1.35" calcext:value-type="float">
            <text:p>1</text:p>
          </table:table-cell>
          <table:table-cell table:style-name="ce97" table:formula="of:=([.$B$3]-(([.$A66]*[.I$6]/100)/20))" office:value-type="float" office:value="1.075" calcext:value-type="float">
            <text:p>1</text:p>
          </table:table-cell>
          <table:table-cell table:style-name="ce97" table:formula="of:=([.$B$3]-(([.$A66]*[.J$6]/100)/20))" office:value-type="float" office:value="0.8" calcext:value-type="float">
            <text:p>1</text:p>
          </table:table-cell>
          <table:table-cell table:style-name="ce97" table:formula="of:=([.$B$3]-(([.$A66]*[.K$6]/100)/20))" office:value-type="float" office:value="0.525" calcext:value-type="float">
            <text:p>1</text:p>
          </table:table-cell>
          <table:table-cell table:style-name="ce101" table:formula="of:=([.$B$3]-(([.$A66]*[.L$6]/100)/20))" office:value-type="float" office:value="0.25" calcext:value-type="float">
            <text:p>0</text:p>
          </table:table-cell>
          <table:table-cell table:style-name="ce97" table:formula="of:=([.$B$3]-(([.$A66]*[.M$6]/100)/20))" office:value-type="float" office:value="-0.0249999999999999" calcext:value-type="float">
            <text:p>0</text:p>
          </table:table-cell>
          <table:table-cell table:style-name="ce97" table:formula="of:=([.$B$3]-(([.$A66]*[.N$6]/100)/20))" office:value-type="float" office:value="-0.4375" calcext:value-type="float">
            <text:p>0</text:p>
          </table:table-cell>
          <table:table-cell table:style-name="ce97" table:formula="of:=([.$B$3]-(([.$A66]*[.O$6]/100)/20))" office:value-type="float" office:value="-1.125" calcext:value-type="float">
            <text:p>-1</text:p>
          </table:table-cell>
          <table:table-cell table:style-name="ce97" table:formula="of:=([.$B$3]-(([.$A66]*[.P$6]/100)/20))" office:value-type="float" office:value="-1.8125" calcext:value-type="float">
            <text:p>-2</text:p>
          </table:table-cell>
          <table:table-cell table:style-name="ce97" table:formula="of:=([.$B$3]-(([.$A66]*[.Q$6]/100)/20))" office:value-type="float" office:value="-2.5" calcext:value-type="float">
            <text:p>-3</text:p>
          </table:table-cell>
          <table:table-cell table:style-name="ce97" table:formula="of:=([.$B$3]-(([.$A66]*[.R$6]/100)/20))" office:value-type="float" office:value="-3.875" calcext:value-type="float">
            <text:p>-4</text:p>
          </table:table-cell>
          <table:table-cell table:style-name="ce97" table:formula="of:=([.$B$3]-(([.$A66]*[.S$6]/100)/20))" office:value-type="float" office:value="-5.25" calcext:value-type="float">
            <text:p>-5</text:p>
          </table:table-cell>
          <table:table-cell table:style-name="ce97" table:formula="of:=([.$B$3]-(([.$A66]*[.T$6]/100)/20))" office:value-type="float" office:value="-6.625" calcext:value-type="float">
            <text:p>-7</text:p>
          </table:table-cell>
          <table:table-cell table:style-name="ce97" table:formula="of:=([.$B$3]-(([.$A66]*[.U$6]/100)/20))" office:value-type="float" office:value="-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7" table:formula="of:=([.$B$3]-(([.$A67]*[.B$6]/100)/20))" office:value-type="float" office:value="3" calcext:value-type="float">
            <text:p>3</text:p>
          </table:table-cell>
          <table:table-cell table:style-name="ce97" table:formula="of:=([.$B$3]-(([.$A67]*[.C$6]/100)/20))" office:value-type="float" office:value="2.7" calcext:value-type="float">
            <text:p>3</text:p>
          </table:table-cell>
          <table:table-cell table:style-name="ce97" table:formula="of:=([.$B$3]-(([.$A67]*[.D$6]/100)/20))" office:value-type="float" office:value="2.4" calcext:value-type="float">
            <text:p>2</text:p>
          </table:table-cell>
          <table:table-cell table:style-name="ce97" table:formula="of:=([.$B$3]-(([.$A67]*[.E$6]/100)/20))" office:value-type="float" office:value="2.1" calcext:value-type="float">
            <text:p>2</text:p>
          </table:table-cell>
          <table:table-cell table:style-name="ce97" table:formula="of:=([.$B$3]-(([.$A67]*[.F$6]/100)/20))" office:value-type="float" office:value="1.8" calcext:value-type="float">
            <text:p>2</text:p>
          </table:table-cell>
          <table:table-cell table:style-name="ce97" table:formula="of:=([.$B$3]-(([.$A67]*[.G$6]/100)/20))" office:value-type="float" office:value="1.5" calcext:value-type="float">
            <text:p>2</text:p>
          </table:table-cell>
          <table:table-cell table:style-name="ce97" table:formula="of:=([.$B$3]-(([.$A67]*[.H$6]/100)/20))" office:value-type="float" office:value="1.2" calcext:value-type="float">
            <text:p>1</text:p>
          </table:table-cell>
          <table:table-cell table:style-name="ce97" table:formula="of:=([.$B$3]-(([.$A67]*[.I$6]/100)/20))" office:value-type="float" office:value="0.9" calcext:value-type="float">
            <text:p>1</text:p>
          </table:table-cell>
          <table:table-cell table:style-name="ce97" table:formula="of:=([.$B$3]-(([.$A67]*[.J$6]/100)/20))" office:value-type="float" office:value="0.6" calcext:value-type="float">
            <text:p>1</text:p>
          </table:table-cell>
          <table:table-cell table:style-name="ce97" table:formula="of:=([.$B$3]-(([.$A67]*[.K$6]/100)/20))" office:value-type="float" office:value="0.3" calcext:value-type="float">
            <text:p>0</text:p>
          </table:table-cell>
          <table:table-cell table:style-name="ce101" table:formula="of:=([.$B$3]-(([.$A67]*[.L$6]/100)/20))" office:value-type="float" office:value="0" calcext:value-type="float">
            <text:p>0</text:p>
          </table:table-cell>
          <table:table-cell table:style-name="ce97" table:formula="of:=([.$B$3]-(([.$A67]*[.M$6]/100)/20))" office:value-type="float" office:value="-0.3" calcext:value-type="float">
            <text:p>0</text:p>
          </table:table-cell>
          <table:table-cell table:style-name="ce97" table:formula="of:=([.$B$3]-(([.$A67]*[.N$6]/100)/20))" office:value-type="float" office:value="-0.75" calcext:value-type="float">
            <text:p>-1</text:p>
          </table:table-cell>
          <table:table-cell table:style-name="ce97" table:formula="of:=([.$B$3]-(([.$A67]*[.O$6]/100)/20))" office:value-type="float" office:value="-1.5" calcext:value-type="float">
            <text:p>-2</text:p>
          </table:table-cell>
          <table:table-cell table:style-name="ce97" table:formula="of:=([.$B$3]-(([.$A67]*[.P$6]/100)/20))" office:value-type="float" office:value="-2.25" calcext:value-type="float">
            <text:p>-2</text:p>
          </table:table-cell>
          <table:table-cell table:style-name="ce97" table:formula="of:=([.$B$3]-(([.$A67]*[.Q$6]/100)/20))" office:value-type="float" office:value="-3" calcext:value-type="float">
            <text:p>-3</text:p>
          </table:table-cell>
          <table:table-cell table:style-name="ce97" table:formula="of:=([.$B$3]-(([.$A67]*[.R$6]/100)/20))" office:value-type="float" office:value="-4.5" calcext:value-type="float">
            <text:p>-5</text:p>
          </table:table-cell>
          <table:table-cell table:style-name="ce97" table:formula="of:=([.$B$3]-(([.$A67]*[.S$6]/100)/20))" office:value-type="float" office:value="-6" calcext:value-type="float">
            <text:p>-6</text:p>
          </table:table-cell>
          <table:table-cell table:style-name="ce97" table:formula="of:=([.$B$3]-(([.$A67]*[.T$6]/100)/20))" office:value-type="float" office:value="-7.5" calcext:value-type="float">
            <text:p>-8</text:p>
          </table:table-cell>
          <table:table-cell table:style-name="ce97" table:formula="of:=([.$B$3]-(([.$A67]*[.U$6]/100)/20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7" table:formula="of:=([.$B$3]-(([.$A68]*[.B$6]/100)/20))" office:value-type="float" office:value="3" calcext:value-type="float">
            <text:p>3</text:p>
          </table:table-cell>
          <table:table-cell table:style-name="ce97" table:formula="of:=([.$B$3]-(([.$A68]*[.C$6]/100)/20))" office:value-type="float" office:value="2.675" calcext:value-type="float">
            <text:p>3</text:p>
          </table:table-cell>
          <table:table-cell table:style-name="ce97" table:formula="of:=([.$B$3]-(([.$A68]*[.D$6]/100)/20))" office:value-type="float" office:value="2.35" calcext:value-type="float">
            <text:p>2</text:p>
          </table:table-cell>
          <table:table-cell table:style-name="ce97" table:formula="of:=([.$B$3]-(([.$A68]*[.E$6]/100)/20))" office:value-type="float" office:value="2.025" calcext:value-type="float">
            <text:p>2</text:p>
          </table:table-cell>
          <table:table-cell table:style-name="ce97" table:formula="of:=([.$B$3]-(([.$A68]*[.F$6]/100)/20))" office:value-type="float" office:value="1.7" calcext:value-type="float">
            <text:p>2</text:p>
          </table:table-cell>
          <table:table-cell table:style-name="ce97" table:formula="of:=([.$B$3]-(([.$A68]*[.G$6]/100)/20))" office:value-type="float" office:value="1.375" calcext:value-type="float">
            <text:p>1</text:p>
          </table:table-cell>
          <table:table-cell table:style-name="ce97" table:formula="of:=([.$B$3]-(([.$A68]*[.H$6]/100)/20))" office:value-type="float" office:value="1.05" calcext:value-type="float">
            <text:p>1</text:p>
          </table:table-cell>
          <table:table-cell table:style-name="ce97" table:formula="of:=([.$B$3]-(([.$A68]*[.I$6]/100)/20))" office:value-type="float" office:value="0.725" calcext:value-type="float">
            <text:p>1</text:p>
          </table:table-cell>
          <table:table-cell table:style-name="ce97" table:formula="of:=([.$B$3]-(([.$A68]*[.J$6]/100)/20))" office:value-type="float" office:value="0.4" calcext:value-type="float">
            <text:p>0</text:p>
          </table:table-cell>
          <table:table-cell table:style-name="ce97" table:formula="of:=([.$B$3]-(([.$A68]*[.K$6]/100)/20))" office:value-type="float" office:value="0.0750000000000002" calcext:value-type="float">
            <text:p>0</text:p>
          </table:table-cell>
          <table:table-cell table:style-name="ce101" table:formula="of:=([.$B$3]-(([.$A68]*[.L$6]/100)/20))" office:value-type="float" office:value="-0.25" calcext:value-type="float">
            <text:p>0</text:p>
          </table:table-cell>
          <table:table-cell table:style-name="ce97" table:formula="of:=([.$B$3]-(([.$A68]*[.M$6]/100)/20))" office:value-type="float" office:value="-0.575" calcext:value-type="float">
            <text:p>-1</text:p>
          </table:table-cell>
          <table:table-cell table:style-name="ce97" table:formula="of:=([.$B$3]-(([.$A68]*[.N$6]/100)/20))" office:value-type="float" office:value="-1.0625" calcext:value-type="float">
            <text:p>-1</text:p>
          </table:table-cell>
          <table:table-cell table:style-name="ce97" table:formula="of:=([.$B$3]-(([.$A68]*[.O$6]/100)/20))" office:value-type="float" office:value="-1.875" calcext:value-type="float">
            <text:p>-2</text:p>
          </table:table-cell>
          <table:table-cell table:style-name="ce97" table:formula="of:=([.$B$3]-(([.$A68]*[.P$6]/100)/20))" office:value-type="float" office:value="-2.6875" calcext:value-type="float">
            <text:p>-3</text:p>
          </table:table-cell>
          <table:table-cell table:style-name="ce97" table:formula="of:=([.$B$3]-(([.$A68]*[.Q$6]/100)/20))" office:value-type="float" office:value="-3.5" calcext:value-type="float">
            <text:p>-4</text:p>
          </table:table-cell>
          <table:table-cell table:style-name="ce97" table:formula="of:=([.$B$3]-(([.$A68]*[.R$6]/100)/20))" office:value-type="float" office:value="-5.125" calcext:value-type="float">
            <text:p>-5</text:p>
          </table:table-cell>
          <table:table-cell table:style-name="ce97" table:formula="of:=([.$B$3]-(([.$A68]*[.S$6]/100)/20))" office:value-type="float" office:value="-6.75" calcext:value-type="float">
            <text:p>-7</text:p>
          </table:table-cell>
          <table:table-cell table:style-name="ce97" table:formula="of:=([.$B$3]-(([.$A68]*[.T$6]/100)/20))" office:value-type="float" office:value="-8.375" calcext:value-type="float">
            <text:p>-8</text:p>
          </table:table-cell>
          <table:table-cell table:style-name="ce97" table:formula="of:=([.$B$3]-(([.$A68]*[.U$6]/100)/20))" office:value-type="float" office:value="-10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7" table:formula="of:=([.$B$3]-(([.$A69]*[.B$6]/100)/20))" office:value-type="float" office:value="3" calcext:value-type="float">
            <text:p>3</text:p>
          </table:table-cell>
          <table:table-cell table:style-name="ce97" table:formula="of:=([.$B$3]-(([.$A69]*[.C$6]/100)/20))" office:value-type="float" office:value="2.65" calcext:value-type="float">
            <text:p>3</text:p>
          </table:table-cell>
          <table:table-cell table:style-name="ce97" table:formula="of:=([.$B$3]-(([.$A69]*[.D$6]/100)/20))" office:value-type="float" office:value="2.3" calcext:value-type="float">
            <text:p>2</text:p>
          </table:table-cell>
          <table:table-cell table:style-name="ce97" table:formula="of:=([.$B$3]-(([.$A69]*[.E$6]/100)/20))" office:value-type="float" office:value="1.95" calcext:value-type="float">
            <text:p>2</text:p>
          </table:table-cell>
          <table:table-cell table:style-name="ce97" table:formula="of:=([.$B$3]-(([.$A69]*[.F$6]/100)/20))" office:value-type="float" office:value="1.6" calcext:value-type="float">
            <text:p>2</text:p>
          </table:table-cell>
          <table:table-cell table:style-name="ce97" table:formula="of:=([.$B$3]-(([.$A69]*[.G$6]/100)/20))" office:value-type="float" office:value="1.25" calcext:value-type="float">
            <text:p>1</text:p>
          </table:table-cell>
          <table:table-cell table:style-name="ce97" table:formula="of:=([.$B$3]-(([.$A69]*[.H$6]/100)/20))" office:value-type="float" office:value="0.9" calcext:value-type="float">
            <text:p>1</text:p>
          </table:table-cell>
          <table:table-cell table:style-name="ce97" table:formula="of:=([.$B$3]-(([.$A69]*[.I$6]/100)/20))" office:value-type="float" office:value="0.55" calcext:value-type="float">
            <text:p>1</text:p>
          </table:table-cell>
          <table:table-cell table:style-name="ce97" table:formula="of:=([.$B$3]-(([.$A69]*[.J$6]/100)/20))" office:value-type="float" office:value="0.2" calcext:value-type="float">
            <text:p>0</text:p>
          </table:table-cell>
          <table:table-cell table:style-name="ce97" table:formula="of:=([.$B$3]-(([.$A69]*[.K$6]/100)/20))" office:value-type="float" office:value="-0.15" calcext:value-type="float">
            <text:p>0</text:p>
          </table:table-cell>
          <table:table-cell table:style-name="ce101" table:formula="of:=([.$B$3]-(([.$A69]*[.L$6]/100)/20))" office:value-type="float" office:value="-0.5" calcext:value-type="float">
            <text:p>-1</text:p>
          </table:table-cell>
          <table:table-cell table:style-name="ce97" table:formula="of:=([.$B$3]-(([.$A69]*[.M$6]/100)/20))" office:value-type="float" office:value="-0.85" calcext:value-type="float">
            <text:p>-1</text:p>
          </table:table-cell>
          <table:table-cell table:style-name="ce97" table:formula="of:=([.$B$3]-(([.$A69]*[.N$6]/100)/20))" office:value-type="float" office:value="-1.375" calcext:value-type="float">
            <text:p>-1</text:p>
          </table:table-cell>
          <table:table-cell table:style-name="ce97" table:formula="of:=([.$B$3]-(([.$A69]*[.O$6]/100)/20))" office:value-type="float" office:value="-2.25" calcext:value-type="float">
            <text:p>-2</text:p>
          </table:table-cell>
          <table:table-cell table:style-name="ce97" table:formula="of:=([.$B$3]-(([.$A69]*[.P$6]/100)/20))" office:value-type="float" office:value="-3.125" calcext:value-type="float">
            <text:p>-3</text:p>
          </table:table-cell>
          <table:table-cell table:style-name="ce97" table:formula="of:=([.$B$3]-(([.$A69]*[.Q$6]/100)/20))" office:value-type="float" office:value="-4" calcext:value-type="float">
            <text:p>-4</text:p>
          </table:table-cell>
          <table:table-cell table:style-name="ce97" table:formula="of:=([.$B$3]-(([.$A69]*[.R$6]/100)/20))" office:value-type="float" office:value="-5.75" calcext:value-type="float">
            <text:p>-6</text:p>
          </table:table-cell>
          <table:table-cell table:style-name="ce97" table:formula="of:=([.$B$3]-(([.$A69]*[.S$6]/100)/20))" office:value-type="float" office:value="-7.5" calcext:value-type="float">
            <text:p>-8</text:p>
          </table:table-cell>
          <table:table-cell table:style-name="ce97" table:formula="of:=([.$B$3]-(([.$A69]*[.T$6]/100)/20))" office:value-type="float" office:value="-9.25" calcext:value-type="float">
            <text:p>-9</text:p>
          </table:table-cell>
          <table:table-cell table:style-name="ce97" table:formula="of:=([.$B$3]-(([.$A69]*[.U$6]/100)/20))" office:value-type="float" office:value="-11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7" table:formula="of:=([.$B$3]-(([.$A70]*[.B$6]/100)/20))" office:value-type="float" office:value="3" calcext:value-type="float">
            <text:p>3</text:p>
          </table:table-cell>
          <table:table-cell table:style-name="ce97" table:formula="of:=([.$B$3]-(([.$A70]*[.C$6]/100)/20))" office:value-type="float" office:value="2.625" calcext:value-type="float">
            <text:p>3</text:p>
          </table:table-cell>
          <table:table-cell table:style-name="ce97" table:formula="of:=([.$B$3]-(([.$A70]*[.D$6]/100)/20))" office:value-type="float" office:value="2.25" calcext:value-type="float">
            <text:p>2</text:p>
          </table:table-cell>
          <table:table-cell table:style-name="ce97" table:formula="of:=([.$B$3]-(([.$A70]*[.E$6]/100)/20))" office:value-type="float" office:value="1.875" calcext:value-type="float">
            <text:p>2</text:p>
          </table:table-cell>
          <table:table-cell table:style-name="ce97" table:formula="of:=([.$B$3]-(([.$A70]*[.F$6]/100)/20))" office:value-type="float" office:value="1.5" calcext:value-type="float">
            <text:p>2</text:p>
          </table:table-cell>
          <table:table-cell table:style-name="ce97" table:formula="of:=([.$B$3]-(([.$A70]*[.G$6]/100)/20))" office:value-type="float" office:value="1.125" calcext:value-type="float">
            <text:p>1</text:p>
          </table:table-cell>
          <table:table-cell table:style-name="ce97" table:formula="of:=([.$B$3]-(([.$A70]*[.H$6]/100)/20))" office:value-type="float" office:value="0.75" calcext:value-type="float">
            <text:p>1</text:p>
          </table:table-cell>
          <table:table-cell table:style-name="ce97" table:formula="of:=([.$B$3]-(([.$A70]*[.I$6]/100)/20))" office:value-type="float" office:value="0.375" calcext:value-type="float">
            <text:p>0</text:p>
          </table:table-cell>
          <table:table-cell table:style-name="ce97" table:formula="of:=([.$B$3]-(([.$A70]*[.J$6]/100)/20))" office:value-type="float" office:value="0" calcext:value-type="float">
            <text:p>0</text:p>
          </table:table-cell>
          <table:table-cell table:style-name="ce97" table:formula="of:=([.$B$3]-(([.$A70]*[.K$6]/100)/20))" office:value-type="float" office:value="-0.375" calcext:value-type="float">
            <text:p>0</text:p>
          </table:table-cell>
          <table:table-cell table:style-name="ce101" table:formula="of:=([.$B$3]-(([.$A70]*[.L$6]/100)/20))" office:value-type="float" office:value="-0.75" calcext:value-type="float">
            <text:p>-1</text:p>
          </table:table-cell>
          <table:table-cell table:style-name="ce97" table:formula="of:=([.$B$3]-(([.$A70]*[.M$6]/100)/20))" office:value-type="float" office:value="-1.125" calcext:value-type="float">
            <text:p>-1</text:p>
          </table:table-cell>
          <table:table-cell table:style-name="ce97" table:formula="of:=([.$B$3]-(([.$A70]*[.N$6]/100)/20))" office:value-type="float" office:value="-1.6875" calcext:value-type="float">
            <text:p>-2</text:p>
          </table:table-cell>
          <table:table-cell table:style-name="ce97" table:formula="of:=([.$B$3]-(([.$A70]*[.O$6]/100)/20))" office:value-type="float" office:value="-2.625" calcext:value-type="float">
            <text:p>-3</text:p>
          </table:table-cell>
          <table:table-cell table:style-name="ce97" table:formula="of:=([.$B$3]-(([.$A70]*[.P$6]/100)/20))" office:value-type="float" office:value="-3.5625" calcext:value-type="float">
            <text:p>-4</text:p>
          </table:table-cell>
          <table:table-cell table:style-name="ce97" table:formula="of:=([.$B$3]-(([.$A70]*[.Q$6]/100)/20))" office:value-type="float" office:value="-4.5" calcext:value-type="float">
            <text:p>-5</text:p>
          </table:table-cell>
          <table:table-cell table:style-name="ce97" table:formula="of:=([.$B$3]-(([.$A70]*[.R$6]/100)/20))" office:value-type="float" office:value="-6.375" calcext:value-type="float">
            <text:p>-6</text:p>
          </table:table-cell>
          <table:table-cell table:style-name="ce97" table:formula="of:=([.$B$3]-(([.$A70]*[.S$6]/100)/20))" office:value-type="float" office:value="-8.25" calcext:value-type="float">
            <text:p>-8</text:p>
          </table:table-cell>
          <table:table-cell table:style-name="ce97" table:formula="of:=([.$B$3]-(([.$A70]*[.T$6]/100)/20))" office:value-type="float" office:value="-10.125" calcext:value-type="float">
            <text:p>-10</text:p>
          </table:table-cell>
          <table:table-cell table:style-name="ce97" table:formula="of:=([.$B$3]-(([.$A70]*[.U$6]/100)/20))" office:value-type="float" office:value="-1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7" table:formula="of:=([.$B$3]-(([.$A71]*[.B$6]/100)/20))" office:value-type="float" office:value="3" calcext:value-type="float">
            <text:p>3</text:p>
          </table:table-cell>
          <table:table-cell table:style-name="ce97" table:formula="of:=([.$B$3]-(([.$A71]*[.C$6]/100)/20))" office:value-type="float" office:value="2.6" calcext:value-type="float">
            <text:p>3</text:p>
          </table:table-cell>
          <table:table-cell table:style-name="ce97" table:formula="of:=([.$B$3]-(([.$A71]*[.D$6]/100)/20))" office:value-type="float" office:value="2.2" calcext:value-type="float">
            <text:p>2</text:p>
          </table:table-cell>
          <table:table-cell table:style-name="ce97" table:formula="of:=([.$B$3]-(([.$A71]*[.E$6]/100)/20))" office:value-type="float" office:value="1.8" calcext:value-type="float">
            <text:p>2</text:p>
          </table:table-cell>
          <table:table-cell table:style-name="ce97" table:formula="of:=([.$B$3]-(([.$A71]*[.F$6]/100)/20))" office:value-type="float" office:value="1.4" calcext:value-type="float">
            <text:p>1</text:p>
          </table:table-cell>
          <table:table-cell table:style-name="ce97" table:formula="of:=([.$B$3]-(([.$A71]*[.G$6]/100)/20))" office:value-type="float" office:value="1" calcext:value-type="float">
            <text:p>1</text:p>
          </table:table-cell>
          <table:table-cell table:style-name="ce97" table:formula="of:=([.$B$3]-(([.$A71]*[.H$6]/100)/20))" office:value-type="float" office:value="0.6" calcext:value-type="float">
            <text:p>1</text:p>
          </table:table-cell>
          <table:table-cell table:style-name="ce97" table:formula="of:=([.$B$3]-(([.$A71]*[.I$6]/100)/20))" office:value-type="float" office:value="0.2" calcext:value-type="float">
            <text:p>0</text:p>
          </table:table-cell>
          <table:table-cell table:style-name="ce97" table:formula="of:=([.$B$3]-(([.$A71]*[.J$6]/100)/20))" office:value-type="float" office:value="-0.2" calcext:value-type="float">
            <text:p>0</text:p>
          </table:table-cell>
          <table:table-cell table:style-name="ce97" table:formula="of:=([.$B$3]-(([.$A71]*[.K$6]/100)/20))" office:value-type="float" office:value="-0.6" calcext:value-type="float">
            <text:p>-1</text:p>
          </table:table-cell>
          <table:table-cell table:style-name="ce101" table:formula="of:=([.$B$3]-(([.$A71]*[.L$6]/100)/20))" office:value-type="float" office:value="-1" calcext:value-type="float">
            <text:p>-1</text:p>
          </table:table-cell>
          <table:table-cell table:style-name="ce97" table:formula="of:=([.$B$3]-(([.$A71]*[.M$6]/100)/20))" office:value-type="float" office:value="-1.4" calcext:value-type="float">
            <text:p>-1</text:p>
          </table:table-cell>
          <table:table-cell table:style-name="ce97" table:formula="of:=([.$B$3]-(([.$A71]*[.N$6]/100)/20))" office:value-type="float" office:value="-2" calcext:value-type="float">
            <text:p>-2</text:p>
          </table:table-cell>
          <table:table-cell table:style-name="ce97" table:formula="of:=([.$B$3]-(([.$A71]*[.O$6]/100)/20))" office:value-type="float" office:value="-3" calcext:value-type="float">
            <text:p>-3</text:p>
          </table:table-cell>
          <table:table-cell table:style-name="ce97" table:formula="of:=([.$B$3]-(([.$A71]*[.P$6]/100)/20))" office:value-type="float" office:value="-4" calcext:value-type="float">
            <text:p>-4</text:p>
          </table:table-cell>
          <table:table-cell table:style-name="ce97" table:formula="of:=([.$B$3]-(([.$A71]*[.Q$6]/100)/20))" office:value-type="float" office:value="-5" calcext:value-type="float">
            <text:p>-5</text:p>
          </table:table-cell>
          <table:table-cell table:style-name="ce97" table:formula="of:=([.$B$3]-(([.$A71]*[.R$6]/100)/20))" office:value-type="float" office:value="-7" calcext:value-type="float">
            <text:p>-7</text:p>
          </table:table-cell>
          <table:table-cell table:style-name="ce97" table:formula="of:=([.$B$3]-(([.$A71]*[.S$6]/100)/20))" office:value-type="float" office:value="-9" calcext:value-type="float">
            <text:p>-9</text:p>
          </table:table-cell>
          <table:table-cell table:style-name="ce97" table:formula="of:=([.$B$3]-(([.$A71]*[.T$6]/100)/20))" office:value-type="float" office:value="-11" calcext:value-type="float">
            <text:p>-11</text:p>
          </table:table-cell>
          <table:table-cell table:style-name="ce97" table:formula="of:=([.$B$3]-(([.$A71]*[.U$6]/100)/20))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7" table:formula="of:=([.$B$3]-(([.$A72]*[.B$6]/100)/20))" office:value-type="float" office:value="3" calcext:value-type="float">
            <text:p>3</text:p>
          </table:table-cell>
          <table:table-cell table:style-name="ce97" table:formula="of:=([.$B$3]-(([.$A72]*[.C$6]/100)/20))" office:value-type="float" office:value="2.575" calcext:value-type="float">
            <text:p>3</text:p>
          </table:table-cell>
          <table:table-cell table:style-name="ce97" table:formula="of:=([.$B$3]-(([.$A72]*[.D$6]/100)/20))" office:value-type="float" office:value="2.15" calcext:value-type="float">
            <text:p>2</text:p>
          </table:table-cell>
          <table:table-cell table:style-name="ce97" table:formula="of:=([.$B$3]-(([.$A72]*[.E$6]/100)/20))" office:value-type="float" office:value="1.725" calcext:value-type="float">
            <text:p>2</text:p>
          </table:table-cell>
          <table:table-cell table:style-name="ce97" table:formula="of:=([.$B$3]-(([.$A72]*[.F$6]/100)/20))" office:value-type="float" office:value="1.3" calcext:value-type="float">
            <text:p>1</text:p>
          </table:table-cell>
          <table:table-cell table:style-name="ce97" table:formula="of:=([.$B$3]-(([.$A72]*[.G$6]/100)/20))" office:value-type="float" office:value="0.875" calcext:value-type="float">
            <text:p>1</text:p>
          </table:table-cell>
          <table:table-cell table:style-name="ce97" table:formula="of:=([.$B$3]-(([.$A72]*[.H$6]/100)/20))" office:value-type="float" office:value="0.45" calcext:value-type="float">
            <text:p>0</text:p>
          </table:table-cell>
          <table:table-cell table:style-name="ce97" table:formula="of:=([.$B$3]-(([.$A72]*[.I$6]/100)/20))" office:value-type="float" office:value="0.0249999999999999" calcext:value-type="float">
            <text:p>0</text:p>
          </table:table-cell>
          <table:table-cell table:style-name="ce97" table:formula="of:=([.$B$3]-(([.$A72]*[.J$6]/100)/20))" office:value-type="float" office:value="-0.4" calcext:value-type="float">
            <text:p>0</text:p>
          </table:table-cell>
          <table:table-cell table:style-name="ce97" table:formula="of:=([.$B$3]-(([.$A72]*[.K$6]/100)/20))" office:value-type="float" office:value="-0.825" calcext:value-type="float">
            <text:p>-1</text:p>
          </table:table-cell>
          <table:table-cell table:style-name="ce101" table:formula="of:=([.$B$3]-(([.$A72]*[.L$6]/100)/20))" office:value-type="float" office:value="-1.25" calcext:value-type="float">
            <text:p>-1</text:p>
          </table:table-cell>
          <table:table-cell table:style-name="ce97" table:formula="of:=([.$B$3]-(([.$A72]*[.M$6]/100)/20))" office:value-type="float" office:value="-1.675" calcext:value-type="float">
            <text:p>-2</text:p>
          </table:table-cell>
          <table:table-cell table:style-name="ce97" table:formula="of:=([.$B$3]-(([.$A72]*[.N$6]/100)/20))" office:value-type="float" office:value="-2.3125" calcext:value-type="float">
            <text:p>-2</text:p>
          </table:table-cell>
          <table:table-cell table:style-name="ce97" table:formula="of:=([.$B$3]-(([.$A72]*[.O$6]/100)/20))" office:value-type="float" office:value="-3.375" calcext:value-type="float">
            <text:p>-3</text:p>
          </table:table-cell>
          <table:table-cell table:style-name="ce97" table:formula="of:=([.$B$3]-(([.$A72]*[.P$6]/100)/20))" office:value-type="float" office:value="-4.4375" calcext:value-type="float">
            <text:p>-4</text:p>
          </table:table-cell>
          <table:table-cell table:style-name="ce97" table:formula="of:=([.$B$3]-(([.$A72]*[.Q$6]/100)/20))" office:value-type="float" office:value="-5.5" calcext:value-type="float">
            <text:p>-6</text:p>
          </table:table-cell>
          <table:table-cell table:style-name="ce97" table:formula="of:=([.$B$3]-(([.$A72]*[.R$6]/100)/20))" office:value-type="float" office:value="-7.625" calcext:value-type="float">
            <text:p>-8</text:p>
          </table:table-cell>
          <table:table-cell table:style-name="ce97" table:formula="of:=([.$B$3]-(([.$A72]*[.S$6]/100)/20))" office:value-type="float" office:value="-9.75" calcext:value-type="float">
            <text:p>-10</text:p>
          </table:table-cell>
          <table:table-cell table:style-name="ce97" table:formula="of:=([.$B$3]-(([.$A72]*[.T$6]/100)/20))" office:value-type="float" office:value="-11.875" calcext:value-type="float">
            <text:p>-12</text:p>
          </table:table-cell>
          <table:table-cell table:style-name="ce97" table:formula="of:=([.$B$3]-(([.$A72]*[.U$6]/100)/20))" office:value-type="float" office:value="-14" calcext:value-type="float">
            <text:p>-14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7" table:formula="of:=([.$B$3]-(([.$A73]*[.B$6]/100)/20))" office:value-type="float" office:value="3" calcext:value-type="float">
            <text:p>3</text:p>
          </table:table-cell>
          <table:table-cell table:style-name="ce97" table:formula="of:=([.$B$3]-(([.$A73]*[.C$6]/100)/20))" office:value-type="float" office:value="2.55" calcext:value-type="float">
            <text:p>3</text:p>
          </table:table-cell>
          <table:table-cell table:style-name="ce97" table:formula="of:=([.$B$3]-(([.$A73]*[.D$6]/100)/20))" office:value-type="float" office:value="2.1" calcext:value-type="float">
            <text:p>2</text:p>
          </table:table-cell>
          <table:table-cell table:style-name="ce97" table:formula="of:=([.$B$3]-(([.$A73]*[.E$6]/100)/20))" office:value-type="float" office:value="1.65" calcext:value-type="float">
            <text:p>2</text:p>
          </table:table-cell>
          <table:table-cell table:style-name="ce97" table:formula="of:=([.$B$3]-(([.$A73]*[.F$6]/100)/20))" office:value-type="float" office:value="1.2" calcext:value-type="float">
            <text:p>1</text:p>
          </table:table-cell>
          <table:table-cell table:style-name="ce97" table:formula="of:=([.$B$3]-(([.$A73]*[.G$6]/100)/20))" office:value-type="float" office:value="0.75" calcext:value-type="float">
            <text:p>1</text:p>
          </table:table-cell>
          <table:table-cell table:style-name="ce97" table:formula="of:=([.$B$3]-(([.$A73]*[.H$6]/100)/20))" office:value-type="float" office:value="0.3" calcext:value-type="float">
            <text:p>0</text:p>
          </table:table-cell>
          <table:table-cell table:style-name="ce97" table:formula="of:=([.$B$3]-(([.$A73]*[.I$6]/100)/20))" office:value-type="float" office:value="-0.15" calcext:value-type="float">
            <text:p>0</text:p>
          </table:table-cell>
          <table:table-cell table:style-name="ce97" table:formula="of:=([.$B$3]-(([.$A73]*[.J$6]/100)/20))" office:value-type="float" office:value="-0.6" calcext:value-type="float">
            <text:p>-1</text:p>
          </table:table-cell>
          <table:table-cell table:style-name="ce97" table:formula="of:=([.$B$3]-(([.$A73]*[.K$6]/100)/20))" office:value-type="float" office:value="-1.05" calcext:value-type="float">
            <text:p>-1</text:p>
          </table:table-cell>
          <table:table-cell table:style-name="ce101" table:formula="of:=([.$B$3]-(([.$A73]*[.L$6]/100)/20))" office:value-type="float" office:value="-1.5" calcext:value-type="float">
            <text:p>-2</text:p>
          </table:table-cell>
          <table:table-cell table:style-name="ce97" table:formula="of:=([.$B$3]-(([.$A73]*[.M$6]/100)/20))" office:value-type="float" office:value="-1.95" calcext:value-type="float">
            <text:p>-2</text:p>
          </table:table-cell>
          <table:table-cell table:style-name="ce97" table:formula="of:=([.$B$3]-(([.$A73]*[.N$6]/100)/20))" office:value-type="float" office:value="-2.625" calcext:value-type="float">
            <text:p>-3</text:p>
          </table:table-cell>
          <table:table-cell table:style-name="ce97" table:formula="of:=([.$B$3]-(([.$A73]*[.O$6]/100)/20))" office:value-type="float" office:value="-3.75" calcext:value-type="float">
            <text:p>-4</text:p>
          </table:table-cell>
          <table:table-cell table:style-name="ce97" table:formula="of:=([.$B$3]-(([.$A73]*[.P$6]/100)/20))" office:value-type="float" office:value="-4.875" calcext:value-type="float">
            <text:p>-5</text:p>
          </table:table-cell>
          <table:table-cell table:style-name="ce97" table:formula="of:=([.$B$3]-(([.$A73]*[.Q$6]/100)/20))" office:value-type="float" office:value="-6" calcext:value-type="float">
            <text:p>-6</text:p>
          </table:table-cell>
          <table:table-cell table:style-name="ce97" table:formula="of:=([.$B$3]-(([.$A73]*[.R$6]/100)/20))" office:value-type="float" office:value="-8.25" calcext:value-type="float">
            <text:p>-8</text:p>
          </table:table-cell>
          <table:table-cell table:style-name="ce97" table:formula="of:=([.$B$3]-(([.$A73]*[.S$6]/100)/20))" office:value-type="float" office:value="-10.5" calcext:value-type="float">
            <text:p>-11</text:p>
          </table:table-cell>
          <table:table-cell table:style-name="ce97" table:formula="of:=([.$B$3]-(([.$A73]*[.T$6]/100)/20))" office:value-type="float" office:value="-12.75" calcext:value-type="float">
            <text:p>-13</text:p>
          </table:table-cell>
          <table:table-cell table:style-name="ce97" table:formula="of:=([.$B$3]-(([.$A73]*[.U$6]/100)/20))" office:value-type="float" office:value="-15" calcext:value-type="float">
            <text:p>-15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7" table:formula="of:=([.$B$3]-(([.$A74]*[.B$6]/100)/20))" office:value-type="float" office:value="3" calcext:value-type="float">
            <text:p>3</text:p>
          </table:table-cell>
          <table:table-cell table:style-name="ce97" table:formula="of:=([.$B$3]-(([.$A74]*[.C$6]/100)/20))" office:value-type="float" office:value="2.525" calcext:value-type="float">
            <text:p>3</text:p>
          </table:table-cell>
          <table:table-cell table:style-name="ce97" table:formula="of:=([.$B$3]-(([.$A74]*[.D$6]/100)/20))" office:value-type="float" office:value="2.05" calcext:value-type="float">
            <text:p>2</text:p>
          </table:table-cell>
          <table:table-cell table:style-name="ce97" table:formula="of:=([.$B$3]-(([.$A74]*[.E$6]/100)/20))" office:value-type="float" office:value="1.575" calcext:value-type="float">
            <text:p>2</text:p>
          </table:table-cell>
          <table:table-cell table:style-name="ce97" table:formula="of:=([.$B$3]-(([.$A74]*[.F$6]/100)/20))" office:value-type="float" office:value="1.1" calcext:value-type="float">
            <text:p>1</text:p>
          </table:table-cell>
          <table:table-cell table:style-name="ce97" table:formula="of:=([.$B$3]-(([.$A74]*[.G$6]/100)/20))" office:value-type="float" office:value="0.625" calcext:value-type="float">
            <text:p>1</text:p>
          </table:table-cell>
          <table:table-cell table:style-name="ce97" table:formula="of:=([.$B$3]-(([.$A74]*[.H$6]/100)/20))" office:value-type="float" office:value="0.15" calcext:value-type="float">
            <text:p>0</text:p>
          </table:table-cell>
          <table:table-cell table:style-name="ce97" table:formula="of:=([.$B$3]-(([.$A74]*[.I$6]/100)/20))" office:value-type="float" office:value="-0.325" calcext:value-type="float">
            <text:p>0</text:p>
          </table:table-cell>
          <table:table-cell table:style-name="ce97" table:formula="of:=([.$B$3]-(([.$A74]*[.J$6]/100)/20))" office:value-type="float" office:value="-0.8" calcext:value-type="float">
            <text:p>-1</text:p>
          </table:table-cell>
          <table:table-cell table:style-name="ce97" table:formula="of:=([.$B$3]-(([.$A74]*[.K$6]/100)/20))" office:value-type="float" office:value="-1.275" calcext:value-type="float">
            <text:p>-1</text:p>
          </table:table-cell>
          <table:table-cell table:style-name="ce101" table:formula="of:=([.$B$3]-(([.$A74]*[.L$6]/100)/20))" office:value-type="float" office:value="-1.75" calcext:value-type="float">
            <text:p>-2</text:p>
          </table:table-cell>
          <table:table-cell table:style-name="ce97" table:formula="of:=([.$B$3]-(([.$A74]*[.M$6]/100)/20))" office:value-type="float" office:value="-2.225" calcext:value-type="float">
            <text:p>-2</text:p>
          </table:table-cell>
          <table:table-cell table:style-name="ce97" table:formula="of:=([.$B$3]-(([.$A74]*[.N$6]/100)/20))" office:value-type="float" office:value="-2.9375" calcext:value-type="float">
            <text:p>-3</text:p>
          </table:table-cell>
          <table:table-cell table:style-name="ce97" table:formula="of:=([.$B$3]-(([.$A74]*[.O$6]/100)/20))" office:value-type="float" office:value="-4.125" calcext:value-type="float">
            <text:p>-4</text:p>
          </table:table-cell>
          <table:table-cell table:style-name="ce97" table:formula="of:=([.$B$3]-(([.$A74]*[.P$6]/100)/20))" office:value-type="float" office:value="-5.3125" calcext:value-type="float">
            <text:p>-5</text:p>
          </table:table-cell>
          <table:table-cell table:style-name="ce97" table:formula="of:=([.$B$3]-(([.$A74]*[.Q$6]/100)/20))" office:value-type="float" office:value="-6.5" calcext:value-type="float">
            <text:p>-7</text:p>
          </table:table-cell>
          <table:table-cell table:style-name="ce97" table:formula="of:=([.$B$3]-(([.$A74]*[.R$6]/100)/20))" office:value-type="float" office:value="-8.875" calcext:value-type="float">
            <text:p>-9</text:p>
          </table:table-cell>
          <table:table-cell table:style-name="ce97" table:formula="of:=([.$B$3]-(([.$A74]*[.S$6]/100)/20))" office:value-type="float" office:value="-11.25" calcext:value-type="float">
            <text:p>-11</text:p>
          </table:table-cell>
          <table:table-cell table:style-name="ce97" table:formula="of:=([.$B$3]-(([.$A74]*[.T$6]/100)/20))" office:value-type="float" office:value="-13.625" calcext:value-type="float">
            <text:p>-14</text:p>
          </table:table-cell>
          <table:table-cell table:style-name="ce97" table:formula="of:=([.$B$3]-(([.$A74]*[.U$6]/100)/20))" office:value-type="float" office:value="-16" calcext:value-type="float">
            <text:p>-16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7" table:formula="of:=([.$B$3]-(([.$A75]*[.B$6]/100)/20))" office:value-type="float" office:value="3" calcext:value-type="float">
            <text:p>3</text:p>
          </table:table-cell>
          <table:table-cell table:style-name="ce97" table:formula="of:=([.$B$3]-(([.$A75]*[.C$6]/100)/20))" office:value-type="float" office:value="2.5" calcext:value-type="float">
            <text:p>3</text:p>
          </table:table-cell>
          <table:table-cell table:style-name="ce97" table:formula="of:=([.$B$3]-(([.$A75]*[.D$6]/100)/20))" office:value-type="float" office:value="2" calcext:value-type="float">
            <text:p>2</text:p>
          </table:table-cell>
          <table:table-cell table:style-name="ce97" table:formula="of:=([.$B$3]-(([.$A75]*[.E$6]/100)/20))" office:value-type="float" office:value="1.5" calcext:value-type="float">
            <text:p>2</text:p>
          </table:table-cell>
          <table:table-cell table:style-name="ce97" table:formula="of:=([.$B$3]-(([.$A75]*[.F$6]/100)/20))" office:value-type="float" office:value="1" calcext:value-type="float">
            <text:p>1</text:p>
          </table:table-cell>
          <table:table-cell table:style-name="ce97" table:formula="of:=([.$B$3]-(([.$A75]*[.G$6]/100)/20))" office:value-type="float" office:value="0.5" calcext:value-type="float">
            <text:p>1</text:p>
          </table:table-cell>
          <table:table-cell table:style-name="ce97" table:formula="of:=([.$B$3]-(([.$A75]*[.H$6]/100)/20))" office:value-type="float" office:value="0" calcext:value-type="float">
            <text:p>0</text:p>
          </table:table-cell>
          <table:table-cell table:style-name="ce97" table:formula="of:=([.$B$3]-(([.$A75]*[.I$6]/100)/20))" office:value-type="float" office:value="-0.5" calcext:value-type="float">
            <text:p>-1</text:p>
          </table:table-cell>
          <table:table-cell table:style-name="ce97" table:formula="of:=([.$B$3]-(([.$A75]*[.J$6]/100)/20))" office:value-type="float" office:value="-1" calcext:value-type="float">
            <text:p>-1</text:p>
          </table:table-cell>
          <table:table-cell table:style-name="ce97" table:formula="of:=([.$B$3]-(([.$A75]*[.K$6]/100)/20))" office:value-type="float" office:value="-1.5" calcext:value-type="float">
            <text:p>-2</text:p>
          </table:table-cell>
          <table:table-cell table:style-name="ce101" table:formula="of:=([.$B$3]-(([.$A75]*[.L$6]/100)/20))" office:value-type="float" office:value="-2" calcext:value-type="float">
            <text:p>-2</text:p>
          </table:table-cell>
          <table:table-cell table:style-name="ce97" table:formula="of:=([.$B$3]-(([.$A75]*[.M$6]/100)/20))" office:value-type="float" office:value="-2.5" calcext:value-type="float">
            <text:p>-3</text:p>
          </table:table-cell>
          <table:table-cell table:style-name="ce97" table:formula="of:=([.$B$3]-(([.$A75]*[.N$6]/100)/20))" office:value-type="float" office:value="-3.25" calcext:value-type="float">
            <text:p>-3</text:p>
          </table:table-cell>
          <table:table-cell table:style-name="ce97" table:formula="of:=([.$B$3]-(([.$A75]*[.O$6]/100)/20))" office:value-type="float" office:value="-4.5" calcext:value-type="float">
            <text:p>-5</text:p>
          </table:table-cell>
          <table:table-cell table:style-name="ce97" table:formula="of:=([.$B$3]-(([.$A75]*[.P$6]/100)/20))" office:value-type="float" office:value="-5.75" calcext:value-type="float">
            <text:p>-6</text:p>
          </table:table-cell>
          <table:table-cell table:style-name="ce97" table:formula="of:=([.$B$3]-(([.$A75]*[.Q$6]/100)/20))" office:value-type="float" office:value="-7" calcext:value-type="float">
            <text:p>-7</text:p>
          </table:table-cell>
          <table:table-cell table:style-name="ce97" table:formula="of:=([.$B$3]-(([.$A75]*[.R$6]/100)/20))" office:value-type="float" office:value="-9.5" calcext:value-type="float">
            <text:p>-10</text:p>
          </table:table-cell>
          <table:table-cell table:style-name="ce97" table:formula="of:=([.$B$3]-(([.$A75]*[.S$6]/100)/20))" office:value-type="float" office:value="-12" calcext:value-type="float">
            <text:p>-12</text:p>
          </table:table-cell>
          <table:table-cell table:style-name="ce97" table:formula="of:=([.$B$3]-(([.$A75]*[.T$6]/100)/20))" office:value-type="float" office:value="-14.5" calcext:value-type="float">
            <text:p>-15</text:p>
          </table:table-cell>
          <table:table-cell table:style-name="ce97" table:formula="of:=([.$B$3]-(([.$A75]*[.U$6]/100)/20))" office:value-type="float" office:value="-17" calcext:value-type="float">
            <text:p>-17</text:p>
          </table:table-cell>
          <table:table-cell table:number-columns-repeated="100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rmure.B7:armure.U27">
            <calcext:condition calcext:apply-style-name="Bad" calcext:value="&lt;0.5" calcext:base-cell-address="armure.B7"/>
          </calcext:conditional-format>
          <calcext:conditional-format calcext:target-range-address="armure.B31:armure.U51">
            <calcext:condition calcext:apply-style-name="Bad" calcext:value="&lt;0.5" calcext:base-cell-address="armure.B31"/>
          </calcext:conditional-format>
          <calcext:conditional-format calcext:target-range-address="armure.B55:armure.U75">
            <calcext:condition calcext:apply-style-name="Bad" calcext:value="&lt;0.5" calcext:base-cell-address="armure.B55"/>
          </calcext:conditional-format>
        </calcext:conditional-formats>
      </table:table>
      <table:table table:name="moveCost Adj" table:style-name="ta1">
        <table:table-column table:style-name="co5" table:number-columns-repeated="1024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 table:style-name="ce103" office:value-type="string" calcext:value-type="string">
            <text:p>moveCost</text:p>
          </table:table-cell>
          <table:table-cell table:style-name="ce103" office:value-type="string" calcext:value-type="string">
            <text:p>racine</text:p>
          </table:table-cell>
          <table:table-cell table:style-name="ce103" office:value-type="float" office:value="-5" calcext:value-type="float">
            <text:p>-5</text:p>
          </table:table-cell>
          <table:table-cell table:style-name="ce103" office:value-type="string" calcext:value-type="string">
            <text:p>rapChoice</text:p>
          </table:table-cell>
          <table:table-cell table:style-name="ce103" office:value-type="string" calcext:value-type="string">
            <text:p>prec</text:p>
          </table:table-cell>
          <table:table-cell table:style-name="ce103"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A4])" office:value-type="float" office:value="5.47722557505166" calcext:value-type="float">
            <text:p>5</text:p>
          </table:table-cell>
          <table:table-cell table:formula="of:=[.B4]-5" office:value-type="float" office:value="0.477225575051661" calcext:value-type="float">
            <text:p>0</text:p>
          </table:table-cell>
          <table:table-cell table:formula="of:=[.C4]*2" office:value-type="float" office:value="0.954451150103322" calcext:value-type="float">
            <text:p>1</text:p>
          </table:table-cell>
          <table:table-cell table:formula="of:=100-[.D4]" office:value-type="float" office:value="99.0455488498967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QRT([.A5])" office:value-type="float" office:value="6.32455532033676" calcext:value-type="float">
            <text:p>6</text:p>
          </table:table-cell>
          <table:table-cell table:formula="of:=[.B5]-5" office:value-type="float" office:value="1.32455532033676" calcext:value-type="float">
            <text:p>1</text:p>
          </table:table-cell>
          <table:table-cell table:formula="of:=[.C5]*2" office:value-type="float" office:value="2.64911064067352" calcext:value-type="float">
            <text:p>3</text:p>
          </table:table-cell>
          <table:table-cell table:formula="of:=100-[.D5]" office:value-type="float" office:value="97.3508893593265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A6])" office:value-type="float" office:value="7.07106781186548" calcext:value-type="float">
            <text:p>7</text:p>
          </table:table-cell>
          <table:table-cell table:formula="of:=[.B6]-5" office:value-type="float" office:value="2.07106781186548" calcext:value-type="float">
            <text:p>2</text:p>
          </table:table-cell>
          <table:table-cell table:formula="of:=[.C6]*2" office:value-type="float" office:value="4.14213562373095" calcext:value-type="float">
            <text:p>4</text:p>
          </table:table-cell>
          <table:table-cell table:formula="of:=100-[.D6]" office:value-type="float" office:value="95.857864376269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QRT([.A7])" office:value-type="float" office:value="7.74596669241483" calcext:value-type="float">
            <text:p>8</text:p>
          </table:table-cell>
          <table:table-cell table:formula="of:=[.B7]-5" office:value-type="float" office:value="2.74596669241483" calcext:value-type="float">
            <text:p>3</text:p>
          </table:table-cell>
          <table:table-cell table:formula="of:=[.C7]*2" office:value-type="float" office:value="5.49193338482967" calcext:value-type="float">
            <text:p>5</text:p>
          </table:table-cell>
          <table:table-cell table:formula="of:=100-[.D7]" office:value-type="float" office:value="94.5080666151703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A8])" office:value-type="float" office:value="8.66025403784439" calcext:value-type="float">
            <text:p>9</text:p>
          </table:table-cell>
          <table:table-cell table:formula="of:=[.B8]-5" office:value-type="float" office:value="3.66025403784439" calcext:value-type="float">
            <text:p>4</text:p>
          </table:table-cell>
          <table:table-cell table:formula="of:=[.C8]*2" office:value-type="float" office:value="7.32050807568877" calcext:value-type="float">
            <text:p>7</text:p>
          </table:table-cell>
          <table:table-cell table:formula="of:=100-[.D8]" office:value-type="float" office:value="92.6794919243112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A9])" office:value-type="float" office:value="10" calcext:value-type="float">
            <text:p>10</text:p>
          </table:table-cell>
          <table:table-cell table:formula="of:=[.B9]-5" office:value-type="float" office:value="5" calcext:value-type="float">
            <text:p>5</text:p>
          </table:table-cell>
          <table:table-cell table:formula="of:=[.C9]*2" office:value-type="float" office:value="10" calcext:value-type="float">
            <text:p>10</text:p>
          </table:table-cell>
          <table:table-cell table:formula="of:=100-[.D9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SQRT([.A10])" office:value-type="float" office:value="12.2474487139159" calcext:value-type="float">
            <text:p>12</text:p>
          </table:table-cell>
          <table:table-cell table:formula="of:=[.B10]-5" office:value-type="float" office:value="7.24744871391589" calcext:value-type="float">
            <text:p>7</text:p>
          </table:table-cell>
          <table:table-cell table:formula="of:=[.C10]*2" office:value-type="float" office:value="14.4948974278318" calcext:value-type="float">
            <text:p>14</text:p>
          </table:table-cell>
          <table:table-cell table:formula="of:=100-[.D10]" office:value-type="float" office:value="85.5051025721682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SQRT([.A11])" office:value-type="float" office:value="14.142135623731" calcext:value-type="float">
            <text:p>14</text:p>
          </table:table-cell>
          <table:table-cell table:formula="of:=[.B11]-5" office:value-type="float" office:value="9.14213562373095" calcext:value-type="float">
            <text:p>9</text:p>
          </table:table-cell>
          <table:table-cell table:formula="of:=[.C11]*2" office:value-type="float" office:value="18.2842712474619" calcext:value-type="float">
            <text:p>18</text:p>
          </table:table-cell>
          <table:table-cell table:formula="of:=100-[.D11]" office:value-type="float" office:value="81.7157287525381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SQRT([.A12])" office:value-type="float" office:value="15.8113883008419" calcext:value-type="float">
            <text:p>16</text:p>
          </table:table-cell>
          <table:table-cell table:formula="of:=[.B12]-5" office:value-type="float" office:value="10.8113883008419" calcext:value-type="float">
            <text:p>11</text:p>
          </table:table-cell>
          <table:table-cell table:formula="of:=[.C12]*2" office:value-type="float" office:value="21.6227766016838" calcext:value-type="float">
            <text:p>22</text:p>
          </table:table-cell>
          <table:table-cell table:formula="of:=100-[.D12]" office:value-type="float" office:value="78.3772233983162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SQRT([.A13])" office:value-type="float" office:value="19.3649167310371" calcext:value-type="float">
            <text:p>19</text:p>
          </table:table-cell>
          <table:table-cell table:formula="of:=[.B13]-5" office:value-type="float" office:value="14.3649167310371" calcext:value-type="float">
            <text:p>14</text:p>
          </table:table-cell>
          <table:table-cell table:formula="of:=[.C13]*2" office:value-type="float" office:value="28.7298334620742" calcext:value-type="float">
            <text:p>29</text:p>
          </table:table-cell>
          <table:table-cell table:formula="of:=100-[.D13]" office:value-type="float" office:value="71.2701665379258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SQRT([.A14])" office:value-type="float" office:value="22.3606797749979" calcext:value-type="float">
            <text:p>22</text:p>
          </table:table-cell>
          <table:table-cell table:formula="of:=[.B14]-5" office:value-type="float" office:value="17.3606797749979" calcext:value-type="float">
            <text:p>17</text:p>
          </table:table-cell>
          <table:table-cell table:formula="of:=[.C14]*2" office:value-type="float" office:value="34.7213595499958" calcext:value-type="float">
            <text:p>35</text:p>
          </table:table-cell>
          <table:table-cell table:formula="of:=100-[.D14]" office:value-type="float" office:value="65.2786404500042" calcext:value-type="float">
            <text:p>65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pe" table:style-name="ta1">
        <table:table-column table:style-name="co5" table:number-columns-repeated="1023" table:default-cell-style-name="ce4"/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ove</text:p>
          </table:table-cell>
          <table:table-cell table:style-name="ce72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ovesLeft</text:p>
          </table:table-cell>
          <table:table-cell/>
          <table:table-cell office:value-type="string" calcext:value-type="string">
            <text:p>shaê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+[.$B$2]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6]+[.$B$2]" office:value-type="float" office:value="95" calcext:value-type="float">
            <text:p>9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]+[.$B$2]"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8]+[.$B$2]"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9]+[.$B$2]"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0]+[.$B$2]" office:value-type="float" office:value="75" calcext:value-type="float">
            <text:p>75</text:p>
          </table:table-cell>
          <table:table-cell table:formula="of:=([.B10]/3)+75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1]+[.$B$2]" office:value-type="float" office:value="70" calcext:value-type="float">
            <text:p>70</text:p>
          </table:table-cell>
          <table:table-cell table:formula="of:=([.B11]/3)+75" office:value-type="float" office:value="98.3333333333333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2]+[.$B$2]" office:value-type="float" office:value="65" calcext:value-type="float">
            <text:p>65</text:p>
          </table:table-cell>
          <table:table-cell table:formula="of:=([.B12]/3)+75" office:value-type="float" office:value="96.6666666666667" calcext:value-type="float">
            <text:p>97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]+[.$B$2]" office:value-type="float" office:value="60" calcext:value-type="float">
            <text:p>60</text:p>
          </table:table-cell>
          <table:table-cell table:formula="of:=([.B13]/3)+75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4]+[.$B$2]" office:value-type="float" office:value="55" calcext:value-type="float">
            <text:p>55</text:p>
          </table:table-cell>
          <table:table-cell table:formula="of:=([.B14]/3)+75" office:value-type="float" office:value="93.333333333333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]+[.$B$2]" office:value-type="float" office:value="50" calcext:value-type="float">
            <text:p>50</text:p>
          </table:table-cell>
          <table:table-cell table:formula="of:=([.B15]/3)+75" office:value-type="float" office:value="91.6666666666667" calcext:value-type="float">
            <text:p>92</text:p>
          </table:table-cell>
          <table:table-cell table:number-columns-repeated="1020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A16]+[.$B$2]" office:value-type="float" office:value="45" calcext:value-type="float">
            <text:p>45</text:p>
          </table:table-cell>
          <table:table-cell table:formula="of:=([.B16]/3)+75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A17]+[.$B$2]" office:value-type="float" office:value="40" calcext:value-type="float">
            <text:p>40</text:p>
          </table:table-cell>
          <table:table-cell table:formula="of:=([.B17]/3)+75" office:value-type="float" office:value="88.3333333333333" calcext:value-type="float">
            <text:p>88</text:p>
          </table:table-cell>
          <table:table-cell table:number-columns-repeated="1020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A18]+[.$B$2]" office:value-type="float" office:value="35" calcext:value-type="float">
            <text:p>35</text:p>
          </table:table-cell>
          <table:table-cell table:formula="of:=([.B18]/3)+75" office:value-type="float" office:value="86.666666666666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A19]+[.$B$2]" office:value-type="float" office:value="30" calcext:value-type="float">
            <text:p>30</text:p>
          </table:table-cell>
          <table:table-cell table:formula="of:=([.B19]/3)+75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.A20]+[.$B$2]" office:value-type="float" office:value="25" calcext:value-type="float">
            <text:p>25</text:p>
          </table:table-cell>
          <table:table-cell table:formula="of:=([.B20]/3)+75" office:value-type="float" office:value="83.3333333333333" calcext:value-type="float">
            <text:p>83</text:p>
          </table:table-cell>
          <table:table-cell table:number-columns-repeated="1020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.A21]+[.$B$2]" office:value-type="float" office:value="20" calcext:value-type="float">
            <text:p>20</text:p>
          </table:table-cell>
          <table:table-cell table:formula="of:=([.B21]/3)+75" office:value-type="float" office:value="81.6666666666667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[.A22]+[.$B$2]" office:value-type="float" office:value="15" calcext:value-type="float">
            <text:p>15</text:p>
          </table:table-cell>
          <table:table-cell table:formula="of:=([.B22]/3)+75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.A23]+[.$B$2]" office:value-type="float" office:value="10" calcext:value-type="float">
            <text:p>10</text:p>
          </table:table-cell>
          <table:table-cell table:formula="of:=([.B23]/3)+75" office:value-type="float" office:value="78.3333333333333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[.A24]+[.$B$2]" office:value-type="float" office:value="5" calcext:value-type="float">
            <text:p>5</text:p>
          </table:table-cell>
          <table:table-cell table:formula="of:=([.B24]/3)+75" office:value-type="float" office:value="76.666666666666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[.A25]+[.$B$2]" office:value-type="float" office:value="0" calcext:value-type="float">
            <text:p>0</text:p>
          </table:table-cell>
          <table:table-cell table:formula="of:=([.B25]/3)+75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A" table:style-name="ta1">
        <table:table-column table:style-name="co15" table:default-cell-style-name="ce104"/>
        <table:table-column table:style-name="co5" table:number-columns-repeated="2" table:default-cell-style-name="ce104"/>
        <table:table-column table:style-name="co16" table:default-cell-style-name="ce106"/>
        <table:table-column table:style-name="co17" table:default-cell-style-name="ce104"/>
        <table:table-column table:style-name="co5" table:number-columns-repeated="2" table:default-cell-style-name="ce104"/>
        <table:table-column table:style-name="co18" table:default-cell-style-name="ce106"/>
        <table:table-column table:style-name="co19" table:default-cell-style-name="ce104"/>
        <table:table-column table:style-name="co5" table:number-columns-repeated="2" table:default-cell-style-name="ce104"/>
        <table:table-column table:style-name="co20" table:default-cell-style-name="ce106"/>
        <table:table-column table:style-name="co19" table:default-cell-style-name="ce104"/>
        <table:table-column table:style-name="co5" table:number-columns-repeated="1011" table:default-cell-style-name="ce104"/>
        <table:table-row table:style-name="ro1">
          <table:table-cell office:value-type="string" calcext:value-type="string">
            <text:p>attitude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  <table:table-cell office:value-type="string" calcext:value-type="string">
            <text:p>RESISTANCE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u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al</text:p>
          </table:table-cell>
          <table:table-cell table:number-columns-repeated="2"/>
          <table:table-cell office:value-type="string" calcext:value-type="string">
            <text:p>actions</text:p>
          </table:table-cell>
          <table:table-cell table:style-name="ce107"/>
          <table:table-cell table:number-columns-repeated="2"/>
          <table:table-cell office:value-type="string" calcext:value-type="string">
            <text:p>hp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ivPower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yaute</text:p>
          </table:table-cell>
          <table:table-cell table:number-columns-repeated="2"/>
          <table:table-cell office:value-type="string" calcext:value-type="string">
            <text:p>portee</text:p>
          </table:table-cell>
          <table:table-cell table:style-name="ce107"/>
          <table:table-cell table:number-columns-repeated="2"/>
          <table:table-cell office:value-type="string" calcext:value-type="string">
            <text:p>esquive</text:p>
          </table:table-cell>
          <table:table-cell table:style-name="ce107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ivResist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g</text:p>
          </table:table-cell>
          <table:table-cell table:number-columns-repeated="2"/>
          <table:table-cell office:value-type="string" calcext:value-type="string">
            <text:p>puissance</text:p>
          </table:table-cell>
          <table:table-cell table:style-name="ce107"/>
          <table:table-cell table:number-columns-repeated="2"/>
          <table:table-cell office:value-type="string" calcext:value-type="string">
            <text:p>parade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Cover</text:p>
          </table:table-cell>
          <table:table-cell table:style-name="ce107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ection</text:p>
          </table:table-cell>
          <table:table-cell table:number-columns-repeated="2"/>
          <table:table-cell office:value-type="string" calcext:value-type="string">
            <text:p>penetration</text:p>
          </table:table-cell>
          <table:table-cell table:style-name="ce107"/>
          <table:table-cell table:number-columns-repeated="2"/>
          <table:table-cell office:value-type="string" calcext:value-type="string">
            <text:p>stature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office:value-type="string" calcext:value-type="string">
            <text:p>discretion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style-name="ce107"/>
          <table:table-cell table:number-columns-repeated="2"/>
          <table:table-cell office:value-type="string" calcext:value-type="string">
            <text:p>nature</text:p>
          </table:table-cell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fBonus</text:p>
          </table:table-cell>
          <table:table-cell table:style-name="ce107"/>
          <table:table-cell table:number-columns-repeated="2"/>
          <table:table-cell office:value-type="string" calcext:value-type="string">
            <text:p>armure</text:p>
          </table:table-cell>
          <table:table-cell table:style-name="ce107" office:value-type="float" office:value="25" calcext:value-type="float">
            <text:p>25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ce105" office:value-type="string" calcext:value-type="string">
            <text:p>moveCost</text:p>
          </table:table-cell>
          <table:table-cell table:number-columns-repeated="2"/>
          <table:table-cell office:value-type="string" calcext:value-type="string">
            <text:p>attBonus</text:p>
          </table:table-cell>
          <table:table-cell table:style-name="ce107"/>
          <table:table-cell table:number-columns-repeated="2"/>
          <table:table-cell office:value-type="string" calcext:value-type="string">
            <text:p>coverAdj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gatsSurNatures</text:p>
          </table:table-cell>
          <table:table-cell table:style-name="ce107"/>
          <table:table-cell table:number-columns-repeated="2"/>
          <table:table-cell office:value-type="string" calcext:value-type="string">
            <text:p>endurance</text:p>
          </table:table-cell>
          <table:table-cell table:style-name="ce107" office:value-type="float" office:value="50" calcext:value-type="float">
            <text:p>50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gatsSurDomaines</text:p>
          </table:table-cell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rapidite</text:p>
          </table:table-cell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8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 table:number-rows-repeated="6">
          <table:table-cell table:style-name="Default"/>
          <table:table-cell table:number-columns-repeated="11"/>
          <table:table-cell table:style-name="ce107"/>
          <table:table-cell table:number-columns-repeated="1011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terrains.A3:terrains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 style:data-style-name="N2" text:time-value="14:34:45.386825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6.0.7.3$Linux_X86_64 LibreOffice_project/00m0$Build-3</meta:generator>
    <dc:date>2019-02-04T16:02:58.897024376</dc:date>
    <meta:editing-duration>P3DT12H52M5S</meta:editing-duration>
    <meta:editing-cycles>172</meta:editing-cycles>
    <meta:document-statistic meta:table-count="10" meta:cell-count="3149" meta:object-count="0"/>
  </office:meta>
</office:document-meta>
</file>